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1" table:style-name="ta1">
        <table:shapes>
          <draw:frame draw:z-index="0" draw:style-name="gr1" draw:text-style-name="P1" svg:width="453.51pt" svg:height="255.09pt" svg:x="33.31pt" svg:y="68.34pt">
            <draw:object draw:notify-on-update-of-ranges="source_1.D1:source_1.D1 source_1.D2:source_1.D334 source_1.E1:source_1.E1 source_1.E2:source_1.E3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5.83pt" svg:y="339.42pt">
            <draw:object draw:notify-on-update-of-ranges="source_1.H1:source_1.H1 source_1.H2:source_1.H334 source_1.I1:source_1.I1 source_1.I2:source_1.I33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36080.00018" calcext:value-type="float">
            <text:p>1443136080.00018</text:p>
          </table:table-cell>
          <table:table-cell office:value-type="float" office:value="8224" calcext:value-type="float">
            <text:p>82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36080.1948" calcext:value-type="float">
            <text:p>1443136080.1948</text:p>
          </table:table-cell>
          <table:table-cell table:formula="of:=[.G2]-[.$B$2]" office:value-type="float" office:value="0.194616079330444" calcext:value-type="float">
            <text:p>0.1946160793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4616079330444" calcext:value-type="float">
            <text:p>0.1946160793</text:p>
          </table:table-cell>
          <table:table-cell table:formula="of:=MAX([.J2:.J2001])" office:value-type="float" office:value="4.47557711601257" calcext:value-type="float">
            <text:p>4.475577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36080.10314" calcext:value-type="float">
            <text:p>1443136080.10314</text:p>
          </table:table-cell>
          <table:table-cell office:value-type="float" office:value="8224" calcext:value-type="float">
            <text:p>8224</text:p>
          </table:table-cell>
          <table:table-cell table:formula="of:=[.B3]-[.$B$2]" office:value-type="float" office:value="0.102957963943481" calcext:value-type="float">
            <text:p>0.1029579639</text:p>
          </table:table-cell>
          <table:table-cell table:formula="of:=[.C3]/([.D3]-[.D2])" office:value-type="float" office:value="79877.2594659559" calcext:value-type="float">
            <text:p>79877.2594659559</text:p>
          </table:table-cell>
          <table:table-cell/>
          <table:table-cell office:value-type="float" office:value="1443136080.29758" calcext:value-type="float">
            <text:p>1443136080.29758</text:p>
          </table:table-cell>
          <table:table-cell table:formula="of:=[.G3]-[.$B$2]" office:value-type="float" office:value="0.2973952293396" calcext:value-type="float">
            <text:p>0.2973952293</text:p>
          </table:table-cell>
          <table:table-cell table:formula="of:=[.C3]/([.H3]-[.H2])" office:value-type="float" office:value="80016.2289653829" calcext:value-type="float">
            <text:p>80016.2289653829</text:p>
          </table:table-cell>
          <table:table-cell table:formula="of:=[.G3]-[.$B3]" office:value-type="float" office:value="0.194437265396118" calcext:value-type="float">
            <text:p>0.194437265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36080.2061" calcext:value-type="float">
            <text:p>1443136080.2061</text:p>
          </table:table-cell>
          <table:table-cell office:value-type="float" office:value="8224" calcext:value-type="float">
            <text:p>8224</text:p>
          </table:table-cell>
          <table:table-cell table:formula="of:=[.B4]-[.$B$2]" office:value-type="float" office:value="0.205914735794067" calcext:value-type="float">
            <text:p>0.2059147358</text:p>
          </table:table-cell>
          <table:table-cell table:formula="of:=[.C4]/([.D4]-[.D3])" office:value-type="float" office:value="79878.1843309435" calcext:value-type="float">
            <text:p>79878.1843309435</text:p>
          </table:table-cell>
          <table:table-cell/>
          <table:table-cell office:value-type="float" office:value="1443136080.40053" calcext:value-type="float">
            <text:p>1443136080.40053</text:p>
          </table:table-cell>
          <table:table-cell table:formula="of:=[.G4]-[.$B$2]" office:value-type="float" office:value="0.400352001190186" calcext:value-type="float">
            <text:p>0.4003520012</text:p>
          </table:table-cell>
          <table:table-cell table:formula="of:=[.C4]/([.H4]-[.H3])" office:value-type="float" office:value="79878.1843309435" calcext:value-type="float">
            <text:p>79878.1843309435</text:p>
          </table:table-cell>
          <table:table-cell table:formula="of:=[.G4]-[.$B4]" office:value-type="float" office:value="0.194437265396118" calcext:value-type="float">
            <text:p>0.194437265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36080.30902" calcext:value-type="float">
            <text:p>1443136080.30902</text:p>
          </table:table-cell>
          <table:table-cell office:value-type="float" office:value="8224" calcext:value-type="float">
            <text:p>8224</text:p>
          </table:table-cell>
          <table:table-cell table:formula="of:=[.B5]-[.$B$2]" office:value-type="float" office:value="0.308844327926636" calcext:value-type="float">
            <text:p>0.3088443279</text:p>
          </table:table-cell>
          <table:table-cell table:formula="of:=[.C5]/([.D5]-[.D4])" office:value-type="float" office:value="79899.2770651212" calcext:value-type="float">
            <text:p>79899.2770651212</text:p>
          </table:table-cell>
          <table:table-cell/>
          <table:table-cell office:value-type="float" office:value="1443136080.50339" calcext:value-type="float">
            <text:p>1443136080.50339</text:p>
          </table:table-cell>
          <table:table-cell table:formula="of:=[.G5]-[.$B$2]" office:value-type="float" office:value="0.503206253051758" calcext:value-type="float">
            <text:p>0.5032062531</text:p>
          </table:table-cell>
          <table:table-cell table:formula="of:=[.C5]/([.H5]-[.H4])" office:value-type="float" office:value="79957.8029216369" calcext:value-type="float">
            <text:p>79957.8029216369</text:p>
          </table:table-cell>
          <table:table-cell table:formula="of:=[.G5]-[.$B5]" office:value-type="float" office:value="0.194361925125122" calcext:value-type="float">
            <text:p>0.194361925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36080.41197" calcext:value-type="float">
            <text:p>1443136080.41197</text:p>
          </table:table-cell>
          <table:table-cell office:value-type="float" office:value="8224" calcext:value-type="float">
            <text:p>8224</text:p>
          </table:table-cell>
          <table:table-cell table:formula="of:=[.B6]-[.$B$2]" office:value-type="float" office:value="0.411789417266846" calcext:value-type="float">
            <text:p>0.4117894173</text:p>
          </table:table-cell>
          <table:table-cell table:formula="of:=[.C6]/([.D6]-[.D5])" office:value-type="float" office:value="79887.2491413511" calcext:value-type="float">
            <text:p>79887.2491413511</text:p>
          </table:table-cell>
          <table:table-cell/>
          <table:table-cell office:value-type="float" office:value="1443136080.60638" calcext:value-type="float">
            <text:p>1443136080.60638</text:p>
          </table:table-cell>
          <table:table-cell table:formula="of:=[.G6]-[.$B$2]" office:value-type="float" office:value="0.606196403503418" calcext:value-type="float">
            <text:p>0.6061964035</text:p>
          </table:table-cell>
          <table:table-cell table:formula="of:=[.C6]/([.H6]-[.H5])" office:value-type="float" office:value="79852.2962043836" calcext:value-type="float">
            <text:p>79852.2962043836</text:p>
          </table:table-cell>
          <table:table-cell table:formula="of:=[.G6]-[.$B6]" office:value-type="float" office:value="0.194406986236572" calcext:value-type="float">
            <text:p>0.194406986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36080.51491" calcext:value-type="float">
            <text:p>1443136080.51491</text:p>
          </table:table-cell>
          <table:table-cell office:value-type="float" office:value="8224" calcext:value-type="float">
            <text:p>8224</text:p>
          </table:table-cell>
          <table:table-cell table:formula="of:=[.B7]-[.$B$2]" office:value-type="float" office:value="0.514733076095581" calcext:value-type="float">
            <text:p>0.5147330761</text:p>
          </table:table-cell>
          <table:table-cell table:formula="of:=[.C7]/([.D7]-[.D6])" office:value-type="float" office:value="79888.3592595252" calcext:value-type="float">
            <text:p>79888.3592595252</text:p>
          </table:table-cell>
          <table:table-cell/>
          <table:table-cell office:value-type="float" office:value="1443136080.70932" calcext:value-type="float">
            <text:p>1443136080.70932</text:p>
          </table:table-cell>
          <table:table-cell table:formula="of:=[.G7]-[.$B$2]" office:value-type="float" office:value="0.709142684936523" calcext:value-type="float">
            <text:p>0.7091426849</text:p>
          </table:table-cell>
          <table:table-cell table:formula="of:=[.C7]/([.H7]-[.H6])" office:value-type="float" office:value="79886.32406644" calcext:value-type="float">
            <text:p>79886.32406644</text:p>
          </table:table-cell>
          <table:table-cell table:formula="of:=[.G7]-[.$B7]" office:value-type="float" office:value="0.194409608840942" calcext:value-type="float">
            <text:p>0.194409608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36080.61785" calcext:value-type="float">
            <text:p>1443136080.61785</text:p>
          </table:table-cell>
          <table:table-cell office:value-type="float" office:value="8224" calcext:value-type="float">
            <text:p>8224</text:p>
          </table:table-cell>
          <table:table-cell table:formula="of:=[.B8]-[.$B$2]" office:value-type="float" office:value="0.617668151855469" calcext:value-type="float">
            <text:p>0.6176681519</text:p>
          </table:table-cell>
          <table:table-cell table:formula="of:=[.C8]/([.D8]-[.D7])" office:value-type="float" office:value="79895.020616527" calcext:value-type="float">
            <text:p>79895.020616527</text:p>
          </table:table-cell>
          <table:table-cell/>
          <table:table-cell office:value-type="float" office:value="1443136080.81224" calcext:value-type="float">
            <text:p>1443136080.81224</text:p>
          </table:table-cell>
          <table:table-cell table:formula="of:=[.G8]-[.$B$2]" office:value-type="float" office:value="0.812060594558716" calcext:value-type="float">
            <text:p>0.8120605946</text:p>
          </table:table-cell>
          <table:table-cell table:formula="of:=[.C8]/([.H8]-[.H7])" office:value-type="float" office:value="79908.3466637632" calcext:value-type="float">
            <text:p>79908.3466637632</text:p>
          </table:table-cell>
          <table:table-cell table:formula="of:=[.G8]-[.$B8]" office:value-type="float" office:value="0.194392442703247" calcext:value-type="float">
            <text:p>0.194392442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36080.72079" calcext:value-type="float">
            <text:p>1443136080.72079</text:p>
          </table:table-cell>
          <table:table-cell office:value-type="float" office:value="8224" calcext:value-type="float">
            <text:p>8224</text:p>
          </table:table-cell>
          <table:table-cell table:formula="of:=[.B9]-[.$B$2]" office:value-type="float" office:value="0.720605134963989" calcext:value-type="float">
            <text:p>0.720605135</text:p>
          </table:table-cell>
          <table:table-cell table:formula="of:=[.C9]/([.D9]-[.D8])" office:value-type="float" office:value="79893.5402189698" calcext:value-type="float">
            <text:p>79893.5402189698</text:p>
          </table:table-cell>
          <table:table-cell/>
          <table:table-cell office:value-type="float" office:value="1443136080.91526" calcext:value-type="float">
            <text:p>1443136080.91526</text:p>
          </table:table-cell>
          <table:table-cell table:formula="of:=[.G9]-[.$B$2]" office:value-type="float" office:value="0.915075063705444" calcext:value-type="float">
            <text:p>0.9150750637</text:p>
          </table:table-cell>
          <table:table-cell table:formula="of:=[.C9]/([.H9]-[.H8])" office:value-type="float" office:value="79833.4454190717" calcext:value-type="float">
            <text:p>79833.4454190717</text:p>
          </table:table-cell>
          <table:table-cell table:formula="of:=[.G9]-[.$B9]" office:value-type="float" office:value="0.194469928741455" calcext:value-type="float">
            <text:p>0.19446992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36080.82373" calcext:value-type="float">
            <text:p>1443136080.82373</text:p>
          </table:table-cell>
          <table:table-cell office:value-type="float" office:value="8224" calcext:value-type="float">
            <text:p>8224</text:p>
          </table:table-cell>
          <table:table-cell table:formula="of:=[.B10]-[.$B$2]" office:value-type="float" office:value="0.823549270629883" calcext:value-type="float">
            <text:p>0.8235492706</text:p>
          </table:table-cell>
          <table:table-cell table:formula="of:=[.C10]/([.D10]-[.D9])" office:value-type="float" office:value="79887.9892167058" calcext:value-type="float">
            <text:p>79887.9892167058</text:p>
          </table:table-cell>
          <table:table-cell/>
          <table:table-cell office:value-type="float" office:value="1443136081.01816" calcext:value-type="float">
            <text:p>1443136081.01816</text:p>
          </table:table-cell>
          <table:table-cell table:formula="of:=[.G10]-[.$B$2]" office:value-type="float" office:value="1.01797986030579" calcext:value-type="float">
            <text:p>1.0179798603</text:p>
          </table:table-cell>
          <table:table-cell table:formula="of:=[.C10]/([.H10]-[.H9])" office:value-type="float" office:value="79918.5292784757" calcext:value-type="float">
            <text:p>79918.5292784757</text:p>
          </table:table-cell>
          <table:table-cell table:formula="of:=[.G10]-[.$B10]" office:value-type="float" office:value="0.194430589675903" calcext:value-type="float">
            <text:p>0.194430589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36080.92669" calcext:value-type="float">
            <text:p>1443136080.92669</text:p>
          </table:table-cell>
          <table:table-cell office:value-type="float" office:value="8224" calcext:value-type="float">
            <text:p>8224</text:p>
          </table:table-cell>
          <table:table-cell table:formula="of:=[.B11]-[.$B$2]" office:value-type="float" office:value="0.926505088806152" calcext:value-type="float">
            <text:p>0.9265050888</text:p>
          </table:table-cell>
          <table:table-cell table:formula="of:=[.C11]/([.D11]-[.D10])" office:value-type="float" office:value="79878.9242383542" calcext:value-type="float">
            <text:p>79878.9242383542</text:p>
          </table:table-cell>
          <table:table-cell/>
          <table:table-cell office:value-type="float" office:value="1443136081.12113" calcext:value-type="float">
            <text:p>1443136081.12113</text:p>
          </table:table-cell>
          <table:table-cell table:formula="of:=[.G11]-[.$B$2]" office:value-type="float" office:value="1.12095165252686" calcext:value-type="float">
            <text:p>1.1209516525</text:p>
          </table:table-cell>
          <table:table-cell table:formula="of:=[.C11]/([.H11]-[.H10])" office:value-type="float" office:value="79866.5325970433" calcext:value-type="float">
            <text:p>79866.5325970433</text:p>
          </table:table-cell>
          <table:table-cell table:formula="of:=[.G11]-[.$B11]" office:value-type="float" office:value="0.194446563720703" calcext:value-type="float">
            <text:p>0.194446563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36081.02788" calcext:value-type="float">
            <text:p>1443136081.02788</text:p>
          </table:table-cell>
          <table:table-cell office:value-type="float" office:value="8224" calcext:value-type="float">
            <text:p>8224</text:p>
          </table:table-cell>
          <table:table-cell table:formula="of:=[.B12]-[.$B$2]" office:value-type="float" office:value="1.02770113945007" calcext:value-type="float">
            <text:p>1.0277011395</text:p>
          </table:table-cell>
          <table:table-cell table:formula="of:=[.C12]/([.D12]-[.D11])" office:value-type="float" office:value="81267.9936387818" calcext:value-type="float">
            <text:p>81267.9936387818</text:p>
          </table:table-cell>
          <table:table-cell/>
          <table:table-cell office:value-type="float" office:value="1443136081.22229" calcext:value-type="float">
            <text:p>1443136081.22229</text:p>
          </table:table-cell>
          <table:table-cell table:formula="of:=[.G12]-[.$B$2]" office:value-type="float" office:value="1.22211408615112" calcext:value-type="float">
            <text:p>1.2221140862</text:p>
          </table:table-cell>
          <table:table-cell table:formula="of:=[.C12]/([.H12]-[.H11])" office:value-type="float" office:value="81294.9995899186" calcext:value-type="float">
            <text:p>81294.9995899186</text:p>
          </table:table-cell>
          <table:table-cell table:formula="of:=[.G12]-[.$B12]" office:value-type="float" office:value="0.19441294670105" calcext:value-type="float">
            <text:p>0.194412946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36081.12478" calcext:value-type="float">
            <text:p>1443136081.12478</text:p>
          </table:table-cell>
          <table:table-cell office:value-type="float" office:value="8224" calcext:value-type="float">
            <text:p>8224</text:p>
          </table:table-cell>
          <table:table-cell table:formula="of:=[.B13]-[.$B$2]" office:value-type="float" office:value="1.12460017204285" calcext:value-type="float">
            <text:p>1.124600172</text:p>
          </table:table-cell>
          <table:table-cell table:formula="of:=[.C13]/([.D13]-[.D12])" office:value-type="float" office:value="84871.8483554121" calcext:value-type="float">
            <text:p>84871.8483554121</text:p>
          </table:table-cell>
          <table:table-cell/>
          <table:table-cell office:value-type="float" office:value="1443136081.31923" calcext:value-type="float">
            <text:p>1443136081.31923</text:p>
          </table:table-cell>
          <table:table-cell table:formula="of:=[.G13]-[.$B$2]" office:value-type="float" office:value="1.31904768943787" calcext:value-type="float">
            <text:p>1.3190476894</text:p>
          </table:table-cell>
          <table:table-cell table:formula="of:=[.C13]/([.H13]-[.H12])" office:value-type="float" office:value="84841.5794022663" calcext:value-type="float">
            <text:p>84841.5794022663</text:p>
          </table:table-cell>
          <table:table-cell table:formula="of:=[.G13]-[.$B13]" office:value-type="float" office:value="0.19444751739502" calcext:value-type="float">
            <text:p>0.194447517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36081.22167" calcext:value-type="float">
            <text:p>1443136081.22167</text:p>
          </table:table-cell>
          <table:table-cell office:value-type="float" office:value="8224" calcext:value-type="float">
            <text:p>8224</text:p>
          </table:table-cell>
          <table:table-cell table:formula="of:=[.B14]-[.$B$2]" office:value-type="float" office:value="1.22148990631104" calcext:value-type="float">
            <text:p>1.2214899063</text:p>
          </table:table-cell>
          <table:table-cell table:formula="of:=[.C14]/([.D14]-[.D13])" office:value-type="float" office:value="84879.9933462111" calcext:value-type="float">
            <text:p>84879.9933462111</text:p>
          </table:table-cell>
          <table:table-cell/>
          <table:table-cell office:value-type="float" office:value="1443136081.41609" calcext:value-type="float">
            <text:p>1443136081.41609</text:p>
          </table:table-cell>
          <table:table-cell table:formula="of:=[.G14]-[.$B$2]" office:value-type="float" office:value="1.41591358184814" calcext:value-type="float">
            <text:p>1.4159135818</text:p>
          </table:table-cell>
          <table:table-cell table:formula="of:=[.C14]/([.H14]-[.H13])" office:value-type="float" office:value="84900.8850831313" calcext:value-type="float">
            <text:p>84900.8850831313</text:p>
          </table:table-cell>
          <table:table-cell table:formula="of:=[.G14]-[.$B14]" office:value-type="float" office:value="0.194423675537109" calcext:value-type="float">
            <text:p>0.194423675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36081.31856" calcext:value-type="float">
            <text:p>1443136081.31856</text:p>
          </table:table-cell>
          <table:table-cell office:value-type="float" office:value="8224" calcext:value-type="float">
            <text:p>8224</text:p>
          </table:table-cell>
          <table:table-cell table:formula="of:=[.B15]-[.$B$2]" office:value-type="float" office:value="1.31837701797485" calcext:value-type="float">
            <text:p>1.318377018</text:p>
          </table:table-cell>
          <table:table-cell table:formula="of:=[.C15]/([.D15]-[.D14])" office:value-type="float" office:value="84882.2909339672" calcext:value-type="float">
            <text:p>84882.2909339672</text:p>
          </table:table-cell>
          <table:table-cell/>
          <table:table-cell office:value-type="float" office:value="1443136081.5129" calcext:value-type="float">
            <text:p>1443136081.5129</text:p>
          </table:table-cell>
          <table:table-cell table:formula="of:=[.G15]-[.$B$2]" office:value-type="float" office:value="1.51272225379944" calcext:value-type="float">
            <text:p>1.5127222538</text:p>
          </table:table-cell>
          <table:table-cell table:formula="of:=[.C15]/([.H15]-[.H14])" office:value-type="float" office:value="84951.06723639" calcext:value-type="float">
            <text:p>84951.06723639</text:p>
          </table:table-cell>
          <table:table-cell table:formula="of:=[.G15]-[.$B15]" office:value-type="float" office:value="0.194345235824585" calcext:value-type="float">
            <text:p>0.194345235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36081.41545" calcext:value-type="float">
            <text:p>1443136081.41545</text:p>
          </table:table-cell>
          <table:table-cell office:value-type="float" office:value="8224" calcext:value-type="float">
            <text:p>8224</text:p>
          </table:table-cell>
          <table:table-cell table:formula="of:=[.B16]-[.$B$2]" office:value-type="float" office:value="1.41527247428894" calcext:value-type="float">
            <text:p>1.4152724743</text:p>
          </table:table-cell>
          <table:table-cell table:formula="of:=[.C16]/([.D16]-[.D15])" office:value-type="float" office:value="84874.9808591837" calcext:value-type="float">
            <text:p>84874.9808591837</text:p>
          </table:table-cell>
          <table:table-cell/>
          <table:table-cell office:value-type="float" office:value="1443136081.60983" calcext:value-type="float">
            <text:p>1443136081.60983</text:p>
          </table:table-cell>
          <table:table-cell table:formula="of:=[.G16]-[.$B$2]" office:value-type="float" office:value="1.60964822769165" calcext:value-type="float">
            <text:p>1.6096482277</text:p>
          </table:table-cell>
          <table:table-cell table:formula="of:=[.C16]/([.H16]-[.H15])" office:value-type="float" office:value="84848.25759033" calcext:value-type="float">
            <text:p>84848.25759033</text:p>
          </table:table-cell>
          <table:table-cell table:formula="of:=[.G16]-[.$B16]" office:value-type="float" office:value="0.19437575340271" calcext:value-type="float">
            <text:p>0.194375753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36081.51234" calcext:value-type="float">
            <text:p>1443136081.51234</text:p>
          </table:table-cell>
          <table:table-cell office:value-type="float" office:value="8224" calcext:value-type="float">
            <text:p>8224</text:p>
          </table:table-cell>
          <table:table-cell table:formula="of:=[.B17]-[.$B$2]" office:value-type="float" office:value="1.51216173171997" calcext:value-type="float">
            <text:p>1.5121617317</text:p>
          </table:table-cell>
          <table:table-cell table:formula="of:=[.C17]/([.D17]-[.D16])" office:value-type="float" office:value="84880.4110801879" calcext:value-type="float">
            <text:p>84880.4110801879</text:p>
          </table:table-cell>
          <table:table-cell/>
          <table:table-cell office:value-type="float" office:value="1443136081.70685" calcext:value-type="float">
            <text:p>1443136081.70685</text:p>
          </table:table-cell>
          <table:table-cell table:formula="of:=[.G17]-[.$B$2]" office:value-type="float" office:value="1.70667099952698" calcext:value-type="float">
            <text:p>1.7066709995</text:p>
          </table:table-cell>
          <table:table-cell table:formula="of:=[.C17]/([.H17]-[.H16])" office:value-type="float" office:value="84763.6059497276" calcext:value-type="float">
            <text:p>84763.6059497276</text:p>
          </table:table-cell>
          <table:table-cell table:formula="of:=[.G17]-[.$B17]" office:value-type="float" office:value="0.194509267807007" calcext:value-type="float">
            <text:p>0.194509267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36081.60924" calcext:value-type="float">
            <text:p>1443136081.60924</text:p>
          </table:table-cell>
          <table:table-cell office:value-type="float" office:value="8224" calcext:value-type="float">
            <text:p>8224</text:p>
          </table:table-cell>
          <table:table-cell table:formula="of:=[.B18]-[.$B$2]" office:value-type="float" office:value="1.6090567111969" calcext:value-type="float">
            <text:p>1.6090567112</text:p>
          </table:table-cell>
          <table:table-cell table:formula="of:=[.C18]/([.D18]-[.D17])" office:value-type="float" office:value="84875.3985438243" calcext:value-type="float">
            <text:p>84875.3985438243</text:p>
          </table:table-cell>
          <table:table-cell/>
          <table:table-cell office:value-type="float" office:value="1443136081.80361" calcext:value-type="float">
            <text:p>1443136081.80361</text:p>
          </table:table-cell>
          <table:table-cell table:formula="of:=[.G18]-[.$B$2]" office:value-type="float" office:value="1.80343365669251" calcext:value-type="float">
            <text:p>1.8034336567</text:p>
          </table:table-cell>
          <table:table-cell table:formula="of:=[.C18]/([.H18]-[.H17])" office:value-type="float" office:value="84991.4651055065" calcext:value-type="float">
            <text:p>84991.4651055065</text:p>
          </table:table-cell>
          <table:table-cell table:formula="of:=[.G18]-[.$B18]" office:value-type="float" office:value="0.194376945495605" calcext:value-type="float">
            <text:p>0.194376945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36081.70612" calcext:value-type="float">
            <text:p>1443136081.70612</text:p>
          </table:table-cell>
          <table:table-cell office:value-type="float" office:value="8224" calcext:value-type="float">
            <text:p>8224</text:p>
          </table:table-cell>
          <table:table-cell table:formula="of:=[.B19]-[.$B$2]" office:value-type="float" office:value="1.70594334602356" calcext:value-type="float">
            <text:p>1.705943346</text:p>
          </table:table-cell>
          <table:table-cell table:formula="of:=[.C19]/([.D19]-[.D18])" office:value-type="float" office:value="84882.7086905594" calcext:value-type="float">
            <text:p>84882.7086905594</text:p>
          </table:table-cell>
          <table:table-cell/>
          <table:table-cell office:value-type="float" office:value="1443136081.90048" calcext:value-type="float">
            <text:p>1443136081.90048</text:p>
          </table:table-cell>
          <table:table-cell table:formula="of:=[.G19]-[.$B$2]" office:value-type="float" office:value="1.90030241012573" calcext:value-type="float">
            <text:p>1.9003024101</text:p>
          </table:table-cell>
          <table:table-cell table:formula="of:=[.C19]/([.H19]-[.H18])" office:value-type="float" office:value="84898.3775317071" calcext:value-type="float">
            <text:p>84898.3775317071</text:p>
          </table:table-cell>
          <table:table-cell table:formula="of:=[.G19]-[.$B19]" office:value-type="float" office:value="0.194359064102173" calcext:value-type="float">
            <text:p>0.194359064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36081.80301" calcext:value-type="float">
            <text:p>1443136081.80301</text:p>
          </table:table-cell>
          <table:table-cell office:value-type="float" office:value="8224" calcext:value-type="float">
            <text:p>8224</text:p>
          </table:table-cell>
          <table:table-cell table:formula="of:=[.B20]-[.$B$2]" office:value-type="float" office:value="1.8028290271759" calcext:value-type="float">
            <text:p>1.8028290272</text:p>
          </table:table-cell>
          <table:table-cell table:formula="of:=[.C20]/([.D20]-[.D19])" office:value-type="float" office:value="84883.54421608" calcext:value-type="float">
            <text:p>84883.54421608</text:p>
          </table:table-cell>
          <table:table-cell/>
          <table:table-cell office:value-type="float" office:value="1443136081.9974" calcext:value-type="float">
            <text:p>1443136081.9974</text:p>
          </table:table-cell>
          <table:table-cell table:formula="of:=[.G20]-[.$B$2]" office:value-type="float" office:value="1.99722075462341" calcext:value-type="float">
            <text:p>1.9972207546</text:p>
          </table:table-cell>
          <table:table-cell table:formula="of:=[.C20]/([.H20]-[.H19])" office:value-type="float" office:value="84854.9368298053" calcext:value-type="float">
            <text:p>84854.9368298053</text:p>
          </table:table-cell>
          <table:table-cell table:formula="of:=[.G20]-[.$B20]" office:value-type="float" office:value="0.19439172744751" calcext:value-type="float">
            <text:p>0.194391727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36081.89992" calcext:value-type="float">
            <text:p>1443136081.89992</text:p>
          </table:table-cell>
          <table:table-cell office:value-type="float" office:value="8224" calcext:value-type="float">
            <text:p>8224</text:p>
          </table:table-cell>
          <table:table-cell table:formula="of:=[.B21]-[.$B$2]" office:value-type="float" office:value="1.89974045753479" calcext:value-type="float">
            <text:p>1.8997404575</text:p>
          </table:table-cell>
          <table:table-cell table:formula="of:=[.C21]/([.D21]-[.D20])" office:value-type="float" office:value="84860.9907989648" calcext:value-type="float">
            <text:p>84860.9907989648</text:p>
          </table:table-cell>
          <table:table-cell/>
          <table:table-cell office:value-type="float" office:value="1443136082.09431" calcext:value-type="float">
            <text:p>1443136082.09431</text:p>
          </table:table-cell>
          <table:table-cell table:formula="of:=[.G21]-[.$B$2]" office:value-type="float" office:value="2.09413123130798" calcext:value-type="float">
            <text:p>2.0941312313</text:p>
          </table:table-cell>
          <table:table-cell table:formula="of:=[.C21]/([.H21]-[.H20])" office:value-type="float" office:value="84861.8258969868" calcext:value-type="float">
            <text:p>84861.8258969868</text:p>
          </table:table-cell>
          <table:table-cell table:formula="of:=[.G21]-[.$B21]" office:value-type="float" office:value="0.194390773773193" calcext:value-type="float">
            <text:p>0.194390773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36081.99682" calcext:value-type="float">
            <text:p>1443136081.99682</text:p>
          </table:table-cell>
          <table:table-cell office:value-type="float" office:value="8224" calcext:value-type="float">
            <text:p>8224</text:p>
          </table:table-cell>
          <table:table-cell table:formula="of:=[.B22]-[.$B$2]" office:value-type="float" office:value="1.99663996696472" calcext:value-type="float">
            <text:p>1.996639967</text:p>
          </table:table-cell>
          <table:table-cell table:formula="of:=[.C22]/([.D22]-[.D21])" office:value-type="float" office:value="84871.4307057127" calcext:value-type="float">
            <text:p>84871.4307057127</text:p>
          </table:table-cell>
          <table:table-cell/>
          <table:table-cell office:value-type="float" office:value="1443136082.19116" calcext:value-type="float">
            <text:p>1443136082.19116</text:p>
          </table:table-cell>
          <table:table-cell table:formula="of:=[.G22]-[.$B$2]" office:value-type="float" office:value="2.19098091125488" calcext:value-type="float">
            <text:p>2.1909809113</text:p>
          </table:table-cell>
          <table:table-cell table:formula="of:=[.C22]/([.H22]-[.H21])" office:value-type="float" office:value="84915.0973395993" calcext:value-type="float">
            <text:p>84915.0973395993</text:p>
          </table:table-cell>
          <table:table-cell table:formula="of:=[.G22]-[.$B22]" office:value-type="float" office:value="0.194340944290161" calcext:value-type="float">
            <text:p>0.194340944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36082.07782" calcext:value-type="float">
            <text:p>1443136082.07782</text:p>
          </table:table-cell>
          <table:table-cell office:value-type="float" office:value="8224" calcext:value-type="float">
            <text:p>8224</text:p>
          </table:table-cell>
          <table:table-cell table:formula="of:=[.B23]-[.$B$2]" office:value-type="float" office:value="2.07764005661011" calcext:value-type="float">
            <text:p>2.0776400566</text:p>
          </table:table-cell>
          <table:table-cell table:formula="of:=[.C23]/([.D23]-[.D22])" office:value-type="float" office:value="101530.751830081" calcext:value-type="float">
            <text:p>101530.751830081</text:p>
          </table:table-cell>
          <table:table-cell/>
          <table:table-cell office:value-type="float" office:value="1443136082.27221" calcext:value-type="float">
            <text:p>1443136082.27221</text:p>
          </table:table-cell>
          <table:table-cell table:formula="of:=[.G23]-[.$B$2]" office:value-type="float" office:value="2.27203416824341" calcext:value-type="float">
            <text:p>2.2720341682</text:p>
          </table:table-cell>
          <table:table-cell table:formula="of:=[.C23]/([.H23]-[.H22])" office:value-type="float" office:value="101464.152158182" calcext:value-type="float">
            <text:p>101464.152158182</text:p>
          </table:table-cell>
          <table:table-cell table:formula="of:=[.G23]-[.$B23]" office:value-type="float" office:value="0.194394111633301" calcext:value-type="float">
            <text:p>0.194394111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36082.15827" calcext:value-type="float">
            <text:p>1443136082.15827</text:p>
          </table:table-cell>
          <table:table-cell office:value-type="float" office:value="8224" calcext:value-type="float">
            <text:p>8224</text:p>
          </table:table-cell>
          <table:table-cell table:formula="of:=[.B24]-[.$B$2]" office:value-type="float" office:value="2.15809035301208" calcext:value-type="float">
            <text:p>2.158090353</text:p>
          </table:table-cell>
          <table:table-cell table:formula="of:=[.C24]/([.D24]-[.D23])" office:value-type="float" office:value="102224.607836222" calcext:value-type="float">
            <text:p>102224.607836222</text:p>
          </table:table-cell>
          <table:table-cell/>
          <table:table-cell office:value-type="float" office:value="1443136082.3527" calcext:value-type="float">
            <text:p>1443136082.3527</text:p>
          </table:table-cell>
          <table:table-cell table:formula="of:=[.G24]-[.$B$2]" office:value-type="float" office:value="2.35252380371094" calcext:value-type="float">
            <text:p>2.3525238037</text:p>
          </table:table-cell>
          <table:table-cell table:formula="of:=[.C24]/([.H24]-[.H23])" office:value-type="float" office:value="102174.645868755" calcext:value-type="float">
            <text:p>102174.645868755</text:p>
          </table:table-cell>
          <table:table-cell table:formula="of:=[.G24]-[.$B24]" office:value-type="float" office:value="0.194433450698853" calcext:value-type="float">
            <text:p>0.194433450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36082.23872" calcext:value-type="float">
            <text:p>1443136082.23872</text:p>
          </table:table-cell>
          <table:table-cell office:value-type="float" office:value="8224" calcext:value-type="float">
            <text:p>8224</text:p>
          </table:table-cell>
          <table:table-cell table:formula="of:=[.B25]-[.$B$2]" office:value-type="float" office:value="2.23853850364685" calcext:value-type="float">
            <text:p>2.2385385036</text:p>
          </table:table-cell>
          <table:table-cell table:formula="of:=[.C25]/([.D25]-[.D24])" office:value-type="float" office:value="102227.334439755" calcext:value-type="float">
            <text:p>102227.334439755</text:p>
          </table:table-cell>
          <table:table-cell/>
          <table:table-cell office:value-type="float" office:value="1443136082.43315" calcext:value-type="float">
            <text:p>1443136082.43315</text:p>
          </table:table-cell>
          <table:table-cell table:formula="of:=[.G25]-[.$B$2]" office:value-type="float" office:value="2.4329731464386" calcext:value-type="float">
            <text:p>2.4329731464</text:p>
          </table:table-cell>
          <table:table-cell table:formula="of:=[.C25]/([.H25]-[.H24])" office:value-type="float" office:value="102225.819642058" calcext:value-type="float">
            <text:p>102225.819642058</text:p>
          </table:table-cell>
          <table:table-cell table:formula="of:=[.G25]-[.$B25]" office:value-type="float" office:value="0.194434642791748" calcext:value-type="float">
            <text:p>0.194434642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36082.31916" calcext:value-type="float">
            <text:p>1443136082.31916</text:p>
          </table:table-cell>
          <table:table-cell office:value-type="float" office:value="8224" calcext:value-type="float">
            <text:p>8224</text:p>
          </table:table-cell>
          <table:table-cell table:formula="of:=[.B26]-[.$B$2]" office:value-type="float" office:value="2.31898427009583" calcext:value-type="float">
            <text:p>2.3189842701</text:p>
          </table:table-cell>
          <table:table-cell table:formula="of:=[.C26]/([.D26]-[.D25])" office:value-type="float" office:value="102230.364169833" calcext:value-type="float">
            <text:p>102230.364169833</text:p>
          </table:table-cell>
          <table:table-cell/>
          <table:table-cell office:value-type="float" office:value="1443136082.51358" calcext:value-type="float">
            <text:p>1443136082.51358</text:p>
          </table:table-cell>
          <table:table-cell table:formula="of:=[.G26]-[.$B$2]" office:value-type="float" office:value="2.51340341567993" calcext:value-type="float">
            <text:p>2.5134034157</text:p>
          </table:table-cell>
          <table:table-cell table:formula="of:=[.C26]/([.H26]-[.H25])" office:value-type="float" office:value="102250.061793573" calcext:value-type="float">
            <text:p>102250.061793573</text:p>
          </table:table-cell>
          <table:table-cell table:formula="of:=[.G26]-[.$B26]" office:value-type="float" office:value="0.194419145584106" calcext:value-type="float">
            <text:p>0.194419145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36082.39961" calcext:value-type="float">
            <text:p>1443136082.39961</text:p>
          </table:table-cell>
          <table:table-cell office:value-type="float" office:value="8224" calcext:value-type="float">
            <text:p>8224</text:p>
          </table:table-cell>
          <table:table-cell table:formula="of:=[.B27]-[.$B$2]" office:value-type="float" office:value="2.39943313598633" calcext:value-type="float">
            <text:p>2.399433136</text:p>
          </table:table-cell>
          <table:table-cell table:formula="of:=[.C27]/([.D27]-[.D26])" office:value-type="float" office:value="102226.42555575" calcext:value-type="float">
            <text:p>102226.42555575</text:p>
          </table:table-cell>
          <table:table-cell/>
          <table:table-cell office:value-type="float" office:value="1443136082.59405" calcext:value-type="float">
            <text:p>1443136082.59405</text:p>
          </table:table-cell>
          <table:table-cell table:formula="of:=[.G27]-[.$B$2]" office:value-type="float" office:value="2.59386968612671" calcext:value-type="float">
            <text:p>2.5938696861</text:p>
          </table:table-cell>
          <table:table-cell table:formula="of:=[.C27]/([.H27]-[.H26])" office:value-type="float" office:value="102204.314358519" calcext:value-type="float">
            <text:p>102204.314358519</text:p>
          </table:table-cell>
          <table:table-cell table:formula="of:=[.G27]-[.$B27]" office:value-type="float" office:value="0.194436550140381" calcext:value-type="float">
            <text:p>0.194436550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36082.48006" calcext:value-type="float">
            <text:p>1443136082.48006</text:p>
          </table:table-cell>
          <table:table-cell office:value-type="float" office:value="8224" calcext:value-type="float">
            <text:p>8224</text:p>
          </table:table-cell>
          <table:table-cell table:formula="of:=[.B28]-[.$B$2]" office:value-type="float" office:value="2.47988176345825" calcext:value-type="float">
            <text:p>2.4798817635</text:p>
          </table:table-cell>
          <table:table-cell table:formula="of:=[.C28]/([.D28]-[.D27])" office:value-type="float" office:value="102226.728515289" calcext:value-type="float">
            <text:p>102226.728515289</text:p>
          </table:table-cell>
          <table:table-cell/>
          <table:table-cell office:value-type="float" office:value="1443136082.75494" calcext:value-type="float">
            <text:p>1443136082.75494</text:p>
          </table:table-cell>
          <table:table-cell table:formula="of:=[.G28]-[.$B$2]" office:value-type="float" office:value="2.75475883483887" calcext:value-type="float">
            <text:p>2.7547588348</text:p>
          </table:table-cell>
          <table:table-cell table:formula="of:=[.C28]/([.H28]-[.H27])" office:value-type="float" office:value="51115.9395511086" calcext:value-type="float">
            <text:p>51115.9395511086</text:p>
          </table:table-cell>
          <table:table-cell table:formula="of:=[.G28]-[.$B28]" office:value-type="float" office:value="0.274877071380615" calcext:value-type="float">
            <text:p>0.274877071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36082.56051" calcext:value-type="float">
            <text:p>1443136082.56051</text:p>
          </table:table-cell>
          <table:table-cell office:value-type="float" office:value="8224" calcext:value-type="float">
            <text:p>8224</text:p>
          </table:table-cell>
          <table:table-cell table:formula="of:=[.B29]-[.$B$2]" office:value-type="float" office:value="2.56032752990723" calcext:value-type="float">
            <text:p>2.5603275299</text:p>
          </table:table-cell>
          <table:table-cell table:formula="of:=[.C29]/([.D29]-[.D28])" office:value-type="float" office:value="102230.364169833" calcext:value-type="float">
            <text:p>102230.364169833</text:p>
          </table:table-cell>
          <table:table-cell/>
          <table:table-cell office:value-type="float" office:value="1443136082.8354" calcext:value-type="float">
            <text:p>1443136082.8354</text:p>
          </table:table-cell>
          <table:table-cell table:formula="of:=[.G29]-[.$B$2]" office:value-type="float" office:value="2.8352165222168" calcext:value-type="float">
            <text:p>2.8352165222</text:p>
          </table:table-cell>
          <table:table-cell table:formula="of:=[.C29]/([.H29]-[.H28])" office:value-type="float" office:value="102215.217315032" calcext:value-type="float">
            <text:p>102215.217315032</text:p>
          </table:table-cell>
          <table:table-cell table:formula="of:=[.G29]-[.$B29]" office:value-type="float" office:value="0.27488899230957" calcext:value-type="float">
            <text:p>0.274888992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36082.64097" calcext:value-type="float">
            <text:p>1443136082.64097</text:p>
          </table:table-cell>
          <table:table-cell office:value-type="float" office:value="8224" calcext:value-type="float">
            <text:p>8224</text:p>
          </table:table-cell>
          <table:table-cell table:formula="of:=[.B30]-[.$B$2]" office:value-type="float" office:value="2.64078855514526" calcext:value-type="float">
            <text:p>2.6407885551</text:p>
          </table:table-cell>
          <table:table-cell table:formula="of:=[.C30]/([.D30]-[.D29])" office:value-type="float" office:value="102210.976999982" calcext:value-type="float">
            <text:p>102210.976999982</text:p>
          </table:table-cell>
          <table:table-cell/>
          <table:table-cell office:value-type="float" office:value="1443136082.91577" calcext:value-type="float">
            <text:p>1443136082.91577</text:p>
          </table:table-cell>
          <table:table-cell table:formula="of:=[.G30]-[.$B$2]" office:value-type="float" office:value="2.91558980941772" calcext:value-type="float">
            <text:p>2.9155898094</text:p>
          </table:table-cell>
          <table:table-cell table:formula="of:=[.C30]/([.H30]-[.H29])" office:value-type="float" office:value="102322.553753968" calcext:value-type="float">
            <text:p>102322.553753968</text:p>
          </table:table-cell>
          <table:table-cell table:formula="of:=[.G30]-[.$B30]" office:value-type="float" office:value="0.274801254272461" calcext:value-type="float">
            <text:p>0.274801254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36082.72142" calcext:value-type="float">
            <text:p>1443136082.72142</text:p>
          </table:table-cell>
          <table:table-cell office:value-type="float" office:value="8224" calcext:value-type="float">
            <text:p>8224</text:p>
          </table:table-cell>
          <table:table-cell table:formula="of:=[.B31]-[.$B$2]" office:value-type="float" office:value="2.72123789787292" calcext:value-type="float">
            <text:p>2.7212378979</text:p>
          </table:table-cell>
          <table:table-cell table:formula="of:=[.C31]/([.D31]-[.D30])" office:value-type="float" office:value="102225.819642058" calcext:value-type="float">
            <text:p>102225.819642058</text:p>
          </table:table-cell>
          <table:table-cell/>
          <table:table-cell office:value-type="float" office:value="1443136082.99631" calcext:value-type="float">
            <text:p>1443136082.99631</text:p>
          </table:table-cell>
          <table:table-cell table:formula="of:=[.G31]-[.$B$2]" office:value-type="float" office:value="2.99612879753113" calcext:value-type="float">
            <text:p>2.9961287975</text:p>
          </table:table-cell>
          <table:table-cell table:formula="of:=[.C31]/([.H31]-[.H30])" office:value-type="float" office:value="102112.035333994" calcext:value-type="float">
            <text:p>102112.035333994</text:p>
          </table:table-cell>
          <table:table-cell table:formula="of:=[.G31]-[.$B31]" office:value-type="float" office:value="0.274890899658203" calcext:value-type="float">
            <text:p>0.274890899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36082.80186" calcext:value-type="float">
            <text:p>1443136082.80186</text:p>
          </table:table-cell>
          <table:table-cell office:value-type="float" office:value="8224" calcext:value-type="float">
            <text:p>8224</text:p>
          </table:table-cell>
          <table:table-cell table:formula="of:=[.B32]-[.$B$2]" office:value-type="float" office:value="2.80168318748474" calcext:value-type="float">
            <text:p>2.8016831875</text:p>
          </table:table-cell>
          <table:table-cell table:formula="of:=[.C32]/([.D32]-[.D31])" office:value-type="float" office:value="102230.970137399" calcext:value-type="float">
            <text:p>102230.970137399</text:p>
          </table:table-cell>
          <table:table-cell/>
          <table:table-cell office:value-type="float" office:value="1443136083.0766" calcext:value-type="float">
            <text:p>1443136083.0766</text:p>
          </table:table-cell>
          <table:table-cell table:formula="of:=[.G32]-[.$B$2]" office:value-type="float" office:value="3.07641792297363" calcext:value-type="float">
            <text:p>3.076417923</text:p>
          </table:table-cell>
          <table:table-cell table:formula="of:=[.C32]/([.H32]-[.H31])" office:value-type="float" office:value="102429.81169211" calcext:value-type="float">
            <text:p>102429.81169211</text:p>
          </table:table-cell>
          <table:table-cell table:formula="of:=[.G32]-[.$B32]" office:value-type="float" office:value="0.274734735488892" calcext:value-type="float">
            <text:p>0.274734735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36082.88228" calcext:value-type="float">
            <text:p>1443136082.88228</text:p>
          </table:table-cell>
          <table:table-cell office:value-type="float" office:value="8224" calcext:value-type="float">
            <text:p>8224</text:p>
          </table:table-cell>
          <table:table-cell table:formula="of:=[.B33]-[.$B$2]" office:value-type="float" office:value="2.88209891319275" calcext:value-type="float">
            <text:p>2.8820989132</text:p>
          </table:table-cell>
          <table:table-cell table:formula="of:=[.C33]/([.D33]-[.D32])" office:value-type="float" office:value="102268.554161429" calcext:value-type="float">
            <text:p>102268.554161429</text:p>
          </table:table-cell>
          <table:table-cell/>
          <table:table-cell office:value-type="float" office:value="1443136083.15723" calcext:value-type="float">
            <text:p>1443136083.15723</text:p>
          </table:table-cell>
          <table:table-cell table:formula="of:=[.G33]-[.$B$2]" office:value-type="float" office:value="3.15704917907715" calcext:value-type="float">
            <text:p>3.1570491791</text:p>
          </table:table-cell>
          <table:table-cell table:formula="of:=[.C33]/([.H33]-[.H32])" office:value-type="float" office:value="101995.1864503" calcext:value-type="float">
            <text:p>101995.1864503</text:p>
          </table:table-cell>
          <table:table-cell table:formula="of:=[.G33]-[.$B33]" office:value-type="float" office:value="0.274950265884399" calcext:value-type="float">
            <text:p>0.274950265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36082.96275" calcext:value-type="float">
            <text:p>1443136082.96275</text:p>
          </table:table-cell>
          <table:table-cell office:value-type="float" office:value="8224" calcext:value-type="float">
            <text:p>8224</text:p>
          </table:table-cell>
          <table:table-cell table:formula="of:=[.B34]-[.$B$2]" office:value-type="float" office:value="2.96257090568542" calcext:value-type="float">
            <text:p>2.9625709057</text:p>
          </table:table-cell>
          <table:table-cell table:formula="of:=[.C34]/([.D34]-[.D33])" office:value-type="float" office:value="102197.047012953" calcext:value-type="float">
            <text:p>102197.047012953</text:p>
          </table:table-cell>
          <table:table-cell/>
          <table:table-cell office:value-type="float" office:value="1443136083.23872" calcext:value-type="float">
            <text:p>1443136083.23872</text:p>
          </table:table-cell>
          <table:table-cell table:formula="of:=[.G34]-[.$B$2]" office:value-type="float" office:value="3.23853921890259" calcext:value-type="float">
            <text:p>3.2385392189</text:p>
          </table:table-cell>
          <table:table-cell table:formula="of:=[.C34]/([.H34]-[.H33])" office:value-type="float" office:value="100920.309004839" calcext:value-type="float">
            <text:p>100920.309004839</text:p>
          </table:table-cell>
          <table:table-cell table:formula="of:=[.G34]-[.$B34]" office:value-type="float" office:value="0.275968313217163" calcext:value-type="float">
            <text:p>0.27596831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36083.04425" calcext:value-type="float">
            <text:p>1443136083.04425</text:p>
          </table:table-cell>
          <table:table-cell office:value-type="float" office:value="8224" calcext:value-type="float">
            <text:p>8224</text:p>
          </table:table-cell>
          <table:table-cell table:formula="of:=[.B35]-[.$B$2]" office:value-type="float" office:value="3.04406690597534" calcext:value-type="float">
            <text:p>3.044066906</text:p>
          </table:table-cell>
          <table:table-cell table:formula="of:=[.C35]/([.D35]-[.D34])" office:value-type="float" office:value="100912.927882885" calcext:value-type="float">
            <text:p>100912.927882885</text:p>
          </table:table-cell>
          <table:table-cell/>
          <table:table-cell office:value-type="float" office:value="1443136083.32103" calcext:value-type="float">
            <text:p>1443136083.32103</text:p>
          </table:table-cell>
          <table:table-cell table:formula="of:=[.G35]-[.$B$2]" office:value-type="float" office:value="3.32085251808166" calcext:value-type="float">
            <text:p>3.3208525181</text:p>
          </table:table-cell>
          <table:table-cell table:formula="of:=[.C35]/([.H35]-[.H34])" office:value-type="float" office:value="99910.9509887124" calcext:value-type="float">
            <text:p>99910.9509887124</text:p>
          </table:table-cell>
          <table:table-cell table:formula="of:=[.G35]-[.$B35]" office:value-type="float" office:value="0.276785612106323" calcext:value-type="float">
            <text:p>0.276785612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36083.12663" calcext:value-type="float">
            <text:p>1443136083.12663</text:p>
          </table:table-cell>
          <table:table-cell office:value-type="float" office:value="8224" calcext:value-type="float">
            <text:p>8224</text:p>
          </table:table-cell>
          <table:table-cell table:formula="of:=[.B36]-[.$B$2]" office:value-type="float" office:value="3.12644481658936" calcext:value-type="float">
            <text:p>3.1264448166</text:p>
          </table:table-cell>
          <table:table-cell table:formula="of:=[.C36]/([.D36]-[.D35])" office:value-type="float" office:value="99832.5878709647" calcext:value-type="float">
            <text:p>99832.5878709647</text:p>
          </table:table-cell>
          <table:table-cell/>
          <table:table-cell office:value-type="float" office:value="1443136083.40341" calcext:value-type="float">
            <text:p>1443136083.40341</text:p>
          </table:table-cell>
          <table:table-cell table:formula="of:=[.G36]-[.$B$2]" office:value-type="float" office:value="3.40322923660278" calcext:value-type="float">
            <text:p>3.4032292366</text:p>
          </table:table-cell>
          <table:table-cell table:formula="of:=[.C36]/([.H36]-[.H35])" office:value-type="float" office:value="99834.0325718569" calcext:value-type="float">
            <text:p>99834.0325718569</text:p>
          </table:table-cell>
          <table:table-cell table:formula="of:=[.G36]-[.$B36]" office:value-type="float" office:value="0.276784420013428" calcext:value-type="float">
            <text:p>0.2767844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36083.209" calcext:value-type="float">
            <text:p>1443136083.209</text:p>
          </table:table-cell>
          <table:table-cell office:value-type="float" office:value="8224" calcext:value-type="float">
            <text:p>8224</text:p>
          </table:table-cell>
          <table:table-cell table:formula="of:=[.B37]-[.$B$2]" office:value-type="float" office:value="3.20882177352905" calcext:value-type="float">
            <text:p>3.2088217735</text:p>
          </table:table-cell>
          <table:table-cell table:formula="of:=[.C37]/([.D37]-[.D36])" office:value-type="float" office:value="99833.7436283334" calcext:value-type="float">
            <text:p>99833.7436283334</text:p>
          </table:table-cell>
          <table:table-cell/>
          <table:table-cell office:value-type="float" office:value="1443136083.48582" calcext:value-type="float">
            <text:p>1443136083.48582</text:p>
          </table:table-cell>
          <table:table-cell table:formula="of:=[.G37]-[.$B$2]" office:value-type="float" office:value="3.4856379032135" calcext:value-type="float">
            <text:p>3.4856379032</text:p>
          </table:table-cell>
          <table:table-cell table:formula="of:=[.C37]/([.H37]-[.H36])" office:value-type="float" office:value="99795.329038007" calcext:value-type="float">
            <text:p>99795.329038007</text:p>
          </table:table-cell>
          <table:table-cell table:formula="of:=[.G37]-[.$B37]" office:value-type="float" office:value="0.276816129684448" calcext:value-type="float">
            <text:p>0.276816129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36083.29138" calcext:value-type="float">
            <text:p>1443136083.29138</text:p>
          </table:table-cell>
          <table:table-cell office:value-type="float" office:value="8224" calcext:value-type="float">
            <text:p>8224</text:p>
          </table:table-cell>
          <table:table-cell table:formula="of:=[.B38]-[.$B$2]" office:value-type="float" office:value="3.29119539260864" calcext:value-type="float">
            <text:p>3.2911953926</text:p>
          </table:table-cell>
          <table:table-cell table:formula="of:=[.C38]/([.D38]-[.D37])" office:value-type="float" office:value="99837.7889898698" calcext:value-type="float">
            <text:p>99837.7889898698</text:p>
          </table:table-cell>
          <table:table-cell/>
          <table:table-cell office:value-type="float" office:value="1443136083.56808" calcext:value-type="float">
            <text:p>1443136083.56808</text:p>
          </table:table-cell>
          <table:table-cell table:formula="of:=[.G38]-[.$B$2]" office:value-type="float" office:value="3.56789588928223" calcext:value-type="float">
            <text:p>3.5678958893</text:p>
          </table:table-cell>
          <table:table-cell table:formula="of:=[.C38]/([.H38]-[.H37])" office:value-type="float" office:value="99978.1345622654" calcext:value-type="float">
            <text:p>99978.1345622654</text:p>
          </table:table-cell>
          <table:table-cell table:formula="of:=[.G38]-[.$B38]" office:value-type="float" office:value="0.276700496673584" calcext:value-type="float">
            <text:p>0.276700496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36083.37374" calcext:value-type="float">
            <text:p>1443136083.37374</text:p>
          </table:table-cell>
          <table:table-cell office:value-type="float" office:value="8224" calcext:value-type="float">
            <text:p>8224</text:p>
          </table:table-cell>
          <table:table-cell table:formula="of:=[.B39]-[.$B$2]" office:value-type="float" office:value="3.37355852127075" calcext:value-type="float">
            <text:p>3.3735585213</text:p>
          </table:table-cell>
          <table:table-cell table:formula="of:=[.C39]/([.D39]-[.D38])" office:value-type="float" office:value="99850.5051178732" calcext:value-type="float">
            <text:p>99850.5051178732</text:p>
          </table:table-cell>
          <table:table-cell/>
          <table:table-cell office:value-type="float" office:value="1443136083.65064" calcext:value-type="float">
            <text:p>1443136083.65064</text:p>
          </table:table-cell>
          <table:table-cell table:formula="of:=[.G39]-[.$B$2]" office:value-type="float" office:value="3.65045595169067" calcext:value-type="float">
            <text:p>3.6504559517</text:p>
          </table:table-cell>
          <table:table-cell table:formula="of:=[.C39]/([.H39]-[.H38])" office:value-type="float" office:value="99612.3278021959" calcext:value-type="float">
            <text:p>99612.3278021959</text:p>
          </table:table-cell>
          <table:table-cell table:formula="of:=[.G39]-[.$B39]" office:value-type="float" office:value="0.276897430419922" calcext:value-type="float">
            <text:p>0.276897430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36083.45612" calcext:value-type="float">
            <text:p>1443136083.45612</text:p>
          </table:table-cell>
          <table:table-cell office:value-type="float" office:value="8224" calcext:value-type="float">
            <text:p>8224</text:p>
          </table:table-cell>
          <table:table-cell table:formula="of:=[.B40]-[.$B$2]" office:value-type="float" office:value="3.45593595504761" calcext:value-type="float">
            <text:p>3.455935955</text:p>
          </table:table-cell>
          <table:table-cell table:formula="of:=[.C40]/([.D40]-[.D39])" office:value-type="float" office:value="99833.1657463041" calcext:value-type="float">
            <text:p>99833.1657463041</text:p>
          </table:table-cell>
          <table:table-cell/>
          <table:table-cell office:value-type="float" office:value="1443136083.73296" calcext:value-type="float">
            <text:p>1443136083.73296</text:p>
          </table:table-cell>
          <table:table-cell table:formula="of:=[.G40]-[.$B$2]" office:value-type="float" office:value="3.73277997970581" calcext:value-type="float">
            <text:p>3.7327799797</text:p>
          </table:table-cell>
          <table:table-cell table:formula="of:=[.C40]/([.H40]-[.H39])" office:value-type="float" office:value="99897.9301460793" calcext:value-type="float">
            <text:p>99897.9301460793</text:p>
          </table:table-cell>
          <table:table-cell table:formula="of:=[.G40]-[.$B40]" office:value-type="float" office:value="0.276844024658203" calcext:value-type="float">
            <text:p>0.276844024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36083.5385" calcext:value-type="float">
            <text:p>1443136083.5385</text:p>
          </table:table-cell>
          <table:table-cell office:value-type="float" office:value="8224" calcext:value-type="float">
            <text:p>8224</text:p>
          </table:table-cell>
          <table:table-cell table:formula="of:=[.B41]-[.$B$2]" office:value-type="float" office:value="3.53831553459167" calcext:value-type="float">
            <text:p>3.5383155346</text:p>
          </table:table-cell>
          <table:table-cell table:formula="of:=[.C41]/([.D41]-[.D40])" office:value-type="float" office:value="99830.5653599595" calcext:value-type="float">
            <text:p>99830.5653599595</text:p>
          </table:table-cell>
          <table:table-cell/>
          <table:table-cell office:value-type="float" office:value="1443136083.81536" calcext:value-type="float">
            <text:p>1443136083.81536</text:p>
          </table:table-cell>
          <table:table-cell table:formula="of:=[.G41]-[.$B$2]" office:value-type="float" office:value="3.81518030166626" calcext:value-type="float">
            <text:p>3.8151803017</text:p>
          </table:table-cell>
          <table:table-cell table:formula="of:=[.C41]/([.H41]-[.H40])" office:value-type="float" office:value="99805.4352742382" calcext:value-type="float">
            <text:p>99805.4352742382</text:p>
          </table:table-cell>
          <table:table-cell table:formula="of:=[.G41]-[.$B41]" office:value-type="float" office:value="0.276864767074585" calcext:value-type="float">
            <text:p>0.276864767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36083.62087" calcext:value-type="float">
            <text:p>1443136083.62087</text:p>
          </table:table-cell>
          <table:table-cell office:value-type="float" office:value="8224" calcext:value-type="float">
            <text:p>8224</text:p>
          </table:table-cell>
          <table:table-cell table:formula="of:=[.B42]-[.$B$2]" office:value-type="float" office:value="3.62068486213684" calcext:value-type="float">
            <text:p>3.6206848621</text:p>
          </table:table-cell>
          <table:table-cell table:formula="of:=[.C42]/([.D42]-[.D41])" office:value-type="float" office:value="99842.990650743" calcext:value-type="float">
            <text:p>99842.990650743</text:p>
          </table:table-cell>
          <table:table-cell/>
          <table:table-cell office:value-type="float" office:value="1443136083.89766" calcext:value-type="float">
            <text:p>1443136083.89766</text:p>
          </table:table-cell>
          <table:table-cell table:formula="of:=[.G42]-[.$B$2]" office:value-type="float" office:value="3.89747500419617" calcext:value-type="float">
            <text:p>3.8974750042</text:p>
          </table:table-cell>
          <table:table-cell table:formula="of:=[.C42]/([.H42]-[.H41])" office:value-type="float" office:value="99933.5284918402" calcext:value-type="float">
            <text:p>99933.5284918402</text:p>
          </table:table-cell>
          <table:table-cell table:formula="of:=[.G42]-[.$B42]" office:value-type="float" office:value="0.276790142059326" calcext:value-type="float">
            <text:p>0.276790142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36083.70324" calcext:value-type="float">
            <text:p>1443136083.70324</text:p>
          </table:table-cell>
          <table:table-cell office:value-type="float" office:value="8224" calcext:value-type="float">
            <text:p>8224</text:p>
          </table:table-cell>
          <table:table-cell table:formula="of:=[.B43]-[.$B$2]" office:value-type="float" office:value="3.70305943489075" calcext:value-type="float">
            <text:p>3.7030594349</text:p>
          </table:table-cell>
          <table:table-cell table:formula="of:=[.C43]/([.D43]-[.D42])" office:value-type="float" office:value="99836.6331388349" calcext:value-type="float">
            <text:p>99836.6331388349</text:p>
          </table:table-cell>
          <table:table-cell/>
          <table:table-cell office:value-type="float" office:value="1443136083.98008" calcext:value-type="float">
            <text:p>1443136083.98008</text:p>
          </table:table-cell>
          <table:table-cell table:formula="of:=[.G43]-[.$B$2]" office:value-type="float" office:value="3.97989702224731" calcext:value-type="float">
            <text:p>3.9798970222</text:p>
          </table:table-cell>
          <table:table-cell table:formula="of:=[.C43]/([.H43]-[.H42])" office:value-type="float" office:value="99779.1633164884" calcext:value-type="float">
            <text:p>99779.1633164884</text:p>
          </table:table-cell>
          <table:table-cell table:formula="of:=[.G43]-[.$B43]" office:value-type="float" office:value="0.276837587356567" calcext:value-type="float">
            <text:p>0.276837587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36083.78562" calcext:value-type="float">
            <text:p>1443136083.78562</text:p>
          </table:table-cell>
          <table:table-cell office:value-type="float" office:value="8224" calcext:value-type="float">
            <text:p>8224</text:p>
          </table:table-cell>
          <table:table-cell table:formula="of:=[.B44]-[.$B$2]" office:value-type="float" office:value="3.78544068336487" calcext:value-type="float">
            <text:p>3.7854406834</text:p>
          </table:table-cell>
          <table:table-cell table:formula="of:=[.C44]/([.D44]-[.D43])" office:value-type="float" office:value="99828.5429309008" calcext:value-type="float">
            <text:p>99828.5429309008</text:p>
          </table:table-cell>
          <table:table-cell/>
          <table:table-cell office:value-type="float" office:value="1443136084.06246" calcext:value-type="float">
            <text:p>1443136084.06246</text:p>
          </table:table-cell>
          <table:table-cell table:formula="of:=[.G44]-[.$B$2]" office:value-type="float" office:value="4.06227874755859" calcext:value-type="float">
            <text:p>4.0622787476</text:p>
          </table:table-cell>
          <table:table-cell table:formula="of:=[.C44]/([.H44]-[.H43])" office:value-type="float" office:value="99827.9651090775" calcext:value-type="float">
            <text:p>99827.9651090775</text:p>
          </table:table-cell>
          <table:table-cell table:formula="of:=[.G44]-[.$B44]" office:value-type="float" office:value="0.276838064193726" calcext:value-type="float">
            <text:p>0.276838064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36083.868" calcext:value-type="float">
            <text:p>1443136083.868</text:p>
          </table:table-cell>
          <table:table-cell office:value-type="float" office:value="8224" calcext:value-type="float">
            <text:p>8224</text:p>
          </table:table-cell>
          <table:table-cell table:formula="of:=[.B45]-[.$B$2]" office:value-type="float" office:value="3.86781668663025" calcext:value-type="float">
            <text:p>3.8678166866</text:p>
          </table:table-cell>
          <table:table-cell table:formula="of:=[.C45]/([.D45]-[.D44])" office:value-type="float" office:value="99834.8994124627" calcext:value-type="float">
            <text:p>99834.8994124627</text:p>
          </table:table-cell>
          <table:table-cell/>
          <table:table-cell office:value-type="float" office:value="1443136084.14498" calcext:value-type="float">
            <text:p>1443136084.14498</text:p>
          </table:table-cell>
          <table:table-cell table:formula="of:=[.G45]-[.$B$2]" office:value-type="float" office:value="4.14480018615723" calcext:value-type="float">
            <text:p>4.1448001862</text:p>
          </table:table-cell>
          <table:table-cell table:formula="of:=[.C45]/([.H45]-[.H44])" office:value-type="float" office:value="99658.9509303132" calcext:value-type="float">
            <text:p>99658.9509303132</text:p>
          </table:table-cell>
          <table:table-cell table:formula="of:=[.G45]-[.$B45]" office:value-type="float" office:value="0.276983499526978" calcext:value-type="float">
            <text:p>0.276983499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36083.95038" calcext:value-type="float">
            <text:p>1443136083.95038</text:p>
          </table:table-cell>
          <table:table-cell office:value-type="float" office:value="8224" calcext:value-type="float">
            <text:p>8224</text:p>
          </table:table-cell>
          <table:table-cell table:formula="of:=[.B46]-[.$B$2]" office:value-type="float" office:value="3.950199842453" calcext:value-type="float">
            <text:p>3.9501998425</text:p>
          </table:table-cell>
          <table:table-cell table:formula="of:=[.C46]/([.D46]-[.D45])" office:value-type="float" office:value="99826.2316837414" calcext:value-type="float">
            <text:p>99826.2316837414</text:p>
          </table:table-cell>
          <table:table-cell/>
          <table:table-cell office:value-type="float" office:value="1443136084.22696" calcext:value-type="float">
            <text:p>1443136084.22696</text:p>
          </table:table-cell>
          <table:table-cell table:formula="of:=[.G46]-[.$B$2]" office:value-type="float" office:value="4.22677946090698" calcext:value-type="float">
            <text:p>4.2267794609</text:p>
          </table:table-cell>
          <table:table-cell table:formula="of:=[.C46]/([.H46]-[.H45])" office:value-type="float" office:value="100318.038005386" calcext:value-type="float">
            <text:p>100318.038005386</text:p>
          </table:table-cell>
          <table:table-cell table:formula="of:=[.G46]-[.$B46]" office:value-type="float" office:value="0.276579618453979" calcext:value-type="float">
            <text:p>0.276579618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36084.0326" calcext:value-type="float">
            <text:p>1443136084.0326</text:p>
          </table:table-cell>
          <table:table-cell office:value-type="float" office:value="8224" calcext:value-type="float">
            <text:p>8224</text:p>
          </table:table-cell>
          <table:table-cell table:formula="of:=[.B47]-[.$B$2]" office:value-type="float" office:value="4.03241944313049" calcext:value-type="float">
            <text:p>4.0324194431</text:p>
          </table:table-cell>
          <table:table-cell table:formula="of:=[.C47]/([.D47]-[.D46])" office:value-type="float" office:value="100024.810777894" calcext:value-type="float">
            <text:p>100024.810777894</text:p>
          </table:table-cell>
          <table:table-cell/>
          <table:table-cell office:value-type="float" office:value="1443136084.309" calcext:value-type="float">
            <text:p>1443136084.309</text:p>
          </table:table-cell>
          <table:table-cell table:formula="of:=[.G47]-[.$B$2]" office:value-type="float" office:value="4.30881571769714" calcext:value-type="float">
            <text:p>4.3088157177</text:p>
          </table:table-cell>
          <table:table-cell table:formula="of:=[.C47]/([.H47]-[.H46])" office:value-type="float" office:value="100248.357516311" calcext:value-type="float">
            <text:p>100248.357516311</text:p>
          </table:table-cell>
          <table:table-cell table:formula="of:=[.G47]-[.$B47]" office:value-type="float" office:value="0.27639627456665" calcext:value-type="float">
            <text:p>0.276396274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36084.11457" calcext:value-type="float">
            <text:p>1443136084.11457</text:p>
          </table:table-cell>
          <table:table-cell office:value-type="float" office:value="8224" calcext:value-type="float">
            <text:p>8224</text:p>
          </table:table-cell>
          <table:table-cell table:formula="of:=[.B48]-[.$B$2]" office:value-type="float" office:value="4.11438941955566" calcext:value-type="float">
            <text:p>4.1143894196</text:p>
          </table:table-cell>
          <table:table-cell table:formula="of:=[.C48]/([.D48]-[.D47])" office:value-type="float" office:value="100329.417655836" calcext:value-type="float">
            <text:p>100329.417655836</text:p>
          </table:table-cell>
          <table:table-cell/>
          <table:table-cell office:value-type="float" office:value="1443136084.39096" calcext:value-type="float">
            <text:p>1443136084.39096</text:p>
          </table:table-cell>
          <table:table-cell table:formula="of:=[.G48]-[.$B$2]" office:value-type="float" office:value="4.39078426361084" calcext:value-type="float">
            <text:p>4.3907842636</text:p>
          </table:table-cell>
          <table:table-cell table:formula="of:=[.C48]/([.H48]-[.H47])" office:value-type="float" office:value="100331.16860044" calcext:value-type="float">
            <text:p>100331.16860044</text:p>
          </table:table-cell>
          <table:table-cell table:formula="of:=[.G48]-[.$B48]" office:value-type="float" office:value="0.276394844055176" calcext:value-type="float">
            <text:p>0.276394844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36084.19655" calcext:value-type="float">
            <text:p>1443136084.19655</text:p>
          </table:table-cell>
          <table:table-cell office:value-type="float" office:value="8224" calcext:value-type="float">
            <text:p>8224</text:p>
          </table:table-cell>
          <table:table-cell table:formula="of:=[.B49]-[.$B$2]" office:value-type="float" office:value="4.19637084007263" calcext:value-type="float">
            <text:p>4.1963708401</text:p>
          </table:table-cell>
          <table:table-cell table:formula="of:=[.C49]/([.D49]-[.D48])" office:value-type="float" office:value="100315.412298789" calcext:value-type="float">
            <text:p>100315.412298789</text:p>
          </table:table-cell>
          <table:table-cell/>
          <table:table-cell office:value-type="float" office:value="1443136084.47725" calcext:value-type="float">
            <text:p>1443136084.47725</text:p>
          </table:table-cell>
          <table:table-cell table:formula="of:=[.G49]-[.$B$2]" office:value-type="float" office:value="4.47706961631775" calcext:value-type="float">
            <text:p>4.4770696163</text:p>
          </table:table-cell>
          <table:table-cell table:formula="of:=[.C49]/([.H49]-[.H48])" office:value-type="float" office:value="95311.6576800117" calcext:value-type="float">
            <text:p>95311.6576800117</text:p>
          </table:table-cell>
          <table:table-cell table:formula="of:=[.G49]-[.$B49]" office:value-type="float" office:value="0.280698776245117" calcext:value-type="float">
            <text:p>0.280698776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36084.27852" calcext:value-type="float">
            <text:p>1443136084.27852</text:p>
          </table:table-cell>
          <table:table-cell office:value-type="float" office:value="8224" calcext:value-type="float">
            <text:p>8224</text:p>
          </table:table-cell>
          <table:table-cell table:formula="of:=[.B50]-[.$B$2]" office:value-type="float" office:value="4.27833795547485" calcext:value-type="float">
            <text:p>4.2783379555</text:p>
          </table:table-cell>
          <table:table-cell table:formula="of:=[.C50]/([.D50]-[.D49])" office:value-type="float" office:value="100332.919606161" calcext:value-type="float">
            <text:p>100332.919606161</text:p>
          </table:table-cell>
          <table:table-cell/>
          <table:table-cell office:value-type="float" office:value="1443136084.63693" calcext:value-type="float">
            <text:p>1443136084.63693</text:p>
          </table:table-cell>
          <table:table-cell table:formula="of:=[.G50]-[.$B$2]" office:value-type="float" office:value="4.63675141334534" calcext:value-type="float">
            <text:p>4.6367514133</text:p>
          </table:table-cell>
          <table:table-cell table:formula="of:=[.C50]/([.H50]-[.H49])" office:value-type="float" office:value="51502.4264073078" calcext:value-type="float">
            <text:p>51502.4264073078</text:p>
          </table:table-cell>
          <table:table-cell table:formula="of:=[.G50]-[.$B50]" office:value-type="float" office:value="0.358413457870483" calcext:value-type="float">
            <text:p>0.358413457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36084.36049" calcext:value-type="float">
            <text:p>1443136084.36049</text:p>
          </table:table-cell>
          <table:table-cell office:value-type="float" office:value="8224" calcext:value-type="float">
            <text:p>8224</text:p>
          </table:table-cell>
          <table:table-cell table:formula="of:=[.B51]-[.$B$2]" office:value-type="float" office:value="4.36030769348145" calcext:value-type="float">
            <text:p>4.3603076935</text:p>
          </table:table-cell>
          <table:table-cell table:formula="of:=[.C51]/([.D51]-[.D50])" office:value-type="float" office:value="100329.709475693" calcext:value-type="float">
            <text:p>100329.709475693</text:p>
          </table:table-cell>
          <table:table-cell/>
          <table:table-cell office:value-type="float" office:value="1443136084.71887" calcext:value-type="float">
            <text:p>1443136084.71887</text:p>
          </table:table-cell>
          <table:table-cell table:formula="of:=[.G51]-[.$B$2]" office:value-type="float" office:value="4.7186930179596" calcext:value-type="float">
            <text:p>4.718693018</text:p>
          </table:table-cell>
          <table:table-cell table:formula="of:=[.C51]/([.H51]-[.H50])" office:value-type="float" office:value="100364.156141617" calcext:value-type="float">
            <text:p>100364.156141617</text:p>
          </table:table-cell>
          <table:table-cell table:formula="of:=[.G51]-[.$B51]" office:value-type="float" office:value="0.358385324478149" calcext:value-type="float">
            <text:p>0.358385324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36084.44246" calcext:value-type="float">
            <text:p>1443136084.44246</text:p>
          </table:table-cell>
          <table:table-cell office:value-type="float" office:value="8224" calcext:value-type="float">
            <text:p>8224</text:p>
          </table:table-cell>
          <table:table-cell table:formula="of:=[.B52]-[.$B$2]" office:value-type="float" office:value="4.44228315353394" calcext:value-type="float">
            <text:p>4.4422831535</text:p>
          </table:table-cell>
          <table:table-cell table:formula="of:=[.C52]/([.D52]-[.D51])" office:value-type="float" office:value="100322.706267632" calcext:value-type="float">
            <text:p>100322.706267632</text:p>
          </table:table-cell>
          <table:table-cell/>
          <table:table-cell office:value-type="float" office:value="1443136084.80081" calcext:value-type="float">
            <text:p>1443136084.80081</text:p>
          </table:table-cell>
          <table:table-cell table:formula="of:=[.G52]-[.$B$2]" office:value-type="float" office:value="4.8006329536438" calcext:value-type="float">
            <text:p>4.8006329536</text:p>
          </table:table-cell>
          <table:table-cell table:formula="of:=[.C52]/([.H52]-[.H51])" office:value-type="float" office:value="100366.200331121" calcext:value-type="float">
            <text:p>100366.200331121</text:p>
          </table:table-cell>
          <table:table-cell table:formula="of:=[.G52]-[.$B52]" office:value-type="float" office:value="0.358349800109863" calcext:value-type="float">
            <text:p>0.358349800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36084.5245" calcext:value-type="float">
            <text:p>1443136084.5245</text:p>
          </table:table-cell>
          <table:table-cell office:value-type="float" office:value="8224" calcext:value-type="float">
            <text:p>8224</text:p>
          </table:table-cell>
          <table:table-cell table:formula="of:=[.B53]-[.$B$2]" office:value-type="float" office:value="4.52432203292847" calcext:value-type="float">
            <text:p>4.5243220329</text:p>
          </table:table-cell>
          <table:table-cell table:formula="of:=[.C53]/([.D53]-[.D52])" office:value-type="float" office:value="100245.152794569" calcext:value-type="float">
            <text:p>100245.152794569</text:p>
          </table:table-cell>
          <table:table-cell/>
          <table:table-cell office:value-type="float" office:value="1443136084.88284" calcext:value-type="float">
            <text:p>1443136084.88284</text:p>
          </table:table-cell>
          <table:table-cell table:formula="of:=[.G53]-[.$B$2]" office:value-type="float" office:value="4.88265895843506" calcext:value-type="float">
            <text:p>4.8826589584</text:p>
          </table:table-cell>
          <table:table-cell table:formula="of:=[.C53]/([.H53]-[.H52])" office:value-type="float" office:value="100260.887031235" calcext:value-type="float">
            <text:p>100260.887031235</text:p>
          </table:table-cell>
          <table:table-cell table:formula="of:=[.G53]-[.$B53]" office:value-type="float" office:value="0.358336925506592" calcext:value-type="float">
            <text:p>0.358336925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36084.60646" calcext:value-type="float">
            <text:p>1443136084.60646</text:p>
          </table:table-cell>
          <table:table-cell office:value-type="float" office:value="8224" calcext:value-type="float">
            <text:p>8224</text:p>
          </table:table-cell>
          <table:table-cell table:formula="of:=[.B54]-[.$B$2]" office:value-type="float" office:value="4.60628318786621" calcext:value-type="float">
            <text:p>4.6062831879</text:p>
          </table:table-cell>
          <table:table-cell table:formula="of:=[.C54]/([.D54]-[.D53])" office:value-type="float" office:value="100340.216121244" calcext:value-type="float">
            <text:p>100340.216121244</text:p>
          </table:table-cell>
          <table:table-cell/>
          <table:table-cell office:value-type="float" office:value="1443136084.9648" calcext:value-type="float">
            <text:p>1443136084.9648</text:p>
          </table:table-cell>
          <table:table-cell table:formula="of:=[.G54]-[.$B$2]" office:value-type="float" office:value="4.96461892127991" calcext:value-type="float">
            <text:p>4.9646189213</text:p>
          </table:table-cell>
          <table:table-cell table:formula="of:=[.C54]/([.H54]-[.H53])" office:value-type="float" office:value="100341.675551612" calcext:value-type="float">
            <text:p>100341.675551612</text:p>
          </table:table-cell>
          <table:table-cell table:formula="of:=[.G54]-[.$B54]" office:value-type="float" office:value="0.358335733413696" calcext:value-type="float">
            <text:p>0.358335733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36084.68844" calcext:value-type="float">
            <text:p>1443136084.68844</text:p>
          </table:table-cell>
          <table:table-cell office:value-type="float" office:value="8224" calcext:value-type="float">
            <text:p>8224</text:p>
          </table:table-cell>
          <table:table-cell table:formula="of:=[.B55]-[.$B$2]" office:value-type="float" office:value="4.68826198577881" calcext:value-type="float">
            <text:p>4.6882619858</text:p>
          </table:table-cell>
          <table:table-cell table:formula="of:=[.C55]/([.D55]-[.D54])" office:value-type="float" office:value="100318.621514408" calcext:value-type="float">
            <text:p>100318.621514408</text:p>
          </table:table-cell>
          <table:table-cell/>
          <table:table-cell office:value-type="float" office:value="1443136085.12883" calcext:value-type="float">
            <text:p>1443136085.12883</text:p>
          </table:table-cell>
          <table:table-cell table:formula="of:=[.G55]-[.$B$2]" office:value-type="float" office:value="5.12865018844605" calcext:value-type="float">
            <text:p>5.1286501884</text:p>
          </table:table-cell>
          <table:table-cell table:formula="of:=[.C55]/([.H55]-[.H54])" office:value-type="float" office:value="50136.7827127153" calcext:value-type="float">
            <text:p>50136.7827127153</text:p>
          </table:table-cell>
          <table:table-cell table:formula="of:=[.G55]-[.$B55]" office:value-type="float" office:value="0.440388202667236" calcext:value-type="float">
            <text:p>0.440388202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36084.77041" calcext:value-type="float">
            <text:p>1443136084.77041</text:p>
          </table:table-cell>
          <table:table-cell office:value-type="float" office:value="8224" calcext:value-type="float">
            <text:p>8224</text:p>
          </table:table-cell>
          <table:table-cell table:formula="of:=[.B56]-[.$B$2]" office:value-type="float" office:value="4.77022933959961" calcext:value-type="float">
            <text:p>4.7702293396</text:p>
          </table:table-cell>
          <table:table-cell table:formula="of:=[.C56]/([.D56]-[.D55])" office:value-type="float" office:value="100332.62776763" calcext:value-type="float">
            <text:p>100332.62776763</text:p>
          </table:table-cell>
          <table:table-cell/>
          <table:table-cell office:value-type="float" office:value="1443136085.21008" calcext:value-type="float">
            <text:p>1443136085.21008</text:p>
          </table:table-cell>
          <table:table-cell table:formula="of:=[.G56]-[.$B$2]" office:value-type="float" office:value="5.20990109443665" calcext:value-type="float">
            <text:p>5.2099010944</text:p>
          </table:table-cell>
          <table:table-cell table:formula="of:=[.C56]/([.H56]-[.H55])" office:value-type="float" office:value="101217.33289905" calcext:value-type="float">
            <text:p>101217.33289905</text:p>
          </table:table-cell>
          <table:table-cell table:formula="of:=[.G56]-[.$B56]" office:value-type="float" office:value="0.439671754837036" calcext:value-type="float">
            <text:p>0.439671754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36084.85238" calcext:value-type="float">
            <text:p>1443136084.85238</text:p>
          </table:table-cell>
          <table:table-cell office:value-type="float" office:value="8224" calcext:value-type="float">
            <text:p>8224</text:p>
          </table:table-cell>
          <table:table-cell table:formula="of:=[.B57]-[.$B$2]" office:value-type="float" office:value="4.85219979286194" calcext:value-type="float">
            <text:p>4.8521997929</text:p>
          </table:table-cell>
          <table:table-cell table:formula="of:=[.C57]/([.D57]-[.D56])" office:value-type="float" office:value="100328.834021215" calcext:value-type="float">
            <text:p>100328.834021215</text:p>
          </table:table-cell>
          <table:table-cell/>
          <table:table-cell office:value-type="float" office:value="1443136085.28853" calcext:value-type="float">
            <text:p>1443136085.28853</text:p>
          </table:table-cell>
          <table:table-cell table:formula="of:=[.G57]-[.$B$2]" office:value-type="float" office:value="5.28834581375122" calcext:value-type="float">
            <text:p>5.2883458138</text:p>
          </table:table-cell>
          <table:table-cell table:formula="of:=[.C57]/([.H57]-[.H56])" office:value-type="float" office:value="104838.159558205" calcext:value-type="float">
            <text:p>104838.159558205</text:p>
          </table:table-cell>
          <table:table-cell table:formula="of:=[.G57]-[.$B57]" office:value-type="float" office:value="0.436146020889282" calcext:value-type="float">
            <text:p>0.436146020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36084.93436" calcext:value-type="float">
            <text:p>1443136084.93436</text:p>
          </table:table-cell>
          <table:table-cell office:value-type="float" office:value="8224" calcext:value-type="float">
            <text:p>8224</text:p>
          </table:table-cell>
          <table:table-cell table:formula="of:=[.B58]-[.$B$2]" office:value-type="float" office:value="4.93418288230896" calcext:value-type="float">
            <text:p>4.9341828823</text:p>
          </table:table-cell>
          <table:table-cell table:formula="of:=[.C58]/([.D58]-[.D57])" office:value-type="float" office:value="100313.370177571" calcext:value-type="float">
            <text:p>100313.370177571</text:p>
          </table:table-cell>
          <table:table-cell/>
          <table:table-cell office:value-type="float" office:value="1443136085.36697" calcext:value-type="float">
            <text:p>1443136085.36697</text:p>
          </table:table-cell>
          <table:table-cell table:formula="of:=[.G58]-[.$B$2]" office:value-type="float" office:value="5.36678743362427" calcext:value-type="float">
            <text:p>5.3667874336</text:p>
          </table:table-cell>
          <table:table-cell table:formula="of:=[.C58]/([.H58]-[.H57])" office:value-type="float" office:value="104842.301998736" calcext:value-type="float">
            <text:p>104842.301998736</text:p>
          </table:table-cell>
          <table:table-cell table:formula="of:=[.G58]-[.$B58]" office:value-type="float" office:value="0.432604551315308" calcext:value-type="float">
            <text:p>0.432604551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36085.01562" calcext:value-type="float">
            <text:p>1443136085.01562</text:p>
          </table:table-cell>
          <table:table-cell office:value-type="float" office:value="8224" calcext:value-type="float">
            <text:p>8224</text:p>
          </table:table-cell>
          <table:table-cell table:formula="of:=[.B59]-[.$B$2]" office:value-type="float" office:value="5.01543807983398" calcext:value-type="float">
            <text:p>5.0154380798</text:p>
          </table:table-cell>
          <table:table-cell table:formula="of:=[.C59]/([.D59]-[.D58])" office:value-type="float" office:value="101211.987054332" calcext:value-type="float">
            <text:p>101211.987054332</text:p>
          </table:table-cell>
          <table:table-cell/>
          <table:table-cell office:value-type="float" office:value="1443136085.44551" calcext:value-type="float">
            <text:p>1443136085.44551</text:p>
          </table:table-cell>
          <table:table-cell table:formula="of:=[.G59]-[.$B$2]" office:value-type="float" office:value="5.44533061981201" calcext:value-type="float">
            <text:p>5.4453306198</text:p>
          </table:table-cell>
          <table:table-cell table:formula="of:=[.C59]/([.H59]-[.H58])" office:value-type="float" office:value="104706.727587316" calcext:value-type="float">
            <text:p>104706.727587316</text:p>
          </table:table-cell>
          <table:table-cell table:formula="of:=[.G59]-[.$B59]" office:value-type="float" office:value="0.429892539978027" calcext:value-type="float">
            <text:p>0.4298925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36085.09409" calcext:value-type="float">
            <text:p>1443136085.09409</text:p>
          </table:table-cell>
          <table:table-cell office:value-type="float" office:value="8224" calcext:value-type="float">
            <text:p>8224</text:p>
          </table:table-cell>
          <table:table-cell table:formula="of:=[.B60]-[.$B$2]" office:value-type="float" office:value="5.09390449523926" calcext:value-type="float">
            <text:p>5.0939044952</text:p>
          </table:table-cell>
          <table:table-cell table:formula="of:=[.C60]/([.D60]-[.D59])" office:value-type="float" office:value="104809.171637619" calcext:value-type="float">
            <text:p>104809.171637619</text:p>
          </table:table-cell>
          <table:table-cell/>
          <table:table-cell office:value-type="float" office:value="1443136085.52405" calcext:value-type="float">
            <text:p>1443136085.52405</text:p>
          </table:table-cell>
          <table:table-cell table:formula="of:=[.G60]-[.$B$2]" office:value-type="float" office:value="5.52386856079102" calcext:value-type="float">
            <text:p>5.5238685608</text:p>
          </table:table-cell>
          <table:table-cell table:formula="of:=[.C60]/([.H60]-[.H59])" office:value-type="float" office:value="104713.720495914" calcext:value-type="float">
            <text:p>104713.720495914</text:p>
          </table:table-cell>
          <table:table-cell table:formula="of:=[.G60]-[.$B60]" office:value-type="float" office:value="0.429964065551758" calcext:value-type="float">
            <text:p>0.429964065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36085.17255" calcext:value-type="float">
            <text:p>1443136085.17255</text:p>
          </table:table-cell>
          <table:table-cell office:value-type="float" office:value="8224" calcext:value-type="float">
            <text:p>8224</text:p>
          </table:table-cell>
          <table:table-cell table:formula="of:=[.B61]-[.$B$2]" office:value-type="float" office:value="5.17236661911011" calcext:value-type="float">
            <text:p>5.1723666191</text:p>
          </table:table-cell>
          <table:table-cell table:formula="of:=[.C61]/([.D61]-[.D60])" office:value-type="float" office:value="104814.904240126" calcext:value-type="float">
            <text:p>104814.904240126</text:p>
          </table:table-cell>
          <table:table-cell/>
          <table:table-cell office:value-type="float" office:value="1443136085.60245" calcext:value-type="float">
            <text:p>1443136085.60245</text:p>
          </table:table-cell>
          <table:table-cell table:formula="of:=[.G61]-[.$B$2]" office:value-type="float" office:value="5.60226583480835" calcext:value-type="float">
            <text:p>5.6022658348</text:p>
          </table:table-cell>
          <table:table-cell table:formula="of:=[.C61]/([.H61]-[.H60])" office:value-type="float" office:value="104901.60663216" calcext:value-type="float">
            <text:p>104901.60663216</text:p>
          </table:table-cell>
          <table:table-cell table:formula="of:=[.G61]-[.$B61]" office:value-type="float" office:value="0.429899215698242" calcext:value-type="float">
            <text:p>0.429899215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36085.25101" calcext:value-type="float">
            <text:p>1443136085.25101</text:p>
          </table:table-cell>
          <table:table-cell office:value-type="float" office:value="8224" calcext:value-type="float">
            <text:p>8224</text:p>
          </table:table-cell>
          <table:table-cell table:formula="of:=[.B62]-[.$B$2]" office:value-type="float" office:value="5.25082516670227" calcext:value-type="float">
            <text:p>5.2508251667</text:p>
          </table:table-cell>
          <table:table-cell table:formula="of:=[.C62]/([.D62]-[.D61])" office:value-type="float" office:value="104819.681887936" calcext:value-type="float">
            <text:p>104819.681887936</text:p>
          </table:table-cell>
          <table:table-cell/>
          <table:table-cell office:value-type="float" office:value="1443136085.68083" calcext:value-type="float">
            <text:p>1443136085.68083</text:p>
          </table:table-cell>
          <table:table-cell table:formula="of:=[.G62]-[.$B$2]" office:value-type="float" office:value="5.68064975738525" calcext:value-type="float">
            <text:p>5.6806497574</text:p>
          </table:table-cell>
          <table:table-cell table:formula="of:=[.C62]/([.H62]-[.H61])" office:value-type="float" office:value="104919.474933539" calcext:value-type="float">
            <text:p>104919.474933539</text:p>
          </table:table-cell>
          <table:table-cell table:formula="of:=[.G62]-[.$B62]" office:value-type="float" office:value="0.429824590682983" calcext:value-type="float">
            <text:p>0.429824590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36085.32948" calcext:value-type="float">
            <text:p>1443136085.32948</text:p>
          </table:table-cell>
          <table:table-cell office:value-type="float" office:value="8224" calcext:value-type="float">
            <text:p>8224</text:p>
          </table:table-cell>
          <table:table-cell table:formula="of:=[.B63]-[.$B$2]" office:value-type="float" office:value="5.32929563522339" calcext:value-type="float">
            <text:p>5.3292956352</text:p>
          </table:table-cell>
          <table:table-cell table:formula="of:=[.C63]/([.D63]-[.D62])" office:value-type="float" office:value="104803.758088774" calcext:value-type="float">
            <text:p>104803.758088774</text:p>
          </table:table-cell>
          <table:table-cell/>
          <table:table-cell office:value-type="float" office:value="1443136085.75929" calcext:value-type="float">
            <text:p>1443136085.75929</text:p>
          </table:table-cell>
          <table:table-cell table:formula="of:=[.G63]-[.$B$2]" office:value-type="float" office:value="5.75911140441895" calcext:value-type="float">
            <text:p>5.7591114044</text:p>
          </table:table-cell>
          <table:table-cell table:formula="of:=[.C63]/([.H63]-[.H62])" office:value-type="float" office:value="104815.54123467" calcext:value-type="float">
            <text:p>104815.54123467</text:p>
          </table:table-cell>
          <table:table-cell table:formula="of:=[.G63]-[.$B63]" office:value-type="float" office:value="0.429815769195557" calcext:value-type="float">
            <text:p>0.429815769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36085.40794" calcext:value-type="float">
            <text:p>1443136085.40794</text:p>
          </table:table-cell>
          <table:table-cell office:value-type="float" office:value="8224" calcext:value-type="float">
            <text:p>8224</text:p>
          </table:table-cell>
          <table:table-cell table:formula="of:=[.B64]-[.$B$2]" office:value-type="float" office:value="5.40775489807129" calcext:value-type="float">
            <text:p>5.4077548981</text:p>
          </table:table-cell>
          <table:table-cell table:formula="of:=[.C64]/([.D64]-[.D63])" office:value-type="float" office:value="104818.72632353" calcext:value-type="float">
            <text:p>104818.72632353</text:p>
          </table:table-cell>
          <table:table-cell/>
          <table:table-cell office:value-type="float" office:value="1443136085.83779" calcext:value-type="float">
            <text:p>1443136085.83779</text:p>
          </table:table-cell>
          <table:table-cell table:formula="of:=[.G64]-[.$B$2]" office:value-type="float" office:value="5.83760857582092" calcext:value-type="float">
            <text:p>5.8376085758</text:p>
          </table:table-cell>
          <table:table-cell table:formula="of:=[.C64]/([.H64]-[.H63])" office:value-type="float" office:value="104768.106329406" calcext:value-type="float">
            <text:p>104768.106329406</text:p>
          </table:table-cell>
          <table:table-cell table:formula="of:=[.G64]-[.$B64]" office:value-type="float" office:value="0.429853677749634" calcext:value-type="float">
            <text:p>0.429853677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36085.48639" calcext:value-type="float">
            <text:p>1443136085.48639</text:p>
          </table:table-cell>
          <table:table-cell office:value-type="float" office:value="8224" calcext:value-type="float">
            <text:p>8224</text:p>
          </table:table-cell>
          <table:table-cell table:formula="of:=[.B65]-[.$B$2]" office:value-type="float" office:value="5.48621392250061" calcext:value-type="float">
            <text:p>5.4862139225</text:p>
          </table:table-cell>
          <table:table-cell table:formula="of:=[.C65]/([.D65]-[.D64])" office:value-type="float" office:value="104819.044843063" calcext:value-type="float">
            <text:p>104819.044843063</text:p>
          </table:table-cell>
          <table:table-cell/>
          <table:table-cell office:value-type="float" office:value="1443136085.91626" calcext:value-type="float">
            <text:p>1443136085.91626</text:p>
          </table:table-cell>
          <table:table-cell table:formula="of:=[.G65]-[.$B$2]" office:value-type="float" office:value="5.91607475280762" calcext:value-type="float">
            <text:p>5.9160747528</text:p>
          </table:table-cell>
          <table:table-cell table:formula="of:=[.C65]/([.H65]-[.H64])" office:value-type="float" office:value="104809.490099085" calcext:value-type="float">
            <text:p>104809.490099085</text:p>
          </table:table-cell>
          <table:table-cell table:formula="of:=[.G65]-[.$B65]" office:value-type="float" office:value="0.429860830307007" calcext:value-type="float">
            <text:p>0.429860830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36085.56486" calcext:value-type="float">
            <text:p>1443136085.56486</text:p>
          </table:table-cell>
          <table:table-cell office:value-type="float" office:value="8224" calcext:value-type="float">
            <text:p>8224</text:p>
          </table:table-cell>
          <table:table-cell table:formula="of:=[.B66]-[.$B$2]" office:value-type="float" office:value="5.56467652320862" calcext:value-type="float">
            <text:p>5.5646765232</text:p>
          </table:table-cell>
          <table:table-cell table:formula="of:=[.C66]/([.D66]-[.D65])" office:value-type="float" office:value="104814.267253324" calcext:value-type="float">
            <text:p>104814.267253324</text:p>
          </table:table-cell>
          <table:table-cell/>
          <table:table-cell office:value-type="float" office:value="1443136085.99497" calcext:value-type="float">
            <text:p>1443136085.99497</text:p>
          </table:table-cell>
          <table:table-cell table:formula="of:=[.G66]-[.$B$2]" office:value-type="float" office:value="5.99478960037231" calcext:value-type="float">
            <text:p>5.9947896004</text:p>
          </table:table-cell>
          <table:table-cell table:formula="of:=[.C66]/([.H66]-[.H65])" office:value-type="float" office:value="104478.383106066" calcext:value-type="float">
            <text:p>104478.383106066</text:p>
          </table:table-cell>
          <table:table-cell table:formula="of:=[.G66]-[.$B66]" office:value-type="float" office:value="0.430113077163696" calcext:value-type="float">
            <text:p>0.430113077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36085.64333" calcext:value-type="float">
            <text:p>1443136085.64333</text:p>
          </table:table-cell>
          <table:table-cell office:value-type="float" office:value="8224" calcext:value-type="float">
            <text:p>8224</text:p>
          </table:table-cell>
          <table:table-cell table:formula="of:=[.B67]-[.$B$2]" office:value-type="float" office:value="5.64315366744995" calcext:value-type="float">
            <text:p>5.6431536674</text:p>
          </table:table-cell>
          <table:table-cell table:formula="of:=[.C67]/([.D67]-[.D66])" office:value-type="float" office:value="104794.842874373" calcext:value-type="float">
            <text:p>104794.842874373</text:p>
          </table:table-cell>
          <table:table-cell/>
          <table:table-cell office:value-type="float" office:value="1443136086.07319" calcext:value-type="float">
            <text:p>1443136086.07319</text:p>
          </table:table-cell>
          <table:table-cell table:formula="of:=[.G67]-[.$B$2]" office:value-type="float" office:value="6.0730082988739" calcext:value-type="float">
            <text:p>6.0730082989</text:p>
          </table:table-cell>
          <table:table-cell table:formula="of:=[.C67]/([.H67]-[.H66])" office:value-type="float" office:value="105141.099986893" calcext:value-type="float">
            <text:p>105141.099986893</text:p>
          </table:table-cell>
          <table:table-cell table:formula="of:=[.G67]-[.$B67]" office:value-type="float" office:value="0.42985463142395" calcext:value-type="float">
            <text:p>0.429854631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36085.72185" calcext:value-type="float">
            <text:p>1443136085.72185</text:p>
          </table:table-cell>
          <table:table-cell office:value-type="float" office:value="8224" calcext:value-type="float">
            <text:p>8224</text:p>
          </table:table-cell>
          <table:table-cell table:formula="of:=[.B68]-[.$B$2]" office:value-type="float" office:value="5.72166538238525" calcext:value-type="float">
            <text:p>5.7216653824</text:p>
          </table:table-cell>
          <table:table-cell table:formula="of:=[.C68]/([.D68]-[.D67])" office:value-type="float" office:value="104748.699054363" calcext:value-type="float">
            <text:p>104748.699054363</text:p>
          </table:table-cell>
          <table:table-cell/>
          <table:table-cell office:value-type="float" office:value="1443136086.15158" calcext:value-type="float">
            <text:p>1443136086.15158</text:p>
          </table:table-cell>
          <table:table-cell table:formula="of:=[.G68]-[.$B$2]" office:value-type="float" office:value="6.15139985084534" calcext:value-type="float">
            <text:p>6.1513998508</text:p>
          </table:table-cell>
          <table:table-cell table:formula="of:=[.C68]/([.H68]-[.H67])" office:value-type="float" office:value="104909.263730315" calcext:value-type="float">
            <text:p>104909.263730315</text:p>
          </table:table-cell>
          <table:table-cell table:formula="of:=[.G68]-[.$B68]" office:value-type="float" office:value="0.429734468460083" calcext:value-type="float">
            <text:p>0.429734468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36085.8003" calcext:value-type="float">
            <text:p>1443136085.8003</text:p>
          </table:table-cell>
          <table:table-cell office:value-type="float" office:value="8224" calcext:value-type="float">
            <text:p>8224</text:p>
          </table:table-cell>
          <table:table-cell table:formula="of:=[.B69]-[.$B$2]" office:value-type="float" office:value="5.800124168396" calcext:value-type="float">
            <text:p>5.8001241684</text:p>
          </table:table-cell>
          <table:table-cell table:formula="of:=[.C69]/([.D69]-[.D68])" office:value-type="float" office:value="104819.363364531" calcext:value-type="float">
            <text:p>104819.363364531</text:p>
          </table:table-cell>
          <table:table-cell/>
          <table:table-cell office:value-type="float" office:value="1443136086.22852" calcext:value-type="float">
            <text:p>1443136086.22852</text:p>
          </table:table-cell>
          <table:table-cell table:formula="of:=[.G69]-[.$B$2]" office:value-type="float" office:value="6.22834157943726" calcext:value-type="float">
            <text:p>6.2283415794</text:p>
          </table:table-cell>
          <table:table-cell table:formula="of:=[.C69]/([.H69]-[.H68])" office:value-type="float" office:value="106886.083150252" calcext:value-type="float">
            <text:p>106886.083150252</text:p>
          </table:table-cell>
          <table:table-cell table:formula="of:=[.G69]-[.$B69]" office:value-type="float" office:value="0.42821741104126" calcext:value-type="float">
            <text:p>0.42821741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36085.87875" calcext:value-type="float">
            <text:p>1443136085.87875</text:p>
          </table:table-cell>
          <table:table-cell office:value-type="float" office:value="8224" calcext:value-type="float">
            <text:p>8224</text:p>
          </table:table-cell>
          <table:table-cell table:formula="of:=[.B70]-[.$B$2]" office:value-type="float" office:value="5.87857222557068" calcext:value-type="float">
            <text:p>5.8785722256</text:p>
          </table:table-cell>
          <table:table-cell table:formula="of:=[.C70]/([.D70]-[.D69])" office:value-type="float" office:value="104833.698834471" calcext:value-type="float">
            <text:p>104833.698834471</text:p>
          </table:table-cell>
          <table:table-cell/>
          <table:table-cell office:value-type="float" office:value="1443136086.30348" calcext:value-type="float">
            <text:p>1443136086.30348</text:p>
          </table:table-cell>
          <table:table-cell table:formula="of:=[.G70]-[.$B$2]" office:value-type="float" office:value="6.30330228805542" calcext:value-type="float">
            <text:p>6.3033022881</text:p>
          </table:table-cell>
          <table:table-cell table:formula="of:=[.C70]/([.H70]-[.H69])" office:value-type="float" office:value="109710.809190606" calcext:value-type="float">
            <text:p>109710.809190606</text:p>
          </table:table-cell>
          <table:table-cell table:formula="of:=[.G70]-[.$B70]" office:value-type="float" office:value="0.424730062484741" calcext:value-type="float">
            <text:p>0.424730062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36085.95723" calcext:value-type="float">
            <text:p>1443136085.95723</text:p>
          </table:table-cell>
          <table:table-cell office:value-type="float" office:value="8224" calcext:value-type="float">
            <text:p>8224</text:p>
          </table:table-cell>
          <table:table-cell table:formula="of:=[.B71]-[.$B$2]" office:value-type="float" office:value="5.95705032348633" calcext:value-type="float">
            <text:p>5.9570503235</text:p>
          </table:table-cell>
          <table:table-cell table:formula="of:=[.C71]/([.D71]-[.D70])" office:value-type="float" office:value="104793.569396131" calcext:value-type="float">
            <text:p>104793.569396131</text:p>
          </table:table-cell>
          <table:table-cell/>
          <table:table-cell office:value-type="float" office:value="1443136086.37837" calcext:value-type="float">
            <text:p>1443136086.37837</text:p>
          </table:table-cell>
          <table:table-cell table:formula="of:=[.G71]-[.$B$2]" office:value-type="float" office:value="6.37818479537964" calcext:value-type="float">
            <text:p>6.3781847954</text:p>
          </table:table-cell>
          <table:table-cell table:formula="of:=[.C71]/([.H71]-[.H70])" office:value-type="float" office:value="109825.382373917" calcext:value-type="float">
            <text:p>109825.382373917</text:p>
          </table:table-cell>
          <table:table-cell table:formula="of:=[.G71]-[.$B71]" office:value-type="float" office:value="0.421134471893311" calcext:value-type="float">
            <text:p>0.421134471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36086.03409" calcext:value-type="float">
            <text:p>1443136086.03409</text:p>
          </table:table-cell>
          <table:table-cell office:value-type="float" office:value="8224" calcext:value-type="float">
            <text:p>8224</text:p>
          </table:table-cell>
          <table:table-cell table:formula="of:=[.B72]-[.$B$2]" office:value-type="float" office:value="6.03390717506409" calcext:value-type="float">
            <text:p>6.0339071751</text:p>
          </table:table-cell>
          <table:table-cell table:formula="of:=[.C72]/([.D72]-[.D71])" office:value-type="float" office:value="107004.123004954" calcext:value-type="float">
            <text:p>107004.123004954</text:p>
          </table:table-cell>
          <table:table-cell/>
          <table:table-cell office:value-type="float" office:value="1443136086.45325" calcext:value-type="float">
            <text:p>1443136086.45325</text:p>
          </table:table-cell>
          <table:table-cell table:formula="of:=[.G72]-[.$B$2]" office:value-type="float" office:value="6.4530713558197" calcext:value-type="float">
            <text:p>6.4530713558</text:p>
          </table:table-cell>
          <table:table-cell table:formula="of:=[.C72]/([.H72]-[.H71])" office:value-type="float" office:value="109819.438249967" calcext:value-type="float">
            <text:p>109819.438249967</text:p>
          </table:table-cell>
          <table:table-cell table:formula="of:=[.G72]-[.$B72]" office:value-type="float" office:value="0.419164180755615" calcext:value-type="float">
            <text:p>0.419164180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36086.10899" calcext:value-type="float">
            <text:p>1443136086.10899</text:p>
          </table:table-cell>
          <table:table-cell office:value-type="float" office:value="8224" calcext:value-type="float">
            <text:p>8224</text:p>
          </table:table-cell>
          <table:table-cell table:formula="of:=[.B73]-[.$B$2]" office:value-type="float" office:value="6.10880708694458" calcext:value-type="float">
            <text:p>6.1088070869</text:p>
          </table:table-cell>
          <table:table-cell table:formula="of:=[.C73]/([.D73]-[.D72])" office:value-type="float" office:value="109799.862156338" calcext:value-type="float">
            <text:p>109799.862156338</text:p>
          </table:table-cell>
          <table:table-cell/>
          <table:table-cell office:value-type="float" office:value="1443136086.52808" calcext:value-type="float">
            <text:p>1443136086.52808</text:p>
          </table:table-cell>
          <table:table-cell table:formula="of:=[.G73]-[.$B$2]" office:value-type="float" office:value="6.52789568901062" calcext:value-type="float">
            <text:p>6.527895689</text:p>
          </table:table-cell>
          <table:table-cell table:formula="of:=[.C73]/([.H73]-[.H72])" office:value-type="float" office:value="109910.768987624" calcext:value-type="float">
            <text:p>109910.768987624</text:p>
          </table:table-cell>
          <table:table-cell table:formula="of:=[.G73]-[.$B73]" office:value-type="float" office:value="0.41908860206604" calcext:value-type="float">
            <text:p>0.419088602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36086.18389" calcext:value-type="float">
            <text:p>1443136086.18389</text:p>
          </table:table-cell>
          <table:table-cell office:value-type="float" office:value="8224" calcext:value-type="float">
            <text:p>8224</text:p>
          </table:table-cell>
          <table:table-cell table:formula="of:=[.B74]-[.$B$2]" office:value-type="float" office:value="6.18371033668518" calcext:value-type="float">
            <text:p>6.1837103367</text:p>
          </table:table-cell>
          <table:table-cell table:formula="of:=[.C74]/([.D74]-[.D73])" office:value-type="float" office:value="109794.969223375" calcext:value-type="float">
            <text:p>109794.969223375</text:p>
          </table:table-cell>
          <table:table-cell/>
          <table:table-cell office:value-type="float" office:value="1443136086.60299" calcext:value-type="float">
            <text:p>1443136086.60299</text:p>
          </table:table-cell>
          <table:table-cell table:formula="of:=[.G74]-[.$B$2]" office:value-type="float" office:value="6.60280728340149" calcext:value-type="float">
            <text:p>6.6028072834</text:p>
          </table:table-cell>
          <table:table-cell table:formula="of:=[.C74]/([.H74]-[.H73])" office:value-type="float" office:value="109782.738798607" calcext:value-type="float">
            <text:p>109782.738798607</text:p>
          </table:table-cell>
          <table:table-cell table:formula="of:=[.G74]-[.$B74]" office:value-type="float" office:value="0.419096946716309" calcext:value-type="float">
            <text:p>0.419096946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36086.2588" calcext:value-type="float">
            <text:p>1443136086.2588</text:p>
          </table:table-cell>
          <table:table-cell office:value-type="float" office:value="8224" calcext:value-type="float">
            <text:p>8224</text:p>
          </table:table-cell>
          <table:table-cell table:formula="of:=[.B75]-[.$B$2]" office:value-type="float" office:value="6.25861477851868" calcext:value-type="float">
            <text:p>6.2586147785</text:p>
          </table:table-cell>
          <table:table-cell table:formula="of:=[.C75]/([.D75]-[.D74])" office:value-type="float" office:value="109793.221852998" calcext:value-type="float">
            <text:p>109793.221852998</text:p>
          </table:table-cell>
          <table:table-cell/>
          <table:table-cell office:value-type="float" office:value="1443136086.67801" calcext:value-type="float">
            <text:p>1443136086.67801</text:p>
          </table:table-cell>
          <table:table-cell table:formula="of:=[.G75]-[.$B$2]" office:value-type="float" office:value="6.67783308029175" calcext:value-type="float">
            <text:p>6.6778330803</text:p>
          </table:table-cell>
          <table:table-cell table:formula="of:=[.C75]/([.H75]-[.H74])" office:value-type="float" office:value="109615.630101595" calcext:value-type="float">
            <text:p>109615.630101595</text:p>
          </table:table-cell>
          <table:table-cell table:formula="of:=[.G75]-[.$B75]" office:value-type="float" office:value="0.419218301773071" calcext:value-type="float">
            <text:p>0.419218301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36086.33373" calcext:value-type="float">
            <text:p>1443136086.33373</text:p>
          </table:table-cell>
          <table:table-cell office:value-type="float" office:value="8224" calcext:value-type="float">
            <text:p>8224</text:p>
          </table:table-cell>
          <table:table-cell table:formula="of:=[.B76]-[.$B$2]" office:value-type="float" office:value="6.33355236053467" calcext:value-type="float">
            <text:p>6.3335523605</text:p>
          </table:table-cell>
          <table:table-cell table:formula="of:=[.C76]/([.D76]-[.D75])" office:value-type="float" office:value="109744.667211774" calcext:value-type="float">
            <text:p>109744.667211774</text:p>
          </table:table-cell>
          <table:table-cell/>
          <table:table-cell office:value-type="float" office:value="1443136086.75291" calcext:value-type="float">
            <text:p>1443136086.75291</text:p>
          </table:table-cell>
          <table:table-cell table:formula="of:=[.G76]-[.$B$2]" office:value-type="float" office:value="6.75272822380066" calcext:value-type="float">
            <text:p>6.7527282238</text:p>
          </table:table-cell>
          <table:table-cell table:formula="of:=[.C76]/([.H76]-[.H75])" office:value-type="float" office:value="109806.852817119" calcext:value-type="float">
            <text:p>109806.852817119</text:p>
          </table:table-cell>
          <table:table-cell table:formula="of:=[.G76]-[.$B76]" office:value-type="float" office:value="0.419175863265991" calcext:value-type="float">
            <text:p>0.419175863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36086.40864" calcext:value-type="float">
            <text:p>1443136086.40864</text:p>
          </table:table-cell>
          <table:table-cell office:value-type="float" office:value="8224" calcext:value-type="float">
            <text:p>8224</text:p>
          </table:table-cell>
          <table:table-cell table:formula="of:=[.B77]-[.$B$2]" office:value-type="float" office:value="6.40846300125122" calcext:value-type="float">
            <text:p>6.4084630013</text:p>
          </table:table-cell>
          <table:table-cell table:formula="of:=[.C77]/([.D77]-[.D76])" office:value-type="float" office:value="109784.136423529" calcext:value-type="float">
            <text:p>109784.136423529</text:p>
          </table:table-cell>
          <table:table-cell/>
          <table:table-cell office:value-type="float" office:value="1443136086.82776" calcext:value-type="float">
            <text:p>1443136086.82776</text:p>
          </table:table-cell>
          <table:table-cell table:formula="of:=[.G77]-[.$B$2]" office:value-type="float" office:value="6.8275797367096" calcext:value-type="float">
            <text:p>6.8275797367</text:p>
          </table:table-cell>
          <table:table-cell table:formula="of:=[.C77]/([.H77]-[.H76])" office:value-type="float" office:value="109870.858722727" calcext:value-type="float">
            <text:p>109870.858722727</text:p>
          </table:table-cell>
          <table:table-cell table:formula="of:=[.G77]-[.$B77]" office:value-type="float" office:value="0.419116735458374" calcext:value-type="float">
            <text:p>0.419116735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36086.48357" calcext:value-type="float">
            <text:p>1443136086.48357</text:p>
          </table:table-cell>
          <table:table-cell office:value-type="float" office:value="8224" calcext:value-type="float">
            <text:p>8224</text:p>
          </table:table-cell>
          <table:table-cell table:formula="of:=[.B78]-[.$B$2]" office:value-type="float" office:value="6.48338580131531" calcext:value-type="float">
            <text:p>6.4833858013</text:p>
          </table:table-cell>
          <table:table-cell table:formula="of:=[.C78]/([.D78]-[.D77])" office:value-type="float" office:value="109766.319370945" calcext:value-type="float">
            <text:p>109766.319370945</text:p>
          </table:table-cell>
          <table:table-cell/>
          <table:table-cell office:value-type="float" office:value="1443136086.90277" calcext:value-type="float">
            <text:p>1443136086.90277</text:p>
          </table:table-cell>
          <table:table-cell table:formula="of:=[.G78]-[.$B$2]" office:value-type="float" office:value="6.9025936126709" calcext:value-type="float">
            <text:p>6.9025936127</text:p>
          </table:table-cell>
          <table:table-cell table:formula="of:=[.C78]/([.H78]-[.H77])" office:value-type="float" office:value="109633.049813909" calcext:value-type="float">
            <text:p>109633.049813909</text:p>
          </table:table-cell>
          <table:table-cell table:formula="of:=[.G78]-[.$B78]" office:value-type="float" office:value="0.419207811355591" calcext:value-type="float">
            <text:p>0.419207811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36086.55846" calcext:value-type="float">
            <text:p>1443136086.55846</text:p>
          </table:table-cell>
          <table:table-cell office:value-type="float" office:value="8224" calcext:value-type="float">
            <text:p>8224</text:p>
          </table:table-cell>
          <table:table-cell table:formula="of:=[.B79]-[.$B$2]" office:value-type="float" office:value="6.5582811832428" calcext:value-type="float">
            <text:p>6.5582811832</text:p>
          </table:table-cell>
          <table:table-cell table:formula="of:=[.C79]/([.D79]-[.D78])" office:value-type="float" office:value="109806.503262939" calcext:value-type="float">
            <text:p>109806.503262939</text:p>
          </table:table-cell>
          <table:table-cell/>
          <table:table-cell office:value-type="float" office:value="1443136086.97773" calcext:value-type="float">
            <text:p>1443136086.97773</text:p>
          </table:table-cell>
          <table:table-cell table:formula="of:=[.G79]-[.$B$2]" office:value-type="float" office:value="6.97755146026611" calcext:value-type="float">
            <text:p>6.9775514603</text:p>
          </table:table-cell>
          <table:table-cell table:formula="of:=[.C79]/([.H79]-[.H78])" office:value-type="float" office:value="109714.996679347" calcext:value-type="float">
            <text:p>109714.996679347</text:p>
          </table:table-cell>
          <table:table-cell table:formula="of:=[.G79]-[.$B79]" office:value-type="float" office:value="0.419270277023315" calcext:value-type="float">
            <text:p>0.41927027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36086.63337" calcext:value-type="float">
            <text:p>1443136086.63337</text:p>
          </table:table-cell>
          <table:table-cell office:value-type="float" office:value="8224" calcext:value-type="float">
            <text:p>8224</text:p>
          </table:table-cell>
          <table:table-cell table:formula="of:=[.B80]-[.$B$2]" office:value-type="float" office:value="6.63319158554077" calcext:value-type="float">
            <text:p>6.6331915855</text:p>
          </table:table-cell>
          <table:table-cell table:formula="of:=[.C80]/([.D80]-[.D79])" office:value-type="float" office:value="109784.48583532" calcext:value-type="float">
            <text:p>109784.48583532</text:p>
          </table:table-cell>
          <table:table-cell/>
          <table:table-cell office:value-type="float" office:value="1443136090.00104" calcext:value-type="float">
            <text:p>1443136090.00104</text:p>
          </table:table-cell>
          <table:table-cell table:formula="of:=[.G80]-[.$B$2]" office:value-type="float" office:value="10.0008554458618" calcext:value-type="float">
            <text:p>10.0008554459</text:p>
          </table:table-cell>
          <table:table-cell table:formula="of:=[.C80]/([.H80]-[.H79])" office:value-type="float" office:value="2720.20281095868" calcext:value-type="float">
            <text:p>2720.2028109587</text:p>
          </table:table-cell>
          <table:table-cell table:formula="of:=[.G80]-[.$B80]" office:value-type="float" office:value="3.36766386032104" calcext:value-type="float">
            <text:p>3.367663860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36086.70828" calcext:value-type="float">
            <text:p>1443136086.70828</text:p>
          </table:table-cell>
          <table:table-cell office:value-type="float" office:value="8224" calcext:value-type="float">
            <text:p>8224</text:p>
          </table:table-cell>
          <table:table-cell table:formula="of:=[.B81]-[.$B$2]" office:value-type="float" office:value="6.70809745788574" calcext:value-type="float">
            <text:p>6.7080974579</text:p>
          </table:table-cell>
          <table:table-cell table:formula="of:=[.C81]/([.D81]-[.D80])" office:value-type="float" office:value="109791.12508196" calcext:value-type="float">
            <text:p>109791.12508196</text:p>
          </table:table-cell>
          <table:table-cell/>
          <table:table-cell office:value-type="float" office:value="1443136090.99463" calcext:value-type="float">
            <text:p>1443136090.99463</text:p>
          </table:table-cell>
          <table:table-cell table:formula="of:=[.G81]-[.$B$2]" office:value-type="float" office:value="10.9944467544556" calcext:value-type="float">
            <text:p>10.9944467545</text:p>
          </table:table-cell>
          <table:table-cell table:formula="of:=[.C81]/([.H81]-[.H80])" office:value-type="float" office:value="8277.04502733583" calcext:value-type="float">
            <text:p>8277.0450273358</text:p>
          </table:table-cell>
          <table:table-cell table:formula="of:=[.G81]-[.$B81]" office:value-type="float" office:value="4.28634929656982" calcext:value-type="float">
            <text:p>4.286349296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36086.78318" calcext:value-type="float">
            <text:p>1443136086.78318</text:p>
          </table:table-cell>
          <table:table-cell office:value-type="float" office:value="8224" calcext:value-type="float">
            <text:p>8224</text:p>
          </table:table-cell>
          <table:table-cell table:formula="of:=[.B82]-[.$B$2]" office:value-type="float" office:value="6.78300404548645" calcext:value-type="float">
            <text:p>6.7830040455</text:p>
          </table:table-cell>
          <table:table-cell table:formula="of:=[.C82]/([.D82]-[.D81])" office:value-type="float" office:value="109790.076726473" calcext:value-type="float">
            <text:p>109790.076726473</text:p>
          </table:table-cell>
          <table:table-cell/>
          <table:table-cell office:value-type="float" office:value="1443136091.0947" calcext:value-type="float">
            <text:p>1443136091.0947</text:p>
          </table:table-cell>
          <table:table-cell table:formula="of:=[.G82]-[.$B$2]" office:value-type="float" office:value="11.0945224761963" calcext:value-type="float">
            <text:p>11.0945224762</text:p>
          </table:table-cell>
          <table:table-cell table:formula="of:=[.C82]/([.H82]-[.H81])" office:value-type="float" office:value="82177.7735593737" calcext:value-type="float">
            <text:p>82177.7735593737</text:p>
          </table:table-cell>
          <table:table-cell table:formula="of:=[.G82]-[.$B82]" office:value-type="float" office:value="4.31151843070984" calcext:value-type="float">
            <text:p>4.3115184307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36086.8581" calcext:value-type="float">
            <text:p>1443136086.8581</text:p>
          </table:table-cell>
          <table:table-cell office:value-type="float" office:value="8224" calcext:value-type="float">
            <text:p>8224</text:p>
          </table:table-cell>
          <table:table-cell table:formula="of:=[.B83]-[.$B$2]" office:value-type="float" office:value="6.85791707038879" calcext:value-type="float">
            <text:p>6.8579170704</text:p>
          </table:table-cell>
          <table:table-cell table:formula="of:=[.C83]/([.D83]-[.D82])" office:value-type="float" office:value="109780.642427946" calcext:value-type="float">
            <text:p>109780.642427946</text:p>
          </table:table-cell>
          <table:table-cell/>
          <table:table-cell office:value-type="float" office:value="1443136091.19219" calcext:value-type="float">
            <text:p>1443136091.19219</text:p>
          </table:table-cell>
          <table:table-cell table:formula="of:=[.G83]-[.$B$2]" office:value-type="float" office:value="11.1920058727264" calcext:value-type="float">
            <text:p>11.1920058727</text:p>
          </table:table-cell>
          <table:table-cell table:formula="of:=[.C83]/([.H83]-[.H82])" office:value-type="float" office:value="84363.0843069398" calcext:value-type="float">
            <text:p>84363.0843069398</text:p>
          </table:table-cell>
          <table:table-cell table:formula="of:=[.G83]-[.$B83]" office:value-type="float" office:value="4.33408880233765" calcext:value-type="float">
            <text:p>4.334088802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36086.93301" calcext:value-type="float">
            <text:p>1443136086.93301</text:p>
          </table:table-cell>
          <table:table-cell office:value-type="float" office:value="8224" calcext:value-type="float">
            <text:p>8224</text:p>
          </table:table-cell>
          <table:table-cell table:formula="of:=[.B84]-[.$B$2]" office:value-type="float" office:value="6.93282771110535" calcext:value-type="float">
            <text:p>6.9328277111</text:p>
          </table:table-cell>
          <table:table-cell table:formula="of:=[.C84]/([.D84]-[.D83])" office:value-type="float" office:value="109784.136423529" calcext:value-type="float">
            <text:p>109784.136423529</text:p>
          </table:table-cell>
          <table:table-cell/>
          <table:table-cell office:value-type="float" office:value="1443136091.24177" calcext:value-type="float">
            <text:p>1443136091.24177</text:p>
          </table:table-cell>
          <table:table-cell table:formula="of:=[.G84]-[.$B$2]" office:value-type="float" office:value="11.2415845394135" calcext:value-type="float">
            <text:p>11.2415845394</text:p>
          </table:table-cell>
          <table:table-cell table:formula="of:=[.C84]/([.H84]-[.H83])" office:value-type="float" office:value="165877.796833824" calcext:value-type="float">
            <text:p>165877.796833824</text:p>
          </table:table-cell>
          <table:table-cell table:formula="of:=[.G84]-[.$B84]" office:value-type="float" office:value="4.30875682830811" calcext:value-type="float">
            <text:p>4.3087568283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36100.01081" calcext:value-type="float">
            <text:p>1443136100.01081</text:p>
          </table:table-cell>
          <table:table-cell office:value-type="float" office:value="8224" calcext:value-type="float">
            <text:p>8224</text:p>
          </table:table-cell>
          <table:table-cell table:formula="of:=[.B85]-[.$B$2]" office:value-type="float" office:value="20.010630607605" calcext:value-type="float">
            <text:p>20.0106306076</text:p>
          </table:table-cell>
          <table:table-cell table:formula="of:=[.C85]/([.D85]-[.D84])" office:value-type="float" office:value="628.851808295812" calcext:value-type="float">
            <text:p>628.8518082958</text:p>
          </table:table-cell>
          <table:table-cell/>
          <table:table-cell office:value-type="float" office:value="1443136100.20556" calcext:value-type="float">
            <text:p>1443136100.20556</text:p>
          </table:table-cell>
          <table:table-cell table:formula="of:=[.G85]-[.$B$2]" office:value-type="float" office:value="20.2053790092468" calcext:value-type="float">
            <text:p>20.2053790092</text:p>
          </table:table-cell>
          <table:table-cell table:formula="of:=[.C85]/([.H85]-[.H84])" office:value-type="float" office:value="917.468604135998" calcext:value-type="float">
            <text:p>917.468604136</text:p>
          </table:table-cell>
          <table:table-cell table:formula="of:=[.G85]-[.$B85]" office:value-type="float" office:value="0.194748401641846" calcext:value-type="float">
            <text:p>0.194748401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36100.11376" calcext:value-type="float">
            <text:p>1443136100.11376</text:p>
          </table:table-cell>
          <table:table-cell office:value-type="float" office:value="8224" calcext:value-type="float">
            <text:p>8224</text:p>
          </table:table-cell>
          <table:table-cell table:formula="of:=[.B86]-[.$B$2]" office:value-type="float" office:value="20.113575220108" calcext:value-type="float">
            <text:p>20.1135752201</text:p>
          </table:table-cell>
          <table:table-cell table:formula="of:=[.C86]/([.D86]-[.D85])" office:value-type="float" office:value="79887.6191773144" calcext:value-type="float">
            <text:p>79887.6191773144</text:p>
          </table:table-cell>
          <table:table-cell/>
          <table:table-cell office:value-type="float" office:value="1443136100.3083" calcext:value-type="float">
            <text:p>1443136100.3083</text:p>
          </table:table-cell>
          <table:table-cell table:formula="of:=[.G86]-[.$B$2]" office:value-type="float" office:value="20.3081231117249" calcext:value-type="float">
            <text:p>20.3081231117</text:p>
          </table:table-cell>
          <table:table-cell table:formula="of:=[.C86]/([.H86]-[.H85])" office:value-type="float" office:value="80043.5236831113" calcext:value-type="float">
            <text:p>80043.5236831113</text:p>
          </table:table-cell>
          <table:table-cell table:formula="of:=[.G86]-[.$B86]" office:value-type="float" office:value="0.194547891616821" calcext:value-type="float">
            <text:p>0.194547891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36100.21668" calcext:value-type="float">
            <text:p>1443136100.21668</text:p>
          </table:table-cell>
          <table:table-cell office:value-type="float" office:value="8224" calcext:value-type="float">
            <text:p>8224</text:p>
          </table:table-cell>
          <table:table-cell table:formula="of:=[.B87]-[.$B$2]" office:value-type="float" office:value="20.216498374939" calcext:value-type="float">
            <text:p>20.2164983749</text:p>
          </table:table-cell>
          <table:table-cell table:formula="of:=[.C87]/([.D87]-[.D86])" office:value-type="float" office:value="79904.2743443806" calcext:value-type="float">
            <text:p>79904.2743443806</text:p>
          </table:table-cell>
          <table:table-cell/>
          <table:table-cell office:value-type="float" office:value="1443136100.41123" calcext:value-type="float">
            <text:p>1443136100.41123</text:p>
          </table:table-cell>
          <table:table-cell table:formula="of:=[.G87]-[.$B$2]" office:value-type="float" office:value="20.411052942276" calcext:value-type="float">
            <text:p>20.4110529423</text:p>
          </table:table-cell>
          <table:table-cell table:formula="of:=[.C87]/([.H87]-[.H86])" office:value-type="float" office:value="79899.0919927082" calcext:value-type="float">
            <text:p>79899.0919927082</text:p>
          </table:table-cell>
          <table:table-cell table:formula="of:=[.G87]-[.$B87]" office:value-type="float" office:value="0.194554567337036" calcext:value-type="float">
            <text:p>0.194554567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36100.31962" calcext:value-type="float">
            <text:p>1443136100.31962</text:p>
          </table:table-cell>
          <table:table-cell office:value-type="float" office:value="8224" calcext:value-type="float">
            <text:p>8224</text:p>
          </table:table-cell>
          <table:table-cell table:formula="of:=[.B88]-[.$B$2]" office:value-type="float" office:value="20.3194382190704" calcext:value-type="float">
            <text:p>20.3194382191</text:p>
          </table:table-cell>
          <table:table-cell table:formula="of:=[.C88]/([.D88]-[.D87])" office:value-type="float" office:value="79891.3197254963" calcext:value-type="float">
            <text:p>79891.3197254963</text:p>
          </table:table-cell>
          <table:table-cell/>
          <table:table-cell office:value-type="float" office:value="1443136100.51417" calcext:value-type="float">
            <text:p>1443136100.51417</text:p>
          </table:table-cell>
          <table:table-cell table:formula="of:=[.G88]-[.$B$2]" office:value-type="float" office:value="20.5139853954315" calcext:value-type="float">
            <text:p>20.5139853954</text:p>
          </table:table-cell>
          <table:table-cell table:formula="of:=[.C88]/([.H88]-[.H87])" office:value-type="float" office:value="79897.0562527506" calcext:value-type="float">
            <text:p>79897.0562527506</text:p>
          </table:table-cell>
          <table:table-cell table:formula="of:=[.G88]-[.$B88]" office:value-type="float" office:value="0.194547176361084" calcext:value-type="float">
            <text:p>0.194547176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36100.42256" calcext:value-type="float">
            <text:p>1443136100.42256</text:p>
          </table:table-cell>
          <table:table-cell office:value-type="float" office:value="8224" calcext:value-type="float">
            <text:p>8224</text:p>
          </table:table-cell>
          <table:table-cell table:formula="of:=[.B89]-[.$B$2]" office:value-type="float" office:value="20.4223790168762" calcext:value-type="float">
            <text:p>20.4223790169</text:p>
          </table:table-cell>
          <table:table-cell table:formula="of:=[.C89]/([.D89]-[.D88])" office:value-type="float" office:value="79890.5795884335" calcext:value-type="float">
            <text:p>79890.5795884335</text:p>
          </table:table-cell>
          <table:table-cell/>
          <table:table-cell office:value-type="float" office:value="1443136100.61707" calcext:value-type="float">
            <text:p>1443136100.61707</text:p>
          </table:table-cell>
          <table:table-cell table:formula="of:=[.G89]-[.$B$2]" office:value-type="float" office:value="20.6168887615204" calcext:value-type="float">
            <text:p>20.6168887615</text:p>
          </table:table-cell>
          <table:table-cell table:formula="of:=[.C89]/([.H89]-[.H88])" office:value-type="float" office:value="79919.6402661675" calcext:value-type="float">
            <text:p>79919.6402661675</text:p>
          </table:table-cell>
          <table:table-cell table:formula="of:=[.G89]-[.$B89]" office:value-type="float" office:value="0.194509744644165" calcext:value-type="float">
            <text:p>0.194509744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36100.52548" calcext:value-type="float">
            <text:p>1443136100.52548</text:p>
          </table:table-cell>
          <table:table-cell office:value-type="float" office:value="8224" calcext:value-type="float">
            <text:p>8224</text:p>
          </table:table-cell>
          <table:table-cell table:formula="of:=[.B90]-[.$B$2]" office:value-type="float" office:value="20.5253000259399" calcext:value-type="float">
            <text:p>20.5253000259</text:p>
          </table:table-cell>
          <table:table-cell table:formula="of:=[.C90]/([.D90]-[.D89])" office:value-type="float" office:value="79905.9402430493" calcext:value-type="float">
            <text:p>79905.9402430493</text:p>
          </table:table-cell>
          <table:table-cell/>
          <table:table-cell office:value-type="float" office:value="1443136100.71994" calcext:value-type="float">
            <text:p>1443136100.71994</text:p>
          </table:table-cell>
          <table:table-cell table:formula="of:=[.G90]-[.$B$2]" office:value-type="float" office:value="20.7197625637054" calcext:value-type="float">
            <text:p>20.7197625637</text:p>
          </table:table-cell>
          <table:table-cell table:formula="of:=[.C90]/([.H90]-[.H89])" office:value-type="float" office:value="79942.6075961102" calcext:value-type="float">
            <text:p>79942.6075961102</text:p>
          </table:table-cell>
          <table:table-cell table:formula="of:=[.G90]-[.$B90]" office:value-type="float" office:value="0.194462537765503" calcext:value-type="float">
            <text:p>0.194462537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36100.62842" calcext:value-type="float">
            <text:p>1443136100.62842</text:p>
          </table:table-cell>
          <table:table-cell office:value-type="float" office:value="8224" calcext:value-type="float">
            <text:p>8224</text:p>
          </table:table-cell>
          <table:table-cell table:formula="of:=[.B91]-[.$B$2]" office:value-type="float" office:value="20.6282384395599" calcext:value-type="float">
            <text:p>20.6282384396</text:p>
          </table:table-cell>
          <table:table-cell table:formula="of:=[.C91]/([.D91]-[.D90])" office:value-type="float" office:value="79892.4299568042" calcext:value-type="float">
            <text:p>79892.4299568042</text:p>
          </table:table-cell>
          <table:table-cell/>
          <table:table-cell office:value-type="float" office:value="1443136100.82293" calcext:value-type="float">
            <text:p>1443136100.82293</text:p>
          </table:table-cell>
          <table:table-cell table:formula="of:=[.G91]-[.$B$2]" office:value-type="float" office:value="20.8227462768555" calcext:value-type="float">
            <text:p>20.8227462769</text:p>
          </table:table-cell>
          <table:table-cell table:formula="of:=[.C91]/([.H91]-[.H90])" office:value-type="float" office:value="79857.2876083761" calcext:value-type="float">
            <text:p>79857.2876083761</text:p>
          </table:table-cell>
          <table:table-cell table:formula="of:=[.G91]-[.$B91]" office:value-type="float" office:value="0.194507837295532" calcext:value-type="float">
            <text:p>0.194507837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36100.73136" calcext:value-type="float">
            <text:p>1443136100.73136</text:p>
          </table:table-cell>
          <table:table-cell office:value-type="float" office:value="8224" calcext:value-type="float">
            <text:p>8224</text:p>
          </table:table-cell>
          <table:table-cell table:formula="of:=[.B92]-[.$B$2]" office:value-type="float" office:value="20.7311789989471" calcext:value-type="float">
            <text:p>20.7311789989</text:p>
          </table:table-cell>
          <table:table-cell table:formula="of:=[.C92]/([.D92]-[.D91])" office:value-type="float" office:value="79890.7646214135" calcext:value-type="float">
            <text:p>79890.7646214135</text:p>
          </table:table-cell>
          <table:table-cell/>
          <table:table-cell office:value-type="float" office:value="1443136100.92592" calcext:value-type="float">
            <text:p>1443136100.92592</text:p>
          </table:table-cell>
          <table:table-cell table:formula="of:=[.G92]-[.$B$2]" office:value-type="float" office:value="20.9257388114929" calcext:value-type="float">
            <text:p>20.9257388115</text:p>
          </table:table-cell>
          <table:table-cell table:formula="of:=[.C92]/([.H92]-[.H91])" office:value-type="float" office:value="79850.4476945799" calcext:value-type="float">
            <text:p>79850.4476945799</text:p>
          </table:table-cell>
          <table:table-cell table:formula="of:=[.G92]-[.$B92]" office:value-type="float" office:value="0.194559812545776" calcext:value-type="float">
            <text:p>0.194559812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36100.83431" calcext:value-type="float">
            <text:p>1443136100.83431</text:p>
          </table:table-cell>
          <table:table-cell office:value-type="float" office:value="8224" calcext:value-type="float">
            <text:p>8224</text:p>
          </table:table-cell>
          <table:table-cell table:formula="of:=[.B93]-[.$B$2]" office:value-type="float" office:value="20.8341279029846" calcext:value-type="float">
            <text:p>20.834127903</text:p>
          </table:table-cell>
          <table:table-cell table:formula="of:=[.C93]/([.D93]-[.D92])" office:value-type="float" office:value="79884.2889770472" calcext:value-type="float">
            <text:p>79884.2889770472</text:p>
          </table:table-cell>
          <table:table-cell/>
          <table:table-cell office:value-type="float" office:value="1443136101.02885" calcext:value-type="float">
            <text:p>1443136101.02885</text:p>
          </table:table-cell>
          <table:table-cell table:formula="of:=[.G93]-[.$B$2]" office:value-type="float" office:value="21.028669834137" calcext:value-type="float">
            <text:p>21.0286698341</text:p>
          </table:table-cell>
          <table:table-cell table:formula="of:=[.C93]/([.H93]-[.H92])" office:value-type="float" office:value="79898.1666435037" calcext:value-type="float">
            <text:p>79898.1666435037</text:p>
          </table:table-cell>
          <table:table-cell table:formula="of:=[.G93]-[.$B93]" office:value-type="float" office:value="0.194541931152344" calcext:value-type="float">
            <text:p>0.194541931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36100.93725" calcext:value-type="float">
            <text:p>1443136100.93725</text:p>
          </table:table-cell>
          <table:table-cell office:value-type="float" office:value="8224" calcext:value-type="float">
            <text:p>8224</text:p>
          </table:table-cell>
          <table:table-cell table:formula="of:=[.B94]-[.$B$2]" office:value-type="float" office:value="20.9370729923248" calcext:value-type="float">
            <text:p>20.9370729923</text:p>
          </table:table-cell>
          <table:table-cell table:formula="of:=[.C94]/([.D94]-[.D93])" office:value-type="float" office:value="79887.2491413511" calcext:value-type="float">
            <text:p>79887.2491413511</text:p>
          </table:table-cell>
          <table:table-cell/>
          <table:table-cell office:value-type="float" office:value="1443136101.13183" calcext:value-type="float">
            <text:p>1443136101.13183</text:p>
          </table:table-cell>
          <table:table-cell table:formula="of:=[.G94]-[.$B$2]" office:value-type="float" office:value="21.1316483020782" calcext:value-type="float">
            <text:p>21.1316483021</text:p>
          </table:table-cell>
          <table:table-cell table:formula="of:=[.C94]/([.H94]-[.H93])" office:value-type="float" office:value="79861.3551396892" calcext:value-type="float">
            <text:p>79861.3551396892</text:p>
          </table:table-cell>
          <table:table-cell table:formula="of:=[.G94]-[.$B94]" office:value-type="float" office:value="0.194575309753418" calcext:value-type="float">
            <text:p>0.194575309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36101.03782" calcext:value-type="float">
            <text:p>1443136101.03782</text:p>
          </table:table-cell>
          <table:table-cell office:value-type="float" office:value="8224" calcext:value-type="float">
            <text:p>8224</text:p>
          </table:table-cell>
          <table:table-cell table:formula="of:=[.B95]-[.$B$2]" office:value-type="float" office:value="21.0376360416412" calcext:value-type="float">
            <text:p>21.0376360416</text:p>
          </table:table-cell>
          <table:table-cell table:formula="of:=[.C95]/([.D95]-[.D94])" office:value-type="float" office:value="81779.5408542599" calcext:value-type="float">
            <text:p>81779.5408542599</text:p>
          </table:table-cell>
          <table:table-cell/>
          <table:table-cell office:value-type="float" office:value="1443136101.23239" calcext:value-type="float">
            <text:p>1443136101.23239</text:p>
          </table:table-cell>
          <table:table-cell table:formula="of:=[.G95]-[.$B$2]" office:value-type="float" office:value="21.2322080135345" calcext:value-type="float">
            <text:p>21.2322080135</text:p>
          </table:table-cell>
          <table:table-cell table:formula="of:=[.C95]/([.H95]-[.H94])" office:value-type="float" office:value="81782.2553475999" calcext:value-type="float">
            <text:p>81782.2553475999</text:p>
          </table:table-cell>
          <table:table-cell table:formula="of:=[.G95]-[.$B95]" office:value-type="float" office:value="0.194571971893311" calcext:value-type="float">
            <text:p>0.194571971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36101.13471" calcext:value-type="float">
            <text:p>1443136101.13471</text:p>
          </table:table-cell>
          <table:table-cell office:value-type="float" office:value="8224" calcext:value-type="float">
            <text:p>8224</text:p>
          </table:table-cell>
          <table:table-cell table:formula="of:=[.B96]-[.$B$2]" office:value-type="float" office:value="21.1345326900482" calcext:value-type="float">
            <text:p>21.13453269</text:p>
          </table:table-cell>
          <table:table-cell table:formula="of:=[.C96]/([.D96]-[.D95])" office:value-type="float" office:value="84873.9366655676" calcext:value-type="float">
            <text:p>84873.9366655676</text:p>
          </table:table-cell>
          <table:table-cell/>
          <table:table-cell office:value-type="float" office:value="1443136101.32926" calcext:value-type="float">
            <text:p>1443136101.32926</text:p>
          </table:table-cell>
          <table:table-cell table:formula="of:=[.G96]-[.$B$2]" office:value-type="float" office:value="21.3290770053864" calcext:value-type="float">
            <text:p>21.3290770054</text:p>
          </table:table-cell>
          <table:table-cell table:formula="of:=[.C96]/([.H96]-[.H95])" office:value-type="float" office:value="84898.1685757744" calcext:value-type="float">
            <text:p>84898.1685757744</text:p>
          </table:table-cell>
          <table:table-cell table:formula="of:=[.G96]-[.$B96]" office:value-type="float" office:value="0.194544315338135" calcext:value-type="float">
            <text:p>0.194544315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36101.2316" calcext:value-type="float">
            <text:p>1443136101.2316</text:p>
          </table:table-cell>
          <table:table-cell office:value-type="float" office:value="8224" calcext:value-type="float">
            <text:p>8224</text:p>
          </table:table-cell>
          <table:table-cell table:formula="of:=[.B97]-[.$B$2]" office:value-type="float" office:value="21.2314221858978" calcext:value-type="float">
            <text:p>21.2314221859</text:p>
          </table:table-cell>
          <table:table-cell table:formula="of:=[.C97]/([.D97]-[.D96])" office:value-type="float" office:value="84880.2022126855" calcext:value-type="float">
            <text:p>84880.2022126855</text:p>
          </table:table-cell>
          <table:table-cell/>
          <table:table-cell office:value-type="float" office:value="1443136101.4261" calcext:value-type="float">
            <text:p>1443136101.4261</text:p>
          </table:table-cell>
          <table:table-cell table:formula="of:=[.G97]-[.$B$2]" office:value-type="float" office:value="21.425922870636" calcext:value-type="float">
            <text:p>21.4259228706</text:p>
          </table:table-cell>
          <table:table-cell table:formula="of:=[.C97]/([.H97]-[.H96])" office:value-type="float" office:value="84918.4420914769" calcext:value-type="float">
            <text:p>84918.4420914769</text:p>
          </table:table-cell>
          <table:table-cell table:formula="of:=[.G97]-[.$B97]" office:value-type="float" office:value="0.194500684738159" calcext:value-type="float">
            <text:p>0.1945006847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36101.32849" calcext:value-type="float">
            <text:p>1443136101.32849</text:p>
          </table:table-cell>
          <table:table-cell office:value-type="float" office:value="8224" calcext:value-type="float">
            <text:p>8224</text:p>
          </table:table-cell>
          <table:table-cell table:formula="of:=[.B98]-[.$B$2]" office:value-type="float" office:value="21.3283100128174" calcext:value-type="float">
            <text:p>21.3283100128</text:p>
          </table:table-cell>
          <table:table-cell table:formula="of:=[.C98]/([.D98]-[.D97])" office:value-type="float" office:value="84881.664306789" calcext:value-type="float">
            <text:p>84881.664306789</text:p>
          </table:table-cell>
          <table:table-cell/>
          <table:table-cell office:value-type="float" office:value="1443136101.52297" calcext:value-type="float">
            <text:p>1443136101.52297</text:p>
          </table:table-cell>
          <table:table-cell table:formula="of:=[.G98]-[.$B$2]" office:value-type="float" office:value="21.5227873325348" calcext:value-type="float">
            <text:p>21.5227873325</text:p>
          </table:table-cell>
          <table:table-cell table:formula="of:=[.C98]/([.H98]-[.H97])" office:value-type="float" office:value="84902.1389143914" calcext:value-type="float">
            <text:p>84902.1389143914</text:p>
          </table:table-cell>
          <table:table-cell table:formula="of:=[.G98]-[.$B98]" office:value-type="float" office:value="0.194477319717407" calcext:value-type="float">
            <text:p>0.194477319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36101.42539" calcext:value-type="float">
            <text:p>1443136101.42539</text:p>
          </table:table-cell>
          <table:table-cell office:value-type="float" office:value="8224" calcext:value-type="float">
            <text:p>8224</text:p>
          </table:table-cell>
          <table:table-cell table:formula="of:=[.B99]-[.$B$2]" office:value-type="float" office:value="21.4252045154572" calcext:value-type="float">
            <text:p>21.4252045155</text:p>
          </table:table-cell>
          <table:table-cell table:formula="of:=[.C99]/([.D99]-[.D98])" office:value-type="float" office:value="84875.8162325759" calcext:value-type="float">
            <text:p>84875.8162325759</text:p>
          </table:table-cell>
          <table:table-cell/>
          <table:table-cell office:value-type="float" office:value="1443136101.61997" calcext:value-type="float">
            <text:p>1443136101.61997</text:p>
          </table:table-cell>
          <table:table-cell table:formula="of:=[.G99]-[.$B$2]" office:value-type="float" office:value="21.619788646698" calcext:value-type="float">
            <text:p>21.6197886467</text:p>
          </table:table-cell>
          <table:table-cell table:formula="of:=[.C99]/([.H99]-[.H98])" office:value-type="float" office:value="84782.356516973" calcext:value-type="float">
            <text:p>84782.356516973</text:p>
          </table:table-cell>
          <table:table-cell table:formula="of:=[.G99]-[.$B99]" office:value-type="float" office:value="0.194584131240845" calcext:value-type="float">
            <text:p>0.194584131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36101.5223" calcext:value-type="float">
            <text:p>1443136101.5223</text:p>
          </table:table-cell>
          <table:table-cell office:value-type="float" office:value="8224" calcext:value-type="float">
            <text:p>8224</text:p>
          </table:table-cell>
          <table:table-cell table:formula="of:=[.B100]-[.$B$2]" office:value-type="float" office:value="21.5221183300018" calcext:value-type="float">
            <text:p>21.52211833</text:p>
          </table:table-cell>
          <table:table-cell table:formula="of:=[.C100]/([.D100]-[.D99])" office:value-type="float" office:value="84858.9031258149" calcext:value-type="float">
            <text:p>84858.9031258149</text:p>
          </table:table-cell>
          <table:table-cell/>
          <table:table-cell office:value-type="float" office:value="1443136101.71683" calcext:value-type="float">
            <text:p>1443136101.71683</text:p>
          </table:table-cell>
          <table:table-cell table:formula="of:=[.G100]-[.$B$2]" office:value-type="float" office:value="21.7166483402252" calcext:value-type="float">
            <text:p>21.7166483402</text:p>
          </table:table-cell>
          <table:table-cell table:formula="of:=[.C100]/([.H100]-[.H99])" office:value-type="float" office:value="84906.3186194029" calcext:value-type="float">
            <text:p>84906.3186194029</text:p>
          </table:table-cell>
          <table:table-cell table:formula="of:=[.G100]-[.$B100]" office:value-type="float" office:value="0.194530010223389" calcext:value-type="float">
            <text:p>0.194530010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36101.61921" calcext:value-type="float">
            <text:p>1443136101.61921</text:p>
          </table:table-cell>
          <table:table-cell office:value-type="float" office:value="8224" calcext:value-type="float">
            <text:p>8224</text:p>
          </table:table-cell>
          <table:table-cell table:formula="of:=[.B101]-[.$B$2]" office:value-type="float" office:value="21.6190268993378" calcext:value-type="float">
            <text:p>21.6190268993</text:p>
          </table:table-cell>
          <table:table-cell table:formula="of:=[.C101]/([.D101]-[.D100])" office:value-type="float" office:value="84863.4961423398" calcext:value-type="float">
            <text:p>84863.4961423398</text:p>
          </table:table-cell>
          <table:table-cell/>
          <table:table-cell office:value-type="float" office:value="1443136101.81375" calcext:value-type="float">
            <text:p>1443136101.81375</text:p>
          </table:table-cell>
          <table:table-cell table:formula="of:=[.G101]-[.$B$2]" office:value-type="float" office:value="21.8135688304901" calcext:value-type="float">
            <text:p>21.8135688305</text:p>
          </table:table-cell>
          <table:table-cell table:formula="of:=[.C101]/([.H101]-[.H100])" office:value-type="float" office:value="84853.0581874179" calcext:value-type="float">
            <text:p>84853.0581874179</text:p>
          </table:table-cell>
          <table:table-cell table:formula="of:=[.G101]-[.$B101]" office:value-type="float" office:value="0.194541931152344" calcext:value-type="float">
            <text:p>0.194541931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36101.7161" calcext:value-type="float">
            <text:p>1443136101.7161</text:p>
          </table:table-cell>
          <table:table-cell office:value-type="float" office:value="8224" calcext:value-type="float">
            <text:p>8224</text:p>
          </table:table-cell>
          <table:table-cell table:formula="of:=[.B102]-[.$B$2]" office:value-type="float" office:value="21.7159180641174" calcext:value-type="float">
            <text:p>21.7159180641</text:p>
          </table:table-cell>
          <table:table-cell table:formula="of:=[.C102]/([.D102]-[.D101])" office:value-type="float" office:value="84878.7401689506" calcext:value-type="float">
            <text:p>84878.7401689506</text:p>
          </table:table-cell>
          <table:table-cell/>
          <table:table-cell office:value-type="float" office:value="1443136101.91078" calcext:value-type="float">
            <text:p>1443136101.91078</text:p>
          </table:table-cell>
          <table:table-cell table:formula="of:=[.G102]-[.$B$2]" office:value-type="float" office:value="21.9106035232544" calcext:value-type="float">
            <text:p>21.9106035233</text:p>
          </table:table-cell>
          <table:table-cell table:formula="of:=[.C102]/([.H102]-[.H101])" office:value-type="float" office:value="84753.1925512232" calcext:value-type="float">
            <text:p>84753.1925512232</text:p>
          </table:table-cell>
          <table:table-cell table:formula="of:=[.G102]-[.$B102]" office:value-type="float" office:value="0.194685459136963" calcext:value-type="float">
            <text:p>0.194685459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36101.81299" calcext:value-type="float">
            <text:p>1443136101.81299</text:p>
          </table:table-cell>
          <table:table-cell office:value-type="float" office:value="8224" calcext:value-type="float">
            <text:p>8224</text:p>
          </table:table-cell>
          <table:table-cell table:formula="of:=[.B103]-[.$B$2]" office:value-type="float" office:value="21.8128054141998" calcext:value-type="float">
            <text:p>21.8128054142</text:p>
          </table:table-cell>
          <table:table-cell table:formula="of:=[.C103]/([.D103]-[.D102])" office:value-type="float" office:value="84882.0820572132" calcext:value-type="float">
            <text:p>84882.0820572132</text:p>
          </table:table-cell>
          <table:table-cell/>
          <table:table-cell office:value-type="float" office:value="1443136102.0076" calcext:value-type="float">
            <text:p>1443136102.0076</text:p>
          </table:table-cell>
          <table:table-cell table:formula="of:=[.G103]-[.$B$2]" office:value-type="float" office:value="22.0074174404144" calcext:value-type="float">
            <text:p>22.0074174404</text:p>
          </table:table-cell>
          <table:table-cell table:formula="of:=[.C103]/([.H103]-[.H102])" office:value-type="float" office:value="84946.464736115" calcext:value-type="float">
            <text:p>84946.464736115</text:p>
          </table:table-cell>
          <table:table-cell table:formula="of:=[.G103]-[.$B103]" office:value-type="float" office:value="0.1946120262146" calcext:value-type="float">
            <text:p>0.194612026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36101.90988" calcext:value-type="float">
            <text:p>1443136101.90988</text:p>
          </table:table-cell>
          <table:table-cell office:value-type="float" office:value="8224" calcext:value-type="float">
            <text:p>8224</text:p>
          </table:table-cell>
          <table:table-cell table:formula="of:=[.B104]-[.$B$2]" office:value-type="float" office:value="21.9097013473511" calcext:value-type="float">
            <text:p>21.9097013474</text:p>
          </table:table-cell>
          <table:table-cell table:formula="of:=[.C104]/([.D104]-[.D103])" office:value-type="float" office:value="84874.5631786541" calcext:value-type="float">
            <text:p>84874.5631786541</text:p>
          </table:table-cell>
          <table:table-cell/>
          <table:table-cell office:value-type="float" office:value="1443136102.10433" calcext:value-type="float">
            <text:p>1443136102.10433</text:p>
          </table:table-cell>
          <table:table-cell table:formula="of:=[.G104]-[.$B$2]" office:value-type="float" office:value="22.1041491031647" calcext:value-type="float">
            <text:p>22.1041491032</text:p>
          </table:table-cell>
          <table:table-cell table:formula="of:=[.C104]/([.H104]-[.H103])" office:value-type="float" office:value="85018.6977684227" calcext:value-type="float">
            <text:p>85018.6977684227</text:p>
          </table:table-cell>
          <table:table-cell table:formula="of:=[.G104]-[.$B104]" office:value-type="float" office:value="0.194447755813599" calcext:value-type="float">
            <text:p>0.194447755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36102.00564" calcext:value-type="float">
            <text:p>1443136102.00564</text:p>
          </table:table-cell>
          <table:table-cell office:value-type="float" office:value="8224" calcext:value-type="float">
            <text:p>8224</text:p>
          </table:table-cell>
          <table:table-cell table:formula="of:=[.B105]-[.$B$2]" office:value-type="float" office:value="22.0054588317871" calcext:value-type="float">
            <text:p>22.0054588318</text:p>
          </table:table-cell>
          <table:table-cell table:formula="of:=[.C105]/([.D105]-[.D104])" office:value-type="float" office:value="85883.626208806" calcext:value-type="float">
            <text:p>85883.626208806</text:p>
          </table:table-cell>
          <table:table-cell/>
          <table:table-cell office:value-type="float" office:value="1443136102.2001" calcext:value-type="float">
            <text:p>1443136102.2001</text:p>
          </table:table-cell>
          <table:table-cell table:formula="of:=[.G105]-[.$B$2]" office:value-type="float" office:value="22.1999218463898" calcext:value-type="float">
            <text:p>22.1999218464</text:p>
          </table:table-cell>
          <table:table-cell table:formula="of:=[.C105]/([.H105]-[.H104])" office:value-type="float" office:value="85869.9429823251" calcext:value-type="float">
            <text:p>85869.9429823251</text:p>
          </table:table-cell>
          <table:table-cell table:formula="of:=[.G105]-[.$B105]" office:value-type="float" office:value="0.194463014602661" calcext:value-type="float">
            <text:p>0.194463014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36102.08614" calcext:value-type="float">
            <text:p>1443136102.08614</text:p>
          </table:table-cell>
          <table:table-cell office:value-type="float" office:value="8224" calcext:value-type="float">
            <text:p>8224</text:p>
          </table:table-cell>
          <table:table-cell table:formula="of:=[.B106]-[.$B$2]" office:value-type="float" office:value="22.0859637260437" calcext:value-type="float">
            <text:p>22.085963726</text:p>
          </table:table-cell>
          <table:table-cell table:formula="of:=[.C106]/([.D106]-[.D105])" office:value-type="float" office:value="102155.279824203" calcext:value-type="float">
            <text:p>102155.279824203</text:p>
          </table:table-cell>
          <table:table-cell/>
          <table:table-cell office:value-type="float" office:value="1443136102.28067" calcext:value-type="float">
            <text:p>1443136102.28067</text:p>
          </table:table-cell>
          <table:table-cell table:formula="of:=[.G106]-[.$B$2]" office:value-type="float" office:value="22.2804937362671" calcext:value-type="float">
            <text:p>22.2804937363</text:p>
          </table:table-cell>
          <table:table-cell table:formula="of:=[.C106]/([.H106]-[.H105])" office:value-type="float" office:value="102070.337589475" calcext:value-type="float">
            <text:p>102070.337589475</text:p>
          </table:table-cell>
          <table:table-cell table:formula="of:=[.G106]-[.$B106]" office:value-type="float" office:value="0.194530010223389" calcext:value-type="float">
            <text:p>0.194530010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36102.1666" calcext:value-type="float">
            <text:p>1443136102.1666</text:p>
          </table:table-cell>
          <table:table-cell office:value-type="float" office:value="8224" calcext:value-type="float">
            <text:p>8224</text:p>
          </table:table-cell>
          <table:table-cell table:formula="of:=[.B107]-[.$B$2]" office:value-type="float" office:value="22.16641497612" calcext:value-type="float">
            <text:p>22.1664149761</text:p>
          </table:table-cell>
          <table:table-cell table:formula="of:=[.C107]/([.D107]-[.D106])" office:value-type="float" office:value="102223.396059116" calcext:value-type="float">
            <text:p>102223.396059116</text:p>
          </table:table-cell>
          <table:table-cell/>
          <table:table-cell office:value-type="float" office:value="1443136102.36115" calcext:value-type="float">
            <text:p>1443136102.36115</text:p>
          </table:table-cell>
          <table:table-cell table:formula="of:=[.G107]-[.$B$2]" office:value-type="float" office:value="22.3609721660614" calcext:value-type="float">
            <text:p>22.3609721661</text:p>
          </table:table-cell>
          <table:table-cell table:formula="of:=[.C107]/([.H107]-[.H106])" office:value-type="float" office:value="102188.872484454" calcext:value-type="float">
            <text:p>102188.872484454</text:p>
          </table:table-cell>
          <table:table-cell table:formula="of:=[.G107]-[.$B107]" office:value-type="float" office:value="0.194557189941406" calcext:value-type="float">
            <text:p>0.194557189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36102.24704" calcext:value-type="float">
            <text:p>1443136102.24704</text:p>
          </table:table-cell>
          <table:table-cell office:value-type="float" office:value="8224" calcext:value-type="float">
            <text:p>8224</text:p>
          </table:table-cell>
          <table:table-cell table:formula="of:=[.B108]-[.$B$2]" office:value-type="float" office:value="22.2468628883362" calcext:value-type="float">
            <text:p>22.2468628883</text:p>
          </table:table-cell>
          <table:table-cell table:formula="of:=[.C108]/([.D108]-[.D107])" office:value-type="float" office:value="102227.637404682" calcext:value-type="float">
            <text:p>102227.637404682</text:p>
          </table:table-cell>
          <table:table-cell/>
          <table:table-cell office:value-type="float" office:value="1443136102.44157" calcext:value-type="float">
            <text:p>1443136102.44157</text:p>
          </table:table-cell>
          <table:table-cell table:formula="of:=[.G108]-[.$B$2]" office:value-type="float" office:value="22.4413936138153" calcext:value-type="float">
            <text:p>22.4413936138</text:p>
          </table:table-cell>
          <table:table-cell table:formula="of:=[.C108]/([.H108]-[.H107])" office:value-type="float" office:value="102261.27767764" calcext:value-type="float">
            <text:p>102261.27767764</text:p>
          </table:table-cell>
          <table:table-cell table:formula="of:=[.G108]-[.$B108]" office:value-type="float" office:value="0.194530725479126" calcext:value-type="float">
            <text:p>0.194530725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36102.32749" calcext:value-type="float">
            <text:p>1443136102.32749</text:p>
          </table:table-cell>
          <table:table-cell office:value-type="float" office:value="8224" calcext:value-type="float">
            <text:p>8224</text:p>
          </table:table-cell>
          <table:table-cell table:formula="of:=[.B109]-[.$B$2]" office:value-type="float" office:value="22.3273117542267" calcext:value-type="float">
            <text:p>22.3273117542</text:p>
          </table:table-cell>
          <table:table-cell table:formula="of:=[.C109]/([.D109]-[.D108])" office:value-type="float" office:value="102226.42555575" calcext:value-type="float">
            <text:p>102226.42555575</text:p>
          </table:table-cell>
          <table:table-cell/>
          <table:table-cell office:value-type="float" office:value="1443136102.52201" calcext:value-type="float">
            <text:p>1443136102.52201</text:p>
          </table:table-cell>
          <table:table-cell table:formula="of:=[.G109]-[.$B$2]" office:value-type="float" office:value="22.5218260288239" calcext:value-type="float">
            <text:p>22.5218260288</text:p>
          </table:table-cell>
          <table:table-cell table:formula="of:=[.C109]/([.H109]-[.H108])" office:value-type="float" office:value="102247.333977555" calcext:value-type="float">
            <text:p>102247.333977555</text:p>
          </table:table-cell>
          <table:table-cell table:formula="of:=[.G109]-[.$B109]" office:value-type="float" office:value="0.194514274597168" calcext:value-type="float">
            <text:p>0.194514274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36102.40807" calcext:value-type="float">
            <text:p>1443136102.40807</text:p>
          </table:table-cell>
          <table:table-cell office:value-type="float" office:value="8224" calcext:value-type="float">
            <text:p>8224</text:p>
          </table:table-cell>
          <table:table-cell table:formula="of:=[.B110]-[.$B$2]" office:value-type="float" office:value="22.4078898429871" calcext:value-type="float">
            <text:p>22.407889843</text:p>
          </table:table-cell>
          <table:table-cell table:formula="of:=[.C110]/([.D110]-[.D109])" office:value-type="float" office:value="102062.485304865" calcext:value-type="float">
            <text:p>102062.485304865</text:p>
          </table:table-cell>
          <table:table-cell/>
          <table:table-cell office:value-type="float" office:value="1443136102.60249" calcext:value-type="float">
            <text:p>1443136102.60249</text:p>
          </table:table-cell>
          <table:table-cell table:formula="of:=[.G110]-[.$B$2]" office:value-type="float" office:value="22.6023128032684" calcext:value-type="float">
            <text:p>22.6023128033</text:p>
          </table:table-cell>
          <table:table-cell table:formula="of:=[.C110]/([.H110]-[.H109])" office:value-type="float" office:value="102178.277819578" calcext:value-type="float">
            <text:p>102178.277819578</text:p>
          </table:table-cell>
          <table:table-cell table:formula="of:=[.G110]-[.$B110]" office:value-type="float" office:value="0.194422960281372" calcext:value-type="float">
            <text:p>0.194422960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36102.48853" calcext:value-type="float">
            <text:p>1443136102.48853</text:p>
          </table:table-cell>
          <table:table-cell office:value-type="float" office:value="8224" calcext:value-type="float">
            <text:p>8224</text:p>
          </table:table-cell>
          <table:table-cell table:formula="of:=[.B111]-[.$B$2]" office:value-type="float" office:value="22.4883468151093" calcext:value-type="float">
            <text:p>22.4883468151</text:p>
          </table:table-cell>
          <table:table-cell table:formula="of:=[.C111]/([.D111]-[.D110])" office:value-type="float" office:value="102216.125999745" calcext:value-type="float">
            <text:p>102216.125999745</text:p>
          </table:table-cell>
          <table:table-cell/>
          <table:table-cell office:value-type="float" office:value="1443136102.76353" calcext:value-type="float">
            <text:p>1443136102.76353</text:p>
          </table:table-cell>
          <table:table-cell table:formula="of:=[.G111]-[.$B$2]" office:value-type="float" office:value="22.7633526325226" calcext:value-type="float">
            <text:p>22.7633526325</text:p>
          </table:table-cell>
          <table:table-cell table:formula="of:=[.C111]/([.H111]-[.H110])" office:value-type="float" office:value="51068.1117714116" calcext:value-type="float">
            <text:p>51068.1117714116</text:p>
          </table:table-cell>
          <table:table-cell table:formula="of:=[.G111]-[.$B111]" office:value-type="float" office:value="0.27500581741333" calcext:value-type="float">
            <text:p>0.275005817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36102.56898" calcext:value-type="float">
            <text:p>1443136102.56898</text:p>
          </table:table-cell>
          <table:table-cell office:value-type="float" office:value="8224" calcext:value-type="float">
            <text:p>8224</text:p>
          </table:table-cell>
          <table:table-cell table:formula="of:=[.B112]-[.$B$2]" office:value-type="float" office:value="22.5687959194183" calcext:value-type="float">
            <text:p>22.5687959194</text:p>
          </table:table-cell>
          <table:table-cell table:formula="of:=[.C112]/([.D112]-[.D111])" office:value-type="float" office:value="102226.122598006" calcext:value-type="float">
            <text:p>102226.122598006</text:p>
          </table:table-cell>
          <table:table-cell/>
          <table:table-cell office:value-type="float" office:value="1443136102.84392" calcext:value-type="float">
            <text:p>1443136102.84392</text:p>
          </table:table-cell>
          <table:table-cell table:formula="of:=[.G112]-[.$B$2]" office:value-type="float" office:value="22.8437371253967" calcext:value-type="float">
            <text:p>22.8437371254</text:p>
          </table:table-cell>
          <table:table-cell table:formula="of:=[.C112]/([.H112]-[.H111])" office:value-type="float" office:value="102308.289894619" calcext:value-type="float">
            <text:p>102308.289894619</text:p>
          </table:table-cell>
          <table:table-cell table:formula="of:=[.G112]-[.$B112]" office:value-type="float" office:value="0.274941205978394" calcext:value-type="float">
            <text:p>0.27494120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36102.64943" calcext:value-type="float">
            <text:p>1443136102.64943</text:p>
          </table:table-cell>
          <table:table-cell office:value-type="float" office:value="8224" calcext:value-type="float">
            <text:p>8224</text:p>
          </table:table-cell>
          <table:table-cell table:formula="of:=[.B113]-[.$B$2]" office:value-type="float" office:value="22.6492455005646" calcext:value-type="float">
            <text:p>22.6492455006</text:p>
          </table:table-cell>
          <table:table-cell table:formula="of:=[.C113]/([.D113]-[.D112])" office:value-type="float" office:value="102225.516687906" calcext:value-type="float">
            <text:p>102225.516687906</text:p>
          </table:table-cell>
          <table:table-cell/>
          <table:table-cell office:value-type="float" office:value="1443136102.92442" calcext:value-type="float">
            <text:p>1443136102.92442</text:p>
          </table:table-cell>
          <table:table-cell table:formula="of:=[.G113]-[.$B$2]" office:value-type="float" office:value="22.9242384433746" calcext:value-type="float">
            <text:p>22.9242384434</text:p>
          </table:table-cell>
          <table:table-cell table:formula="of:=[.C113]/([.H113]-[.H112])" office:value-type="float" office:value="102159.818082198" calcext:value-type="float">
            <text:p>102159.818082198</text:p>
          </table:table-cell>
          <table:table-cell table:formula="of:=[.G113]-[.$B113]" office:value-type="float" office:value="0.274992942810059" calcext:value-type="float">
            <text:p>0.274992942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36102.72987" calcext:value-type="float">
            <text:p>1443136102.72987</text:p>
          </table:table-cell>
          <table:table-cell office:value-type="float" office:value="8224" calcext:value-type="float">
            <text:p>8224</text:p>
          </table:table-cell>
          <table:table-cell table:formula="of:=[.B114]-[.$B$2]" office:value-type="float" office:value="22.7296860218048" calcext:value-type="float">
            <text:p>22.7296860218</text:p>
          </table:table-cell>
          <table:table-cell table:formula="of:=[.C114]/([.D114]-[.D113])" office:value-type="float" office:value="102237.030208185" calcext:value-type="float">
            <text:p>102237.030208185</text:p>
          </table:table-cell>
          <table:table-cell/>
          <table:table-cell office:value-type="float" office:value="1443136103.00486" calcext:value-type="float">
            <text:p>1443136103.00486</text:p>
          </table:table-cell>
          <table:table-cell table:formula="of:=[.G114]-[.$B$2]" office:value-type="float" office:value="23.004674911499" calcext:value-type="float">
            <text:p>23.0046749115</text:p>
          </table:table-cell>
          <table:table-cell table:formula="of:=[.C114]/([.H114]-[.H113])" office:value-type="float" office:value="102242.181833272" calcext:value-type="float">
            <text:p>102242.181833272</text:p>
          </table:table-cell>
          <table:table-cell table:formula="of:=[.G114]-[.$B114]" office:value-type="float" office:value="0.274988889694214" calcext:value-type="float">
            <text:p>0.274988889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36102.81031" calcext:value-type="float">
            <text:p>1443136102.81031</text:p>
          </table:table-cell>
          <table:table-cell office:value-type="float" office:value="8224" calcext:value-type="float">
            <text:p>8224</text:p>
          </table:table-cell>
          <table:table-cell table:formula="of:=[.B115]-[.$B$2]" office:value-type="float" office:value="22.810131072998" calcext:value-type="float">
            <text:p>22.810131073</text:p>
          </table:table-cell>
          <table:table-cell table:formula="of:=[.C115]/([.D115]-[.D114])" office:value-type="float" office:value="102231.273123876" calcext:value-type="float">
            <text:p>102231.273123876</text:p>
          </table:table-cell>
          <table:table-cell/>
          <table:table-cell office:value-type="float" office:value="1443136103.08519" calcext:value-type="float">
            <text:p>1443136103.08519</text:p>
          </table:table-cell>
          <table:table-cell table:formula="of:=[.G115]-[.$B$2]" office:value-type="float" office:value="23.0850086212158" calcext:value-type="float">
            <text:p>23.0850086212</text:p>
          </table:table-cell>
          <table:table-cell table:formula="of:=[.C115]/([.H115]-[.H114])" office:value-type="float" office:value="102372.964338288" calcext:value-type="float">
            <text:p>102372.964338288</text:p>
          </table:table-cell>
          <table:table-cell table:formula="of:=[.G115]-[.$B115]" office:value-type="float" office:value="0.274877548217773" calcext:value-type="float">
            <text:p>0.274877548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36102.89074" calcext:value-type="float">
            <text:p>1443136102.89074</text:p>
          </table:table-cell>
          <table:table-cell office:value-type="float" office:value="8224" calcext:value-type="float">
            <text:p>8224</text:p>
          </table:table-cell>
          <table:table-cell table:formula="of:=[.B116]-[.$B$2]" office:value-type="float" office:value="22.8905563354492" calcext:value-type="float">
            <text:p>22.8905563354</text:p>
          </table:table-cell>
          <table:table-cell table:formula="of:=[.C116]/([.D116]-[.D115])" office:value-type="float" office:value="102256.427263672" calcext:value-type="float">
            <text:p>102256.427263672</text:p>
          </table:table-cell>
          <table:table-cell/>
          <table:table-cell office:value-type="float" office:value="1443136103.2475" calcext:value-type="float">
            <text:p>1443136103.2475</text:p>
          </table:table-cell>
          <table:table-cell table:formula="of:=[.G116]-[.$B$2]" office:value-type="float" office:value="23.2473199367523" calcext:value-type="float">
            <text:p>23.2473199368</text:p>
          </table:table-cell>
          <table:table-cell table:formula="of:=[.C116]/([.H116]-[.H115])" office:value-type="float" office:value="50668.0632389469" calcext:value-type="float">
            <text:p>50668.0632389469</text:p>
          </table:table-cell>
          <table:table-cell table:formula="of:=[.G116]-[.$B116]" office:value-type="float" office:value="0.356763601303101" calcext:value-type="float">
            <text:p>0.356763601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36102.97146" calcext:value-type="float">
            <text:p>1443136102.97146</text:p>
          </table:table-cell>
          <table:table-cell office:value-type="float" office:value="8224" calcext:value-type="float">
            <text:p>8224</text:p>
          </table:table-cell>
          <table:table-cell table:formula="of:=[.B117]-[.$B$2]" office:value-type="float" office:value="22.9712812900543" calcext:value-type="float">
            <text:p>22.9712812901</text:p>
          </table:table-cell>
          <table:table-cell table:formula="of:=[.C117]/([.D117]-[.D116])" office:value-type="float" office:value="101876.799314795" calcext:value-type="float">
            <text:p>101876.799314795</text:p>
          </table:table-cell>
          <table:table-cell/>
          <table:table-cell office:value-type="float" office:value="1443136103.32984" calcext:value-type="float">
            <text:p>1443136103.32984</text:p>
          </table:table-cell>
          <table:table-cell table:formula="of:=[.G117]-[.$B$2]" office:value-type="float" office:value="23.3296644687653" calcext:value-type="float">
            <text:p>23.3296644688</text:p>
          </table:table-cell>
          <table:table-cell table:formula="of:=[.C117]/([.H117]-[.H116])" office:value-type="float" office:value="99873.0553075181" calcext:value-type="float">
            <text:p>99873.0553075181</text:p>
          </table:table-cell>
          <table:table-cell table:formula="of:=[.G117]-[.$B117]" office:value-type="float" office:value="0.358383178710937" calcext:value-type="float">
            <text:p>0.358383178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36103.05318" calcext:value-type="float">
            <text:p>1443136103.05318</text:p>
          </table:table-cell>
          <table:table-cell office:value-type="float" office:value="8224" calcext:value-type="float">
            <text:p>8224</text:p>
          </table:table-cell>
          <table:table-cell table:formula="of:=[.B118]-[.$B$2]" office:value-type="float" office:value="23.0529947280884" calcext:value-type="float">
            <text:p>23.0529947281</text:p>
          </table:table-cell>
          <table:table-cell table:formula="of:=[.C118]/([.D118]-[.D117])" office:value-type="float" office:value="100644.400699091" calcext:value-type="float">
            <text:p>100644.400699091</text:p>
          </table:table-cell>
          <table:table-cell/>
          <table:table-cell office:value-type="float" office:value="1443136103.4122" calcext:value-type="float">
            <text:p>1443136103.4122</text:p>
          </table:table-cell>
          <table:table-cell table:formula="of:=[.G118]-[.$B$2]" office:value-type="float" office:value="23.4120197296143" calcext:value-type="float">
            <text:p>23.4120197296</text:p>
          </table:table-cell>
          <table:table-cell table:formula="of:=[.C118]/([.H118]-[.H117])" office:value-type="float" office:value="99860.0443398384" calcext:value-type="float">
            <text:p>99860.0443398384</text:p>
          </table:table-cell>
          <table:table-cell table:formula="of:=[.G118]-[.$B118]" office:value-type="float" office:value="0.359025001525879" calcext:value-type="float">
            <text:p>0.359025001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36103.13555" calcext:value-type="float">
            <text:p>1443136103.13555</text:p>
          </table:table-cell>
          <table:table-cell office:value-type="float" office:value="8224" calcext:value-type="float">
            <text:p>8224</text:p>
          </table:table-cell>
          <table:table-cell table:formula="of:=[.B119]-[.$B$2]" office:value-type="float" office:value="23.1353707313538" calcext:value-type="float">
            <text:p>23.1353707314</text:p>
          </table:table-cell>
          <table:table-cell table:formula="of:=[.C119]/([.D119]-[.D118])" office:value-type="float" office:value="99834.8994124627" calcext:value-type="float">
            <text:p>99834.8994124627</text:p>
          </table:table-cell>
          <table:table-cell/>
          <table:table-cell office:value-type="float" office:value="1443136103.49466" calcext:value-type="float">
            <text:p>1443136103.49466</text:p>
          </table:table-cell>
          <table:table-cell table:formula="of:=[.G119]-[.$B$2]" office:value-type="float" office:value="23.4944841861725" calcext:value-type="float">
            <text:p>23.4944841862</text:p>
          </table:table-cell>
          <table:table-cell table:formula="of:=[.C119]/([.H119]-[.H118])" office:value-type="float" office:value="99727.814178865" calcext:value-type="float">
            <text:p>99727.814178865</text:p>
          </table:table-cell>
          <table:table-cell table:formula="of:=[.G119]-[.$B119]" office:value-type="float" office:value="0.359113454818726" calcext:value-type="float">
            <text:p>0.359113454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36103.21793" calcext:value-type="float">
            <text:p>1443136103.21793</text:p>
          </table:table-cell>
          <table:table-cell office:value-type="float" office:value="8224" calcext:value-type="float">
            <text:p>8224</text:p>
          </table:table-cell>
          <table:table-cell table:formula="of:=[.B120]-[.$B$2]" office:value-type="float" office:value="23.2177448272705" calcext:value-type="float">
            <text:p>23.2177448273</text:p>
          </table:table-cell>
          <table:table-cell table:formula="of:=[.C120]/([.D120]-[.D119])" office:value-type="float" office:value="99837.2110610069" calcext:value-type="float">
            <text:p>99837.2110610069</text:p>
          </table:table-cell>
          <table:table-cell/>
          <table:table-cell office:value-type="float" office:value="1443136103.57708" calcext:value-type="float">
            <text:p>1443136103.57708</text:p>
          </table:table-cell>
          <table:table-cell table:formula="of:=[.G120]-[.$B$2]" office:value-type="float" office:value="23.5768983364105" calcext:value-type="float">
            <text:p>23.5768983364</text:p>
          </table:table-cell>
          <table:table-cell table:formula="of:=[.C120]/([.H120]-[.H119])" office:value-type="float" office:value="99788.6889113895" calcext:value-type="float">
            <text:p>99788.6889113895</text:p>
          </table:table-cell>
          <table:table-cell table:formula="of:=[.G120]-[.$B120]" office:value-type="float" office:value="0.359153509140015" calcext:value-type="float">
            <text:p>0.359153509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36103.3003" calcext:value-type="float">
            <text:p>1443136103.3003</text:p>
          </table:table-cell>
          <table:table-cell office:value-type="float" office:value="8224" calcext:value-type="float">
            <text:p>8224</text:p>
          </table:table-cell>
          <table:table-cell table:formula="of:=[.B121]-[.$B$2]" office:value-type="float" office:value="23.3001215457916" calcext:value-type="float">
            <text:p>23.3001215458</text:p>
          </table:table-cell>
          <table:table-cell table:formula="of:=[.C121]/([.D121]-[.D120])" office:value-type="float" office:value="99834.0325718569" calcext:value-type="float">
            <text:p>99834.0325718569</text:p>
          </table:table-cell>
          <table:table-cell/>
          <table:table-cell office:value-type="float" office:value="1443136103.65933" calcext:value-type="float">
            <text:p>1443136103.65933</text:p>
          </table:table-cell>
          <table:table-cell table:formula="of:=[.G121]-[.$B$2]" office:value-type="float" office:value="23.6591491699219" calcext:value-type="float">
            <text:p>23.6591491699</text:p>
          </table:table-cell>
          <table:table-cell table:formula="of:=[.C121]/([.H121]-[.H120])" office:value-type="float" office:value="99986.8286911025" calcext:value-type="float">
            <text:p>99986.8286911025</text:p>
          </table:table-cell>
          <table:table-cell table:formula="of:=[.G121]-[.$B121]" office:value-type="float" office:value="0.359027624130249" calcext:value-type="float">
            <text:p>0.359027624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36103.38268" calcext:value-type="float">
            <text:p>1443136103.38268</text:p>
          </table:table-cell>
          <table:table-cell office:value-type="float" office:value="8224" calcext:value-type="float">
            <text:p>8224</text:p>
          </table:table-cell>
          <table:table-cell table:formula="of:=[.B122]-[.$B$2]" office:value-type="float" office:value="23.3824954032898" calcext:value-type="float">
            <text:p>23.3824954033</text:p>
          </table:table-cell>
          <table:table-cell table:formula="of:=[.C122]/([.D122]-[.D121])" office:value-type="float" office:value="99837.5000246019" calcext:value-type="float">
            <text:p>99837.5000246019</text:p>
          </table:table-cell>
          <table:table-cell/>
          <table:table-cell office:value-type="float" office:value="1443136103.74167" calcext:value-type="float">
            <text:p>1443136103.74167</text:p>
          </table:table-cell>
          <table:table-cell table:formula="of:=[.G122]-[.$B$2]" office:value-type="float" office:value="23.7414906024933" calcext:value-type="float">
            <text:p>23.7414906025</text:p>
          </table:table-cell>
          <table:table-cell table:formula="of:=[.C122]/([.H122]-[.H121])" office:value-type="float" office:value="99876.8146627481" calcext:value-type="float">
            <text:p>99876.8146627481</text:p>
          </table:table-cell>
          <table:table-cell table:formula="of:=[.G122]-[.$B122]" office:value-type="float" office:value="0.358995199203491" calcext:value-type="float">
            <text:p>0.358995199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36103.46505" calcext:value-type="float">
            <text:p>1443136103.46505</text:p>
          </table:table-cell>
          <table:table-cell office:value-type="float" office:value="8224" calcext:value-type="float">
            <text:p>8224</text:p>
          </table:table-cell>
          <table:table-cell table:formula="of:=[.B123]-[.$B$2]" office:value-type="float" office:value="23.4648718833923" calcext:value-type="float">
            <text:p>23.4648718834</text:p>
          </table:table-cell>
          <table:table-cell table:formula="of:=[.C123]/([.D123]-[.D122])" office:value-type="float" office:value="99834.321517053" calcext:value-type="float">
            <text:p>99834.321517053</text:p>
          </table:table-cell>
          <table:table-cell/>
          <table:table-cell office:value-type="float" office:value="1443136103.82415" calcext:value-type="float">
            <text:p>1443136103.82415</text:p>
          </table:table-cell>
          <table:table-cell table:formula="of:=[.G123]-[.$B$2]" office:value-type="float" office:value="23.8239736557007" calcext:value-type="float">
            <text:p>23.8239736557</text:p>
          </table:table-cell>
          <table:table-cell table:formula="of:=[.C123]/([.H123]-[.H122])" office:value-type="float" office:value="99705.3295217063" calcext:value-type="float">
            <text:p>99705.3295217063</text:p>
          </table:table-cell>
          <table:table-cell table:formula="of:=[.G123]-[.$B123]" office:value-type="float" office:value="0.35910177230835" calcext:value-type="float">
            <text:p>0.359101772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36103.54744" calcext:value-type="float">
            <text:p>1443136103.54744</text:p>
          </table:table-cell>
          <table:table-cell office:value-type="float" office:value="8224" calcext:value-type="float">
            <text:p>8224</text:p>
          </table:table-cell>
          <table:table-cell table:formula="of:=[.B124]-[.$B$2]" office:value-type="float" office:value="23.5472600460052" calcext:value-type="float">
            <text:p>23.547260046</text:p>
          </table:table-cell>
          <table:table-cell table:formula="of:=[.C124]/([.D124]-[.D123])" office:value-type="float" office:value="99820.1651691018" calcext:value-type="float">
            <text:p>99820.1651691018</text:p>
          </table:table-cell>
          <table:table-cell/>
          <table:table-cell office:value-type="float" office:value="1443136103.90647" calcext:value-type="float">
            <text:p>1443136103.90647</text:p>
          </table:table-cell>
          <table:table-cell table:formula="of:=[.G124]-[.$B$2]" office:value-type="float" office:value="23.9062883853912" calcext:value-type="float">
            <text:p>23.9062883854</text:p>
          </table:table-cell>
          <table:table-cell table:formula="of:=[.C124]/([.H124]-[.H123])" office:value-type="float" office:value="99909.214680249" calcext:value-type="float">
            <text:p>99909.214680249</text:p>
          </table:table-cell>
          <table:table-cell table:formula="of:=[.G124]-[.$B124]" office:value-type="float" office:value="0.359028339385986" calcext:value-type="float">
            <text:p>0.359028339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36103.62981" calcext:value-type="float">
            <text:p>1443136103.62981</text:p>
          </table:table-cell>
          <table:table-cell office:value-type="float" office:value="8224" calcext:value-type="float">
            <text:p>8224</text:p>
          </table:table-cell>
          <table:table-cell table:formula="of:=[.B125]-[.$B$2]" office:value-type="float" office:value="23.6296339035034" calcext:value-type="float">
            <text:p>23.6296339035</text:p>
          </table:table-cell>
          <table:table-cell table:formula="of:=[.C125]/([.D125]-[.D124])" office:value-type="float" office:value="99837.5000246019" calcext:value-type="float">
            <text:p>99837.5000246019</text:p>
          </table:table-cell>
          <table:table-cell/>
          <table:table-cell office:value-type="float" office:value="1443136103.98886" calcext:value-type="float">
            <text:p>1443136103.98886</text:p>
          </table:table-cell>
          <table:table-cell table:formula="of:=[.G125]-[.$B$2]" office:value-type="float" office:value="23.9886827468872" calcext:value-type="float">
            <text:p>23.9886827469</text:p>
          </table:table-cell>
          <table:table-cell table:formula="of:=[.C125]/([.H125]-[.H124])" office:value-type="float" office:value="99812.6552677039" calcext:value-type="float">
            <text:p>99812.6552677039</text:p>
          </table:table-cell>
          <table:table-cell table:formula="of:=[.G125]-[.$B125]" office:value-type="float" office:value="0.359048843383789" calcext:value-type="float">
            <text:p>0.359048843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36103.71219" calcext:value-type="float">
            <text:p>1443136103.71219</text:p>
          </table:table-cell>
          <table:table-cell office:value-type="float" office:value="8224" calcext:value-type="float">
            <text:p>8224</text:p>
          </table:table-cell>
          <table:table-cell table:formula="of:=[.B126]-[.$B$2]" office:value-type="float" office:value="23.7120099067688" calcext:value-type="float">
            <text:p>23.7120099068</text:p>
          </table:table-cell>
          <table:table-cell table:formula="of:=[.C126]/([.D126]-[.D125])" office:value-type="float" office:value="99834.8994124627" calcext:value-type="float">
            <text:p>99834.8994124627</text:p>
          </table:table-cell>
          <table:table-cell/>
          <table:table-cell office:value-type="float" office:value="1443136104.07127" calcext:value-type="float">
            <text:p>1443136104.07127</text:p>
          </table:table-cell>
          <table:table-cell table:formula="of:=[.G126]-[.$B$2]" office:value-type="float" office:value="24.0710868835449" calcext:value-type="float">
            <text:p>24.0710868835</text:p>
          </table:table-cell>
          <table:table-cell table:formula="of:=[.C126]/([.H126]-[.H125])" office:value-type="float" office:value="99800.8150265603" calcext:value-type="float">
            <text:p>99800.8150265603</text:p>
          </table:table-cell>
          <table:table-cell table:formula="of:=[.G126]-[.$B126]" office:value-type="float" office:value="0.359076976776123" calcext:value-type="float">
            <text:p>0.3590769768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36103.79456" calcext:value-type="float">
            <text:p>1443136103.79456</text:p>
          </table:table-cell>
          <table:table-cell office:value-type="float" office:value="8224" calcext:value-type="float">
            <text:p>8224</text:p>
          </table:table-cell>
          <table:table-cell table:formula="of:=[.B127]-[.$B$2]" office:value-type="float" office:value="23.794383764267" calcext:value-type="float">
            <text:p>23.7943837643</text:p>
          </table:table-cell>
          <table:table-cell table:formula="of:=[.C127]/([.D127]-[.D126])" office:value-type="float" office:value="99837.5000246019" calcext:value-type="float">
            <text:p>99837.5000246019</text:p>
          </table:table-cell>
          <table:table-cell/>
          <table:table-cell office:value-type="float" office:value="1443136104.15375" calcext:value-type="float">
            <text:p>1443136104.15375</text:p>
          </table:table-cell>
          <table:table-cell table:formula="of:=[.G127]-[.$B$2]" office:value-type="float" office:value="24.1535654067993" calcext:value-type="float">
            <text:p>24.1535654068</text:p>
          </table:table-cell>
          <table:table-cell table:formula="of:=[.C127]/([.H127]-[.H126])" office:value-type="float" office:value="99710.8056194716" calcext:value-type="float">
            <text:p>99710.8056194716</text:p>
          </table:table-cell>
          <table:table-cell table:formula="of:=[.G127]-[.$B127]" office:value-type="float" office:value="0.359181642532349" calcext:value-type="float">
            <text:p>0.359181642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36103.87694" calcext:value-type="float">
            <text:p>1443136103.87694</text:p>
          </table:table-cell>
          <table:table-cell office:value-type="float" office:value="8224" calcext:value-type="float">
            <text:p>8224</text:p>
          </table:table-cell>
          <table:table-cell table:formula="of:=[.B128]-[.$B$2]" office:value-type="float" office:value="23.876757144928" calcext:value-type="float">
            <text:p>23.8767571449</text:p>
          </table:table-cell>
          <table:table-cell table:formula="of:=[.C128]/([.D128]-[.D127])" office:value-type="float" office:value="99838.0779568103" calcext:value-type="float">
            <text:p>99838.0779568103</text:p>
          </table:table-cell>
          <table:table-cell/>
          <table:table-cell office:value-type="float" office:value="1443136104.23587" calcext:value-type="float">
            <text:p>1443136104.23587</text:p>
          </table:table-cell>
          <table:table-cell table:formula="of:=[.G128]-[.$B$2]" office:value-type="float" office:value="24.2356903553009" calcext:value-type="float">
            <text:p>24.2356903553</text:p>
          </table:table-cell>
          <table:table-cell table:formula="of:=[.C128]/([.H128]-[.H127])" office:value-type="float" office:value="100140.093236601" calcext:value-type="float">
            <text:p>100140.093236601</text:p>
          </table:table-cell>
          <table:table-cell table:formula="of:=[.G128]-[.$B128]" office:value-type="float" office:value="0.358933210372925" calcext:value-type="float">
            <text:p>0.358933210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36103.95938" calcext:value-type="float">
            <text:p>1443136103.95938</text:p>
          </table:table-cell>
          <table:table-cell office:value-type="float" office:value="8224" calcext:value-type="float">
            <text:p>8224</text:p>
          </table:table-cell>
          <table:table-cell table:formula="of:=[.B129]-[.$B$2]" office:value-type="float" office:value="23.959203004837" calcext:value-type="float">
            <text:p>23.9592030048</text:p>
          </table:table-cell>
          <table:table-cell table:formula="of:=[.C129]/([.D129]-[.D128])" office:value-type="float" office:value="99750.30897939" calcext:value-type="float">
            <text:p>99750.30897939</text:p>
          </table:table-cell>
          <table:table-cell/>
          <table:table-cell office:value-type="float" office:value="1443136104.31784" calcext:value-type="float">
            <text:p>1443136104.31784</text:p>
          </table:table-cell>
          <table:table-cell table:formula="of:=[.G129]-[.$B$2]" office:value-type="float" office:value="24.3176641464233" calcext:value-type="float">
            <text:p>24.3176641464</text:p>
          </table:table-cell>
          <table:table-cell table:formula="of:=[.C129]/([.H129]-[.H128])" office:value-type="float" office:value="100324.748768989" calcext:value-type="float">
            <text:p>100324.748768989</text:p>
          </table:table-cell>
          <table:table-cell table:formula="of:=[.G129]-[.$B129]" office:value-type="float" office:value="0.358461141586304" calcext:value-type="float">
            <text:p>0.358461141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36104.04156" calcext:value-type="float">
            <text:p>1443136104.04156</text:p>
          </table:table-cell>
          <table:table-cell office:value-type="float" office:value="8224" calcext:value-type="float">
            <text:p>8224</text:p>
          </table:table-cell>
          <table:table-cell table:formula="of:=[.B130]-[.$B$2]" office:value-type="float" office:value="24.041383266449" calcext:value-type="float">
            <text:p>24.0413832664</text:p>
          </table:table-cell>
          <table:table-cell table:formula="of:=[.C130]/([.D130]-[.D129])" office:value-type="float" office:value="100072.691893272" calcext:value-type="float">
            <text:p>100072.691893272</text:p>
          </table:table-cell>
          <table:table-cell/>
          <table:table-cell office:value-type="float" office:value="1443136104.39978" calcext:value-type="float">
            <text:p>1443136104.39978</text:p>
          </table:table-cell>
          <table:table-cell table:formula="of:=[.G130]-[.$B$2]" office:value-type="float" office:value="24.3995978832245" calcext:value-type="float">
            <text:p>24.3995978832</text:p>
          </table:table-cell>
          <table:table-cell table:formula="of:=[.C130]/([.H130]-[.H129])" office:value-type="float" office:value="100373.793764095" calcext:value-type="float">
            <text:p>100373.793764095</text:p>
          </table:table-cell>
          <table:table-cell table:formula="of:=[.G130]-[.$B130]" office:value-type="float" office:value="0.358214616775513" calcext:value-type="float">
            <text:p>0.358214616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36104.12354" calcext:value-type="float">
            <text:p>1443136104.12354</text:p>
          </table:table-cell>
          <table:table-cell office:value-type="float" office:value="8224" calcext:value-type="float">
            <text:p>8224</text:p>
          </table:table-cell>
          <table:table-cell table:formula="of:=[.B131]-[.$B$2]" office:value-type="float" office:value="24.1233556270599" calcext:value-type="float">
            <text:p>24.1233556271</text:p>
          </table:table-cell>
          <table:table-cell table:formula="of:=[.C131]/([.D131]-[.D130])" office:value-type="float" office:value="100326.499550633" calcext:value-type="float">
            <text:p>100326.499550633</text:p>
          </table:table-cell>
          <table:table-cell/>
          <table:table-cell office:value-type="float" office:value="1443136104.48603" calcext:value-type="float">
            <text:p>1443136104.48603</text:p>
          </table:table-cell>
          <table:table-cell table:formula="of:=[.G131]-[.$B$2]" office:value-type="float" office:value="24.4858527183533" calcext:value-type="float">
            <text:p>24.4858527184</text:p>
          </table:table-cell>
          <table:table-cell table:formula="of:=[.C131]/([.H131]-[.H130])" office:value-type="float" office:value="95345.3796267887" calcext:value-type="float">
            <text:p>95345.3796267887</text:p>
          </table:table-cell>
          <table:table-cell table:formula="of:=[.G131]-[.$B131]" office:value-type="float" office:value="0.362497091293335" calcext:value-type="float">
            <text:p>0.362497091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36104.2055" calcext:value-type="float">
            <text:p>1443136104.2055</text:p>
          </table:table-cell>
          <table:table-cell office:value-type="float" office:value="8224" calcext:value-type="float">
            <text:p>8224</text:p>
          </table:table-cell>
          <table:table-cell table:formula="of:=[.B132]-[.$B$2]" office:value-type="float" office:value="24.2053234577179" calcext:value-type="float">
            <text:p>24.2053234577</text:p>
          </table:table-cell>
          <table:table-cell table:formula="of:=[.C132]/([.D132]-[.D131])" office:value-type="float" office:value="100332.044095661" calcext:value-type="float">
            <text:p>100332.044095661</text:p>
          </table:table-cell>
          <table:table-cell/>
          <table:table-cell office:value-type="float" office:value="1443136104.64577" calcext:value-type="float">
            <text:p>1443136104.64577</text:p>
          </table:table-cell>
          <table:table-cell table:formula="of:=[.G132]-[.$B$2]" office:value-type="float" office:value="24.6455919742584" calcext:value-type="float">
            <text:p>24.6455919743</text:p>
          </table:table-cell>
          <table:table-cell table:formula="of:=[.C132]/([.H132]-[.H131])" office:value-type="float" office:value="51483.9007694087" calcext:value-type="float">
            <text:p>51483.9007694087</text:p>
          </table:table-cell>
          <table:table-cell table:formula="of:=[.G132]-[.$B132]" office:value-type="float" office:value="0.440268516540527" calcext:value-type="float">
            <text:p>0.440268516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36104.28747" calcext:value-type="float">
            <text:p>1443136104.28747</text:p>
          </table:table-cell>
          <table:table-cell office:value-type="float" office:value="8224" calcext:value-type="float">
            <text:p>8224</text:p>
          </table:table-cell>
          <table:table-cell table:formula="of:=[.B133]-[.$B$2]" office:value-type="float" office:value="24.2872934341431" calcext:value-type="float">
            <text:p>24.2872934341</text:p>
          </table:table-cell>
          <table:table-cell table:formula="of:=[.C133]/([.D133]-[.D132])" office:value-type="float" office:value="100329.417655836" calcext:value-type="float">
            <text:p>100329.417655836</text:p>
          </table:table-cell>
          <table:table-cell/>
          <table:table-cell office:value-type="float" office:value="1443136104.72772" calcext:value-type="float">
            <text:p>1443136104.72772</text:p>
          </table:table-cell>
          <table:table-cell table:formula="of:=[.G133]-[.$B$2]" office:value-type="float" office:value="24.7275431156158" calcext:value-type="float">
            <text:p>24.7275431156</text:p>
          </table:table-cell>
          <table:table-cell table:formula="of:=[.C133]/([.H133]-[.H132])" office:value-type="float" office:value="100352.476655961" calcext:value-type="float">
            <text:p>100352.476655961</text:p>
          </table:table-cell>
          <table:table-cell table:formula="of:=[.G133]-[.$B133]" office:value-type="float" office:value="0.440249681472778" calcext:value-type="float">
            <text:p>0.440249681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36104.36944" calcext:value-type="float">
            <text:p>1443136104.36944</text:p>
          </table:table-cell>
          <table:table-cell office:value-type="float" office:value="8224" calcext:value-type="float">
            <text:p>8224</text:p>
          </table:table-cell>
          <table:table-cell table:formula="of:=[.B134]-[.$B$2]" office:value-type="float" office:value="24.369261264801" calcext:value-type="float">
            <text:p>24.3692612648</text:p>
          </table:table-cell>
          <table:table-cell table:formula="of:=[.C134]/([.D134]-[.D133])" office:value-type="float" office:value="100332.044095661" calcext:value-type="float">
            <text:p>100332.044095661</text:p>
          </table:table-cell>
          <table:table-cell/>
          <table:table-cell office:value-type="float" office:value="1443136104.80967" calcext:value-type="float">
            <text:p>1443136104.80967</text:p>
          </table:table-cell>
          <table:table-cell table:formula="of:=[.G134]-[.$B$2]" office:value-type="float" office:value="24.809490442276" calcext:value-type="float">
            <text:p>24.8094904423</text:p>
          </table:table-cell>
          <table:table-cell table:formula="of:=[.C134]/([.H134]-[.H133])" office:value-type="float" office:value="100357.148124011" calcext:value-type="float">
            <text:p>100357.148124011</text:p>
          </table:table-cell>
          <table:table-cell table:formula="of:=[.G134]-[.$B134]" office:value-type="float" office:value="0.440229177474976" calcext:value-type="float">
            <text:p>0.440229177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36104.45141" calcext:value-type="float">
            <text:p>1443136104.45141</text:p>
          </table:table-cell>
          <table:table-cell office:value-type="float" office:value="8224" calcext:value-type="float">
            <text:p>8224</text:p>
          </table:table-cell>
          <table:table-cell table:formula="of:=[.B135]-[.$B$2]" office:value-type="float" office:value="24.4512248039246" calcext:value-type="float">
            <text:p>24.4512248039</text:p>
          </table:table-cell>
          <table:table-cell table:formula="of:=[.C135]/([.D135]-[.D134])" office:value-type="float" office:value="100337.297387864" calcext:value-type="float">
            <text:p>100337.297387864</text:p>
          </table:table-cell>
          <table:table-cell/>
          <table:table-cell office:value-type="float" office:value="1443136104.89163" calcext:value-type="float">
            <text:p>1443136104.89163</text:p>
          </table:table-cell>
          <table:table-cell table:formula="of:=[.G135]-[.$B$2]" office:value-type="float" office:value="24.8914461135864" calcext:value-type="float">
            <text:p>24.8914461136</text:p>
          </table:table-cell>
          <table:table-cell table:formula="of:=[.C135]/([.H135]-[.H134])" office:value-type="float" office:value="100346.929852479" calcext:value-type="float">
            <text:p>100346.929852479</text:p>
          </table:table-cell>
          <table:table-cell table:formula="of:=[.G135]-[.$B135]" office:value-type="float" office:value="0.440221309661865" calcext:value-type="float">
            <text:p>0.4402213097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36104.53335" calcext:value-type="float">
            <text:p>1443136104.53335</text:p>
          </table:table-cell>
          <table:table-cell office:value-type="float" office:value="8224" calcext:value-type="float">
            <text:p>8224</text:p>
          </table:table-cell>
          <table:table-cell table:formula="of:=[.B136]-[.$B$2]" office:value-type="float" office:value="24.5331709384918" calcext:value-type="float">
            <text:p>24.5331709385</text:p>
          </table:table-cell>
          <table:table-cell table:formula="of:=[.C136]/([.D136]-[.D135])" office:value-type="float" office:value="100358.60804697" calcext:value-type="float">
            <text:p>100358.60804697</text:p>
          </table:table-cell>
          <table:table-cell/>
          <table:table-cell office:value-type="float" office:value="1443136104.97361" calcext:value-type="float">
            <text:p>1443136104.97361</text:p>
          </table:table-cell>
          <table:table-cell table:formula="of:=[.G136]-[.$B$2]" office:value-type="float" office:value="24.9734263420105" calcext:value-type="float">
            <text:p>24.973426342</text:p>
          </table:table-cell>
          <table:table-cell table:formula="of:=[.C136]/([.H136]-[.H135])" office:value-type="float" office:value="100316.871007707" calcext:value-type="float">
            <text:p>100316.871007707</text:p>
          </table:table-cell>
          <table:table-cell table:formula="of:=[.G136]-[.$B136]" office:value-type="float" office:value="0.440255403518677" calcext:value-type="float">
            <text:p>0.440255403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36104.61532" calcext:value-type="float">
            <text:p>1443136104.61532</text:p>
          </table:table-cell>
          <table:table-cell office:value-type="float" office:value="8224" calcext:value-type="float">
            <text:p>8224</text:p>
          </table:table-cell>
          <table:table-cell table:formula="of:=[.B137]-[.$B$2]" office:value-type="float" office:value="24.6151440143585" calcext:value-type="float">
            <text:p>24.6151440144</text:p>
          </table:table-cell>
          <table:table-cell table:formula="of:=[.C137]/([.D137]-[.D136])" office:value-type="float" office:value="100325.624152173" calcext:value-type="float">
            <text:p>100325.624152173</text:p>
          </table:table-cell>
          <table:table-cell/>
          <table:table-cell office:value-type="float" office:value="1443136105.03748" calcext:value-type="float">
            <text:p>1443136105.03748</text:p>
          </table:table-cell>
          <table:table-cell table:formula="of:=[.G137]-[.$B$2]" office:value-type="float" office:value="25.0372960567474" calcext:value-type="float">
            <text:p>25.0372960567</text:p>
          </table:table-cell>
          <table:table-cell table:formula="of:=[.C137]/([.H137]-[.H136])" office:value-type="float" office:value="128762.121983359" calcext:value-type="float">
            <text:p>128762.121983359</text:p>
          </table:table-cell>
          <table:table-cell table:formula="of:=[.G137]-[.$B137]" office:value-type="float" office:value="0.422152042388916" calcext:value-type="float">
            <text:p>0.422152042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36104.6973" calcext:value-type="float">
            <text:p>1443136104.6973</text:p>
          </table:table-cell>
          <table:table-cell office:value-type="float" office:value="8224" calcext:value-type="float">
            <text:p>8224</text:p>
          </table:table-cell>
          <table:table-cell table:formula="of:=[.B138]-[.$B$2]" office:value-type="float" office:value="24.6971147060394" calcext:value-type="float">
            <text:p>24.697114706</text:p>
          </table:table-cell>
          <table:table-cell table:formula="of:=[.C138]/([.D138]-[.D137])" office:value-type="float" office:value="100328.542206451" calcext:value-type="float">
            <text:p>100328.542206451</text:p>
          </table:table-cell>
          <table:table-cell/>
          <table:table-cell office:value-type="float" office:value="1443136105.21851" calcext:value-type="float">
            <text:p>1443136105.21851</text:p>
          </table:table-cell>
          <table:table-cell table:formula="of:=[.G138]-[.$B$2]" office:value-type="float" office:value="25.2183303833008" calcext:value-type="float">
            <text:p>25.2183303833</text:p>
          </table:table-cell>
          <table:table-cell table:formula="of:=[.C138]/([.H138]-[.H137])" office:value-type="float" office:value="45427.8487211466" calcext:value-type="float">
            <text:p>45427.8487211466</text:p>
          </table:table-cell>
          <table:table-cell table:formula="of:=[.G138]-[.$B138]" office:value-type="float" office:value="0.521215677261353" calcext:value-type="float">
            <text:p>0.521215677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36104.77925" calcext:value-type="float">
            <text:p>1443136104.77925</text:p>
          </table:table-cell>
          <table:table-cell office:value-type="float" office:value="8224" calcext:value-type="float">
            <text:p>8224</text:p>
          </table:table-cell>
          <table:table-cell table:formula="of:=[.B139]-[.$B$2]" office:value-type="float" office:value="24.7790720462799" calcext:value-type="float">
            <text:p>24.7790720463</text:p>
          </table:table-cell>
          <table:table-cell table:formula="of:=[.C139]/([.D139]-[.D138])" office:value-type="float" office:value="100344.886447867" calcext:value-type="float">
            <text:p>100344.886447867</text:p>
          </table:table-cell>
          <table:table-cell/>
          <table:table-cell office:value-type="float" office:value="1443136105.29693" calcext:value-type="float">
            <text:p>1443136105.29693</text:p>
          </table:table-cell>
          <table:table-cell table:formula="of:=[.G139]-[.$B$2]" office:value-type="float" office:value="25.2967505455017" calcext:value-type="float">
            <text:p>25.2967505455</text:p>
          </table:table-cell>
          <table:table-cell table:formula="of:=[.C139]/([.H139]-[.H138])" office:value-type="float" office:value="104870.989413775" calcext:value-type="float">
            <text:p>104870.989413775</text:p>
          </table:table-cell>
          <table:table-cell table:formula="of:=[.G139]-[.$B139]" office:value-type="float" office:value="0.517678499221802" calcext:value-type="float">
            <text:p>0.517678499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36104.86121" calcext:value-type="float">
            <text:p>1443136104.86121</text:p>
          </table:table-cell>
          <table:table-cell office:value-type="float" office:value="8224" calcext:value-type="float">
            <text:p>8224</text:p>
          </table:table-cell>
          <table:table-cell table:formula="of:=[.B140]-[.$B$2]" office:value-type="float" office:value="24.8610301017761" calcext:value-type="float">
            <text:p>24.8610301018</text:p>
          </table:table-cell>
          <table:table-cell table:formula="of:=[.C140]/([.D140]-[.D139])" office:value-type="float" office:value="100344.010728509" calcext:value-type="float">
            <text:p>100344.010728509</text:p>
          </table:table-cell>
          <table:table-cell/>
          <table:table-cell office:value-type="float" office:value="1443136105.3754" calcext:value-type="float">
            <text:p>1443136105.3754</text:p>
          </table:table-cell>
          <table:table-cell table:formula="of:=[.G140]-[.$B$2]" office:value-type="float" office:value="25.3752210140228" calcext:value-type="float">
            <text:p>25.375221014</text:p>
          </table:table-cell>
          <table:table-cell table:formula="of:=[.C140]/([.H140]-[.H139])" office:value-type="float" office:value="104803.758088774" calcext:value-type="float">
            <text:p>104803.758088774</text:p>
          </table:table-cell>
          <table:table-cell table:formula="of:=[.G140]-[.$B140]" office:value-type="float" office:value="0.514190912246704" calcext:value-type="float">
            <text:p>0.514190912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36104.94321" calcext:value-type="float">
            <text:p>1443136104.94321</text:p>
          </table:table-cell>
          <table:table-cell office:value-type="float" office:value="8224" calcext:value-type="float">
            <text:p>8224</text:p>
          </table:table-cell>
          <table:table-cell table:formula="of:=[.B141]-[.$B$2]" office:value-type="float" office:value="24.9430341720581" calcext:value-type="float">
            <text:p>24.9430341721</text:p>
          </table:table-cell>
          <table:table-cell table:formula="of:=[.C141]/([.D141]-[.D140])" office:value-type="float" office:value="100287.704887338" calcext:value-type="float">
            <text:p>100287.704887338</text:p>
          </table:table-cell>
          <table:table-cell/>
          <table:table-cell office:value-type="float" office:value="1443136105.45392" calcext:value-type="float">
            <text:p>1443136105.45392</text:p>
          </table:table-cell>
          <table:table-cell table:formula="of:=[.G141]-[.$B$2]" office:value-type="float" office:value="25.4537370204926" calcext:value-type="float">
            <text:p>25.4537370205</text:p>
          </table:table-cell>
          <table:table-cell table:formula="of:=[.C141]/([.H141]-[.H140])" office:value-type="float" office:value="104742.973691243" calcext:value-type="float">
            <text:p>104742.973691243</text:p>
          </table:table-cell>
          <table:table-cell table:formula="of:=[.G141]-[.$B141]" office:value-type="float" office:value="0.510702848434448" calcext:value-type="float">
            <text:p>0.510702848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36105.02411" calcext:value-type="float">
            <text:p>1443136105.02411</text:p>
          </table:table-cell>
          <table:table-cell office:value-type="float" office:value="8224" calcext:value-type="float">
            <text:p>8224</text:p>
          </table:table-cell>
          <table:table-cell table:formula="of:=[.B142]-[.$B$2]" office:value-type="float" office:value="25.0239326953888" calcext:value-type="float">
            <text:p>25.0239326954</text:p>
          </table:table-cell>
          <table:table-cell table:formula="of:=[.C142]/([.D142]-[.D141])" office:value-type="float" office:value="101658.221453348" calcext:value-type="float">
            <text:p>101658.221453348</text:p>
          </table:table-cell>
          <table:table-cell/>
          <table:table-cell office:value-type="float" office:value="1443136105.53238" calcext:value-type="float">
            <text:p>1443136105.53238</text:p>
          </table:table-cell>
          <table:table-cell table:formula="of:=[.G142]-[.$B$2]" office:value-type="float" office:value="25.5322017669678" calcext:value-type="float">
            <text:p>25.532201767</text:p>
          </table:table-cell>
          <table:table-cell table:formula="of:=[.C142]/([.H142]-[.H141])" office:value-type="float" office:value="104811.400908525" calcext:value-type="float">
            <text:p>104811.400908525</text:p>
          </table:table-cell>
          <table:table-cell table:formula="of:=[.G142]-[.$B142]" office:value-type="float" office:value="0.50826907157898" calcext:value-type="float">
            <text:p>0.508269071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36105.10256" calcext:value-type="float">
            <text:p>1443136105.10256</text:p>
          </table:table-cell>
          <table:table-cell office:value-type="float" office:value="8224" calcext:value-type="float">
            <text:p>8224</text:p>
          </table:table-cell>
          <table:table-cell table:formula="of:=[.B143]-[.$B$2]" office:value-type="float" office:value="25.1023786067963" calcext:value-type="float">
            <text:p>25.1023786068</text:p>
          </table:table-cell>
          <table:table-cell table:formula="of:=[.C143]/([.D143]-[.D142])" office:value-type="float" office:value="104836.566399008" calcext:value-type="float">
            <text:p>104836.566399008</text:p>
          </table:table-cell>
          <table:table-cell/>
          <table:table-cell office:value-type="float" office:value="1443136105.61083" calcext:value-type="float">
            <text:p>1443136105.61083</text:p>
          </table:table-cell>
          <table:table-cell table:formula="of:=[.G143]-[.$B$2]" office:value-type="float" office:value="25.6106519699097" calcext:value-type="float">
            <text:p>25.6106519699</text:p>
          </table:table-cell>
          <table:table-cell table:formula="of:=[.C143]/([.H143]-[.H142])" office:value-type="float" office:value="104830.8314268" calcext:value-type="float">
            <text:p>104830.8314268</text:p>
          </table:table-cell>
          <table:table-cell table:formula="of:=[.G143]-[.$B143]" office:value-type="float" office:value="0.508273363113403" calcext:value-type="float">
            <text:p>0.508273363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36105.18101" calcext:value-type="float">
            <text:p>1443136105.18101</text:p>
          </table:table-cell>
          <table:table-cell office:value-type="float" office:value="8224" calcext:value-type="float">
            <text:p>8224</text:p>
          </table:table-cell>
          <table:table-cell table:formula="of:=[.B144]-[.$B$2]" office:value-type="float" office:value="25.1808340549469" calcext:value-type="float">
            <text:p>25.1808340549</text:p>
          </table:table-cell>
          <table:table-cell table:formula="of:=[.C144]/([.D144]-[.D143])" office:value-type="float" office:value="104823.822868361" calcext:value-type="float">
            <text:p>104823.822868361</text:p>
          </table:table-cell>
          <table:table-cell/>
          <table:table-cell office:value-type="float" office:value="1443136105.6893" calcext:value-type="float">
            <text:p>1443136105.6893</text:p>
          </table:table-cell>
          <table:table-cell table:formula="of:=[.G144]-[.$B$2]" office:value-type="float" office:value="25.6891238689423" calcext:value-type="float">
            <text:p>25.6891238689</text:p>
          </table:table-cell>
          <table:table-cell table:formula="of:=[.C144]/([.H144]-[.H143])" office:value-type="float" office:value="104801.847557993" calcext:value-type="float">
            <text:p>104801.847557993</text:p>
          </table:table-cell>
          <table:table-cell table:formula="of:=[.G144]-[.$B144]" office:value-type="float" office:value="0.508289813995361" calcext:value-type="float">
            <text:p>0.508289814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36105.25948" calcext:value-type="float">
            <text:p>1443136105.25948</text:p>
          </table:table-cell>
          <table:table-cell office:value-type="float" office:value="8224" calcext:value-type="float">
            <text:p>8224</text:p>
          </table:table-cell>
          <table:table-cell table:formula="of:=[.B145]-[.$B$2]" office:value-type="float" office:value="25.2593004703522" calcext:value-type="float">
            <text:p>25.2593004704</text:p>
          </table:table-cell>
          <table:table-cell table:formula="of:=[.C145]/([.D145]-[.D144])" office:value-type="float" office:value="104809.171637619" calcext:value-type="float">
            <text:p>104809.171637619</text:p>
          </table:table-cell>
          <table:table-cell/>
          <table:table-cell office:value-type="float" office:value="1443136105.76787" calcext:value-type="float">
            <text:p>1443136105.76787</text:p>
          </table:table-cell>
          <table:table-cell table:formula="of:=[.G145]-[.$B$2]" office:value-type="float" office:value="25.7676858901978" calcext:value-type="float">
            <text:p>25.7676858902</text:p>
          </table:table-cell>
          <table:table-cell table:formula="of:=[.C145]/([.H145]-[.H144])" office:value-type="float" office:value="104681.624385077" calcext:value-type="float">
            <text:p>104681.624385077</text:p>
          </table:table-cell>
          <table:table-cell table:formula="of:=[.G145]-[.$B145]" office:value-type="float" office:value="0.508385419845581" calcext:value-type="float">
            <text:p>0.508385419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36105.33794" calcext:value-type="float">
            <text:p>1443136105.33794</text:p>
          </table:table-cell>
          <table:table-cell office:value-type="float" office:value="8224" calcext:value-type="float">
            <text:p>8224</text:p>
          </table:table-cell>
          <table:table-cell table:formula="of:=[.B146]-[.$B$2]" office:value-type="float" office:value="25.3377637863159" calcext:value-type="float">
            <text:p>25.3377637863</text:p>
          </table:table-cell>
          <table:table-cell table:formula="of:=[.C146]/([.D146]-[.D145])" office:value-type="float" office:value="104813.311787638" calcext:value-type="float">
            <text:p>104813.311787638</text:p>
          </table:table-cell>
          <table:table-cell/>
          <table:table-cell office:value-type="float" office:value="1443136105.84625" calcext:value-type="float">
            <text:p>1443136105.84625</text:p>
          </table:table-cell>
          <table:table-cell table:formula="of:=[.G146]-[.$B$2]" office:value-type="float" office:value="25.8460721969604" calcext:value-type="float">
            <text:p>25.846072197</text:p>
          </table:table-cell>
          <table:table-cell table:formula="of:=[.C146]/([.H146]-[.H145])" office:value-type="float" office:value="104916.283719006" calcext:value-type="float">
            <text:p>104916.283719006</text:p>
          </table:table-cell>
          <table:table-cell table:formula="of:=[.G146]-[.$B146]" office:value-type="float" office:value="0.508308410644531" calcext:value-type="float">
            <text:p>0.508308410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36105.4164" calcext:value-type="float">
            <text:p>1443136105.4164</text:p>
          </table:table-cell>
          <table:table-cell office:value-type="float" office:value="8224" calcext:value-type="float">
            <text:p>8224</text:p>
          </table:table-cell>
          <table:table-cell table:formula="of:=[.B147]-[.$B$2]" office:value-type="float" office:value="25.416223526001" calcext:value-type="float">
            <text:p>25.416223526</text:p>
          </table:table-cell>
          <table:table-cell table:formula="of:=[.C147]/([.D147]-[.D146])" office:value-type="float" office:value="104818.089290272" calcext:value-type="float">
            <text:p>104818.089290272</text:p>
          </table:table-cell>
          <table:table-cell/>
          <table:table-cell office:value-type="float" office:value="1443136105.92478" calcext:value-type="float">
            <text:p>1443136105.92478</text:p>
          </table:table-cell>
          <table:table-cell table:formula="of:=[.G147]-[.$B$2]" office:value-type="float" office:value="25.9245965480804" calcext:value-type="float">
            <text:p>25.9245965481</text:p>
          </table:table-cell>
          <table:table-cell table:formula="of:=[.C147]/([.H147]-[.H146])" office:value-type="float" office:value="104731.842832202" calcext:value-type="float">
            <text:p>104731.842832202</text:p>
          </table:table-cell>
          <table:table-cell table:formula="of:=[.G147]-[.$B147]" office:value-type="float" office:value="0.508373022079468" calcext:value-type="float">
            <text:p>0.508373022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36105.49486" calcext:value-type="float">
            <text:p>1443136105.49486</text:p>
          </table:table-cell>
          <table:table-cell office:value-type="float" office:value="8224" calcext:value-type="float">
            <text:p>8224</text:p>
          </table:table-cell>
          <table:table-cell table:formula="of:=[.B148]-[.$B$2]" office:value-type="float" office:value="25.4946811199188" calcext:value-type="float">
            <text:p>25.4946811199</text:p>
          </table:table-cell>
          <table:table-cell table:formula="of:=[.C148]/([.D148]-[.D147])" office:value-type="float" office:value="104820.956000912" calcext:value-type="float">
            <text:p>104820.956000912</text:p>
          </table:table-cell>
          <table:table-cell/>
          <table:table-cell office:value-type="float" office:value="1443136106.00325" calcext:value-type="float">
            <text:p>1443136106.00325</text:p>
          </table:table-cell>
          <table:table-cell table:formula="of:=[.G148]-[.$B$2]" office:value-type="float" office:value="26.0030703544617" calcext:value-type="float">
            <text:p>26.0030703545</text:p>
          </table:table-cell>
          <table:table-cell table:formula="of:=[.C148]/([.H148]-[.H147])" office:value-type="float" office:value="104799.30029197" calcext:value-type="float">
            <text:p>104799.30029197</text:p>
          </table:table-cell>
          <table:table-cell table:formula="of:=[.G148]-[.$B148]" office:value-type="float" office:value="0.508389234542847" calcext:value-type="float">
            <text:p>0.508389234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36105.57336" calcext:value-type="float">
            <text:p>1443136105.57336</text:p>
          </table:table-cell>
          <table:table-cell office:value-type="float" office:value="8224" calcext:value-type="float">
            <text:p>8224</text:p>
          </table:table-cell>
          <table:table-cell table:formula="of:=[.B149]-[.$B$2]" office:value-type="float" office:value="25.5731823444366" calcext:value-type="float">
            <text:p>25.5731823444</text:p>
          </table:table-cell>
          <table:table-cell table:formula="of:=[.C149]/([.D149]-[.D148])" office:value-type="float" office:value="104762.697021788" calcext:value-type="float">
            <text:p>104762.697021788</text:p>
          </table:table-cell>
          <table:table-cell/>
          <table:table-cell office:value-type="float" office:value="1443136106.08174" calcext:value-type="float">
            <text:p>1443136106.08174</text:p>
          </table:table-cell>
          <table:table-cell table:formula="of:=[.G149]-[.$B$2]" office:value-type="float" office:value="26.081554889679" calcext:value-type="float">
            <text:p>26.0815548897</text:p>
          </table:table-cell>
          <table:table-cell table:formula="of:=[.C149]/([.H149]-[.H148])" office:value-type="float" office:value="104784.974227493" calcext:value-type="float">
            <text:p>104784.974227493</text:p>
          </table:table-cell>
          <table:table-cell table:formula="of:=[.G149]-[.$B149]" office:value-type="float" office:value="0.50837254524231" calcext:value-type="float">
            <text:p>0.5083725452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36105.65182" calcext:value-type="float">
            <text:p>1443136105.65182</text:p>
          </table:table-cell>
          <table:table-cell office:value-type="float" office:value="8224" calcext:value-type="float">
            <text:p>8224</text:p>
          </table:table-cell>
          <table:table-cell table:formula="of:=[.B150]-[.$B$2]" office:value-type="float" office:value="25.651643037796" calcext:value-type="float">
            <text:p>25.6516430378</text:p>
          </table:table-cell>
          <table:table-cell table:formula="of:=[.C150]/([.D150]-[.D149])" office:value-type="float" office:value="104816.815246986" calcext:value-type="float">
            <text:p>104816.815246986</text:p>
          </table:table-cell>
          <table:table-cell/>
          <table:table-cell office:value-type="float" office:value="1443136106.16008" calcext:value-type="float">
            <text:p>1443136106.16008</text:p>
          </table:table-cell>
          <table:table-cell table:formula="of:=[.G150]-[.$B$2]" office:value-type="float" office:value="26.1598966121674" calcext:value-type="float">
            <text:p>26.1598966122</text:p>
          </table:table-cell>
          <table:table-cell table:formula="of:=[.C150]/([.H150]-[.H149])" office:value-type="float" office:value="104975.991576103" calcext:value-type="float">
            <text:p>104975.991576103</text:p>
          </table:table-cell>
          <table:table-cell table:formula="of:=[.G150]-[.$B150]" office:value-type="float" office:value="0.508253574371338" calcext:value-type="float">
            <text:p>0.508253574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36105.73032" calcext:value-type="float">
            <text:p>1443136105.73032</text:p>
          </table:table-cell>
          <table:table-cell office:value-type="float" office:value="8224" calcext:value-type="float">
            <text:p>8224</text:p>
          </table:table-cell>
          <table:table-cell table:formula="of:=[.B151]-[.$B$2]" office:value-type="float" office:value="25.7301347255707" calcext:value-type="float">
            <text:p>25.7301347256</text:p>
          </table:table-cell>
          <table:table-cell table:formula="of:=[.C151]/([.D151]-[.D150])" office:value-type="float" office:value="104775.425693613" calcext:value-type="float">
            <text:p>104775.425693613</text:p>
          </table:table-cell>
          <table:table-cell/>
          <table:table-cell office:value-type="float" office:value="1443136106.23663" calcext:value-type="float">
            <text:p>1443136106.23663</text:p>
          </table:table-cell>
          <table:table-cell table:formula="of:=[.G151]-[.$B$2]" office:value-type="float" office:value="26.2364501953125" calcext:value-type="float">
            <text:p>26.2364501953</text:p>
          </table:table-cell>
          <table:table-cell table:formula="of:=[.C151]/([.H151]-[.H150])" office:value-type="float" office:value="107428.021813267" calcext:value-type="float">
            <text:p>107428.021813267</text:p>
          </table:table-cell>
          <table:table-cell table:formula="of:=[.G151]-[.$B151]" office:value-type="float" office:value="0.506315469741821" calcext:value-type="float">
            <text:p>0.506315469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36105.80878" calcext:value-type="float">
            <text:p>1443136105.80878</text:p>
          </table:table-cell>
          <table:table-cell office:value-type="float" office:value="8224" calcext:value-type="float">
            <text:p>8224</text:p>
          </table:table-cell>
          <table:table-cell table:formula="of:=[.B152]-[.$B$2]" office:value-type="float" office:value="25.8085947036743" calcext:value-type="float">
            <text:p>25.8085947037</text:p>
          </table:table-cell>
          <table:table-cell table:formula="of:=[.C152]/([.D152]-[.D151])" office:value-type="float" office:value="104817.770776547" calcext:value-type="float">
            <text:p>104817.770776547</text:p>
          </table:table-cell>
          <table:table-cell/>
          <table:table-cell office:value-type="float" office:value="1443136106.3115" calcext:value-type="float">
            <text:p>1443136106.3115</text:p>
          </table:table-cell>
          <table:table-cell table:formula="of:=[.G152]-[.$B$2]" office:value-type="float" office:value="26.3113231658936" calcext:value-type="float">
            <text:p>26.3113231659</text:p>
          </table:table-cell>
          <table:table-cell table:formula="of:=[.C152]/([.H152]-[.H151])" office:value-type="float" office:value="109839.371086486" calcext:value-type="float">
            <text:p>109839.371086486</text:p>
          </table:table-cell>
          <table:table-cell table:formula="of:=[.G152]-[.$B152]" office:value-type="float" office:value="0.502728462219238" calcext:value-type="float">
            <text:p>0.502728462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36105.88725" calcext:value-type="float">
            <text:p>1443136105.88725</text:p>
          </table:table-cell>
          <table:table-cell office:value-type="float" office:value="8224" calcext:value-type="float">
            <text:p>8224</text:p>
          </table:table-cell>
          <table:table-cell table:formula="of:=[.B153]-[.$B$2]" office:value-type="float" office:value="25.8870742321014" calcext:value-type="float">
            <text:p>25.8870742321</text:p>
          </table:table-cell>
          <table:table-cell table:formula="of:=[.C153]/([.D153]-[.D152])" office:value-type="float" office:value="104791.659236801" calcext:value-type="float">
            <text:p>104791.659236801</text:p>
          </table:table-cell>
          <table:table-cell/>
          <table:table-cell office:value-type="float" office:value="1443136106.38631" calcext:value-type="float">
            <text:p>1443136106.38631</text:p>
          </table:table-cell>
          <table:table-cell table:formula="of:=[.G153]-[.$B$2]" office:value-type="float" office:value="26.3861339092255" calcext:value-type="float">
            <text:p>26.3861339092</text:p>
          </table:table-cell>
          <table:table-cell table:formula="of:=[.C153]/([.H153]-[.H152])" office:value-type="float" office:value="109930.734995012" calcext:value-type="float">
            <text:p>109930.734995012</text:p>
          </table:table-cell>
          <table:table-cell table:formula="of:=[.G153]-[.$B153]" office:value-type="float" office:value="0.499059677124023" calcext:value-type="float">
            <text:p>0.499059677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36105.96572" calcext:value-type="float">
            <text:p>1443136105.96572</text:p>
          </table:table-cell>
          <table:table-cell office:value-type="float" office:value="8224" calcext:value-type="float">
            <text:p>8224</text:p>
          </table:table-cell>
          <table:table-cell table:formula="of:=[.B154]-[.$B$2]" office:value-type="float" office:value="25.9655373096466" calcext:value-type="float">
            <text:p>25.9655373096</text:p>
          </table:table-cell>
          <table:table-cell table:formula="of:=[.C154]/([.D154]-[.D153])" office:value-type="float" office:value="104813.630274265" calcext:value-type="float">
            <text:p>104813.630274265</text:p>
          </table:table-cell>
          <table:table-cell/>
          <table:table-cell office:value-type="float" office:value="1443136106.4613" calcext:value-type="float">
            <text:p>1443136106.4613</text:p>
          </table:table-cell>
          <table:table-cell table:formula="of:=[.G154]-[.$B$2]" office:value-type="float" office:value="26.4611222743988" calcext:value-type="float">
            <text:p>26.4611222744</text:p>
          </table:table-cell>
          <table:table-cell table:formula="of:=[.C154]/([.H154]-[.H153])" office:value-type="float" office:value="109670.3466063" calcext:value-type="float">
            <text:p>109670.3466063</text:p>
          </table:table-cell>
          <table:table-cell table:formula="of:=[.G154]-[.$B154]" office:value-type="float" office:value="0.495584964752197" calcext:value-type="float">
            <text:p>0.4955849648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36106.04217" calcext:value-type="float">
            <text:p>1443136106.04217</text:p>
          </table:table-cell>
          <table:table-cell office:value-type="float" office:value="8224" calcext:value-type="float">
            <text:p>8224</text:p>
          </table:table-cell>
          <table:table-cell table:formula="of:=[.B155]-[.$B$2]" office:value-type="float" office:value="26.0419862270355" calcext:value-type="float">
            <text:p>26.041986227</text:p>
          </table:table-cell>
          <table:table-cell table:formula="of:=[.C155]/([.D155]-[.D154])" office:value-type="float" office:value="107575.100876345" calcext:value-type="float">
            <text:p>107575.100876345</text:p>
          </table:table-cell>
          <table:table-cell/>
          <table:table-cell office:value-type="float" office:value="1443136106.53609" calcext:value-type="float">
            <text:p>1443136106.53609</text:p>
          </table:table-cell>
          <table:table-cell table:formula="of:=[.G155]-[.$B$2]" office:value-type="float" office:value="26.53590965271" calcext:value-type="float">
            <text:p>26.5359096527</text:p>
          </table:table-cell>
          <table:table-cell table:formula="of:=[.C155]/([.H155]-[.H154])" office:value-type="float" office:value="109965.079478834" calcext:value-type="float">
            <text:p>109965.079478834</text:p>
          </table:table-cell>
          <table:table-cell table:formula="of:=[.G155]-[.$B155]" office:value-type="float" office:value="0.493923425674439" calcext:value-type="float">
            <text:p>0.493923425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36106.11707" calcext:value-type="float">
            <text:p>1443136106.11707</text:p>
          </table:table-cell>
          <table:table-cell office:value-type="float" office:value="8224" calcext:value-type="float">
            <text:p>8224</text:p>
          </table:table-cell>
          <table:table-cell table:formula="of:=[.B156]-[.$B$2]" office:value-type="float" office:value="26.1168916225433" calcext:value-type="float">
            <text:p>26.1168916225</text:p>
          </table:table-cell>
          <table:table-cell table:formula="of:=[.C156]/([.D156]-[.D155])" office:value-type="float" office:value="109791.823996741" calcext:value-type="float">
            <text:p>109791.823996741</text:p>
          </table:table-cell>
          <table:table-cell/>
          <table:table-cell office:value-type="float" office:value="1443136106.61103" calcext:value-type="float">
            <text:p>1443136106.61103</text:p>
          </table:table-cell>
          <table:table-cell table:formula="of:=[.G156]-[.$B$2]" office:value-type="float" office:value="26.6108536720276" calcext:value-type="float">
            <text:p>26.610853672</text:p>
          </table:table-cell>
          <table:table-cell table:formula="of:=[.C156]/([.H156]-[.H155])" office:value-type="float" office:value="109735.240715408" calcext:value-type="float">
            <text:p>109735.240715408</text:p>
          </table:table-cell>
          <table:table-cell table:formula="of:=[.G156]-[.$B156]" office:value-type="float" office:value="0.493962049484253" calcext:value-type="float">
            <text:p>0.493962049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36106.192" calcext:value-type="float">
            <text:p>1443136106.192</text:p>
          </table:table-cell>
          <table:table-cell office:value-type="float" office:value="8224" calcext:value-type="float">
            <text:p>8224</text:p>
          </table:table-cell>
          <table:table-cell table:formula="of:=[.B157]-[.$B$2]" office:value-type="float" office:value="26.1918218135834" calcext:value-type="float">
            <text:p>26.1918218136</text:p>
          </table:table-cell>
          <table:table-cell table:formula="of:=[.C157]/([.D157]-[.D156])" office:value-type="float" office:value="109755.492223495" calcext:value-type="float">
            <text:p>109755.492223495</text:p>
          </table:table-cell>
          <table:table-cell/>
          <table:table-cell office:value-type="float" office:value="1443136106.68597" calcext:value-type="float">
            <text:p>1443136106.68597</text:p>
          </table:table-cell>
          <table:table-cell table:formula="of:=[.G157]-[.$B$2]" office:value-type="float" office:value="26.6857843399048" calcext:value-type="float">
            <text:p>26.6857843399</text:p>
          </table:table-cell>
          <table:table-cell table:formula="of:=[.C157]/([.H157]-[.H156])" office:value-type="float" office:value="109754.793771199" calcext:value-type="float">
            <text:p>109754.793771199</text:p>
          </table:table-cell>
          <table:table-cell table:formula="of:=[.G157]-[.$B157]" office:value-type="float" office:value="0.493962526321411" calcext:value-type="float">
            <text:p>0.4939625263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36106.26688" calcext:value-type="float">
            <text:p>1443136106.26688</text:p>
          </table:table-cell>
          <table:table-cell office:value-type="float" office:value="8224" calcext:value-type="float">
            <text:p>8224</text:p>
          </table:table-cell>
          <table:table-cell table:formula="of:=[.B158]-[.$B$2]" office:value-type="float" office:value="26.2666993141174" calcext:value-type="float">
            <text:p>26.2666993141</text:p>
          </table:table-cell>
          <table:table-cell table:formula="of:=[.C158]/([.D158]-[.D157])" office:value-type="float" office:value="109832.726003713" calcext:value-type="float">
            <text:p>109832.726003713</text:p>
          </table:table-cell>
          <table:table-cell/>
          <table:table-cell office:value-type="float" office:value="1443136106.76088" calcext:value-type="float">
            <text:p>1443136106.76088</text:p>
          </table:table-cell>
          <table:table-cell table:formula="of:=[.G158]-[.$B$2]" office:value-type="float" office:value="26.7606992721558" calcext:value-type="float">
            <text:p>26.7606992722</text:p>
          </table:table-cell>
          <table:table-cell table:formula="of:=[.C158]/([.H158]-[.H157])" office:value-type="float" office:value="109777.847391603" calcext:value-type="float">
            <text:p>109777.847391603</text:p>
          </table:table-cell>
          <table:table-cell table:formula="of:=[.G158]-[.$B158]" office:value-type="float" office:value="0.49399995803833" calcext:value-type="float">
            <text:p>0.493999958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36106.34182" calcext:value-type="float">
            <text:p>1443136106.34182</text:p>
          </table:table-cell>
          <table:table-cell office:value-type="float" office:value="8224" calcext:value-type="float">
            <text:p>8224</text:p>
          </table:table-cell>
          <table:table-cell table:formula="of:=[.B159]-[.$B$2]" office:value-type="float" office:value="26.3416361808777" calcext:value-type="float">
            <text:p>26.3416361809</text:p>
          </table:table-cell>
          <table:table-cell table:formula="of:=[.C159]/([.D159]-[.D158])" office:value-type="float" office:value="109745.71470023" calcext:value-type="float">
            <text:p>109745.71470023</text:p>
          </table:table-cell>
          <table:table-cell/>
          <table:table-cell office:value-type="float" office:value="1443136106.83578" calcext:value-type="float">
            <text:p>1443136106.83578</text:p>
          </table:table-cell>
          <table:table-cell table:formula="of:=[.G159]-[.$B$2]" office:value-type="float" office:value="26.835599899292" calcext:value-type="float">
            <text:p>26.8355998993</text:p>
          </table:table-cell>
          <table:table-cell table:formula="of:=[.C159]/([.H159]-[.H158])" office:value-type="float" office:value="109798.813633991" calcext:value-type="float">
            <text:p>109798.813633991</text:p>
          </table:table-cell>
          <table:table-cell table:formula="of:=[.G159]-[.$B159]" office:value-type="float" office:value="0.493963718414307" calcext:value-type="float">
            <text:p>0.4939637184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36106.41669" calcext:value-type="float">
            <text:p>1443136106.41669</text:p>
          </table:table-cell>
          <table:table-cell office:value-type="float" office:value="8224" calcext:value-type="float">
            <text:p>8224</text:p>
          </table:table-cell>
          <table:table-cell table:formula="of:=[.B160]-[.$B$2]" office:value-type="float" office:value="26.4165132045746" calcext:value-type="float">
            <text:p>26.4165132046</text:p>
          </table:table-cell>
          <table:table-cell table:formula="of:=[.C160]/([.D160]-[.D159])" office:value-type="float" office:value="109833.425448247" calcext:value-type="float">
            <text:p>109833.425448247</text:p>
          </table:table-cell>
          <table:table-cell/>
          <table:table-cell office:value-type="float" office:value="1443136106.91059" calcext:value-type="float">
            <text:p>1443136106.91059</text:p>
          </table:table-cell>
          <table:table-cell table:formula="of:=[.G160]-[.$B$2]" office:value-type="float" office:value="26.9104106426239" calcext:value-type="float">
            <text:p>26.9104106426</text:p>
          </table:table-cell>
          <table:table-cell table:formula="of:=[.C160]/([.H160]-[.H159])" office:value-type="float" office:value="109930.734995012" calcext:value-type="float">
            <text:p>109930.734995012</text:p>
          </table:table-cell>
          <table:table-cell table:formula="of:=[.G160]-[.$B160]" office:value-type="float" office:value="0.493897438049316" calcext:value-type="float">
            <text:p>0.493897438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36106.49159" calcext:value-type="float">
            <text:p>1443136106.49159</text:p>
          </table:table-cell>
          <table:table-cell office:value-type="float" office:value="8224" calcext:value-type="float">
            <text:p>8224</text:p>
          </table:table-cell>
          <table:table-cell table:formula="of:=[.B161]-[.$B$2]" office:value-type="float" office:value="26.4914133548737" calcext:value-type="float">
            <text:p>26.4914133549</text:p>
          </table:table-cell>
          <table:table-cell table:formula="of:=[.C161]/([.D161]-[.D160])" office:value-type="float" office:value="109799.512646664" calcext:value-type="float">
            <text:p>109799.512646664</text:p>
          </table:table-cell>
          <table:table-cell/>
          <table:table-cell office:value-type="float" office:value="1443136106.98559" calcext:value-type="float">
            <text:p>1443136106.98559</text:p>
          </table:table-cell>
          <table:table-cell table:formula="of:=[.G161]-[.$B$2]" office:value-type="float" office:value="26.9854099750519" calcext:value-type="float">
            <text:p>26.9854099751</text:p>
          </table:table-cell>
          <table:table-cell table:formula="of:=[.C161]/([.H161]-[.H160])" office:value-type="float" office:value="109654.309361986" calcext:value-type="float">
            <text:p>109654.309361986</text:p>
          </table:table-cell>
          <table:table-cell table:formula="of:=[.G161]-[.$B161]" office:value-type="float" office:value="0.493996620178223" calcext:value-type="float">
            <text:p>0.493996620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36106.56649" calcext:value-type="float">
            <text:p>1443136106.56649</text:p>
          </table:table-cell>
          <table:table-cell office:value-type="float" office:value="8224" calcext:value-type="float">
            <text:p>8224</text:p>
          </table:table-cell>
          <table:table-cell table:formula="of:=[.B162]-[.$B$2]" office:value-type="float" office:value="26.5663111209869" calcext:value-type="float">
            <text:p>26.566311121</text:p>
          </table:table-cell>
          <table:table-cell table:formula="of:=[.C162]/([.D162]-[.D161])" office:value-type="float" office:value="109803.007843537" calcext:value-type="float">
            <text:p>109803.007843537</text:p>
          </table:table-cell>
          <table:table-cell/>
          <table:table-cell office:value-type="float" office:value="1443136110.01281" calcext:value-type="float">
            <text:p>1443136110.01281</text:p>
          </table:table-cell>
          <table:table-cell table:formula="of:=[.G162]-[.$B$2]" office:value-type="float" office:value="30.0126326084137" calcext:value-type="float">
            <text:p>30.0126326084</text:p>
          </table:table-cell>
          <table:table-cell table:formula="of:=[.C162]/([.H162]-[.H161])" office:value-type="float" office:value="2716.68159102887" calcext:value-type="float">
            <text:p>2716.6815910289</text:p>
          </table:table-cell>
          <table:table-cell table:formula="of:=[.G162]-[.$B162]" office:value-type="float" office:value="3.44632148742676" calcext:value-type="float">
            <text:p>3.446321487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36106.64141" calcext:value-type="float">
            <text:p>1443136106.64141</text:p>
          </table:table-cell>
          <table:table-cell office:value-type="float" office:value="8224" calcext:value-type="float">
            <text:p>8224</text:p>
          </table:table-cell>
          <table:table-cell table:formula="of:=[.B163]-[.$B$2]" office:value-type="float" office:value="26.6412341594696" calcext:value-type="float">
            <text:p>26.6412341595</text:p>
          </table:table-cell>
          <table:table-cell table:formula="of:=[.C163]/([.D163]-[.D162])" office:value-type="float" office:value="109765.970074781" calcext:value-type="float">
            <text:p>109765.970074781</text:p>
          </table:table-cell>
          <table:table-cell/>
          <table:table-cell office:value-type="float" office:value="1443136110.99469" calcext:value-type="float">
            <text:p>1443136110.99469</text:p>
          </table:table-cell>
          <table:table-cell table:formula="of:=[.G163]-[.$B$2]" office:value-type="float" office:value="30.9945061206818" calcext:value-type="float">
            <text:p>30.9945061207</text:p>
          </table:table-cell>
          <table:table-cell table:formula="of:=[.C163]/([.H163]-[.H162])" office:value-type="float" office:value="8375.82427598345" calcext:value-type="float">
            <text:p>8375.8242759835</text:p>
          </table:table-cell>
          <table:table-cell table:formula="of:=[.G163]-[.$B163]" office:value-type="float" office:value="4.35327196121216" calcext:value-type="float">
            <text:p>4.353271961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36106.71632" calcext:value-type="float">
            <text:p>1443136106.71632</text:p>
          </table:table-cell>
          <table:table-cell office:value-type="float" office:value="8224" calcext:value-type="float">
            <text:p>8224</text:p>
          </table:table-cell>
          <table:table-cell table:formula="of:=[.B164]-[.$B$2]" office:value-type="float" office:value="26.716139793396" calcext:value-type="float">
            <text:p>26.7161397934</text:p>
          </table:table-cell>
          <table:table-cell table:formula="of:=[.C164]/([.D164]-[.D163])" office:value-type="float" office:value="109791.474538238" calcext:value-type="float">
            <text:p>109791.474538238</text:p>
          </table:table-cell>
          <table:table-cell/>
          <table:table-cell office:value-type="float" office:value="1443136111.0948" calcext:value-type="float">
            <text:p>1443136111.0948</text:p>
          </table:table-cell>
          <table:table-cell table:formula="of:=[.G164]-[.$B$2]" office:value-type="float" office:value="31.0946164131165" calcext:value-type="float">
            <text:p>31.0946164131</text:p>
          </table:table-cell>
          <table:table-cell table:formula="of:=[.C164]/([.H164]-[.H163])" office:value-type="float" office:value="82149.3954316933" calcext:value-type="float">
            <text:p>82149.3954316933</text:p>
          </table:table-cell>
          <table:table-cell table:formula="of:=[.G164]-[.$B164]" office:value-type="float" office:value="4.37847661972046" calcext:value-type="float">
            <text:p>4.3784766197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36106.79126" calcext:value-type="float">
            <text:p>1443136106.79126</text:p>
          </table:table-cell>
          <table:table-cell office:value-type="float" office:value="8224" calcext:value-type="float">
            <text:p>8224</text:p>
          </table:table-cell>
          <table:table-cell table:formula="of:=[.B165]-[.$B$2]" office:value-type="float" office:value="26.7910749912262" calcext:value-type="float">
            <text:p>26.7910749912</text:p>
          </table:table-cell>
          <table:table-cell table:formula="of:=[.C165]/([.D165]-[.D164])" office:value-type="float" office:value="109748.158917725" calcext:value-type="float">
            <text:p>109748.158917725</text:p>
          </table:table-cell>
          <table:table-cell/>
          <table:table-cell office:value-type="float" office:value="1443136111.19221" calcext:value-type="float">
            <text:p>1443136111.19221</text:p>
          </table:table-cell>
          <table:table-cell table:formula="of:=[.G165]-[.$B$2]" office:value-type="float" office:value="31.1920294761658" calcext:value-type="float">
            <text:p>31.1920294762</text:p>
          </table:table-cell>
          <table:table-cell table:formula="of:=[.C165]/([.H165]-[.H164])" office:value-type="float" office:value="84423.995535758" calcext:value-type="float">
            <text:p>84423.995535758</text:p>
          </table:table-cell>
          <table:table-cell table:formula="of:=[.G165]-[.$B165]" office:value-type="float" office:value="4.40095448493958" calcext:value-type="float">
            <text:p>4.400954484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36106.86615" calcext:value-type="float">
            <text:p>1443136106.86615</text:p>
          </table:table-cell>
          <table:table-cell office:value-type="float" office:value="8224" calcext:value-type="float">
            <text:p>8224</text:p>
          </table:table-cell>
          <table:table-cell table:formula="of:=[.B166]-[.$B$2]" office:value-type="float" office:value="26.865971326828" calcext:value-type="float">
            <text:p>26.8659713268</text:p>
          </table:table-cell>
          <table:table-cell table:formula="of:=[.C166]/([.D166]-[.D165])" office:value-type="float" office:value="109805.105068473" calcext:value-type="float">
            <text:p>109805.105068473</text:p>
          </table:table-cell>
          <table:table-cell/>
          <table:table-cell office:value-type="float" office:value="1443136111.24182" calcext:value-type="float">
            <text:p>1443136111.24182</text:p>
          </table:table-cell>
          <table:table-cell table:formula="of:=[.G166]-[.$B$2]" office:value-type="float" office:value="31.2416424751282" calcext:value-type="float">
            <text:p>31.2416424751</text:p>
          </table:table-cell>
          <table:table-cell table:formula="of:=[.C166]/([.H166]-[.H165])" office:value-type="float" office:value="165763.009130577" calcext:value-type="float">
            <text:p>165763.009130577</text:p>
          </table:table-cell>
          <table:table-cell table:formula="of:=[.G166]-[.$B166]" office:value-type="float" office:value="4.37567114830017" calcext:value-type="float">
            <text:p>4.375671148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36106.94107" calcext:value-type="float">
            <text:p>1443136106.94107</text:p>
          </table:table-cell>
          <table:table-cell office:value-type="float" office:value="8224" calcext:value-type="float">
            <text:p>8224</text:p>
          </table:table-cell>
          <table:table-cell table:formula="of:=[.B167]-[.$B$2]" office:value-type="float" office:value="26.940892457962" calcext:value-type="float">
            <text:p>26.940892458</text:p>
          </table:table-cell>
          <table:table-cell table:formula="of:=[.C167]/([.D167]-[.D166])" office:value-type="float" office:value="109768.764506336" calcext:value-type="float">
            <text:p>109768.764506336</text:p>
          </table:table-cell>
          <table:table-cell/>
          <table:table-cell office:value-type="float" office:value="1443136111.33685" calcext:value-type="float">
            <text:p>1443136111.33685</text:p>
          </table:table-cell>
          <table:table-cell table:formula="of:=[.G167]-[.$B$2]" office:value-type="float" office:value="31.3366684913635" calcext:value-type="float">
            <text:p>31.3366684914</text:p>
          </table:table-cell>
          <table:table-cell table:formula="of:=[.C167]/([.H167]-[.H166])" office:value-type="float" office:value="86544.720338813" calcext:value-type="float">
            <text:p>86544.720338813</text:p>
          </table:table-cell>
          <table:table-cell table:formula="of:=[.G167]-[.$B167]" office:value-type="float" office:value="4.39577603340149" calcext:value-type="float">
            <text:p>4.395776033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36120.02193" calcext:value-type="float">
            <text:p>1443136120.02193</text:p>
          </table:table-cell>
          <table:table-cell office:value-type="float" office:value="8224" calcext:value-type="float">
            <text:p>8224</text:p>
          </table:table-cell>
          <table:table-cell table:formula="of:=[.B168]-[.$B$2]" office:value-type="float" office:value="40.0217444896698" calcext:value-type="float">
            <text:p>40.0217444897</text:p>
          </table:table-cell>
          <table:table-cell table:formula="of:=[.C168]/([.D168]-[.D167])" office:value-type="float" office:value="628.705223487366" calcext:value-type="float">
            <text:p>628.7052234874</text:p>
          </table:table-cell>
          <table:table-cell/>
          <table:table-cell office:value-type="float" office:value="1443136120.31896" calcext:value-type="float">
            <text:p>1443136120.31896</text:p>
          </table:table-cell>
          <table:table-cell table:formula="of:=[.G168]-[.$B$2]" office:value-type="float" office:value="40.318779706955" calcext:value-type="float">
            <text:p>40.318779707</text:p>
          </table:table-cell>
          <table:table-cell table:formula="of:=[.C168]/([.H168]-[.H167])" office:value-type="float" office:value="915.597658791457" calcext:value-type="float">
            <text:p>915.5976587915</text:p>
          </table:table-cell>
          <table:table-cell table:formula="of:=[.G168]-[.$B168]" office:value-type="float" office:value="0.297035217285156" calcext:value-type="float">
            <text:p>0.297035217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36120.12486" calcext:value-type="float">
            <text:p>1443136120.12486</text:p>
          </table:table-cell>
          <table:table-cell office:value-type="float" office:value="8224" calcext:value-type="float">
            <text:p>8224</text:p>
          </table:table-cell>
          <table:table-cell table:formula="of:=[.B169]-[.$B$2]" office:value-type="float" office:value="40.1246836185455" calcext:value-type="float">
            <text:p>40.1246836185</text:p>
          </table:table-cell>
          <table:table-cell table:formula="of:=[.C169]/([.D169]-[.D168])" office:value-type="float" office:value="79891.8748372931" calcext:value-type="float">
            <text:p>79891.8748372931</text:p>
          </table:table-cell>
          <table:table-cell/>
          <table:table-cell office:value-type="float" office:value="1443136120.42188" calcext:value-type="float">
            <text:p>1443136120.42188</text:p>
          </table:table-cell>
          <table:table-cell table:formula="of:=[.G169]-[.$B$2]" office:value-type="float" office:value="40.4217035770416" calcext:value-type="float">
            <text:p>40.421703577</text:p>
          </table:table-cell>
          <table:table-cell table:formula="of:=[.C169]/([.H169]-[.H168])" office:value-type="float" office:value="79903.7190602603" calcext:value-type="float">
            <text:p>79903.7190602603</text:p>
          </table:table-cell>
          <table:table-cell table:formula="of:=[.G169]-[.$B169]" office:value-type="float" office:value="0.297019958496094" calcext:value-type="float">
            <text:p>0.297019958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36120.2278" calcext:value-type="float">
            <text:p>1443136120.2278</text:p>
          </table:table-cell>
          <table:table-cell office:value-type="float" office:value="8224" calcext:value-type="float">
            <text:p>8224</text:p>
          </table:table-cell>
          <table:table-cell table:formula="of:=[.B170]-[.$B$2]" office:value-type="float" office:value="40.2276184558868" calcext:value-type="float">
            <text:p>40.2276184559</text:p>
          </table:table-cell>
          <table:table-cell table:formula="of:=[.C170]/([.D170]-[.D169])" office:value-type="float" office:value="79895.2056700792" calcext:value-type="float">
            <text:p>79895.2056700792</text:p>
          </table:table-cell>
          <table:table-cell/>
          <table:table-cell office:value-type="float" office:value="1443136120.52481" calcext:value-type="float">
            <text:p>1443136120.52481</text:p>
          </table:table-cell>
          <table:table-cell table:formula="of:=[.G170]-[.$B$2]" office:value-type="float" office:value="40.5246269702911" calcext:value-type="float">
            <text:p>40.5246269703</text:p>
          </table:table-cell>
          <table:table-cell table:formula="of:=[.C170]/([.H170]-[.H169])" office:value-type="float" office:value="79904.0892488163" calcext:value-type="float">
            <text:p>79904.0892488163</text:p>
          </table:table-cell>
          <table:table-cell table:formula="of:=[.G170]-[.$B170]" office:value-type="float" office:value="0.297008514404297" calcext:value-type="float">
            <text:p>0.2970085144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36120.33074" calcext:value-type="float">
            <text:p>1443136120.33074</text:p>
          </table:table-cell>
          <table:table-cell office:value-type="float" office:value="8224" calcext:value-type="float">
            <text:p>8224</text:p>
          </table:table-cell>
          <table:table-cell table:formula="of:=[.B171]-[.$B$2]" office:value-type="float" office:value="40.3305547237396" calcext:value-type="float">
            <text:p>40.3305547237</text:p>
          </table:table-cell>
          <table:table-cell table:formula="of:=[.C171]/([.D171]-[.D170])" office:value-type="float" office:value="79894.0953616247" calcext:value-type="float">
            <text:p>79894.0953616247</text:p>
          </table:table-cell>
          <table:table-cell/>
          <table:table-cell office:value-type="float" office:value="1443136120.62774" calcext:value-type="float">
            <text:p>1443136120.62774</text:p>
          </table:table-cell>
          <table:table-cell table:formula="of:=[.G171]-[.$B$2]" office:value-type="float" office:value="40.6275589466095" calcext:value-type="float">
            <text:p>40.6275589466</text:p>
          </table:table-cell>
          <table:table-cell table:formula="of:=[.C171]/([.H171]-[.H170])" office:value-type="float" office:value="79897.4263795723" calcext:value-type="float">
            <text:p>79897.4263795723</text:p>
          </table:table-cell>
          <table:table-cell table:formula="of:=[.G171]-[.$B171]" office:value-type="float" office:value="0.297004222869873" calcext:value-type="float">
            <text:p>0.297004222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36120.43367" calcext:value-type="float">
            <text:p>1443136120.43367</text:p>
          </table:table-cell>
          <table:table-cell office:value-type="float" office:value="8224" calcext:value-type="float">
            <text:p>8224</text:p>
          </table:table-cell>
          <table:table-cell table:formula="of:=[.B172]-[.$B$2]" office:value-type="float" office:value="40.4334900379181" calcext:value-type="float">
            <text:p>40.4334900379</text:p>
          </table:table-cell>
          <table:table-cell table:formula="of:=[.C172]/([.D172]-[.D171])" office:value-type="float" office:value="79894.8355638321" calcext:value-type="float">
            <text:p>79894.8355638321</text:p>
          </table:table-cell>
          <table:table-cell/>
          <table:table-cell office:value-type="float" office:value="1443136120.73065" calcext:value-type="float">
            <text:p>1443136120.73065</text:p>
          </table:table-cell>
          <table:table-cell table:formula="of:=[.G172]-[.$B$2]" office:value-type="float" office:value="40.730471611023" calcext:value-type="float">
            <text:p>40.730471611</text:p>
          </table:table-cell>
          <table:table-cell table:formula="of:=[.C172]/([.H172]-[.H171])" office:value-type="float" office:value="79912.4193982583" calcext:value-type="float">
            <text:p>79912.4193982583</text:p>
          </table:table-cell>
          <table:table-cell table:formula="of:=[.G172]-[.$B172]" office:value-type="float" office:value="0.296981573104858" calcext:value-type="float">
            <text:p>0.296981573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36120.5366" calcext:value-type="float">
            <text:p>1443136120.5366</text:p>
          </table:table-cell>
          <table:table-cell office:value-type="float" office:value="8224" calcext:value-type="float">
            <text:p>8224</text:p>
          </table:table-cell>
          <table:table-cell table:formula="of:=[.B173]-[.$B$2]" office:value-type="float" office:value="40.5364220142365" calcext:value-type="float">
            <text:p>40.5364220142</text:p>
          </table:table-cell>
          <table:table-cell table:formula="of:=[.C173]/([.D173]-[.D172])" office:value-type="float" office:value="79897.4263795723" calcext:value-type="float">
            <text:p>79897.4263795723</text:p>
          </table:table-cell>
          <table:table-cell/>
          <table:table-cell office:value-type="float" office:value="1443136120.83362" calcext:value-type="float">
            <text:p>1443136120.83362</text:p>
          </table:table-cell>
          <table:table-cell table:formula="of:=[.G173]-[.$B$2]" office:value-type="float" office:value="40.8334431648254" calcext:value-type="float">
            <text:p>40.8334431648</text:p>
          </table:table-cell>
          <table:table-cell table:formula="of:=[.C173]/([.H173]-[.H172])" office:value-type="float" office:value="79866.7175186504" calcext:value-type="float">
            <text:p>79866.7175186504</text:p>
          </table:table-cell>
          <table:table-cell table:formula="of:=[.G173]-[.$B173]" office:value-type="float" office:value="0.297021150588989" calcext:value-type="float">
            <text:p>0.2970211506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36120.63954" calcext:value-type="float">
            <text:p>1443136120.63954</text:p>
          </table:table-cell>
          <table:table-cell office:value-type="float" office:value="8224" calcext:value-type="float">
            <text:p>8224</text:p>
          </table:table-cell>
          <table:table-cell table:formula="of:=[.B174]-[.$B$2]" office:value-type="float" office:value="40.6393613815308" calcext:value-type="float">
            <text:p>40.6393613815</text:p>
          </table:table-cell>
          <table:table-cell table:formula="of:=[.C174]/([.D174]-[.D173])" office:value-type="float" office:value="79891.6897991704" calcext:value-type="float">
            <text:p>79891.6897991704</text:p>
          </table:table-cell>
          <table:table-cell/>
          <table:table-cell office:value-type="float" office:value="1443136120.93665" calcext:value-type="float">
            <text:p>1443136120.93665</text:p>
          </table:table-cell>
          <table:table-cell table:formula="of:=[.G174]-[.$B$2]" office:value-type="float" office:value="40.9364688396454" calcext:value-type="float">
            <text:p>40.9364688396</text:p>
          </table:table-cell>
          <table:table-cell table:formula="of:=[.C174]/([.H174]-[.H173])" office:value-type="float" office:value="79824.7622679759" calcext:value-type="float">
            <text:p>79824.7622679759</text:p>
          </table:table-cell>
          <table:table-cell table:formula="of:=[.G174]-[.$B174]" office:value-type="float" office:value="0.297107458114624" calcext:value-type="float">
            <text:p>0.297107458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36120.74247" calcext:value-type="float">
            <text:p>1443136120.74247</text:p>
          </table:table-cell>
          <table:table-cell office:value-type="float" office:value="8224" calcext:value-type="float">
            <text:p>8224</text:p>
          </table:table-cell>
          <table:table-cell table:formula="of:=[.B175]-[.$B$2]" office:value-type="float" office:value="40.7422938346863" calcext:value-type="float">
            <text:p>40.7422938347</text:p>
          </table:table-cell>
          <table:table-cell table:formula="of:=[.C175]/([.D175]-[.D174])" office:value-type="float" office:value="79897.0562527506" calcext:value-type="float">
            <text:p>79897.0562527506</text:p>
          </table:table-cell>
          <table:table-cell/>
          <table:table-cell office:value-type="float" office:value="1443136121.03952" calcext:value-type="float">
            <text:p>1443136121.03952</text:p>
          </table:table-cell>
          <table:table-cell table:formula="of:=[.G175]-[.$B$2]" office:value-type="float" office:value="41.0393362045288" calcext:value-type="float">
            <text:p>41.0393362045</text:p>
          </table:table-cell>
          <table:table-cell table:formula="of:=[.C175]/([.H175]-[.H174])" office:value-type="float" office:value="79947.6102972023" calcext:value-type="float">
            <text:p>79947.6102972023</text:p>
          </table:table-cell>
          <table:table-cell table:formula="of:=[.G175]-[.$B175]" office:value-type="float" office:value="0.297042369842529" calcext:value-type="float">
            <text:p>0.2970423698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36120.84541" calcext:value-type="float">
            <text:p>1443136120.84541</text:p>
          </table:table-cell>
          <table:table-cell office:value-type="float" office:value="8224" calcext:value-type="float">
            <text:p>8224</text:p>
          </table:table-cell>
          <table:table-cell table:formula="of:=[.B176]-[.$B$2]" office:value-type="float" office:value="40.845228433609" calcext:value-type="float">
            <text:p>40.8452284336</text:p>
          </table:table-cell>
          <table:table-cell table:formula="of:=[.C176]/([.D176]-[.D175])" office:value-type="float" office:value="79895.3907244886" calcext:value-type="float">
            <text:p>79895.3907244886</text:p>
          </table:table-cell>
          <table:table-cell/>
          <table:table-cell office:value-type="float" office:value="1443136121.14231" calcext:value-type="float">
            <text:p>1443136121.14231</text:p>
          </table:table-cell>
          <table:table-cell table:formula="of:=[.G176]-[.$B$2]" office:value-type="float" office:value="41.1421258449554" calcext:value-type="float">
            <text:p>41.142125845</text:p>
          </table:table-cell>
          <table:table-cell table:formula="of:=[.C176]/([.H176]-[.H175])" office:value-type="float" office:value="80008.0627373119" calcext:value-type="float">
            <text:p>80008.0627373119</text:p>
          </table:table-cell>
          <table:table-cell table:formula="of:=[.G176]-[.$B176]" office:value-type="float" office:value="0.296897411346436" calcext:value-type="float">
            <text:p>0.296897411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36120.94835" calcext:value-type="float">
            <text:p>1443136120.94835</text:p>
          </table:table-cell>
          <table:table-cell office:value-type="float" office:value="8224" calcext:value-type="float">
            <text:p>8224</text:p>
          </table:table-cell>
          <table:table-cell table:formula="of:=[.B177]-[.$B$2]" office:value-type="float" office:value="40.9481663703919" calcext:value-type="float">
            <text:p>40.9481663704</text:p>
          </table:table-cell>
          <table:table-cell table:formula="of:=[.C177]/([.D177]-[.D176])" office:value-type="float" office:value="79892.8000407641" calcext:value-type="float">
            <text:p>79892.8000407641</text:p>
          </table:table-cell>
          <table:table-cell/>
          <table:table-cell office:value-type="float" office:value="1443136121.24239" calcext:value-type="float">
            <text:p>1443136121.24239</text:p>
          </table:table-cell>
          <table:table-cell table:formula="of:=[.G177]-[.$B$2]" office:value-type="float" office:value="41.2422103881836" calcext:value-type="float">
            <text:p>41.2422103882</text:p>
          </table:table-cell>
          <table:table-cell table:formula="of:=[.C177]/([.H177]-[.H176])" office:value-type="float" office:value="82170.5303810284" calcext:value-type="float">
            <text:p>82170.5303810284</text:p>
          </table:table-cell>
          <table:table-cell table:formula="of:=[.G177]-[.$B177]" office:value-type="float" office:value="0.294044017791748" calcext:value-type="float">
            <text:p>0.2940440178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36121.04827" calcext:value-type="float">
            <text:p>1443136121.04827</text:p>
          </table:table-cell>
          <table:table-cell office:value-type="float" office:value="8224" calcext:value-type="float">
            <text:p>8224</text:p>
          </table:table-cell>
          <table:table-cell table:formula="of:=[.B178]-[.$B$2]" office:value-type="float" office:value="41.0480935573578" calcext:value-type="float">
            <text:p>41.0480935574</text:p>
          </table:table-cell>
          <table:table-cell table:formula="of:=[.C178]/([.D178]-[.D177])" office:value-type="float" office:value="82299.9250724724" calcext:value-type="float">
            <text:p>82299.9250724724</text:p>
          </table:table-cell>
          <table:table-cell/>
          <table:table-cell office:value-type="float" office:value="1443136121.33929" calcext:value-type="float">
            <text:p>1443136121.33929</text:p>
          </table:table-cell>
          <table:table-cell table:formula="of:=[.G178]-[.$B$2]" office:value-type="float" office:value="41.3391110897064" calcext:value-type="float">
            <text:p>41.3391110897</text:p>
          </table:table-cell>
          <table:table-cell table:formula="of:=[.C178]/([.H178]-[.H177])" office:value-type="float" office:value="84870.3865994474" calcext:value-type="float">
            <text:p>84870.3865994474</text:p>
          </table:table-cell>
          <table:table-cell table:formula="of:=[.G178]-[.$B178]" office:value-type="float" office:value="0.291017532348633" calcext:value-type="float">
            <text:p>0.2910175323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36121.14517" calcext:value-type="float">
            <text:p>1443136121.14517</text:p>
          </table:table-cell>
          <table:table-cell office:value-type="float" office:value="8224" calcext:value-type="float">
            <text:p>8224</text:p>
          </table:table-cell>
          <table:table-cell table:formula="of:=[.B179]-[.$B$2]" office:value-type="float" office:value="41.1449875831604" calcext:value-type="float">
            <text:p>41.1449875832</text:p>
          </table:table-cell>
          <table:table-cell table:formula="of:=[.C179]/([.D179]-[.D178])" office:value-type="float" office:value="84876.2339254385" calcext:value-type="float">
            <text:p>84876.2339254385</text:p>
          </table:table-cell>
          <table:table-cell/>
          <table:table-cell office:value-type="float" office:value="1443136121.43621" calcext:value-type="float">
            <text:p>1443136121.43621</text:p>
          </table:table-cell>
          <table:table-cell table:formula="of:=[.G179]-[.$B$2]" office:value-type="float" office:value="41.4360258579254" calcext:value-type="float">
            <text:p>41.4360258579</text:p>
          </table:table-cell>
          <table:table-cell table:formula="of:=[.C179]/([.H179]-[.H178])" office:value-type="float" office:value="84858.0680853158" calcext:value-type="float">
            <text:p>84858.0680853158</text:p>
          </table:table-cell>
          <table:table-cell table:formula="of:=[.G179]-[.$B179]" office:value-type="float" office:value="0.291038274765015" calcext:value-type="float">
            <text:p>0.2910382748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36121.24206" calcext:value-type="float">
            <text:p>1443136121.24206</text:p>
          </table:table-cell>
          <table:table-cell office:value-type="float" office:value="8224" calcext:value-type="float">
            <text:p>8224</text:p>
          </table:table-cell>
          <table:table-cell table:formula="of:=[.B180]-[.$B$2]" office:value-type="float" office:value="41.2418761253357" calcext:value-type="float">
            <text:p>41.2418761253</text:p>
          </table:table-cell>
          <table:table-cell table:formula="of:=[.C180]/([.D180]-[.D179])" office:value-type="float" office:value="84881.0376888626" calcext:value-type="float">
            <text:p>84881.0376888626</text:p>
          </table:table-cell>
          <table:table-cell/>
          <table:table-cell office:value-type="float" office:value="1443136121.53309" calcext:value-type="float">
            <text:p>1443136121.53309</text:p>
          </table:table-cell>
          <table:table-cell table:formula="of:=[.G180]-[.$B$2]" office:value-type="float" office:value="41.5329134464264" calcext:value-type="float">
            <text:p>41.5329134464</text:p>
          </table:table-cell>
          <table:table-cell table:formula="of:=[.C180]/([.H180]-[.H179])" office:value-type="float" office:value="84881.8731814871" calcext:value-type="float">
            <text:p>84881.8731814871</text:p>
          </table:table-cell>
          <table:table-cell table:formula="of:=[.G180]-[.$B180]" office:value-type="float" office:value="0.291037321090698" calcext:value-type="float">
            <text:p>0.291037321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36121.33895" calcext:value-type="float">
            <text:p>1443136121.33895</text:p>
          </table:table-cell>
          <table:table-cell office:value-type="float" office:value="8224" calcext:value-type="float">
            <text:p>8224</text:p>
          </table:table-cell>
          <table:table-cell table:formula="of:=[.B181]-[.$B$2]" office:value-type="float" office:value="41.338769197464" calcext:value-type="float">
            <text:p>41.3387691975</text:p>
          </table:table-cell>
          <table:table-cell table:formula="of:=[.C181]/([.D181]-[.D180])" office:value-type="float" office:value="84877.0693234973" calcext:value-type="float">
            <text:p>84877.0693234973</text:p>
          </table:table-cell>
          <table:table-cell/>
          <table:table-cell office:value-type="float" office:value="1443136121.62994" calcext:value-type="float">
            <text:p>1443136121.62994</text:p>
          </table:table-cell>
          <table:table-cell table:formula="of:=[.G181]-[.$B$2]" office:value-type="float" office:value="41.6297631263733" calcext:value-type="float">
            <text:p>41.6297631264</text:p>
          </table:table-cell>
          <table:table-cell table:formula="of:=[.C181]/([.H181]-[.H180])" office:value-type="float" office:value="84915.0973395993" calcext:value-type="float">
            <text:p>84915.0973395993</text:p>
          </table:table-cell>
          <table:table-cell table:formula="of:=[.G181]-[.$B181]" office:value-type="float" office:value="0.290993928909302" calcext:value-type="float">
            <text:p>0.290993928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36121.43584" calcext:value-type="float">
            <text:p>1443136121.43584</text:p>
          </table:table-cell>
          <table:table-cell office:value-type="float" office:value="8224" calcext:value-type="float">
            <text:p>8224</text:p>
          </table:table-cell>
          <table:table-cell table:formula="of:=[.B182]-[.$B$2]" office:value-type="float" office:value="41.4356606006622" calcext:value-type="float">
            <text:p>41.4356606007</text:p>
          </table:table-cell>
          <table:table-cell table:formula="of:=[.C182]/([.D182]-[.D181])" office:value-type="float" office:value="84878.5313096715" calcext:value-type="float">
            <text:p>84878.5313096715</text:p>
          </table:table-cell>
          <table:table-cell/>
          <table:table-cell office:value-type="float" office:value="1443136121.7269" calcext:value-type="float">
            <text:p>1443136121.7269</text:p>
          </table:table-cell>
          <table:table-cell table:formula="of:=[.G182]-[.$B$2]" office:value-type="float" office:value="41.7267174720764" calcext:value-type="float">
            <text:p>41.7267174721</text:p>
          </table:table-cell>
          <table:table-cell table:formula="of:=[.C182]/([.H182]-[.H181])" office:value-type="float" office:value="84823.4283915644" calcext:value-type="float">
            <text:p>84823.4283915644</text:p>
          </table:table-cell>
          <table:table-cell table:formula="of:=[.G182]-[.$B182]" office:value-type="float" office:value="0.291056871414185" calcext:value-type="float">
            <text:p>0.2910568714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36121.53273" calcext:value-type="float">
            <text:p>1443136121.53273</text:p>
          </table:table-cell>
          <table:table-cell office:value-type="float" office:value="8224" calcext:value-type="float">
            <text:p>8224</text:p>
          </table:table-cell>
          <table:table-cell table:formula="of:=[.B183]-[.$B$2]" office:value-type="float" office:value="41.5325450897217" calcext:value-type="float">
            <text:p>41.5325450897</text:p>
          </table:table-cell>
          <table:table-cell table:formula="of:=[.C183]/([.D183]-[.D182])" office:value-type="float" office:value="84884.588646112" calcext:value-type="float">
            <text:p>84884.588646112</text:p>
          </table:table-cell>
          <table:table-cell/>
          <table:table-cell office:value-type="float" office:value="1443136121.82379" calcext:value-type="float">
            <text:p>1443136121.82379</text:p>
          </table:table-cell>
          <table:table-cell table:formula="of:=[.G183]-[.$B$2]" office:value-type="float" office:value="41.8236138820648" calcext:value-type="float">
            <text:p>41.8236138821</text:p>
          </table:table-cell>
          <table:table-cell table:formula="of:=[.C183]/([.H183]-[.H182])" office:value-type="float" office:value="84874.1455022354" calcext:value-type="float">
            <text:p>84874.1455022354</text:p>
          </table:table-cell>
          <table:table-cell table:formula="of:=[.G183]-[.$B183]" office:value-type="float" office:value="0.29106879234314" calcext:value-type="float">
            <text:p>0.2910687923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36121.62962" calcext:value-type="float">
            <text:p>1443136121.62962</text:p>
          </table:table-cell>
          <table:table-cell office:value-type="float" office:value="8224" calcext:value-type="float">
            <text:p>8224</text:p>
          </table:table-cell>
          <table:table-cell table:formula="of:=[.B184]-[.$B$2]" office:value-type="float" office:value="41.6294438838959" calcext:value-type="float">
            <text:p>41.6294438839</text:p>
          </table:table-cell>
          <table:table-cell table:formula="of:=[.C184]/([.D184]-[.D183])" office:value-type="float" office:value="84872.0571818032" calcext:value-type="float">
            <text:p>84872.0571818032</text:p>
          </table:table-cell>
          <table:table-cell/>
          <table:table-cell office:value-type="float" office:value="1443136121.92067" calcext:value-type="float">
            <text:p>1443136121.92067</text:p>
          </table:table-cell>
          <table:table-cell table:formula="of:=[.G184]-[.$B$2]" office:value-type="float" office:value="41.9204943180084" calcext:value-type="float">
            <text:p>41.920494318</text:p>
          </table:table-cell>
          <table:table-cell table:formula="of:=[.C184]/([.H184]-[.H183])" office:value-type="float" office:value="84888.1399004789" calcext:value-type="float">
            <text:p>84888.1399004789</text:p>
          </table:table-cell>
          <table:table-cell table:formula="of:=[.G184]-[.$B184]" office:value-type="float" office:value="0.291050434112549" calcext:value-type="float">
            <text:p>0.291050434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36121.72651" calcext:value-type="float">
            <text:p>1443136121.72651</text:p>
          </table:table-cell>
          <table:table-cell office:value-type="float" office:value="8224" calcext:value-type="float">
            <text:p>8224</text:p>
          </table:table-cell>
          <table:table-cell table:formula="of:=[.B185]-[.$B$2]" office:value-type="float" office:value="41.7263288497925" calcext:value-type="float">
            <text:p>41.7263288498</text:p>
          </table:table-cell>
          <table:table-cell table:formula="of:=[.C185]/([.D185]-[.D184])" office:value-type="float" office:value="84884.170871015" calcext:value-type="float">
            <text:p>84884.170871015</text:p>
          </table:table-cell>
          <table:table-cell/>
          <table:table-cell office:value-type="float" office:value="1443136122.0176" calcext:value-type="float">
            <text:p>1443136122.0176</text:p>
          </table:table-cell>
          <table:table-cell table:formula="of:=[.G185]-[.$B$2]" office:value-type="float" office:value="42.0174224376679" calcext:value-type="float">
            <text:p>42.0174224377</text:p>
          </table:table-cell>
          <table:table-cell table:formula="of:=[.C185]/([.H185]-[.H184])" office:value-type="float" office:value="84846.3792436772" calcext:value-type="float">
            <text:p>84846.3792436772</text:p>
          </table:table-cell>
          <table:table-cell table:formula="of:=[.G185]-[.$B185]" office:value-type="float" office:value="0.291093587875366" calcext:value-type="float">
            <text:p>0.2910935879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36121.82338" calcext:value-type="float">
            <text:p>1443136121.82338</text:p>
          </table:table-cell>
          <table:table-cell office:value-type="float" office:value="8224" calcext:value-type="float">
            <text:p>8224</text:p>
          </table:table-cell>
          <table:table-cell table:formula="of:=[.B186]-[.$B$2]" office:value-type="float" office:value="41.8232016563416" calcext:value-type="float">
            <text:p>41.8232016563</text:p>
          </table:table-cell>
          <table:table-cell table:formula="of:=[.C186]/([.D186]-[.D185])" office:value-type="float" office:value="84894.8254207337" calcext:value-type="float">
            <text:p>84894.8254207337</text:p>
          </table:table-cell>
          <table:table-cell/>
          <table:table-cell office:value-type="float" office:value="1443136122.11445" calcext:value-type="float">
            <text:p>1443136122.11445</text:p>
          </table:table-cell>
          <table:table-cell table:formula="of:=[.G186]-[.$B$2]" office:value-type="float" office:value="42.1142728328705" calcext:value-type="float">
            <text:p>42.1142728329</text:p>
          </table:table-cell>
          <table:table-cell table:formula="of:=[.C186]/([.H186]-[.H185])" office:value-type="float" office:value="84914.4702279553" calcext:value-type="float">
            <text:p>84914.4702279553</text:p>
          </table:table-cell>
          <table:table-cell table:formula="of:=[.G186]-[.$B186]" office:value-type="float" office:value="0.291071176528931" calcext:value-type="float">
            <text:p>0.2910711765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36121.92027" calcext:value-type="float">
            <text:p>1443136121.92027</text:p>
          </table:table-cell>
          <table:table-cell office:value-type="float" office:value="8224" calcext:value-type="float">
            <text:p>8224</text:p>
          </table:table-cell>
          <table:table-cell table:formula="of:=[.B187]-[.$B$2]" office:value-type="float" office:value="41.9200942516327" calcext:value-type="float">
            <text:p>41.9200942516</text:p>
          </table:table-cell>
          <table:table-cell table:formula="of:=[.C187]/([.D187]-[.D186])" office:value-type="float" office:value="84877.4870286936" calcext:value-type="float">
            <text:p>84877.4870286936</text:p>
          </table:table-cell>
          <table:table-cell/>
          <table:table-cell office:value-type="float" office:value="1443136122.20854" calcext:value-type="float">
            <text:p>1443136122.20854</text:p>
          </table:table-cell>
          <table:table-cell table:formula="of:=[.G187]-[.$B$2]" office:value-type="float" office:value="42.2083594799042" calcext:value-type="float">
            <text:p>42.2083594799</text:p>
          </table:table-cell>
          <table:table-cell table:formula="of:=[.C187]/([.H187]-[.H186])" office:value-type="float" office:value="87408.7902936436" calcext:value-type="float">
            <text:p>87408.7902936436</text:p>
          </table:table-cell>
          <table:table-cell table:formula="of:=[.G187]-[.$B187]" office:value-type="float" office:value="0.288265228271484" calcext:value-type="float">
            <text:p>0.2882652283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36122.01431" calcext:value-type="float">
            <text:p>1443136122.01431</text:p>
          </table:table-cell>
          <table:table-cell office:value-type="float" office:value="8224" calcext:value-type="float">
            <text:p>8224</text:p>
          </table:table-cell>
          <table:table-cell table:formula="of:=[.B188]-[.$B$2]" office:value-type="float" office:value="42.0141251087189" calcext:value-type="float">
            <text:p>42.0141251087</text:p>
          </table:table-cell>
          <table:table-cell table:formula="of:=[.C188]/([.D188]-[.D187])" office:value-type="float" office:value="87460.6512675142" calcext:value-type="float">
            <text:p>87460.6512675142</text:p>
          </table:table-cell>
          <table:table-cell/>
          <table:table-cell office:value-type="float" office:value="1443136122.28906" calcext:value-type="float">
            <text:p>1443136122.28906</text:p>
          </table:table-cell>
          <table:table-cell table:formula="of:=[.G188]-[.$B$2]" office:value-type="float" office:value="42.288875579834" calcext:value-type="float">
            <text:p>42.2888755798</text:p>
          </table:table-cell>
          <table:table-cell table:formula="of:=[.C188]/([.H188]-[.H187])" office:value-type="float" office:value="102141.062559778" calcext:value-type="float">
            <text:p>102141.062559778</text:p>
          </table:table-cell>
          <table:table-cell table:formula="of:=[.G188]-[.$B188]" office:value-type="float" office:value="0.274750471115112" calcext:value-type="float">
            <text:p>0.274750471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36122.09476" calcext:value-type="float">
            <text:p>1443136122.09476</text:p>
          </table:table-cell>
          <table:table-cell office:value-type="float" office:value="8224" calcext:value-type="float">
            <text:p>8224</text:p>
          </table:table-cell>
          <table:table-cell table:formula="of:=[.B189]-[.$B$2]" office:value-type="float" office:value="42.0945761203766" calcext:value-type="float">
            <text:p>42.0945761204</text:p>
          </table:table-cell>
          <table:table-cell table:formula="of:=[.C189]/([.D189]-[.D188])" office:value-type="float" office:value="102223.699000699" calcext:value-type="float">
            <text:p>102223.699000699</text:p>
          </table:table-cell>
          <table:table-cell/>
          <table:table-cell office:value-type="float" office:value="1443136122.36942" calcext:value-type="float">
            <text:p>1443136122.36942</text:p>
          </table:table-cell>
          <table:table-cell table:formula="of:=[.G189]-[.$B$2]" office:value-type="float" office:value="42.3692402839661" calcext:value-type="float">
            <text:p>42.369240284</text:p>
          </table:table-cell>
          <table:table-cell table:formula="of:=[.C189]/([.H189]-[.H188])" office:value-type="float" office:value="102333.481953518" calcext:value-type="float">
            <text:p>102333.481953518</text:p>
          </table:table-cell>
          <table:table-cell table:formula="of:=[.G189]-[.$B189]" office:value-type="float" office:value="0.274664163589478" calcext:value-type="float">
            <text:p>0.2746641636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36122.17521" calcext:value-type="float">
            <text:p>1443136122.17521</text:p>
          </table:table-cell>
          <table:table-cell office:value-type="float" office:value="8224" calcext:value-type="float">
            <text:p>8224</text:p>
          </table:table-cell>
          <table:table-cell table:formula="of:=[.B190]-[.$B$2]" office:value-type="float" office:value="42.1750302314758" calcext:value-type="float">
            <text:p>42.1750302315</text:p>
          </table:table-cell>
          <table:table-cell table:formula="of:=[.C190]/([.D190]-[.D189])" office:value-type="float" office:value="102219.760900166" calcext:value-type="float">
            <text:p>102219.760900166</text:p>
          </table:table-cell>
          <table:table-cell/>
          <table:table-cell office:value-type="float" office:value="1443136122.44988" calcext:value-type="float">
            <text:p>1443136122.44988</text:p>
          </table:table-cell>
          <table:table-cell table:formula="of:=[.G190]-[.$B$2]" office:value-type="float" office:value="42.4496991634369" calcext:value-type="float">
            <text:p>42.4496991634</text:p>
          </table:table-cell>
          <table:table-cell table:formula="of:=[.C190]/([.H190]-[.H189])" office:value-type="float" office:value="102213.702876412" calcext:value-type="float">
            <text:p>102213.702876412</text:p>
          </table:table-cell>
          <table:table-cell table:formula="of:=[.G190]-[.$B190]" office:value-type="float" office:value="0.27466893196106" calcext:value-type="float">
            <text:p>0.274668932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36122.25571" calcext:value-type="float">
            <text:p>1443136122.25571</text:p>
          </table:table-cell>
          <table:table-cell office:value-type="float" office:value="8224" calcext:value-type="float">
            <text:p>8224</text:p>
          </table:table-cell>
          <table:table-cell table:formula="of:=[.B191]-[.$B$2]" office:value-type="float" office:value="42.2555329799652" calcext:value-type="float">
            <text:p>42.25553298</text:p>
          </table:table-cell>
          <table:table-cell table:formula="of:=[.C191]/([.D191]-[.D190])" office:value-type="float" office:value="102158.002730614" calcext:value-type="float">
            <text:p>102158.002730614</text:p>
          </table:table-cell>
          <table:table-cell/>
          <table:table-cell office:value-type="float" office:value="1443136122.53038" calcext:value-type="float">
            <text:p>1443136122.53038</text:p>
          </table:table-cell>
          <table:table-cell table:formula="of:=[.G191]-[.$B$2]" office:value-type="float" office:value="42.5301971435547" calcext:value-type="float">
            <text:p>42.5301971436</text:p>
          </table:table-cell>
          <table:table-cell table:formula="of:=[.C191]/([.H191]-[.H190])" office:value-type="float" office:value="102164.054153474" calcext:value-type="float">
            <text:p>102164.054153474</text:p>
          </table:table-cell>
          <table:table-cell table:formula="of:=[.G191]-[.$B191]" office:value-type="float" office:value="0.274664163589478" calcext:value-type="float">
            <text:p>0.274664163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36122.33616" calcext:value-type="float">
            <text:p>1443136122.33616</text:p>
          </table:table-cell>
          <table:table-cell office:value-type="float" office:value="8224" calcext:value-type="float">
            <text:p>8224</text:p>
          </table:table-cell>
          <table:table-cell table:formula="of:=[.B192]-[.$B$2]" office:value-type="float" office:value="42.3359763622284" calcext:value-type="float">
            <text:p>42.3359763622</text:p>
          </table:table-cell>
          <table:table-cell table:formula="of:=[.C192]/([.D192]-[.D191])" office:value-type="float" office:value="102233.394079501" calcext:value-type="float">
            <text:p>102233.394079501</text:p>
          </table:table-cell>
          <table:table-cell/>
          <table:table-cell office:value-type="float" office:value="1443136122.61084" calcext:value-type="float">
            <text:p>1443136122.61084</text:p>
          </table:table-cell>
          <table:table-cell table:formula="of:=[.G192]-[.$B$2]" office:value-type="float" office:value="42.6106584072113" calcext:value-type="float">
            <text:p>42.6106584072</text:p>
          </table:table-cell>
          <table:table-cell table:formula="of:=[.C192]/([.H192]-[.H191])" office:value-type="float" office:value="102210.674133798" calcext:value-type="float">
            <text:p>102210.674133798</text:p>
          </table:table-cell>
          <table:table-cell table:formula="of:=[.G192]-[.$B192]" office:value-type="float" office:value="0.27468204498291" calcext:value-type="float">
            <text:p>0.274682045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36122.41659" calcext:value-type="float">
            <text:p>1443136122.41659</text:p>
          </table:table-cell>
          <table:table-cell office:value-type="float" office:value="8224" calcext:value-type="float">
            <text:p>8224</text:p>
          </table:table-cell>
          <table:table-cell table:formula="of:=[.B193]-[.$B$2]" office:value-type="float" office:value="42.4164133071899" calcext:value-type="float">
            <text:p>42.4164133072</text:p>
          </table:table-cell>
          <table:table-cell table:formula="of:=[.C193]/([.D193]-[.D192])" office:value-type="float" office:value="102241.575732786" calcext:value-type="float">
            <text:p>102241.575732786</text:p>
          </table:table-cell>
          <table:table-cell/>
          <table:table-cell office:value-type="float" office:value="1443136122.77173" calcext:value-type="float">
            <text:p>1443136122.77173</text:p>
          </table:table-cell>
          <table:table-cell table:formula="of:=[.G193]-[.$B$2]" office:value-type="float" office:value="42.771550655365" calcext:value-type="float">
            <text:p>42.7715506554</text:p>
          </table:table-cell>
          <table:table-cell table:formula="of:=[.C193]/([.H193]-[.H192])" office:value-type="float" office:value="51114.9548494364" calcext:value-type="float">
            <text:p>51114.9548494364</text:p>
          </table:table-cell>
          <table:table-cell table:formula="of:=[.G193]-[.$B193]" office:value-type="float" office:value="0.355137348175049" calcext:value-type="float">
            <text:p>0.3551373482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36122.49704" calcext:value-type="float">
            <text:p>1443136122.49704</text:p>
          </table:table-cell>
          <table:table-cell office:value-type="float" office:value="8224" calcext:value-type="float">
            <text:p>8224</text:p>
          </table:table-cell>
          <table:table-cell table:formula="of:=[.B194]-[.$B$2]" office:value-type="float" office:value="42.4968614578247" calcext:value-type="float">
            <text:p>42.4968614578</text:p>
          </table:table-cell>
          <table:table-cell table:formula="of:=[.C194]/([.D194]-[.D193])" office:value-type="float" office:value="102227.334439755" calcext:value-type="float">
            <text:p>102227.334439755</text:p>
          </table:table-cell>
          <table:table-cell/>
          <table:table-cell office:value-type="float" office:value="1443136122.85218" calcext:value-type="float">
            <text:p>1443136122.85218</text:p>
          </table:table-cell>
          <table:table-cell table:formula="of:=[.G194]-[.$B$2]" office:value-type="float" office:value="42.8519997596741" calcext:value-type="float">
            <text:p>42.8519997597</text:p>
          </table:table-cell>
          <table:table-cell table:formula="of:=[.C194]/([.H194]-[.H193])" office:value-type="float" office:value="102226.122598006" calcext:value-type="float">
            <text:p>102226.122598006</text:p>
          </table:table-cell>
          <table:table-cell table:formula="of:=[.G194]-[.$B194]" office:value-type="float" office:value="0.355138301849365" calcext:value-type="float">
            <text:p>0.3551383018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36122.57747" calcext:value-type="float">
            <text:p>1443136122.57747</text:p>
          </table:table-cell>
          <table:table-cell office:value-type="float" office:value="8224" calcext:value-type="float">
            <text:p>8224</text:p>
          </table:table-cell>
          <table:table-cell table:formula="of:=[.B195]-[.$B$2]" office:value-type="float" office:value="42.5772874355316" calcext:value-type="float">
            <text:p>42.5772874355</text:p>
          </table:table-cell>
          <table:table-cell table:formula="of:=[.C195]/([.D195]-[.D194])" office:value-type="float" office:value="102255.517862278" calcext:value-type="float">
            <text:p>102255.517862278</text:p>
          </table:table-cell>
          <table:table-cell/>
          <table:table-cell office:value-type="float" office:value="1443136122.93272" calcext:value-type="float">
            <text:p>1443136122.93272</text:p>
          </table:table-cell>
          <table:table-cell table:formula="of:=[.G195]-[.$B$2]" office:value-type="float" office:value="42.9325377941132" calcext:value-type="float">
            <text:p>42.9325377941</text:p>
          </table:table-cell>
          <table:table-cell table:formula="of:=[.C195]/([.H195]-[.H194])" office:value-type="float" office:value="102113.244472337" calcext:value-type="float">
            <text:p>102113.244472337</text:p>
          </table:table-cell>
          <table:table-cell table:formula="of:=[.G195]-[.$B195]" office:value-type="float" office:value="0.355250358581543" calcext:value-type="float">
            <text:p>0.3552503586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36122.65789" calcext:value-type="float">
            <text:p>1443136122.65789</text:p>
          </table:table-cell>
          <table:table-cell office:value-type="float" office:value="8224" calcext:value-type="float">
            <text:p>8224</text:p>
          </table:table-cell>
          <table:table-cell table:formula="of:=[.B196]-[.$B$2]" office:value-type="float" office:value="42.6577115058899" calcext:value-type="float">
            <text:p>42.6577115059</text:p>
          </table:table-cell>
          <table:table-cell table:formula="of:=[.C196]/([.D196]-[.D195])" office:value-type="float" office:value="102257.942968609" calcext:value-type="float">
            <text:p>102257.942968609</text:p>
          </table:table-cell>
          <table:table-cell/>
          <table:table-cell office:value-type="float" office:value="1443136123.01319" calcext:value-type="float">
            <text:p>1443136123.01319</text:p>
          </table:table-cell>
          <table:table-cell table:formula="of:=[.G196]-[.$B$2]" office:value-type="float" office:value="43.0130138397217" calcext:value-type="float">
            <text:p>43.0130138397</text:p>
          </table:table-cell>
          <table:table-cell table:formula="of:=[.C196]/([.H196]-[.H195])" office:value-type="float" office:value="102191.899935119" calcext:value-type="float">
            <text:p>102191.899935119</text:p>
          </table:table-cell>
          <table:table-cell table:formula="of:=[.G196]-[.$B196]" office:value-type="float" office:value="0.355302333831787" calcext:value-type="float">
            <text:p>0.355302333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36122.73834" calcext:value-type="float">
            <text:p>1443136122.73834</text:p>
          </table:table-cell>
          <table:table-cell office:value-type="float" office:value="8224" calcext:value-type="float">
            <text:p>8224</text:p>
          </table:table-cell>
          <table:table-cell table:formula="of:=[.B197]-[.$B$2]" office:value-type="float" office:value="42.738157749176" calcext:value-type="float">
            <text:p>42.7381577492</text:p>
          </table:table-cell>
          <table:table-cell table:formula="of:=[.C197]/([.D197]-[.D196])" office:value-type="float" office:value="102229.758209451" calcext:value-type="float">
            <text:p>102229.758209451</text:p>
          </table:table-cell>
          <table:table-cell/>
          <table:table-cell office:value-type="float" office:value="1443136123.09361" calcext:value-type="float">
            <text:p>1443136123.09361</text:p>
          </table:table-cell>
          <table:table-cell table:formula="of:=[.G197]-[.$B$2]" office:value-type="float" office:value="43.0934300422669" calcext:value-type="float">
            <text:p>43.0934300423</text:p>
          </table:table-cell>
          <table:table-cell table:formula="of:=[.C197]/([.H197]-[.H196])" office:value-type="float" office:value="102267.947748229" calcext:value-type="float">
            <text:p>102267.947748229</text:p>
          </table:table-cell>
          <table:table-cell table:formula="of:=[.G197]-[.$B197]" office:value-type="float" office:value="0.35527229309082" calcext:value-type="float">
            <text:p>0.355272293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36122.81878" calcext:value-type="float">
            <text:p>1443136122.81878</text:p>
          </table:table-cell>
          <table:table-cell office:value-type="float" office:value="8224" calcext:value-type="float">
            <text:p>8224</text:p>
          </table:table-cell>
          <table:table-cell table:formula="of:=[.B198]-[.$B$2]" office:value-type="float" office:value="42.818601846695" calcext:value-type="float">
            <text:p>42.8186018467</text:p>
          </table:table-cell>
          <table:table-cell table:formula="of:=[.C198]/([.D198]-[.D197])" office:value-type="float" office:value="102232.485087743" calcext:value-type="float">
            <text:p>102232.485087743</text:p>
          </table:table-cell>
          <table:table-cell/>
          <table:table-cell office:value-type="float" office:value="1443136123.17401" calcext:value-type="float">
            <text:p>1443136123.17401</text:p>
          </table:table-cell>
          <table:table-cell table:formula="of:=[.G198]-[.$B$2]" office:value-type="float" office:value="43.1738314628601" calcext:value-type="float">
            <text:p>43.1738314629</text:p>
          </table:table-cell>
          <table:table-cell table:formula="of:=[.C198]/([.H198]-[.H197])" office:value-type="float" office:value="102286.749902143" calcext:value-type="float">
            <text:p>102286.749902143</text:p>
          </table:table-cell>
          <table:table-cell table:formula="of:=[.G198]-[.$B198]" office:value-type="float" office:value="0.355229616165161" calcext:value-type="float">
            <text:p>0.3552296162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36122.89921" calcext:value-type="float">
            <text:p>1443136122.89921</text:p>
          </table:table-cell>
          <table:table-cell office:value-type="float" office:value="8224" calcext:value-type="float">
            <text:p>8224</text:p>
          </table:table-cell>
          <table:table-cell table:formula="of:=[.B199]-[.$B$2]" office:value-type="float" office:value="42.8990247249603" calcext:value-type="float">
            <text:p>42.899024725</text:p>
          </table:table-cell>
          <table:table-cell table:formula="of:=[.C199]/([.D199]-[.D198])" office:value-type="float" office:value="102259.458718479" calcext:value-type="float">
            <text:p>102259.458718479</text:p>
          </table:table-cell>
          <table:table-cell/>
          <table:table-cell office:value-type="float" office:value="1443136123.25594" calcext:value-type="float">
            <text:p>1443136123.25594</text:p>
          </table:table-cell>
          <table:table-cell table:formula="of:=[.G199]-[.$B$2]" office:value-type="float" office:value="43.2557611465454" calcext:value-type="float">
            <text:p>43.2557611465</text:p>
          </table:table-cell>
          <table:table-cell table:formula="of:=[.C199]/([.H199]-[.H198])" office:value-type="float" office:value="100378.75932231" calcext:value-type="float">
            <text:p>100378.75932231</text:p>
          </table:table-cell>
          <table:table-cell table:formula="of:=[.G199]-[.$B199]" office:value-type="float" office:value="0.356736421585083" calcext:value-type="float">
            <text:p>0.3567364216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36122.97966" calcext:value-type="float">
            <text:p>1443136122.97966</text:p>
          </table:table-cell>
          <table:table-cell office:value-type="float" office:value="8224" calcext:value-type="float">
            <text:p>8224</text:p>
          </table:table-cell>
          <table:table-cell table:formula="of:=[.B200]-[.$B$2]" office:value-type="float" office:value="42.9794793128967" calcext:value-type="float">
            <text:p>42.9794793129</text:p>
          </table:table-cell>
          <table:table-cell table:formula="of:=[.C200]/([.D200]-[.D199])" office:value-type="float" office:value="102219.155065476" calcext:value-type="float">
            <text:p>102219.155065476</text:p>
          </table:table-cell>
          <table:table-cell/>
          <table:table-cell office:value-type="float" office:value="1443136123.33828" calcext:value-type="float">
            <text:p>1443136123.33828</text:p>
          </table:table-cell>
          <table:table-cell table:formula="of:=[.G200]-[.$B$2]" office:value-type="float" office:value="43.3381042480469" calcext:value-type="float">
            <text:p>43.338104248</text:p>
          </table:table-cell>
          <table:table-cell table:formula="of:=[.C200]/([.H200]-[.H199])" office:value-type="float" office:value="99874.7903593806" calcext:value-type="float">
            <text:p>99874.7903593806</text:p>
          </table:table-cell>
          <table:table-cell table:formula="of:=[.G200]-[.$B200]" office:value-type="float" office:value="0.358624935150146" calcext:value-type="float">
            <text:p>0.358624935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36123.06156" calcext:value-type="float">
            <text:p>1443136123.06156</text:p>
          </table:table-cell>
          <table:table-cell office:value-type="float" office:value="8224" calcext:value-type="float">
            <text:p>8224</text:p>
          </table:table-cell>
          <table:table-cell table:formula="of:=[.B201]-[.$B$2]" office:value-type="float" office:value="43.0613830089569" calcext:value-type="float">
            <text:p>43.061383009</text:p>
          </table:table-cell>
          <table:table-cell table:formula="of:=[.C201]/([.D201]-[.D200])" office:value-type="float" office:value="100410.608990798" calcext:value-type="float">
            <text:p>100410.608990798</text:p>
          </table:table-cell>
          <table:table-cell/>
          <table:table-cell office:value-type="float" office:value="1443136123.42066" calcext:value-type="float">
            <text:p>1443136123.42066</text:p>
          </table:table-cell>
          <table:table-cell table:formula="of:=[.G201]-[.$B$2]" office:value-type="float" office:value="43.4204757213593" calcext:value-type="float">
            <text:p>43.4204757214</text:p>
          </table:table-cell>
          <table:table-cell table:formula="of:=[.C201]/([.H201]-[.H200])" office:value-type="float" office:value="99840.3897525551" calcext:value-type="float">
            <text:p>99840.3897525551</text:p>
          </table:table-cell>
          <table:table-cell table:formula="of:=[.G201]-[.$B201]" office:value-type="float" office:value="0.359092712402344" calcext:value-type="float">
            <text:p>0.359092712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36123.14394" calcext:value-type="float">
            <text:p>1443136123.14394</text:p>
          </table:table-cell>
          <table:table-cell office:value-type="float" office:value="8224" calcext:value-type="float">
            <text:p>8224</text:p>
          </table:table-cell>
          <table:table-cell table:formula="of:=[.B202]-[.$B$2]" office:value-type="float" office:value="43.1437604427338" calcext:value-type="float">
            <text:p>43.1437604427</text:p>
          </table:table-cell>
          <table:table-cell table:formula="of:=[.C202]/([.D202]-[.D201])" office:value-type="float" office:value="99833.1657463041" calcext:value-type="float">
            <text:p>99833.1657463041</text:p>
          </table:table-cell>
          <table:table-cell/>
          <table:table-cell office:value-type="float" office:value="1443136123.50307" calcext:value-type="float">
            <text:p>1443136123.50307</text:p>
          </table:table-cell>
          <table:table-cell table:formula="of:=[.G202]-[.$B$2]" office:value-type="float" office:value="43.5028929710388" calcext:value-type="float">
            <text:p>43.502892971</text:p>
          </table:table-cell>
          <table:table-cell table:formula="of:=[.C202]/([.H202]-[.H201])" office:value-type="float" office:value="99784.9361872004" calcext:value-type="float">
            <text:p>99784.9361872004</text:p>
          </table:table-cell>
          <table:table-cell table:formula="of:=[.G202]-[.$B202]" office:value-type="float" office:value="0.359132528305054" calcext:value-type="float">
            <text:p>0.359132528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36123.22632" calcext:value-type="float">
            <text:p>1443136123.22632</text:p>
          </table:table-cell>
          <table:table-cell office:value-type="float" office:value="8224" calcext:value-type="float">
            <text:p>8224</text:p>
          </table:table-cell>
          <table:table-cell table:formula="of:=[.B203]-[.$B$2]" office:value-type="float" office:value="43.2261393070221" calcext:value-type="float">
            <text:p>43.226139307</text:p>
          </table:table-cell>
          <table:table-cell table:formula="of:=[.C203]/([.D203]-[.D202])" office:value-type="float" office:value="99831.4321403558" calcext:value-type="float">
            <text:p>99831.4321403558</text:p>
          </table:table-cell>
          <table:table-cell/>
          <table:table-cell office:value-type="float" office:value="1443136123.58556" calcext:value-type="float">
            <text:p>1443136123.58556</text:p>
          </table:table-cell>
          <table:table-cell table:formula="of:=[.G203]-[.$B$2]" office:value-type="float" office:value="43.5853786468506" calcext:value-type="float">
            <text:p>43.5853786469</text:p>
          </table:table-cell>
          <table:table-cell table:formula="of:=[.C203]/([.H203]-[.H202])" office:value-type="float" office:value="99702.1594242275" calcext:value-type="float">
            <text:p>99702.1594242275</text:p>
          </table:table-cell>
          <table:table-cell table:formula="of:=[.G203]-[.$B203]" office:value-type="float" office:value="0.359239339828491" calcext:value-type="float">
            <text:p>0.3592393398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36123.3087" calcext:value-type="float">
            <text:p>1443136123.3087</text:p>
          </table:table-cell>
          <table:table-cell office:value-type="float" office:value="8224" calcext:value-type="float">
            <text:p>8224</text:p>
          </table:table-cell>
          <table:table-cell table:formula="of:=[.B204]-[.$B$2]" office:value-type="float" office:value="43.308516740799" calcext:value-type="float">
            <text:p>43.3085167408</text:p>
          </table:table-cell>
          <table:table-cell table:formula="of:=[.C204]/([.D204]-[.D203])" office:value-type="float" office:value="99833.1657463041" calcext:value-type="float">
            <text:p>99833.1657463041</text:p>
          </table:table-cell>
          <table:table-cell/>
          <table:table-cell office:value-type="float" office:value="1443136123.66778" calcext:value-type="float">
            <text:p>1443136123.66778</text:p>
          </table:table-cell>
          <table:table-cell table:formula="of:=[.G204]-[.$B$2]" office:value-type="float" office:value="43.6675951480865" calcext:value-type="float">
            <text:p>43.6675951481</text:p>
          </table:table-cell>
          <table:table-cell table:formula="of:=[.C204]/([.H204]-[.H203])" office:value-type="float" office:value="100028.581566577" calcext:value-type="float">
            <text:p>100028.581566577</text:p>
          </table:table-cell>
          <table:table-cell table:formula="of:=[.G204]-[.$B204]" office:value-type="float" office:value="0.359078407287598" calcext:value-type="float">
            <text:p>0.3590784073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36123.39111" calcext:value-type="float">
            <text:p>1443136123.39111</text:p>
          </table:table-cell>
          <table:table-cell office:value-type="float" office:value="8224" calcext:value-type="float">
            <text:p>8224</text:p>
          </table:table-cell>
          <table:table-cell table:formula="of:=[.B205]-[.$B$2]" office:value-type="float" office:value="43.3909335136414" calcext:value-type="float">
            <text:p>43.3909335136</text:p>
          </table:table-cell>
          <table:table-cell table:formula="of:=[.C205]/([.D205]-[.D204])" office:value-type="float" office:value="99785.5135110116" calcext:value-type="float">
            <text:p>99785.5135110116</text:p>
          </table:table-cell>
          <table:table-cell/>
          <table:table-cell office:value-type="float" office:value="1443136123.75022" calcext:value-type="float">
            <text:p>1443136123.75022</text:p>
          </table:table-cell>
          <table:table-cell table:formula="of:=[.G205]-[.$B$2]" office:value-type="float" office:value="43.7500412464142" calcext:value-type="float">
            <text:p>43.7500412464</text:p>
          </table:table-cell>
          <table:table-cell table:formula="of:=[.C205]/([.H205]-[.H204])" office:value-type="float" office:value="99750.0205202947" calcext:value-type="float">
            <text:p>99750.0205202947</text:p>
          </table:table-cell>
          <table:table-cell table:formula="of:=[.G205]-[.$B205]" office:value-type="float" office:value="0.359107732772827" calcext:value-type="float">
            <text:p>0.3591077328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36123.47347" calcext:value-type="float">
            <text:p>1443136123.47347</text:p>
          </table:table-cell>
          <table:table-cell office:value-type="float" office:value="8224" calcext:value-type="float">
            <text:p>8224</text:p>
          </table:table-cell>
          <table:table-cell table:formula="of:=[.B206]-[.$B$2]" office:value-type="float" office:value="43.4732925891876" calcext:value-type="float">
            <text:p>43.4732925892</text:p>
          </table:table-cell>
          <table:table-cell table:formula="of:=[.C206]/([.D206]-[.D205])" office:value-type="float" office:value="99855.4190349092" calcext:value-type="float">
            <text:p>99855.4190349092</text:p>
          </table:table-cell>
          <table:table-cell/>
          <table:table-cell office:value-type="float" office:value="1443136123.83261" calcext:value-type="float">
            <text:p>1443136123.83261</text:p>
          </table:table-cell>
          <table:table-cell table:formula="of:=[.G206]-[.$B$2]" office:value-type="float" office:value="43.8324279785156" calcext:value-type="float">
            <text:p>43.8324279785</text:p>
          </table:table-cell>
          <table:table-cell table:formula="of:=[.C206]/([.H206]-[.H205])" office:value-type="float" office:value="99821.8983837595" calcext:value-type="float">
            <text:p>99821.8983837595</text:p>
          </table:table-cell>
          <table:table-cell table:formula="of:=[.G206]-[.$B206]" office:value-type="float" office:value="0.359135389328003" calcext:value-type="float">
            <text:p>0.3591353893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36123.55584" calcext:value-type="float">
            <text:p>1443136123.55584</text:p>
          </table:table-cell>
          <table:table-cell office:value-type="float" office:value="8224" calcext:value-type="float">
            <text:p>8224</text:p>
          </table:table-cell>
          <table:table-cell table:formula="of:=[.B207]-[.$B$2]" office:value-type="float" office:value="43.5556635856628" calcext:value-type="float">
            <text:p>43.5556635857</text:p>
          </table:table-cell>
          <table:table-cell table:formula="of:=[.C207]/([.D207]-[.D206])" office:value-type="float" office:value="99840.9677182197" calcext:value-type="float">
            <text:p>99840.9677182197</text:p>
          </table:table-cell>
          <table:table-cell/>
          <table:table-cell office:value-type="float" office:value="1443136123.915" calcext:value-type="float">
            <text:p>1443136123.915</text:p>
          </table:table-cell>
          <table:table-cell table:formula="of:=[.G207]-[.$B$2]" office:value-type="float" office:value="43.91481590271" calcext:value-type="float">
            <text:p>43.9148159027</text:p>
          </table:table-cell>
          <table:table-cell table:formula="of:=[.C207]/([.H207]-[.H206])" office:value-type="float" office:value="99820.4540340317" calcext:value-type="float">
            <text:p>99820.4540340317</text:p>
          </table:table-cell>
          <table:table-cell table:formula="of:=[.G207]-[.$B207]" office:value-type="float" office:value="0.359152317047119" calcext:value-type="float">
            <text:p>0.359152317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36123.63822" calcext:value-type="float">
            <text:p>1443136123.63822</text:p>
          </table:table-cell>
          <table:table-cell office:value-type="float" office:value="8224" calcext:value-type="float">
            <text:p>8224</text:p>
          </table:table-cell>
          <table:table-cell table:formula="of:=[.B208]-[.$B$2]" office:value-type="float" office:value="43.6380372047424" calcext:value-type="float">
            <text:p>43.6380372047</text:p>
          </table:table-cell>
          <table:table-cell table:formula="of:=[.C208]/([.D208]-[.D207])" office:value-type="float" office:value="99837.7889898698" calcext:value-type="float">
            <text:p>99837.7889898698</text:p>
          </table:table-cell>
          <table:table-cell/>
          <table:table-cell office:value-type="float" office:value="1443136123.99733" calcext:value-type="float">
            <text:p>1443136123.99733</text:p>
          </table:table-cell>
          <table:table-cell table:formula="of:=[.G208]-[.$B$2]" office:value-type="float" office:value="43.9971508979797" calcext:value-type="float">
            <text:p>43.997150898</text:p>
          </table:table-cell>
          <table:table-cell table:formula="of:=[.C208]/([.H208]-[.H207])" office:value-type="float" office:value="99884.6234587564" calcext:value-type="float">
            <text:p>99884.6234587564</text:p>
          </table:table-cell>
          <table:table-cell table:formula="of:=[.G208]-[.$B208]" office:value-type="float" office:value="0.359113693237305" calcext:value-type="float">
            <text:p>0.3591136932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36123.72059" calcext:value-type="float">
            <text:p>1443136123.72059</text:p>
          </table:table-cell>
          <table:table-cell office:value-type="float" office:value="8224" calcext:value-type="float">
            <text:p>8224</text:p>
          </table:table-cell>
          <table:table-cell table:formula="of:=[.B209]-[.$B$2]" office:value-type="float" office:value="43.7204117774963" calcext:value-type="float">
            <text:p>43.7204117775</text:p>
          </table:table-cell>
          <table:table-cell table:formula="of:=[.C209]/([.D209]-[.D208])" office:value-type="float" office:value="99836.6331388349" calcext:value-type="float">
            <text:p>99836.6331388349</text:p>
          </table:table-cell>
          <table:table-cell/>
          <table:table-cell office:value-type="float" office:value="1443136124.07977" calcext:value-type="float">
            <text:p>1443136124.07977</text:p>
          </table:table-cell>
          <table:table-cell table:formula="of:=[.G209]-[.$B$2]" office:value-type="float" office:value="44.0795917510986" calcext:value-type="float">
            <text:p>44.0795917511</text:p>
          </table:table-cell>
          <table:table-cell table:formula="of:=[.C209]/([.H209]-[.H208])" office:value-type="float" office:value="99756.3670058013" calcext:value-type="float">
            <text:p>99756.3670058013</text:p>
          </table:table-cell>
          <table:table-cell table:formula="of:=[.G209]-[.$B209]" office:value-type="float" office:value="0.359179973602295" calcext:value-type="float">
            <text:p>0.3591799736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36123.80296" calcext:value-type="float">
            <text:p>1443136123.80296</text:p>
          </table:table-cell>
          <table:table-cell office:value-type="float" office:value="8224" calcext:value-type="float">
            <text:p>8224</text:p>
          </table:table-cell>
          <table:table-cell table:formula="of:=[.B210]-[.$B$2]" office:value-type="float" office:value="43.802784204483" calcext:value-type="float">
            <text:p>43.8027842045</text:p>
          </table:table-cell>
          <table:table-cell table:formula="of:=[.C210]/([.D210]-[.D209])" office:value-type="float" office:value="99839.2338413002" calcext:value-type="float">
            <text:p>99839.2338413002</text:p>
          </table:table-cell>
          <table:table-cell/>
          <table:table-cell office:value-type="float" office:value="1443136124.1622" calcext:value-type="float">
            <text:p>1443136124.1622</text:p>
          </table:table-cell>
          <table:table-cell table:formula="of:=[.G210]-[.$B$2]" office:value-type="float" office:value="44.1620161533356" calcext:value-type="float">
            <text:p>44.1620161533</text:p>
          </table:table-cell>
          <table:table-cell table:formula="of:=[.C210]/([.H210]-[.H209])" office:value-type="float" office:value="99776.2771316092" calcext:value-type="float">
            <text:p>99776.2771316092</text:p>
          </table:table-cell>
          <table:table-cell table:formula="of:=[.G210]-[.$B210]" office:value-type="float" office:value="0.359231948852539" calcext:value-type="float">
            <text:p>0.359231948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36123.88538" calcext:value-type="float">
            <text:p>1443136123.88538</text:p>
          </table:table-cell>
          <table:table-cell office:value-type="float" office:value="8224" calcext:value-type="float">
            <text:p>8224</text:p>
          </table:table-cell>
          <table:table-cell table:formula="of:=[.B211]-[.$B$2]" office:value-type="float" office:value="43.8851993083954" calcext:value-type="float">
            <text:p>43.8851993084</text:p>
          </table:table-cell>
          <table:table-cell table:formula="of:=[.C211]/([.D211]-[.D210])" office:value-type="float" office:value="99787.5341969601" calcext:value-type="float">
            <text:p>99787.5341969601</text:p>
          </table:table-cell>
          <table:table-cell/>
          <table:table-cell office:value-type="float" office:value="1443136124.24418" calcext:value-type="float">
            <text:p>1443136124.24418</text:p>
          </table:table-cell>
          <table:table-cell table:formula="of:=[.G211]-[.$B$2]" office:value-type="float" office:value="44.244003534317" calcext:value-type="float">
            <text:p>44.2440035343</text:p>
          </table:table-cell>
          <table:table-cell table:formula="of:=[.C211]/([.H211]-[.H210])" office:value-type="float" office:value="100308.119390485" calcext:value-type="float">
            <text:p>100308.119390485</text:p>
          </table:table-cell>
          <table:table-cell table:formula="of:=[.G211]-[.$B211]" office:value-type="float" office:value="0.358804225921631" calcext:value-type="float">
            <text:p>0.358804225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36123.96776" calcext:value-type="float">
            <text:p>1443136123.96776</text:p>
          </table:table-cell>
          <table:table-cell office:value-type="float" office:value="8224" calcext:value-type="float">
            <text:p>8224</text:p>
          </table:table-cell>
          <table:table-cell table:formula="of:=[.B212]-[.$B$2]" office:value-type="float" office:value="43.9675788879395" calcext:value-type="float">
            <text:p>43.9675788879</text:p>
          </table:table-cell>
          <table:table-cell table:formula="of:=[.C212]/([.D212]-[.D211])" office:value-type="float" office:value="99830.5653599595" calcext:value-type="float">
            <text:p>99830.5653599595</text:p>
          </table:table-cell>
          <table:table-cell/>
          <table:table-cell office:value-type="float" office:value="1443136124.32621" calcext:value-type="float">
            <text:p>1443136124.32621</text:p>
          </table:table-cell>
          <table:table-cell table:formula="of:=[.G212]-[.$B$2]" office:value-type="float" office:value="44.3260333538055" calcext:value-type="float">
            <text:p>44.3260333538</text:p>
          </table:table-cell>
          <table:table-cell table:formula="of:=[.C212]/([.H212]-[.H211])" office:value-type="float" office:value="100256.224520284" calcext:value-type="float">
            <text:p>100256.224520284</text:p>
          </table:table-cell>
          <table:table-cell table:formula="of:=[.G212]-[.$B212]" office:value-type="float" office:value="0.358454465866089" calcext:value-type="float">
            <text:p>0.3584544659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36124.04987" calcext:value-type="float">
            <text:p>1443136124.04987</text:p>
          </table:table-cell>
          <table:table-cell office:value-type="float" office:value="8224" calcext:value-type="float">
            <text:p>8224</text:p>
          </table:table-cell>
          <table:table-cell table:formula="of:=[.B213]-[.$B$2]" office:value-type="float" office:value="44.0496871471405" calcext:value-type="float">
            <text:p>44.0496871471</text:p>
          </table:table-cell>
          <table:table-cell table:formula="of:=[.C213]/([.D213]-[.D212])" office:value-type="float" office:value="100160.447682404" calcext:value-type="float">
            <text:p>100160.447682404</text:p>
          </table:table-cell>
          <table:table-cell/>
          <table:table-cell office:value-type="float" office:value="1443136124.40814" calcext:value-type="float">
            <text:p>1443136124.40814</text:p>
          </table:table-cell>
          <table:table-cell table:formula="of:=[.G213]-[.$B$2]" office:value-type="float" office:value="44.4079549312592" calcext:value-type="float">
            <text:p>44.4079549313</text:p>
          </table:table-cell>
          <table:table-cell table:formula="of:=[.C213]/([.H213]-[.H212])" office:value-type="float" office:value="100388.691912783" calcext:value-type="float">
            <text:p>100388.691912783</text:p>
          </table:table-cell>
          <table:table-cell table:formula="of:=[.G213]-[.$B213]" office:value-type="float" office:value="0.358267784118652" calcext:value-type="float">
            <text:p>0.3582677841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36124.13182" calcext:value-type="float">
            <text:p>1443136124.13182</text:p>
          </table:table-cell>
          <table:table-cell office:value-type="float" office:value="8224" calcext:value-type="float">
            <text:p>8224</text:p>
          </table:table-cell>
          <table:table-cell table:formula="of:=[.B214]-[.$B$2]" office:value-type="float" office:value="44.1316361427307" calcext:value-type="float">
            <text:p>44.1316361427</text:p>
          </table:table-cell>
          <table:table-cell table:formula="of:=[.C214]/([.D214]-[.D213])" office:value-type="float" office:value="100355.104303224" calcext:value-type="float">
            <text:p>100355.104303224</text:p>
          </table:table-cell>
          <table:table-cell/>
          <table:table-cell office:value-type="float" office:value="1443136124.49453" calcext:value-type="float">
            <text:p>1443136124.49453</text:p>
          </table:table-cell>
          <table:table-cell table:formula="of:=[.G214]-[.$B$2]" office:value-type="float" office:value="44.4943540096283" calcext:value-type="float">
            <text:p>44.4943540096</text:p>
          </table:table-cell>
          <table:table-cell table:formula="of:=[.C214]/([.H214]-[.H213])" office:value-type="float" office:value="95186.2005386551" calcext:value-type="float">
            <text:p>95186.2005386551</text:p>
          </table:table-cell>
          <table:table-cell table:formula="of:=[.G214]-[.$B214]" office:value-type="float" office:value="0.362717866897583" calcext:value-type="float">
            <text:p>0.3627178669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36124.21378" calcext:value-type="float">
            <text:p>1443136124.21378</text:p>
          </table:table-cell>
          <table:table-cell office:value-type="float" office:value="8224" calcext:value-type="float">
            <text:p>8224</text:p>
          </table:table-cell>
          <table:table-cell table:formula="of:=[.B215]-[.$B$2]" office:value-type="float" office:value="44.2135951519012" calcext:value-type="float">
            <text:p>44.2135951519</text:p>
          </table:table-cell>
          <table:table-cell table:formula="of:=[.C215]/([.D215]-[.D214])" office:value-type="float" office:value="100342.843126475" calcext:value-type="float">
            <text:p>100342.843126475</text:p>
          </table:table-cell>
          <table:table-cell/>
          <table:table-cell office:value-type="float" office:value="1443136124.65405" calcext:value-type="float">
            <text:p>1443136124.65405</text:p>
          </table:table-cell>
          <table:table-cell table:formula="of:=[.G215]-[.$B$2]" office:value-type="float" office:value="44.6538739204407" calcext:value-type="float">
            <text:p>44.6538739204</text:p>
          </table:table-cell>
          <table:table-cell table:formula="of:=[.C215]/([.H215]-[.H214])" office:value-type="float" office:value="51554.6928162015" calcext:value-type="float">
            <text:p>51554.6928162015</text:p>
          </table:table-cell>
          <table:table-cell table:formula="of:=[.G215]-[.$B215]" office:value-type="float" office:value="0.440278768539429" calcext:value-type="float">
            <text:p>0.440278768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36124.29575" calcext:value-type="float">
            <text:p>1443136124.29575</text:p>
          </table:table-cell>
          <table:table-cell office:value-type="float" office:value="8224" calcext:value-type="float">
            <text:p>8224</text:p>
          </table:table-cell>
          <table:table-cell table:formula="of:=[.B216]-[.$B$2]" office:value-type="float" office:value="44.2955720424652" calcext:value-type="float">
            <text:p>44.2955720425</text:p>
          </table:table-cell>
          <table:table-cell table:formula="of:=[.C216]/([.D216]-[.D215])" office:value-type="float" office:value="100320.955618376" calcext:value-type="float">
            <text:p>100320.955618376</text:p>
          </table:table-cell>
          <table:table-cell/>
          <table:table-cell office:value-type="float" office:value="1443136124.73606" calcext:value-type="float">
            <text:p>1443136124.73606</text:p>
          </table:table-cell>
          <table:table-cell table:formula="of:=[.G216]-[.$B$2]" office:value-type="float" office:value="44.7358765602112" calcext:value-type="float">
            <text:p>44.7358765602</text:p>
          </table:table-cell>
          <table:table-cell table:formula="of:=[.C216]/([.H216]-[.H215])" office:value-type="float" office:value="100289.454376294" calcext:value-type="float">
            <text:p>100289.454376294</text:p>
          </table:table-cell>
          <table:table-cell table:formula="of:=[.G216]-[.$B216]" office:value-type="float" office:value="0.440304517745972" calcext:value-type="float">
            <text:p>0.440304517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36124.37773" calcext:value-type="float">
            <text:p>1443136124.37773</text:p>
          </table:table-cell>
          <table:table-cell office:value-type="float" office:value="8224" calcext:value-type="float">
            <text:p>8224</text:p>
          </table:table-cell>
          <table:table-cell table:formula="of:=[.B217]-[.$B$2]" office:value-type="float" office:value="44.3775465488434" calcext:value-type="float">
            <text:p>44.3775465488</text:p>
          </table:table-cell>
          <table:table-cell table:formula="of:=[.C217]/([.D217]-[.D216])" office:value-type="float" office:value="100323.873401081" calcext:value-type="float">
            <text:p>100323.873401081</text:p>
          </table:table-cell>
          <table:table-cell/>
          <table:table-cell office:value-type="float" office:value="1443136124.81801" calcext:value-type="float">
            <text:p>1443136124.81801</text:p>
          </table:table-cell>
          <table:table-cell table:formula="of:=[.G217]-[.$B$2]" office:value-type="float" office:value="44.8178293704987" calcext:value-type="float">
            <text:p>44.8178293705</text:p>
          </table:table-cell>
          <table:table-cell table:formula="of:=[.C217]/([.H217]-[.H216])" office:value-type="float" office:value="100350.433025441" calcext:value-type="float">
            <text:p>100350.433025441</text:p>
          </table:table-cell>
          <table:table-cell table:formula="of:=[.G217]-[.$B217]" office:value-type="float" office:value="0.440282821655273" calcext:value-type="float">
            <text:p>0.4402828217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36124.45969" calcext:value-type="float">
            <text:p>1443136124.45969</text:p>
          </table:table-cell>
          <table:table-cell office:value-type="float" office:value="8224" calcext:value-type="float">
            <text:p>8224</text:p>
          </table:table-cell>
          <table:table-cell table:formula="of:=[.B218]-[.$B$2]" office:value-type="float" office:value="44.4595108032227" calcext:value-type="float">
            <text:p>44.4595108032</text:p>
          </table:table-cell>
          <table:table-cell table:formula="of:=[.C218]/([.D218]-[.D217])" office:value-type="float" office:value="100336.421800962" calcext:value-type="float">
            <text:p>100336.421800962</text:p>
          </table:table-cell>
          <table:table-cell/>
          <table:table-cell office:value-type="float" office:value="1443136124.90006" calcext:value-type="float">
            <text:p>1443136124.90006</text:p>
          </table:table-cell>
          <table:table-cell table:formula="of:=[.G218]-[.$B$2]" office:value-type="float" office:value="44.8998799324036" calcext:value-type="float">
            <text:p>44.8998799324</text:p>
          </table:table-cell>
          <table:table-cell table:formula="of:=[.C218]/([.H218]-[.H217])" office:value-type="float" office:value="100230.879704776" calcext:value-type="float">
            <text:p>100230.879704776</text:p>
          </table:table-cell>
          <table:table-cell table:formula="of:=[.G218]-[.$B218]" office:value-type="float" office:value="0.440369129180908" calcext:value-type="float">
            <text:p>0.4403691292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36124.54165" calcext:value-type="float">
            <text:p>1443136124.54165</text:p>
          </table:table-cell>
          <table:table-cell office:value-type="float" office:value="8224" calcext:value-type="float">
            <text:p>8224</text:p>
          </table:table-cell>
          <table:table-cell table:formula="of:=[.B219]-[.$B$2]" office:value-type="float" office:value="44.5414733886719" calcext:value-type="float">
            <text:p>44.5414733887</text:p>
          </table:table-cell>
          <table:table-cell table:formula="of:=[.C219]/([.D219]-[.D218])" office:value-type="float" office:value="100338.46486084" calcext:value-type="float">
            <text:p>100338.46486084</text:p>
          </table:table-cell>
          <table:table-cell/>
          <table:table-cell office:value-type="float" office:value="1443136124.98202" calcext:value-type="float">
            <text:p>1443136124.98202</text:p>
          </table:table-cell>
          <table:table-cell table:formula="of:=[.G219]-[.$B$2]" office:value-type="float" office:value="44.9818403720856" calcext:value-type="float">
            <text:p>44.9818403721</text:p>
          </table:table-cell>
          <table:table-cell table:formula="of:=[.C219]/([.H219]-[.H218])" office:value-type="float" office:value="100341.09177437" calcext:value-type="float">
            <text:p>100341.09177437</text:p>
          </table:table-cell>
          <table:table-cell table:formula="of:=[.G219]-[.$B219]" office:value-type="float" office:value="0.440366983413696" calcext:value-type="float">
            <text:p>0.4403669834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36124.62361" calcext:value-type="float">
            <text:p>1443136124.62361</text:p>
          </table:table-cell>
          <table:table-cell office:value-type="float" office:value="8224" calcext:value-type="float">
            <text:p>8224</text:p>
          </table:table-cell>
          <table:table-cell table:formula="of:=[.B220]-[.$B$2]" office:value-type="float" office:value="44.6234290599823" calcext:value-type="float">
            <text:p>44.62342906</text:p>
          </table:table-cell>
          <table:table-cell table:formula="of:=[.C220]/([.D220]-[.D219])" office:value-type="float" office:value="100346.929852479" calcext:value-type="float">
            <text:p>100346.929852479</text:p>
          </table:table-cell>
          <table:table-cell/>
          <table:table-cell office:value-type="float" office:value="1443136125.02727" calcext:value-type="float">
            <text:p>1443136125.02727</text:p>
          </table:table-cell>
          <table:table-cell table:formula="of:=[.G220]-[.$B$2]" office:value-type="float" office:value="45.0270912647247" calcext:value-type="float">
            <text:p>45.0270912647</text:p>
          </table:table-cell>
          <table:table-cell table:formula="of:=[.C220]/([.H220]-[.H219])" office:value-type="float" office:value="181742.271154292" calcext:value-type="float">
            <text:p>181742.271154292</text:p>
          </table:table-cell>
          <table:table-cell table:formula="of:=[.G220]-[.$B220]" office:value-type="float" office:value="0.403662204742432" calcext:value-type="float">
            <text:p>0.4036622047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36124.7056" calcext:value-type="float">
            <text:p>1443136124.7056</text:p>
          </table:table-cell>
          <table:table-cell office:value-type="float" office:value="8224" calcext:value-type="float">
            <text:p>8224</text:p>
          </table:table-cell>
          <table:table-cell table:formula="of:=[.B221]-[.$B$2]" office:value-type="float" office:value="44.7054173946381" calcext:value-type="float">
            <text:p>44.7054173946</text:p>
          </table:table-cell>
          <table:table-cell table:formula="of:=[.C221]/([.D221]-[.D220])" office:value-type="float" office:value="100306.952623559" calcext:value-type="float">
            <text:p>100306.952623559</text:p>
          </table:table-cell>
          <table:table-cell/>
          <table:table-cell office:value-type="float" office:value="1443136125.22651" calcext:value-type="float">
            <text:p>1443136125.22651</text:p>
          </table:table-cell>
          <table:table-cell table:formula="of:=[.G221]-[.$B$2]" office:value-type="float" office:value="45.2263333797455" calcext:value-type="float">
            <text:p>45.2263333797</text:p>
          </table:table-cell>
          <table:table-cell table:formula="of:=[.C221]/([.H221]-[.H220])" office:value-type="float" office:value="41276.4138703478" calcext:value-type="float">
            <text:p>41276.4138703478</text:p>
          </table:table-cell>
          <table:table-cell table:formula="of:=[.G221]-[.$B221]" office:value-type="float" office:value="0.520915985107422" calcext:value-type="float">
            <text:p>0.520915985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36124.78757" calcext:value-type="float">
            <text:p>1443136124.78757</text:p>
          </table:table-cell>
          <table:table-cell office:value-type="float" office:value="8224" calcext:value-type="float">
            <text:p>8224</text:p>
          </table:table-cell>
          <table:table-cell table:formula="of:=[.B222]-[.$B$2]" office:value-type="float" office:value="44.7873871326447" calcext:value-type="float">
            <text:p>44.7873871326</text:p>
          </table:table-cell>
          <table:table-cell table:formula="of:=[.C222]/([.D222]-[.D221])" office:value-type="float" office:value="100329.709475693" calcext:value-type="float">
            <text:p>100329.709475693</text:p>
          </table:table-cell>
          <table:table-cell/>
          <table:table-cell office:value-type="float" office:value="1443136125.30501" calcext:value-type="float">
            <text:p>1443136125.30501</text:p>
          </table:table-cell>
          <table:table-cell table:formula="of:=[.G222]-[.$B$2]" office:value-type="float" office:value="45.3048281669617" calcext:value-type="float">
            <text:p>45.304828167</text:p>
          </table:table-cell>
          <table:table-cell table:formula="of:=[.C222]/([.H222]-[.H221])" office:value-type="float" office:value="104771.288536013" calcext:value-type="float">
            <text:p>104771.288536013</text:p>
          </table:table-cell>
          <table:table-cell table:formula="of:=[.G222]-[.$B222]" office:value-type="float" office:value="0.517441034317017" calcext:value-type="float">
            <text:p>0.517441034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36124.86954" calcext:value-type="float">
            <text:p>1443136124.86954</text:p>
          </table:table-cell>
          <table:table-cell office:value-type="float" office:value="8224" calcext:value-type="float">
            <text:p>8224</text:p>
          </table:table-cell>
          <table:table-cell table:formula="of:=[.B223]-[.$B$2]" office:value-type="float" office:value="44.8693549633026" calcext:value-type="float">
            <text:p>44.8693549633</text:p>
          </table:table-cell>
          <table:table-cell table:formula="of:=[.C223]/([.D223]-[.D222])" office:value-type="float" office:value="100332.044095661" calcext:value-type="float">
            <text:p>100332.044095661</text:p>
          </table:table-cell>
          <table:table-cell/>
          <table:table-cell office:value-type="float" office:value="1443136125.38346" calcext:value-type="float">
            <text:p>1443136125.38346</text:p>
          </table:table-cell>
          <table:table-cell table:formula="of:=[.G223]-[.$B$2]" office:value-type="float" office:value="45.3832812309265" calcext:value-type="float">
            <text:p>45.3832812309</text:p>
          </table:table-cell>
          <table:table-cell table:formula="of:=[.C223]/([.H223]-[.H222])" office:value-type="float" office:value="104827.008460566" calcext:value-type="float">
            <text:p>104827.008460566</text:p>
          </table:table-cell>
          <table:table-cell table:formula="of:=[.G223]-[.$B223]" office:value-type="float" office:value="0.513926267623901" calcext:value-type="float">
            <text:p>0.513926267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36124.95152" calcext:value-type="float">
            <text:p>1443136124.95152</text:p>
          </table:table-cell>
          <table:table-cell office:value-type="float" office:value="8224" calcext:value-type="float">
            <text:p>8224</text:p>
          </table:table-cell>
          <table:table-cell table:formula="of:=[.B224]-[.$B$2]" office:value-type="float" office:value="44.9513363838196" calcext:value-type="float">
            <text:p>44.9513363838</text:p>
          </table:table-cell>
          <table:table-cell table:formula="of:=[.C224]/([.D224]-[.D223])" office:value-type="float" office:value="100315.412298789" calcext:value-type="float">
            <text:p>100315.412298789</text:p>
          </table:table-cell>
          <table:table-cell/>
          <table:table-cell office:value-type="float" office:value="1443136125.46187" calcext:value-type="float">
            <text:p>1443136125.46187</text:p>
          </table:table-cell>
          <table:table-cell table:formula="of:=[.G224]-[.$B$2]" office:value-type="float" office:value="45.4616923332214" calcext:value-type="float">
            <text:p>45.4616923332</text:p>
          </table:table-cell>
          <table:table-cell table:formula="of:=[.C224]/([.H224]-[.H223])" office:value-type="float" office:value="104883.10659207" calcext:value-type="float">
            <text:p>104883.10659207</text:p>
          </table:table-cell>
          <table:table-cell table:formula="of:=[.G224]-[.$B224]" office:value-type="float" office:value="0.510355949401856" calcext:value-type="float">
            <text:p>0.510355949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36125.03213" calcext:value-type="float">
            <text:p>1443136125.03213</text:p>
          </table:table-cell>
          <table:table-cell office:value-type="float" office:value="8224" calcext:value-type="float">
            <text:p>8224</text:p>
          </table:table-cell>
          <table:table-cell table:formula="of:=[.B225]-[.$B$2]" office:value-type="float" office:value="45.0319476127625" calcext:value-type="float">
            <text:p>45.0319476128</text:p>
          </table:table-cell>
          <table:table-cell table:formula="of:=[.C225]/([.D225]-[.D224])" office:value-type="float" office:value="102020.526269713" calcext:value-type="float">
            <text:p>102020.526269713</text:p>
          </table:table-cell>
          <table:table-cell/>
          <table:table-cell office:value-type="float" office:value="1443136125.54042" calcext:value-type="float">
            <text:p>1443136125.54042</text:p>
          </table:table-cell>
          <table:table-cell table:formula="of:=[.G225]-[.$B$2]" office:value-type="float" office:value="45.5402381420136" calcext:value-type="float">
            <text:p>45.540238142</text:p>
          </table:table-cell>
          <table:table-cell table:formula="of:=[.C225]/([.H225]-[.H224])" office:value-type="float" office:value="104703.231483252" calcext:value-type="float">
            <text:p>104703.231483252</text:p>
          </table:table-cell>
          <table:table-cell table:formula="of:=[.G225]-[.$B225]" office:value-type="float" office:value="0.508290529251099" calcext:value-type="float">
            <text:p>0.508290529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36125.11059" calcext:value-type="float">
            <text:p>1443136125.11059</text:p>
          </table:table-cell>
          <table:table-cell office:value-type="float" office:value="8224" calcext:value-type="float">
            <text:p>8224</text:p>
          </table:table-cell>
          <table:table-cell table:formula="of:=[.B226]-[.$B$2]" office:value-type="float" office:value="45.1104123592377" calcext:value-type="float">
            <text:p>45.1104123592</text:p>
          </table:table-cell>
          <table:table-cell table:formula="of:=[.C226]/([.D226]-[.D225])" office:value-type="float" office:value="104811.400908525" calcext:value-type="float">
            <text:p>104811.400908525</text:p>
          </table:table-cell>
          <table:table-cell/>
          <table:table-cell office:value-type="float" office:value="1443136125.61883" calcext:value-type="float">
            <text:p>1443136125.61883</text:p>
          </table:table-cell>
          <table:table-cell table:formula="of:=[.G226]-[.$B$2]" office:value-type="float" office:value="45.6186473369598" calcext:value-type="float">
            <text:p>45.618647337</text:p>
          </table:table-cell>
          <table:table-cell table:formula="of:=[.C226]/([.H226]-[.H225])" office:value-type="float" office:value="104885.657933786" calcext:value-type="float">
            <text:p>104885.657933786</text:p>
          </table:table-cell>
          <table:table-cell table:formula="of:=[.G226]-[.$B226]" office:value-type="float" office:value="0.508234977722168" calcext:value-type="float">
            <text:p>0.508234977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36125.18907" calcext:value-type="float">
            <text:p>1443136125.18907</text:p>
          </table:table-cell>
          <table:table-cell office:value-type="float" office:value="8224" calcext:value-type="float">
            <text:p>8224</text:p>
          </table:table-cell>
          <table:table-cell table:formula="of:=[.B227]-[.$B$2]" office:value-type="float" office:value="45.188889503479" calcext:value-type="float">
            <text:p>45.1888895035</text:p>
          </table:table-cell>
          <table:table-cell table:formula="of:=[.C227]/([.D227]-[.D226])" office:value-type="float" office:value="104794.842874373" calcext:value-type="float">
            <text:p>104794.842874373</text:p>
          </table:table-cell>
          <table:table-cell/>
          <table:table-cell office:value-type="float" office:value="1443136125.69754" calcext:value-type="float">
            <text:p>1443136125.69754</text:p>
          </table:table-cell>
          <table:table-cell table:formula="of:=[.G227]-[.$B$2]" office:value-type="float" office:value="45.6973607540131" calcext:value-type="float">
            <text:p>45.697360754</text:p>
          </table:table-cell>
          <table:table-cell table:formula="of:=[.C227]/([.H227]-[.H226])" office:value-type="float" office:value="104480.281861468" calcext:value-type="float">
            <text:p>104480.281861468</text:p>
          </table:table-cell>
          <table:table-cell table:formula="of:=[.G227]-[.$B227]" office:value-type="float" office:value="0.508471250534058" calcext:value-type="float">
            <text:p>0.508471250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36125.26753" calcext:value-type="float">
            <text:p>1443136125.26753</text:p>
          </table:table-cell>
          <table:table-cell office:value-type="float" office:value="8224" calcext:value-type="float">
            <text:p>8224</text:p>
          </table:table-cell>
          <table:table-cell table:formula="of:=[.B228]-[.$B$2]" office:value-type="float" office:value="45.2673501968384" calcext:value-type="float">
            <text:p>45.2673501968</text:p>
          </table:table-cell>
          <table:table-cell table:formula="of:=[.C228]/([.D228]-[.D227])" office:value-type="float" office:value="104816.815246986" calcext:value-type="float">
            <text:p>104816.815246986</text:p>
          </table:table-cell>
          <table:table-cell/>
          <table:table-cell office:value-type="float" office:value="1443136125.77572" calcext:value-type="float">
            <text:p>1443136125.77572</text:p>
          </table:table-cell>
          <table:table-cell table:formula="of:=[.G228]-[.$B$2]" office:value-type="float" office:value="45.7755427360535" calcext:value-type="float">
            <text:p>45.7755427361</text:p>
          </table:table-cell>
          <table:table-cell table:formula="of:=[.C228]/([.H228]-[.H227])" office:value-type="float" office:value="105190.477209311" calcext:value-type="float">
            <text:p>105190.477209311</text:p>
          </table:table-cell>
          <table:table-cell table:formula="of:=[.G228]-[.$B228]" office:value-type="float" office:value="0.508192539215088" calcext:value-type="float">
            <text:p>0.508192539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36125.346" calcext:value-type="float">
            <text:p>1443136125.346</text:p>
          </table:table-cell>
          <table:table-cell office:value-type="float" office:value="8224" calcext:value-type="float">
            <text:p>8224</text:p>
          </table:table-cell>
          <table:table-cell table:formula="of:=[.B229]-[.$B$2]" office:value-type="float" office:value="45.3458161354065" calcext:value-type="float">
            <text:p>45.3458161354</text:p>
          </table:table-cell>
          <table:table-cell table:formula="of:=[.C229]/([.D229]-[.D228])" office:value-type="float" office:value="104809.808562487" calcext:value-type="float">
            <text:p>104809.808562487</text:p>
          </table:table-cell>
          <table:table-cell/>
          <table:table-cell office:value-type="float" office:value="1443136125.85411" calcext:value-type="float">
            <text:p>1443136125.85411</text:p>
          </table:table-cell>
          <table:table-cell table:formula="of:=[.G229]-[.$B$2]" office:value-type="float" office:value="45.8539297580719" calcext:value-type="float">
            <text:p>45.8539297581</text:p>
          </table:table-cell>
          <table:table-cell table:formula="of:=[.C229]/([.H229]-[.H228])" office:value-type="float" office:value="104915.326392501" calcext:value-type="float">
            <text:p>104915.326392501</text:p>
          </table:table-cell>
          <table:table-cell table:formula="of:=[.G229]-[.$B229]" office:value-type="float" office:value="0.508113622665405" calcext:value-type="float">
            <text:p>0.508113622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36125.42446" calcext:value-type="float">
            <text:p>1443136125.42446</text:p>
          </table:table-cell>
          <table:table-cell office:value-type="float" office:value="8224" calcext:value-type="float">
            <text:p>8224</text:p>
          </table:table-cell>
          <table:table-cell table:formula="of:=[.B230]-[.$B$2]" office:value-type="float" office:value="45.4242763519287" calcext:value-type="float">
            <text:p>45.4242763519</text:p>
          </table:table-cell>
          <table:table-cell table:formula="of:=[.C230]/([.D230]-[.D229])" office:value-type="float" office:value="104817.452264758" calcext:value-type="float">
            <text:p>104817.452264758</text:p>
          </table:table-cell>
          <table:table-cell/>
          <table:table-cell office:value-type="float" office:value="1443136125.93267" calcext:value-type="float">
            <text:p>1443136125.93267</text:p>
          </table:table-cell>
          <table:table-cell table:formula="of:=[.G230]-[.$B$2]" office:value-type="float" office:value="45.93248462677" calcext:value-type="float">
            <text:p>45.9324846268</text:p>
          </table:table-cell>
          <table:table-cell table:formula="of:=[.C230]/([.H230]-[.H229])" office:value-type="float" office:value="104691.155828981" calcext:value-type="float">
            <text:p>104691.155828981</text:p>
          </table:table-cell>
          <table:table-cell table:formula="of:=[.G230]-[.$B230]" office:value-type="float" office:value="0.508208274841309" calcext:value-type="float">
            <text:p>0.508208274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36125.50292" calcext:value-type="float">
            <text:p>1443136125.50292</text:p>
          </table:table-cell>
          <table:table-cell office:value-type="float" office:value="8224" calcext:value-type="float">
            <text:p>8224</text:p>
          </table:table-cell>
          <table:table-cell table:formula="of:=[.B231]-[.$B$2]" office:value-type="float" office:value="45.5027396678925" calcext:value-type="float">
            <text:p>45.5027396679</text:p>
          </table:table-cell>
          <table:table-cell table:formula="of:=[.C231]/([.D231]-[.D230])" office:value-type="float" office:value="104813.311787638" calcext:value-type="float">
            <text:p>104813.311787638</text:p>
          </table:table-cell>
          <table:table-cell/>
          <table:table-cell office:value-type="float" office:value="1443136126.01109" calcext:value-type="float">
            <text:p>1443136126.01109</text:p>
          </table:table-cell>
          <table:table-cell table:formula="of:=[.G231]-[.$B$2]" office:value-type="float" office:value="46.0109045505524" calcext:value-type="float">
            <text:p>46.0109045506</text:p>
          </table:table-cell>
          <table:table-cell table:formula="of:=[.C231]/([.H231]-[.H230])" office:value-type="float" office:value="104871.308251018" calcext:value-type="float">
            <text:p>104871.308251018</text:p>
          </table:table-cell>
          <table:table-cell table:formula="of:=[.G231]-[.$B231]" office:value-type="float" office:value="0.508164882659912" calcext:value-type="float">
            <text:p>0.508164882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36125.5814" calcext:value-type="float">
            <text:p>1443136125.5814</text:p>
          </table:table-cell>
          <table:table-cell office:value-type="float" office:value="8224" calcext:value-type="float">
            <text:p>8224</text:p>
          </table:table-cell>
          <table:table-cell table:formula="of:=[.B232]-[.$B$2]" office:value-type="float" office:value="45.5812172889709" calcext:value-type="float">
            <text:p>45.581217289</text:p>
          </table:table-cell>
          <table:table-cell table:formula="of:=[.C232]/([.D232]-[.D231])" office:value-type="float" office:value="104794.206131383" calcext:value-type="float">
            <text:p>104794.206131383</text:p>
          </table:table-cell>
          <table:table-cell/>
          <table:table-cell office:value-type="float" office:value="1443136126.0897" calcext:value-type="float">
            <text:p>1443136126.0897</text:p>
          </table:table-cell>
          <table:table-cell table:formula="of:=[.G232]-[.$B$2]" office:value-type="float" office:value="46.0895221233368" calcext:value-type="float">
            <text:p>46.0895221233</text:p>
          </table:table-cell>
          <table:table-cell table:formula="of:=[.C232]/([.H232]-[.H231])" office:value-type="float" office:value="104607.655880587" calcext:value-type="float">
            <text:p>104607.655880587</text:p>
          </table:table-cell>
          <table:table-cell table:formula="of:=[.G232]-[.$B232]" office:value-type="float" office:value="0.508304834365845" calcext:value-type="float">
            <text:p>0.508304834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36125.65985" calcext:value-type="float">
            <text:p>1443136125.65985</text:p>
          </table:table-cell>
          <table:table-cell office:value-type="float" office:value="8224" calcext:value-type="float">
            <text:p>8224</text:p>
          </table:table-cell>
          <table:table-cell table:formula="of:=[.B233]-[.$B$2]" office:value-type="float" office:value="45.6596705913544" calcext:value-type="float">
            <text:p>45.6596705914</text:p>
          </table:table-cell>
          <table:table-cell table:formula="of:=[.C233]/([.D233]-[.D232])" office:value-type="float" office:value="104826.689892633" calcext:value-type="float">
            <text:p>104826.689892633</text:p>
          </table:table-cell>
          <table:table-cell/>
          <table:table-cell office:value-type="float" office:value="1443136126.16806" calcext:value-type="float">
            <text:p>1443136126.16806</text:p>
          </table:table-cell>
          <table:table-cell table:formula="of:=[.G233]-[.$B$2]" office:value-type="float" office:value="46.1678836345673" calcext:value-type="float">
            <text:p>46.1678836346</text:p>
          </table:table-cell>
          <table:table-cell table:formula="of:=[.C233]/([.H233]-[.H232])" office:value-type="float" office:value="104949.48184208" calcext:value-type="float">
            <text:p>104949.48184208</text:p>
          </table:table-cell>
          <table:table-cell table:formula="of:=[.G233]-[.$B233]" office:value-type="float" office:value="0.508213043212891" calcext:value-type="float">
            <text:p>0.508213043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36125.73829" calcext:value-type="float">
            <text:p>1443136125.73829</text:p>
          </table:table-cell>
          <table:table-cell office:value-type="float" office:value="8224" calcext:value-type="float">
            <text:p>8224</text:p>
          </table:table-cell>
          <table:table-cell table:formula="of:=[.B234]-[.$B$2]" office:value-type="float" office:value="45.7381048202515" calcext:value-type="float">
            <text:p>45.7381048203</text:p>
          </table:table-cell>
          <table:table-cell table:formula="of:=[.C234]/([.D234]-[.D233])" office:value-type="float" office:value="104852.181447335" calcext:value-type="float">
            <text:p>104852.181447335</text:p>
          </table:table-cell>
          <table:table-cell/>
          <table:table-cell office:value-type="float" office:value="1443136126.24413" calcext:value-type="float">
            <text:p>1443136126.24413</text:p>
          </table:table-cell>
          <table:table-cell table:formula="of:=[.G234]-[.$B$2]" office:value-type="float" office:value="46.243949174881" calcext:value-type="float">
            <text:p>46.2439491749</text:p>
          </table:table-cell>
          <table:table-cell table:formula="of:=[.C234]/([.H234]-[.H233])" office:value-type="float" office:value="108117.288933745" calcext:value-type="float">
            <text:p>108117.288933745</text:p>
          </table:table-cell>
          <table:table-cell table:formula="of:=[.G234]-[.$B234]" office:value-type="float" office:value="0.505844354629517" calcext:value-type="float">
            <text:p>0.505844354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36125.81672" calcext:value-type="float">
            <text:p>1443136125.81672</text:p>
          </table:table-cell>
          <table:table-cell office:value-type="float" office:value="8224" calcext:value-type="float">
            <text:p>8224</text:p>
          </table:table-cell>
          <table:table-cell table:formula="of:=[.B235]-[.$B$2]" office:value-type="float" office:value="45.8165397644043" calcext:value-type="float">
            <text:p>45.8165397644</text:p>
          </table:table-cell>
          <table:table-cell table:formula="of:=[.C235]/([.D235]-[.D234])" office:value-type="float" office:value="104851.225290291" calcext:value-type="float">
            <text:p>104851.225290291</text:p>
          </table:table-cell>
          <table:table-cell/>
          <table:table-cell office:value-type="float" office:value="1443136126.31916" calcext:value-type="float">
            <text:p>1443136126.31916</text:p>
          </table:table-cell>
          <table:table-cell table:formula="of:=[.G235]-[.$B$2]" office:value-type="float" office:value="46.3189783096314" calcext:value-type="float">
            <text:p>46.3189783096</text:p>
          </table:table-cell>
          <table:table-cell table:formula="of:=[.C235]/([.H235]-[.H234])" office:value-type="float" office:value="109610.753574096" calcext:value-type="float">
            <text:p>109610.753574096</text:p>
          </table:table-cell>
          <table:table-cell table:formula="of:=[.G235]-[.$B235]" office:value-type="float" office:value="0.502438545227051" calcext:value-type="float">
            <text:p>0.502438545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36125.89523" calcext:value-type="float">
            <text:p>1443136125.89523</text:p>
          </table:table-cell>
          <table:table-cell office:value-type="float" office:value="8224" calcext:value-type="float">
            <text:p>8224</text:p>
          </table:table-cell>
          <table:table-cell table:formula="of:=[.B236]-[.$B$2]" office:value-type="float" office:value="45.8950498104096" calcext:value-type="float">
            <text:p>45.8950498104</text:p>
          </table:table-cell>
          <table:table-cell table:formula="of:=[.C236]/([.D236]-[.D235])" office:value-type="float" office:value="104750.925753504" calcext:value-type="float">
            <text:p>104750.925753504</text:p>
          </table:table-cell>
          <table:table-cell/>
          <table:table-cell office:value-type="float" office:value="1443136126.39396" calcext:value-type="float">
            <text:p>1443136126.39396</text:p>
          </table:table-cell>
          <table:table-cell table:formula="of:=[.G236]-[.$B$2]" office:value-type="float" office:value="46.3937790393829" calcext:value-type="float">
            <text:p>46.3937790394</text:p>
          </table:table-cell>
          <table:table-cell table:formula="of:=[.C236]/([.H236]-[.H235])" office:value-type="float" office:value="109945.451432251" calcext:value-type="float">
            <text:p>109945.451432251</text:p>
          </table:table-cell>
          <table:table-cell table:formula="of:=[.G236]-[.$B236]" office:value-type="float" office:value="0.498729228973389" calcext:value-type="float">
            <text:p>0.498729229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36125.97372" calcext:value-type="float">
            <text:p>1443136125.97372</text:p>
          </table:table-cell>
          <table:table-cell office:value-type="float" office:value="8224" calcext:value-type="float">
            <text:p>8224</text:p>
          </table:table-cell>
          <table:table-cell table:formula="of:=[.B237]-[.$B$2]" office:value-type="float" office:value="45.9735357761383" calcext:value-type="float">
            <text:p>45.9735357761</text:p>
          </table:table-cell>
          <table:table-cell table:formula="of:=[.C237]/([.D237]-[.D236])" office:value-type="float" office:value="104783.064381489" calcext:value-type="float">
            <text:p>104783.064381489</text:p>
          </table:table-cell>
          <table:table-cell/>
          <table:table-cell office:value-type="float" office:value="1443136126.4688" calcext:value-type="float">
            <text:p>1443136126.4688</text:p>
          </table:table-cell>
          <table:table-cell table:formula="of:=[.G237]-[.$B$2]" office:value-type="float" office:value="46.4686231613159" calcext:value-type="float">
            <text:p>46.4686231613</text:p>
          </table:table-cell>
          <table:table-cell table:formula="of:=[.C237]/([.H237]-[.H236])" office:value-type="float" office:value="109881.708644587" calcext:value-type="float">
            <text:p>109881.708644587</text:p>
          </table:table-cell>
          <table:table-cell table:formula="of:=[.G237]-[.$B237]" office:value-type="float" office:value="0.495087385177612" calcext:value-type="float">
            <text:p>0.495087385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36126.04981" calcext:value-type="float">
            <text:p>1443136126.04981</text:p>
          </table:table-cell>
          <table:table-cell office:value-type="float" office:value="8224" calcext:value-type="float">
            <text:p>8224</text:p>
          </table:table-cell>
          <table:table-cell table:formula="of:=[.B238]-[.$B$2]" office:value-type="float" office:value="46.0496301651001" calcext:value-type="float">
            <text:p>46.0496301651</text:p>
          </table:table-cell>
          <table:table-cell table:formula="of:=[.C238]/([.D238]-[.D237])" office:value-type="float" office:value="108076.299871852" calcext:value-type="float">
            <text:p>108076.299871852</text:p>
          </table:table-cell>
          <table:table-cell/>
          <table:table-cell office:value-type="float" office:value="1443136126.54375" calcext:value-type="float">
            <text:p>1443136126.54375</text:p>
          </table:table-cell>
          <table:table-cell table:formula="of:=[.G238]-[.$B$2]" office:value-type="float" office:value="46.5435681343079" calcext:value-type="float">
            <text:p>46.5435681343</text:p>
          </table:table-cell>
          <table:table-cell table:formula="of:=[.C238]/([.H238]-[.H237])" office:value-type="float" office:value="109733.844335151" calcext:value-type="float">
            <text:p>109733.844335151</text:p>
          </table:table-cell>
          <table:table-cell table:formula="of:=[.G238]-[.$B238]" office:value-type="float" office:value="0.493937969207764" calcext:value-type="float">
            <text:p>0.493937969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36126.1247" calcext:value-type="float">
            <text:p>1443136126.1247</text:p>
          </table:table-cell>
          <table:table-cell office:value-type="float" office:value="8224" calcext:value-type="float">
            <text:p>8224</text:p>
          </table:table-cell>
          <table:table-cell table:formula="of:=[.B239]-[.$B$2]" office:value-type="float" office:value="46.124519109726" calcext:value-type="float">
            <text:p>46.1245191097</text:p>
          </table:table-cell>
          <table:table-cell table:formula="of:=[.C239]/([.D239]-[.D238])" office:value-type="float" office:value="109815.942007023" calcext:value-type="float">
            <text:p>109815.942007023</text:p>
          </table:table-cell>
          <table:table-cell/>
          <table:table-cell office:value-type="float" office:value="1443136126.6186" calcext:value-type="float">
            <text:p>1443136126.6186</text:p>
          </table:table-cell>
          <table:table-cell table:formula="of:=[.G239]-[.$B$2]" office:value-type="float" office:value="46.6184153556824" calcext:value-type="float">
            <text:p>46.6184153557</text:p>
          </table:table-cell>
          <table:table-cell table:formula="of:=[.C239]/([.H239]-[.H238])" office:value-type="float" office:value="109877.158416472" calcext:value-type="float">
            <text:p>109877.158416472</text:p>
          </table:table-cell>
          <table:table-cell table:formula="of:=[.G239]-[.$B239]" office:value-type="float" office:value="0.493896245956421" calcext:value-type="float">
            <text:p>0.49389624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36126.19958" calcext:value-type="float">
            <text:p>1443136126.19958</text:p>
          </table:table-cell>
          <table:table-cell office:value-type="float" office:value="8224" calcext:value-type="float">
            <text:p>8224</text:p>
          </table:table-cell>
          <table:table-cell table:formula="of:=[.B240]-[.$B$2]" office:value-type="float" office:value="46.1993975639343" calcext:value-type="float">
            <text:p>46.1993975639</text:p>
          </table:table-cell>
          <table:table-cell table:formula="of:=[.C240]/([.D240]-[.D239])" office:value-type="float" office:value="109831.32714137" calcext:value-type="float">
            <text:p>109831.32714137</text:p>
          </table:table-cell>
          <table:table-cell/>
          <table:table-cell office:value-type="float" office:value="1443136126.69354" calcext:value-type="float">
            <text:p>1443136126.69354</text:p>
          </table:table-cell>
          <table:table-cell table:formula="of:=[.G240]-[.$B$2]" office:value-type="float" office:value="46.6933629512787" calcext:value-type="float">
            <text:p>46.6933629513</text:p>
          </table:table-cell>
          <table:table-cell table:formula="of:=[.C240]/([.H240]-[.H239])" office:value-type="float" office:value="109730.004472679" calcext:value-type="float">
            <text:p>109730.004472679</text:p>
          </table:table-cell>
          <table:table-cell table:formula="of:=[.G240]-[.$B240]" office:value-type="float" office:value="0.49396538734436" calcext:value-type="float">
            <text:p>0.493965387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36126.27452" calcext:value-type="float">
            <text:p>1443136126.27452</text:p>
          </table:table-cell>
          <table:table-cell office:value-type="float" office:value="8224" calcext:value-type="float">
            <text:p>8224</text:p>
          </table:table-cell>
          <table:table-cell table:formula="of:=[.B241]-[.$B$2]" office:value-type="float" office:value="46.2743380069733" calcext:value-type="float">
            <text:p>46.274338007</text:p>
          </table:table-cell>
          <table:table-cell table:formula="of:=[.C241]/([.D241]-[.D240])" office:value-type="float" office:value="109740.477457902" calcext:value-type="float">
            <text:p>109740.477457902</text:p>
          </table:table-cell>
          <table:table-cell/>
          <table:table-cell office:value-type="float" office:value="1443136126.76838" calcext:value-type="float">
            <text:p>1443136126.76838</text:p>
          </table:table-cell>
          <table:table-cell table:formula="of:=[.G241]-[.$B$2]" office:value-type="float" office:value="46.7681951522827" calcext:value-type="float">
            <text:p>46.7681951523</text:p>
          </table:table-cell>
          <table:table-cell table:formula="of:=[.C241]/([.H241]-[.H240])" office:value-type="float" office:value="109899.213034737" calcext:value-type="float">
            <text:p>109899.213034737</text:p>
          </table:table-cell>
          <table:table-cell table:formula="of:=[.G241]-[.$B241]" office:value-type="float" office:value="0.493857145309448" calcext:value-type="float">
            <text:p>0.493857145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36126.3494" calcext:value-type="float">
            <text:p>1443136126.3494</text:p>
          </table:table-cell>
          <table:table-cell office:value-type="float" office:value="8224" calcext:value-type="float">
            <text:p>8224</text:p>
          </table:table-cell>
          <table:table-cell table:formula="of:=[.B242]-[.$B$2]" office:value-type="float" office:value="46.3492162227631" calcext:value-type="float">
            <text:p>46.3492162228</text:p>
          </table:table-cell>
          <table:table-cell table:formula="of:=[.C242]/([.D242]-[.D241])" office:value-type="float" office:value="109831.676853615" calcext:value-type="float">
            <text:p>109831.676853615</text:p>
          </table:table-cell>
          <table:table-cell/>
          <table:table-cell office:value-type="float" office:value="1443136126.84325" calcext:value-type="float">
            <text:p>1443136126.84325</text:p>
          </table:table-cell>
          <table:table-cell table:formula="of:=[.G242]-[.$B$2]" office:value-type="float" office:value="46.8430676460266" calcext:value-type="float">
            <text:p>46.843067646</text:p>
          </table:table-cell>
          <table:table-cell table:formula="of:=[.C242]/([.H242]-[.H241])" office:value-type="float" office:value="109840.070615658" calcext:value-type="float">
            <text:p>109840.070615658</text:p>
          </table:table-cell>
          <table:table-cell table:formula="of:=[.G242]-[.$B242]" office:value-type="float" office:value="0.49385142326355" calcext:value-type="float">
            <text:p>0.493851423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36126.42433" calcext:value-type="float">
            <text:p>1443136126.42433</text:p>
          </table:table-cell>
          <table:table-cell office:value-type="float" office:value="8224" calcext:value-type="float">
            <text:p>8224</text:p>
          </table:table-cell>
          <table:table-cell table:formula="of:=[.B243]-[.$B$2]" office:value-type="float" office:value="46.4241464138031" calcext:value-type="float">
            <text:p>46.4241464138</text:p>
          </table:table-cell>
          <table:table-cell table:formula="of:=[.C243]/([.D243]-[.D242])" office:value-type="float" office:value="109755.492223495" calcext:value-type="float">
            <text:p>109755.492223495</text:p>
          </table:table-cell>
          <table:table-cell/>
          <table:table-cell office:value-type="float" office:value="1443136126.91831" calcext:value-type="float">
            <text:p>1443136126.91831</text:p>
          </table:table-cell>
          <table:table-cell table:formula="of:=[.G243]-[.$B$2]" office:value-type="float" office:value="46.918128490448" calcext:value-type="float">
            <text:p>46.9181284904</text:p>
          </table:table-cell>
          <table:table-cell table:formula="of:=[.C243]/([.H243]-[.H242])" office:value-type="float" office:value="109564.448193934" calcext:value-type="float">
            <text:p>109564.448193934</text:p>
          </table:table-cell>
          <table:table-cell table:formula="of:=[.G243]-[.$B243]" office:value-type="float" office:value="0.493982076644897" calcext:value-type="float">
            <text:p>0.493982076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36126.49926" calcext:value-type="float">
            <text:p>1443136126.49926</text:p>
          </table:table-cell>
          <table:table-cell office:value-type="float" office:value="8224" calcext:value-type="float">
            <text:p>8224</text:p>
          </table:table-cell>
          <table:table-cell table:formula="of:=[.B244]-[.$B$2]" office:value-type="float" office:value="46.499077796936" calcext:value-type="float">
            <text:p>46.4990777969</text:p>
          </table:table-cell>
          <table:table-cell table:formula="of:=[.C244]/([.D244]-[.D243])" office:value-type="float" office:value="109753.746109423" calcext:value-type="float">
            <text:p>109753.746109423</text:p>
          </table:table-cell>
          <table:table-cell/>
          <table:table-cell office:value-type="float" office:value="1443136126.99318" calcext:value-type="float">
            <text:p>1443136126.99318</text:p>
          </table:table-cell>
          <table:table-cell table:formula="of:=[.G244]-[.$B$2]" office:value-type="float" office:value="46.9929966926575" calcext:value-type="float">
            <text:p>46.9929966927</text:p>
          </table:table-cell>
          <table:table-cell table:formula="of:=[.C244]/([.H244]-[.H243])" office:value-type="float" office:value="109846.366779186" calcext:value-type="float">
            <text:p>109846.366779186</text:p>
          </table:table-cell>
          <table:table-cell table:formula="of:=[.G244]-[.$B244]" office:value-type="float" office:value="0.493918895721436" calcext:value-type="float">
            <text:p>0.493918895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36126.57413" calcext:value-type="float">
            <text:p>1443136126.57413</text:p>
          </table:table-cell>
          <table:table-cell office:value-type="float" office:value="8224" calcext:value-type="float">
            <text:p>8224</text:p>
          </table:table-cell>
          <table:table-cell table:formula="of:=[.B245]-[.$B$2]" office:value-type="float" office:value="46.5739526748657" calcext:value-type="float">
            <text:p>46.5739526749</text:p>
          </table:table-cell>
          <table:table-cell table:formula="of:=[.C245]/([.D245]-[.D244])" office:value-type="float" office:value="109836.573058895" calcext:value-type="float">
            <text:p>109836.573058895</text:p>
          </table:table-cell>
          <table:table-cell/>
          <table:table-cell office:value-type="float" office:value="1443136130.02419" calcext:value-type="float">
            <text:p>1443136130.02419</text:p>
          </table:table-cell>
          <table:table-cell table:formula="of:=[.G245]-[.$B$2]" office:value-type="float" office:value="50.0240118503571" calcext:value-type="float">
            <text:p>50.0240118504</text:p>
          </table:table-cell>
          <table:table-cell table:formula="of:=[.C245]/([.H245]-[.H244])" office:value-type="float" office:value="2713.28237310488" calcext:value-type="float">
            <text:p>2713.2823731049</text:p>
          </table:table-cell>
          <table:table-cell table:formula="of:=[.G245]-[.$B245]" office:value-type="float" office:value="3.45005917549133" calcext:value-type="float">
            <text:p>3.450059175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36126.64901" calcext:value-type="float">
            <text:p>1443136126.64901</text:p>
          </table:table-cell>
          <table:table-cell office:value-type="float" office:value="8224" calcext:value-type="float">
            <text:p>8224</text:p>
          </table:table-cell>
          <table:table-cell table:formula="of:=[.B246]-[.$B$2]" office:value-type="float" office:value="46.6488246917725" calcext:value-type="float">
            <text:p>46.6488246918</text:p>
          </table:table-cell>
          <table:table-cell table:formula="of:=[.C246]/([.D246]-[.D245])" office:value-type="float" office:value="109840.77015374" calcext:value-type="float">
            <text:p>109840.77015374</text:p>
          </table:table-cell>
          <table:table-cell/>
          <table:table-cell office:value-type="float" office:value="1443136130.99481" calcext:value-type="float">
            <text:p>1443136130.99481</text:p>
          </table:table-cell>
          <table:table-cell table:formula="of:=[.G246]-[.$B$2]" office:value-type="float" office:value="50.9946291446686" calcext:value-type="float">
            <text:p>50.9946291447</text:p>
          </table:table-cell>
          <table:table-cell table:formula="of:=[.C246]/([.H246]-[.H245])" office:value-type="float" office:value="8472.95844427894" calcext:value-type="float">
            <text:p>8472.9584442789</text:p>
          </table:table-cell>
          <table:table-cell table:formula="of:=[.G246]-[.$B246]" office:value-type="float" office:value="4.34580445289612" calcext:value-type="float">
            <text:p>4.345804452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36126.72388" calcext:value-type="float">
            <text:p>1443136126.72388</text:p>
          </table:table-cell>
          <table:table-cell office:value-type="float" office:value="8224" calcext:value-type="float">
            <text:p>8224</text:p>
          </table:table-cell>
          <table:table-cell table:formula="of:=[.B247]-[.$B$2]" office:value-type="float" office:value="46.7236964702606" calcext:value-type="float">
            <text:p>46.7236964703</text:p>
          </table:table-cell>
          <table:table-cell table:formula="of:=[.C247]/([.D247]-[.D246])" office:value-type="float" office:value="109841.119926123" calcext:value-type="float">
            <text:p>109841.119926123</text:p>
          </table:table-cell>
          <table:table-cell/>
          <table:table-cell office:value-type="float" office:value="1443136131.09487" calcext:value-type="float">
            <text:p>1443136131.09487</text:p>
          </table:table-cell>
          <table:table-cell table:formula="of:=[.G247]-[.$B$2]" office:value-type="float" office:value="51.0946917533875" calcext:value-type="float">
            <text:p>51.0946917534</text:p>
          </table:table-cell>
          <table:table-cell table:formula="of:=[.C247]/([.H247]-[.H246])" office:value-type="float" office:value="82188.5428062894" calcext:value-type="float">
            <text:p>82188.5428062894</text:p>
          </table:table-cell>
          <table:table-cell table:formula="of:=[.G247]-[.$B247]" office:value-type="float" office:value="4.37099528312683" calcext:value-type="float">
            <text:p>4.370995283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36126.79875" calcext:value-type="float">
            <text:p>1443136126.79875</text:p>
          </table:table-cell>
          <table:table-cell office:value-type="float" office:value="8224" calcext:value-type="float">
            <text:p>8224</text:p>
          </table:table-cell>
          <table:table-cell table:formula="of:=[.B248]-[.$B$2]" office:value-type="float" office:value="46.7985706329346" calcext:value-type="float">
            <text:p>46.7985706329</text:p>
          </table:table-cell>
          <table:table-cell table:formula="of:=[.C248]/([.D248]-[.D247])" office:value-type="float" office:value="109837.622302536" calcext:value-type="float">
            <text:p>109837.622302536</text:p>
          </table:table-cell>
          <table:table-cell/>
          <table:table-cell office:value-type="float" office:value="1443136131.19236" calcext:value-type="float">
            <text:p>1443136131.19236</text:p>
          </table:table-cell>
          <table:table-cell table:formula="of:=[.G248]-[.$B$2]" office:value-type="float" office:value="51.1921770572662" calcext:value-type="float">
            <text:p>51.1921770573</text:p>
          </table:table-cell>
          <table:table-cell table:formula="of:=[.C248]/([.H248]-[.H247])" office:value-type="float" office:value="84361.4337010832" calcext:value-type="float">
            <text:p>84361.4337010832</text:p>
          </table:table-cell>
          <table:table-cell table:formula="of:=[.G248]-[.$B248]" office:value-type="float" office:value="4.39360642433167" calcext:value-type="float">
            <text:p>4.393606424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36126.87365" calcext:value-type="float">
            <text:p>1443136126.87365</text:p>
          </table:table-cell>
          <table:table-cell office:value-type="float" office:value="8224" calcext:value-type="float">
            <text:p>8224</text:p>
          </table:table-cell>
          <table:table-cell table:formula="of:=[.B249]-[.$B$2]" office:value-type="float" office:value="46.8734738826752" calcext:value-type="float">
            <text:p>46.8734738827</text:p>
          </table:table-cell>
          <table:table-cell table:formula="of:=[.C249]/([.D249]-[.D248])" office:value-type="float" office:value="109794.969223375" calcext:value-type="float">
            <text:p>109794.969223375</text:p>
          </table:table-cell>
          <table:table-cell/>
          <table:table-cell office:value-type="float" office:value="1443136131.24192" calcext:value-type="float">
            <text:p>1443136131.24192</text:p>
          </table:table-cell>
          <table:table-cell table:formula="of:=[.G249]-[.$B$2]" office:value-type="float" office:value="51.2417411804199" calcext:value-type="float">
            <text:p>51.2417411804</text:p>
          </table:table-cell>
          <table:table-cell table:formula="of:=[.C249]/([.H249]-[.H248])" office:value-type="float" office:value="165926.470130407" calcext:value-type="float">
            <text:p>165926.470130407</text:p>
          </table:table-cell>
          <table:table-cell table:formula="of:=[.G249]-[.$B249]" office:value-type="float" office:value="4.36826729774475" calcext:value-type="float">
            <text:p>4.368267297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36126.94856" calcext:value-type="float">
            <text:p>1443136126.94856</text:p>
          </table:table-cell>
          <table:table-cell office:value-type="float" office:value="8224" calcext:value-type="float">
            <text:p>8224</text:p>
          </table:table-cell>
          <table:table-cell table:formula="of:=[.B250]-[.$B$2]" office:value-type="float" office:value="46.9483823776245" calcext:value-type="float">
            <text:p>46.9483823776</text:p>
          </table:table-cell>
          <table:table-cell table:formula="of:=[.C250]/([.D250]-[.D249])" office:value-type="float" office:value="109787.281209718" calcext:value-type="float">
            <text:p>109787.281209718</text:p>
          </table:table-cell>
          <table:table-cell/>
          <table:table-cell office:value-type="float" office:value="1443136131.33679" calcext:value-type="float">
            <text:p>1443136131.33679</text:p>
          </table:table-cell>
          <table:table-cell table:formula="of:=[.G250]-[.$B$2]" office:value-type="float" office:value="51.3366045951843" calcext:value-type="float">
            <text:p>51.3366045952</text:p>
          </table:table-cell>
          <table:table-cell table:formula="of:=[.C250]/([.H250]-[.H249])" office:value-type="float" office:value="86693.0630783692" calcext:value-type="float">
            <text:p>86693.0630783692</text:p>
          </table:table-cell>
          <table:table-cell table:formula="of:=[.G250]-[.$B250]" office:value-type="float" office:value="4.38822221755981" calcext:value-type="float">
            <text:p>4.388222217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36140.03221" calcext:value-type="float">
            <text:p>1443136140.03221</text:p>
          </table:table-cell>
          <table:table-cell office:value-type="float" office:value="8224" calcext:value-type="float">
            <text:p>8224</text:p>
          </table:table-cell>
          <table:table-cell table:formula="of:=[.B251]-[.$B$2]" office:value-type="float" office:value="60.0320293903351" calcext:value-type="float">
            <text:p>60.0320293903</text:p>
          </table:table-cell>
          <table:table-cell table:formula="of:=[.C251]/([.D251]-[.D250])" office:value-type="float" office:value="628.570916963023" calcext:value-type="float">
            <text:p>628.570916963</text:p>
          </table:table-cell>
          <table:table-cell/>
          <table:table-cell office:value-type="float" office:value="1443136140.3293" calcext:value-type="float">
            <text:p>1443136140.3293</text:p>
          </table:table-cell>
          <table:table-cell table:formula="of:=[.G251]-[.$B$2]" office:value-type="float" office:value="60.3291194438934" calcext:value-type="float">
            <text:p>60.3291194439</text:p>
          </table:table-cell>
          <table:table-cell table:formula="of:=[.C251]/([.H251]-[.H250])" office:value-type="float" office:value="914.538384240819" calcext:value-type="float">
            <text:p>914.5383842408</text:p>
          </table:table-cell>
          <table:table-cell table:formula="of:=[.G251]-[.$B251]" office:value-type="float" office:value="0.29709005355835" calcext:value-type="float">
            <text:p>0.297090053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36140.13521" calcext:value-type="float">
            <text:p>1443136140.13521</text:p>
          </table:table-cell>
          <table:table-cell office:value-type="float" office:value="8224" calcext:value-type="float">
            <text:p>8224</text:p>
          </table:table-cell>
          <table:table-cell table:formula="of:=[.B252]-[.$B$2]" office:value-type="float" office:value="60.1350257396698" calcext:value-type="float">
            <text:p>60.1350257397</text:p>
          </table:table-cell>
          <table:table-cell table:formula="of:=[.C252]/([.D252]-[.D251])" office:value-type="float" office:value="79847.4902568993" calcext:value-type="float">
            <text:p>79847.4902568993</text:p>
          </table:table-cell>
          <table:table-cell/>
          <table:table-cell office:value-type="float" office:value="1443136140.43234" calcext:value-type="float">
            <text:p>1443136140.43234</text:p>
          </table:table-cell>
          <table:table-cell table:formula="of:=[.G252]-[.$B$2]" office:value-type="float" office:value="60.4321594238281" calcext:value-type="float">
            <text:p>60.4321594238</text:p>
          </table:table-cell>
          <table:table-cell table:formula="of:=[.C252]/([.H252]-[.H251])" office:value-type="float" office:value="79813.6801386456" calcext:value-type="float">
            <text:p>79813.6801386456</text:p>
          </table:table-cell>
          <table:table-cell table:formula="of:=[.G252]-[.$B252]" office:value-type="float" office:value="0.297133684158325" calcext:value-type="float">
            <text:p>0.297133684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36140.23813" calcext:value-type="float">
            <text:p>1443136140.23813</text:p>
          </table:table-cell>
          <table:table-cell office:value-type="float" office:value="8224" calcext:value-type="float">
            <text:p>8224</text:p>
          </table:table-cell>
          <table:table-cell table:formula="of:=[.B253]-[.$B$2]" office:value-type="float" office:value="60.2379460334778" calcext:value-type="float">
            <text:p>60.2379460335</text:p>
          </table:table-cell>
          <table:table-cell table:formula="of:=[.C253]/([.D253]-[.D252])" office:value-type="float" office:value="79906.495558042" calcext:value-type="float">
            <text:p>79906.495558042</text:p>
          </table:table-cell>
          <table:table-cell/>
          <table:table-cell office:value-type="float" office:value="1443136140.53517" calcext:value-type="float">
            <text:p>1443136140.53517</text:p>
          </table:table-cell>
          <table:table-cell table:formula="of:=[.G253]-[.$B$2]" office:value-type="float" office:value="60.5349907875061" calcext:value-type="float">
            <text:p>60.5349907875</text:p>
          </table:table-cell>
          <table:table-cell table:formula="of:=[.C253]/([.H253]-[.H252])" office:value-type="float" office:value="79975.5999128229" calcext:value-type="float">
            <text:p>79975.5999128229</text:p>
          </table:table-cell>
          <table:table-cell table:formula="of:=[.G253]-[.$B253]" office:value-type="float" office:value="0.29704475402832" calcext:value-type="float">
            <text:p>0.29704475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36140.34105" calcext:value-type="float">
            <text:p>1443136140.34105</text:p>
          </table:table-cell>
          <table:table-cell office:value-type="float" office:value="8224" calcext:value-type="float">
            <text:p>8224</text:p>
          </table:table-cell>
          <table:table-cell table:formula="of:=[.B254]-[.$B$2]" office:value-type="float" office:value="60.3408687114716" calcext:value-type="float">
            <text:p>60.3408687115</text:p>
          </table:table-cell>
          <table:table-cell table:formula="of:=[.C254]/([.D254]-[.D253])" office:value-type="float" office:value="79904.6445380818" calcext:value-type="float">
            <text:p>79904.6445380818</text:p>
          </table:table-cell>
          <table:table-cell/>
          <table:table-cell office:value-type="float" office:value="1443136140.63819" calcext:value-type="float">
            <text:p>1443136140.63819</text:p>
          </table:table-cell>
          <table:table-cell table:formula="of:=[.G254]-[.$B$2]" office:value-type="float" office:value="60.6380071640015" calcext:value-type="float">
            <text:p>60.638007164</text:p>
          </table:table-cell>
          <table:table-cell table:formula="of:=[.C254]/([.H254]-[.H253])" office:value-type="float" office:value="79831.9673025028" calcext:value-type="float">
            <text:p>79831.9673025028</text:p>
          </table:table-cell>
          <table:table-cell table:formula="of:=[.G254]-[.$B254]" office:value-type="float" office:value="0.297138452529907" calcext:value-type="float">
            <text:p>0.2971384525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36140.44398" calcext:value-type="float">
            <text:p>1443136140.44398</text:p>
          </table:table-cell>
          <table:table-cell office:value-type="float" office:value="8224" calcext:value-type="float">
            <text:p>8224</text:p>
          </table:table-cell>
          <table:table-cell table:formula="of:=[.B255]-[.$B$2]" office:value-type="float" office:value="60.4437973499298" calcext:value-type="float">
            <text:p>60.4437973499</text:p>
          </table:table-cell>
          <table:table-cell table:formula="of:=[.C255]/([.D255]-[.D254])" office:value-type="float" office:value="79900.017363347" calcext:value-type="float">
            <text:p>79900.017363347</text:p>
          </table:table-cell>
          <table:table-cell/>
          <table:table-cell office:value-type="float" office:value="1443136140.74114" calcext:value-type="float">
            <text:p>1443136140.74114</text:p>
          </table:table-cell>
          <table:table-cell table:formula="of:=[.G255]-[.$B$2]" office:value-type="float" office:value="60.7409632205963" calcext:value-type="float">
            <text:p>60.7409632206</text:p>
          </table:table-cell>
          <table:table-cell table:formula="of:=[.C255]/([.H255]-[.H254])" office:value-type="float" office:value="79878.7392602164" calcext:value-type="float">
            <text:p>79878.7392602164</text:p>
          </table:table-cell>
          <table:table-cell table:formula="of:=[.G255]-[.$B255]" office:value-type="float" office:value="0.297165870666504" calcext:value-type="float">
            <text:p>0.297165870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36140.54692" calcext:value-type="float">
            <text:p>1443136140.54692</text:p>
          </table:table-cell>
          <table:table-cell office:value-type="float" office:value="8224" calcext:value-type="float">
            <text:p>8224</text:p>
          </table:table-cell>
          <table:table-cell table:formula="of:=[.B256]-[.$B$2]" office:value-type="float" office:value="60.5467345714569" calcext:value-type="float">
            <text:p>60.5467345715</text:p>
          </table:table-cell>
          <table:table-cell table:formula="of:=[.C256]/([.D256]-[.D255])" office:value-type="float" office:value="79893.3551731326" calcext:value-type="float">
            <text:p>79893.3551731326</text:p>
          </table:table-cell>
          <table:table-cell/>
          <table:table-cell office:value-type="float" office:value="1443136140.84406" calcext:value-type="float">
            <text:p>1443136140.84406</text:p>
          </table:table-cell>
          <table:table-cell table:formula="of:=[.G256]-[.$B$2]" office:value-type="float" office:value="60.8438816070557" calcext:value-type="float">
            <text:p>60.8438816071</text:p>
          </table:table-cell>
          <table:table-cell table:formula="of:=[.C256]/([.H256]-[.H255])" office:value-type="float" office:value="79907.9764357578" calcext:value-type="float">
            <text:p>79907.9764357578</text:p>
          </table:table-cell>
          <table:table-cell table:formula="of:=[.G256]-[.$B256]" office:value-type="float" office:value="0.297147035598755" calcext:value-type="float">
            <text:p>0.297147035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36140.64985" calcext:value-type="float">
            <text:p>1443136140.64985</text:p>
          </table:table-cell>
          <table:table-cell office:value-type="float" office:value="8224" calcext:value-type="float">
            <text:p>8224</text:p>
          </table:table-cell>
          <table:table-cell table:formula="of:=[.B257]-[.$B$2]" office:value-type="float" office:value="60.6496694087982" calcext:value-type="float">
            <text:p>60.6496694088</text:p>
          </table:table-cell>
          <table:table-cell table:formula="of:=[.C257]/([.D257]-[.D256])" office:value-type="float" office:value="79895.2056700792" calcext:value-type="float">
            <text:p>79895.2056700792</text:p>
          </table:table-cell>
          <table:table-cell/>
          <table:table-cell office:value-type="float" office:value="1443136140.94705" calcext:value-type="float">
            <text:p>1443136140.94705</text:p>
          </table:table-cell>
          <table:table-cell table:formula="of:=[.G257]-[.$B$2]" office:value-type="float" office:value="60.9468724727631" calcext:value-type="float">
            <text:p>60.9468724728</text:p>
          </table:table-cell>
          <table:table-cell table:formula="of:=[.C257]/([.H257]-[.H256])" office:value-type="float" office:value="79851.7416424562" calcext:value-type="float">
            <text:p>79851.7416424562</text:p>
          </table:table-cell>
          <table:table-cell table:formula="of:=[.G257]-[.$B257]" office:value-type="float" office:value="0.297203063964844" calcext:value-type="float">
            <text:p>0.29720306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36140.7528" calcext:value-type="float">
            <text:p>1443136140.7528</text:p>
          </table:table-cell>
          <table:table-cell office:value-type="float" office:value="8224" calcext:value-type="float">
            <text:p>8224</text:p>
          </table:table-cell>
          <table:table-cell table:formula="of:=[.B258]-[.$B$2]" office:value-type="float" office:value="60.7526211738586" calcext:value-type="float">
            <text:p>60.7526211739</text:p>
          </table:table-cell>
          <table:table-cell table:formula="of:=[.C258]/([.D258]-[.D257])" office:value-type="float" office:value="79882.0689977791" calcext:value-type="float">
            <text:p>79882.0689977791</text:p>
          </table:table-cell>
          <table:table-cell/>
          <table:table-cell office:value-type="float" office:value="1443136141.05007" calcext:value-type="float">
            <text:p>1443136141.05007</text:p>
          </table:table-cell>
          <table:table-cell table:formula="of:=[.G258]-[.$B$2]" office:value-type="float" office:value="61.0498921871185" calcext:value-type="float">
            <text:p>61.0498921871</text:p>
          </table:table-cell>
          <table:table-cell table:formula="of:=[.C258]/([.H258]-[.H257])" office:value-type="float" office:value="79829.3807302081" calcext:value-type="float">
            <text:p>79829.3807302081</text:p>
          </table:table-cell>
          <table:table-cell table:formula="of:=[.G258]-[.$B258]" office:value-type="float" office:value="0.297271013259888" calcext:value-type="float">
            <text:p>0.297271013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36140.85573" calcext:value-type="float">
            <text:p>1443136140.85573</text:p>
          </table:table-cell>
          <table:table-cell office:value-type="float" office:value="8224" calcext:value-type="float">
            <text:p>8224</text:p>
          </table:table-cell>
          <table:table-cell table:formula="of:=[.B259]-[.$B$2]" office:value-type="float" office:value="60.8555512428284" calcext:value-type="float">
            <text:p>60.8555512428</text:p>
          </table:table-cell>
          <table:table-cell table:formula="of:=[.C259]/([.D259]-[.D258])" office:value-type="float" office:value="79898.9069211526" calcext:value-type="float">
            <text:p>79898.9069211526</text:p>
          </table:table-cell>
          <table:table-cell/>
          <table:table-cell office:value-type="float" office:value="1443136141.15298" calcext:value-type="float">
            <text:p>1443136141.15298</text:p>
          </table:table-cell>
          <table:table-cell table:formula="of:=[.G259]-[.$B$2]" office:value-type="float" office:value="61.1527948379517" calcext:value-type="float">
            <text:p>61.152794838</text:p>
          </table:table-cell>
          <table:table-cell table:formula="of:=[.C259]/([.H259]-[.H258])" office:value-type="float" office:value="79920.1957715967" calcext:value-type="float">
            <text:p>79920.1957715967</text:p>
          </table:table-cell>
          <table:table-cell table:formula="of:=[.G259]-[.$B259]" office:value-type="float" office:value="0.297243595123291" calcext:value-type="float">
            <text:p>0.297243595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36140.95868" calcext:value-type="float">
            <text:p>1443136140.95868</text:p>
          </table:table-cell>
          <table:table-cell office:value-type="float" office:value="8224" calcext:value-type="float">
            <text:p>8224</text:p>
          </table:table-cell>
          <table:table-cell table:formula="of:=[.B260]-[.$B$2]" office:value-type="float" office:value="60.9584984779358" calcext:value-type="float">
            <text:p>60.9584984779</text:p>
          </table:table-cell>
          <table:table-cell table:formula="of:=[.C260]/([.D260]-[.D259])" office:value-type="float" office:value="79885.5840219365" calcext:value-type="float">
            <text:p>79885.5840219365</text:p>
          </table:table-cell>
          <table:table-cell/>
          <table:table-cell office:value-type="float" office:value="1443136141.25226" calcext:value-type="float">
            <text:p>1443136141.25226</text:p>
          </table:table-cell>
          <table:table-cell table:formula="of:=[.G260]-[.$B$2]" office:value-type="float" office:value="61.2520759105682" calcext:value-type="float">
            <text:p>61.2520759106</text:p>
          </table:table-cell>
          <table:table-cell table:formula="of:=[.C260]/([.H260]-[.H259])" office:value-type="float" office:value="82835.5272888825" calcext:value-type="float">
            <text:p>82835.5272888825</text:p>
          </table:table-cell>
          <table:table-cell table:formula="of:=[.G260]-[.$B260]" office:value-type="float" office:value="0.293577432632446" calcext:value-type="float">
            <text:p>0.293577432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36141.05801" calcext:value-type="float">
            <text:p>1443136141.05801</text:p>
          </table:table-cell>
          <table:table-cell office:value-type="float" office:value="8224" calcext:value-type="float">
            <text:p>8224</text:p>
          </table:table-cell>
          <table:table-cell table:formula="of:=[.B261]-[.$B$2]" office:value-type="float" office:value="61.0578334331512" calcext:value-type="float">
            <text:p>61.0578334332</text:p>
          </table:table-cell>
          <table:table-cell table:formula="of:=[.C261]/([.D261]-[.D260])" office:value-type="float" office:value="82790.5945310231" calcext:value-type="float">
            <text:p>82790.5945310231</text:p>
          </table:table-cell>
          <table:table-cell/>
          <table:table-cell office:value-type="float" office:value="1443136141.34914" calcext:value-type="float">
            <text:p>1443136141.34914</text:p>
          </table:table-cell>
          <table:table-cell table:formula="of:=[.G261]-[.$B$2]" office:value-type="float" office:value="61.3489561080933" calcext:value-type="float">
            <text:p>61.3489561081</text:p>
          </table:table-cell>
          <table:table-cell table:formula="of:=[.C261]/([.H261]-[.H260])" office:value-type="float" office:value="84888.3488070482" calcext:value-type="float">
            <text:p>84888.3488070482</text:p>
          </table:table-cell>
          <table:table-cell table:formula="of:=[.G261]-[.$B261]" office:value-type="float" office:value="0.291122674942017" calcext:value-type="float">
            <text:p>0.291122674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36141.15491" calcext:value-type="float">
            <text:p>1443136141.15491</text:p>
          </table:table-cell>
          <table:table-cell office:value-type="float" office:value="8224" calcext:value-type="float">
            <text:p>8224</text:p>
          </table:table-cell>
          <table:table-cell table:formula="of:=[.B262]-[.$B$2]" office:value-type="float" office:value="61.1547276973724" calcext:value-type="float">
            <text:p>61.1547276974</text:p>
          </table:table-cell>
          <table:table-cell table:formula="of:=[.C262]/([.D262]-[.D261])" office:value-type="float" office:value="84876.0250784933" calcext:value-type="float">
            <text:p>84876.0250784933</text:p>
          </table:table-cell>
          <table:table-cell/>
          <table:table-cell office:value-type="float" office:value="1443136141.44604" calcext:value-type="float">
            <text:p>1443136141.44604</text:p>
          </table:table-cell>
          <table:table-cell table:formula="of:=[.G262]-[.$B$2]" office:value-type="float" office:value="61.4458565711975" calcext:value-type="float">
            <text:p>61.4458565712</text:p>
          </table:table-cell>
          <table:table-cell table:formula="of:=[.C262]/([.H262]-[.H261])" office:value-type="float" office:value="84870.5954186453" calcext:value-type="float">
            <text:p>84870.5954186453</text:p>
          </table:table-cell>
          <table:table-cell table:formula="of:=[.G262]-[.$B262]" office:value-type="float" office:value="0.291128873825073" calcext:value-type="float">
            <text:p>0.2911288738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36141.25181" calcext:value-type="float">
            <text:p>1443136141.25181</text:p>
          </table:table-cell>
          <table:table-cell office:value-type="float" office:value="8224" calcext:value-type="float">
            <text:p>8224</text:p>
          </table:table-cell>
          <table:table-cell table:formula="of:=[.B263]-[.$B$2]" office:value-type="float" office:value="61.2516262531281" calcext:value-type="float">
            <text:p>61.2516262531</text:p>
          </table:table-cell>
          <table:table-cell table:formula="of:=[.C263]/([.D263]-[.D262])" office:value-type="float" office:value="84872.266009222" calcext:value-type="float">
            <text:p>84872.266009222</text:p>
          </table:table-cell>
          <table:table-cell/>
          <table:table-cell office:value-type="float" office:value="1443136141.54293" calcext:value-type="float">
            <text:p>1443136141.54293</text:p>
          </table:table-cell>
          <table:table-cell table:formula="of:=[.G263]-[.$B$2]" office:value-type="float" office:value="61.5427477359772" calcext:value-type="float">
            <text:p>61.542747736</text:p>
          </table:table-cell>
          <table:table-cell table:formula="of:=[.C263]/([.H263]-[.H262])" office:value-type="float" office:value="84878.7401689506" calcext:value-type="float">
            <text:p>84878.7401689506</text:p>
          </table:table-cell>
          <table:table-cell table:formula="of:=[.G263]-[.$B263]" office:value-type="float" office:value="0.291121482849121" calcext:value-type="float">
            <text:p>0.291121482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36141.34874" calcext:value-type="float">
            <text:p>1443136141.34874</text:p>
          </table:table-cell>
          <table:table-cell office:value-type="float" office:value="8224" calcext:value-type="float">
            <text:p>8224</text:p>
          </table:table-cell>
          <table:table-cell table:formula="of:=[.B264]-[.$B$2]" office:value-type="float" office:value="61.3485577106476" calcext:value-type="float">
            <text:p>61.3485577106</text:p>
          </table:table-cell>
          <table:table-cell table:formula="of:=[.C264]/([.D264]-[.D263])" office:value-type="float" office:value="84843.457536403" calcext:value-type="float">
            <text:p>84843.457536403</text:p>
          </table:table-cell>
          <table:table-cell/>
          <table:table-cell office:value-type="float" office:value="1443136141.63982" calcext:value-type="float">
            <text:p>1443136141.63982</text:p>
          </table:table-cell>
          <table:table-cell table:formula="of:=[.G264]-[.$B$2]" office:value-type="float" office:value="61.6396400928497" calcext:value-type="float">
            <text:p>61.6396400928</text:p>
          </table:table-cell>
          <table:table-cell table:formula="of:=[.C264]/([.H264]-[.H263])" office:value-type="float" office:value="84877.6958828335" calcext:value-type="float">
            <text:p>84877.6958828335</text:p>
          </table:table-cell>
          <table:table-cell table:formula="of:=[.G264]-[.$B264]" office:value-type="float" office:value="0.291082382202148" calcext:value-type="float">
            <text:p>0.291082382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36141.44563" calcext:value-type="float">
            <text:p>1443136141.44563</text:p>
          </table:table-cell>
          <table:table-cell office:value-type="float" office:value="8224" calcext:value-type="float">
            <text:p>8224</text:p>
          </table:table-cell>
          <table:table-cell table:formula="of:=[.B265]-[.$B$2]" office:value-type="float" office:value="61.4454534053803" calcext:value-type="float">
            <text:p>61.4454534054</text:p>
          </table:table-cell>
          <table:table-cell table:formula="of:=[.C265]/([.D265]-[.D264])" office:value-type="float" office:value="84874.7720184051" calcext:value-type="float">
            <text:p>84874.7720184051</text:p>
          </table:table-cell>
          <table:table-cell/>
          <table:table-cell office:value-type="float" office:value="1443136141.73671" calcext:value-type="float">
            <text:p>1443136141.73671</text:p>
          </table:table-cell>
          <table:table-cell table:formula="of:=[.G265]-[.$B$2]" office:value-type="float" office:value="61.7365303039551" calcext:value-type="float">
            <text:p>61.736530304</text:p>
          </table:table-cell>
          <table:table-cell table:formula="of:=[.C265]/([.H265]-[.H264])" office:value-type="float" office:value="84879.575616346" calcext:value-type="float">
            <text:p>84879.575616346</text:p>
          </table:table-cell>
          <table:table-cell table:formula="of:=[.G265]-[.$B265]" office:value-type="float" office:value="0.291076898574829" calcext:value-type="float">
            <text:p>0.291076898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36141.54251" calcext:value-type="float">
            <text:p>1443136141.54251</text:p>
          </table:table-cell>
          <table:table-cell office:value-type="float" office:value="8224" calcext:value-type="float">
            <text:p>8224</text:p>
          </table:table-cell>
          <table:table-cell table:formula="of:=[.B266]-[.$B$2]" office:value-type="float" office:value="61.5423259735107" calcext:value-type="float">
            <text:p>61.5423259735</text:p>
          </table:table-cell>
          <table:table-cell table:formula="of:=[.C266]/([.D266]-[.D265])" office:value-type="float" office:value="84895.03436021" calcext:value-type="float">
            <text:p>84895.03436021</text:p>
          </table:table-cell>
          <table:table-cell/>
          <table:table-cell office:value-type="float" office:value="1443136141.83365" calcext:value-type="float">
            <text:p>1443136141.83365</text:p>
          </table:table-cell>
          <table:table-cell table:formula="of:=[.G266]-[.$B$2]" office:value-type="float" office:value="61.833473443985" calcext:value-type="float">
            <text:p>61.833473444</text:p>
          </table:table-cell>
          <table:table-cell table:formula="of:=[.C266]/([.H266]-[.H265])" office:value-type="float" office:value="84833.2331453559" calcext:value-type="float">
            <text:p>84833.2331453559</text:p>
          </table:table-cell>
          <table:table-cell table:formula="of:=[.G266]-[.$B266]" office:value-type="float" office:value="0.291147470474243" calcext:value-type="float">
            <text:p>0.2911474705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36141.63944" calcext:value-type="float">
            <text:p>1443136141.63944</text:p>
          </table:table-cell>
          <table:table-cell office:value-type="float" office:value="8224" calcext:value-type="float">
            <text:p>8224</text:p>
          </table:table-cell>
          <table:table-cell table:formula="of:=[.B267]-[.$B$2]" office:value-type="float" office:value="61.6392598152161" calcext:value-type="float">
            <text:p>61.6392598152</text:p>
          </table:table-cell>
          <table:table-cell table:formula="of:=[.C267]/([.D267]-[.D266])" office:value-type="float" office:value="84841.3707258283" calcext:value-type="float">
            <text:p>84841.3707258283</text:p>
          </table:table-cell>
          <table:table-cell/>
          <table:table-cell office:value-type="float" office:value="1443136141.93052" calcext:value-type="float">
            <text:p>1443136141.93052</text:p>
          </table:table-cell>
          <table:table-cell table:formula="of:=[.G267]-[.$B$2]" office:value-type="float" office:value="61.9303443431854" calcext:value-type="float">
            <text:p>61.9303443432</text:p>
          </table:table-cell>
          <table:table-cell table:formula="of:=[.C267]/([.H267]-[.H266])" office:value-type="float" office:value="84896.4969653414" calcext:value-type="float">
            <text:p>84896.4969653414</text:p>
          </table:table-cell>
          <table:table-cell table:formula="of:=[.G267]-[.$B267]" office:value-type="float" office:value="0.29108452796936" calcext:value-type="float">
            <text:p>0.29108452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36141.73632" calcext:value-type="float">
            <text:p>1443136141.73632</text:p>
          </table:table-cell>
          <table:table-cell office:value-type="float" office:value="8224" calcext:value-type="float">
            <text:p>8224</text:p>
          </table:table-cell>
          <table:table-cell table:formula="of:=[.B268]-[.$B$2]" office:value-type="float" office:value="61.7361423969269" calcext:value-type="float">
            <text:p>61.7361423969</text:p>
          </table:table-cell>
          <table:table-cell table:formula="of:=[.C268]/([.D268]-[.D267])" office:value-type="float" office:value="84886.2597876241" calcext:value-type="float">
            <text:p>84886.2597876241</text:p>
          </table:table-cell>
          <table:table-cell/>
          <table:table-cell office:value-type="float" office:value="1443136142.02739" calcext:value-type="float">
            <text:p>1443136142.02739</text:p>
          </table:table-cell>
          <table:table-cell table:formula="of:=[.G268]-[.$B$2]" office:value-type="float" office:value="62.0272052288055" calcext:value-type="float">
            <text:p>62.0272052288</text:p>
          </table:table-cell>
          <table:table-cell table:formula="of:=[.C268]/([.H268]-[.H267])" office:value-type="float" office:value="84905.2736545695" calcext:value-type="float">
            <text:p>84905.2736545695</text:p>
          </table:table-cell>
          <table:table-cell table:formula="of:=[.G268]-[.$B268]" office:value-type="float" office:value="0.291062831878662" calcext:value-type="float">
            <text:p>0.2910628319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36141.83321" calcext:value-type="float">
            <text:p>1443136141.83321</text:p>
          </table:table-cell>
          <table:table-cell office:value-type="float" office:value="8224" calcext:value-type="float">
            <text:p>8224</text:p>
          </table:table-cell>
          <table:table-cell table:formula="of:=[.B269]-[.$B$2]" office:value-type="float" office:value="61.8330342769623" calcext:value-type="float">
            <text:p>61.833034277</text:p>
          </table:table-cell>
          <table:table-cell table:formula="of:=[.C269]/([.D269]-[.D268])" office:value-type="float" office:value="84878.1135941968" calcext:value-type="float">
            <text:p>84878.1135941968</text:p>
          </table:table-cell>
          <table:table-cell/>
          <table:table-cell office:value-type="float" office:value="1443136142.1243" calcext:value-type="float">
            <text:p>1443136142.1243</text:p>
          </table:table-cell>
          <table:table-cell table:formula="of:=[.G269]-[.$B$2]" office:value-type="float" office:value="62.1241204738617" calcext:value-type="float">
            <text:p>62.1241204739</text:p>
          </table:table-cell>
          <table:table-cell table:formula="of:=[.C269]/([.H269]-[.H268])" office:value-type="float" office:value="84857.650571229" calcext:value-type="float">
            <text:p>84857.650571229</text:p>
          </table:table-cell>
          <table:table-cell table:formula="of:=[.G269]-[.$B269]" office:value-type="float" office:value="0.291086196899414" calcext:value-type="float">
            <text:p>0.291086196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36141.9301" calcext:value-type="float">
            <text:p>1443136141.9301</text:p>
          </table:table-cell>
          <table:table-cell office:value-type="float" office:value="8224" calcext:value-type="float">
            <text:p>8224</text:p>
          </table:table-cell>
          <table:table-cell table:formula="of:=[.B270]-[.$B$2]" office:value-type="float" office:value="61.9299228191376" calcext:value-type="float">
            <text:p>61.9299228191</text:p>
          </table:table-cell>
          <table:table-cell table:formula="of:=[.C270]/([.D270]-[.D269])" office:value-type="float" office:value="84881.0376888626" calcext:value-type="float">
            <text:p>84881.0376888626</text:p>
          </table:table-cell>
          <table:table-cell/>
          <table:table-cell office:value-type="float" office:value="1443136142.21683" calcext:value-type="float">
            <text:p>1443136142.21683</text:p>
          </table:table-cell>
          <table:table-cell table:formula="of:=[.G270]-[.$B$2]" office:value-type="float" office:value="62.216649055481" calcext:value-type="float">
            <text:p>62.2166490555</text:p>
          </table:table-cell>
          <table:table-cell table:formula="of:=[.C270]/([.H270]-[.H269])" office:value-type="float" office:value="88880.6448351297" calcext:value-type="float">
            <text:p>88880.6448351297</text:p>
          </table:table-cell>
          <table:table-cell table:formula="of:=[.G270]-[.$B270]" office:value-type="float" office:value="0.286726236343384" calcext:value-type="float">
            <text:p>0.286726236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36142.0224" calcext:value-type="float">
            <text:p>1443136142.0224</text:p>
          </table:table-cell>
          <table:table-cell office:value-type="float" office:value="8224" calcext:value-type="float">
            <text:p>8224</text:p>
          </table:table-cell>
          <table:table-cell table:formula="of:=[.B271]-[.$B$2]" office:value-type="float" office:value="62.0222215652466" calcext:value-type="float">
            <text:p>62.0222215652</text:p>
          </table:table-cell>
          <table:table-cell table:formula="of:=[.C271]/([.D271]-[.D270])" office:value-type="float" office:value="89101.9688424272" calcext:value-type="float">
            <text:p>89101.9688424272</text:p>
          </table:table-cell>
          <table:table-cell/>
          <table:table-cell office:value-type="float" office:value="1443136142.29721" calcext:value-type="float">
            <text:p>1443136142.29721</text:p>
          </table:table-cell>
          <table:table-cell table:formula="of:=[.G271]-[.$B$2]" office:value-type="float" office:value="62.2970299720764" calcext:value-type="float">
            <text:p>62.2970299721</text:p>
          </table:table-cell>
          <table:table-cell table:formula="of:=[.C271]/([.H271]-[.H270])" office:value-type="float" office:value="102312.841758072" calcext:value-type="float">
            <text:p>102312.841758072</text:p>
          </table:table-cell>
          <table:table-cell table:formula="of:=[.G271]-[.$B271]" office:value-type="float" office:value="0.274808406829834" calcext:value-type="float">
            <text:p>0.274808406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36142.10286" calcext:value-type="float">
            <text:p>1443136142.10286</text:p>
          </table:table-cell>
          <table:table-cell office:value-type="float" office:value="8224" calcext:value-type="float">
            <text:p>8224</text:p>
          </table:table-cell>
          <table:table-cell table:formula="of:=[.B272]-[.$B$2]" office:value-type="float" office:value="62.102677822113" calcext:value-type="float">
            <text:p>62.1026778221</text:p>
          </table:table-cell>
          <table:table-cell table:formula="of:=[.C272]/([.D272]-[.D271])" office:value-type="float" office:value="102217.034700615" calcext:value-type="float">
            <text:p>102217.034700615</text:p>
          </table:table-cell>
          <table:table-cell/>
          <table:table-cell office:value-type="float" office:value="1443136142.37769" calcext:value-type="float">
            <text:p>1443136142.37769</text:p>
          </table:table-cell>
          <table:table-cell table:formula="of:=[.G272]-[.$B$2]" office:value-type="float" office:value="62.3775084018707" calcext:value-type="float">
            <text:p>62.3775084019</text:p>
          </table:table-cell>
          <table:table-cell table:formula="of:=[.C272]/([.H272]-[.H271])" office:value-type="float" office:value="102188.872484454" calcext:value-type="float">
            <text:p>102188.872484454</text:p>
          </table:table-cell>
          <table:table-cell table:formula="of:=[.G272]-[.$B272]" office:value-type="float" office:value="0.27483057975769" calcext:value-type="float">
            <text:p>0.2748305798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36142.18332" calcext:value-type="float">
            <text:p>1443136142.18332</text:p>
          </table:table-cell>
          <table:table-cell office:value-type="float" office:value="8224" calcext:value-type="float">
            <text:p>8224</text:p>
          </table:table-cell>
          <table:table-cell table:formula="of:=[.B273]-[.$B$2]" office:value-type="float" office:value="62.1831367015839" calcext:value-type="float">
            <text:p>62.1831367016</text:p>
          </table:table-cell>
          <table:table-cell table:formula="of:=[.C273]/([.D273]-[.D272])" office:value-type="float" office:value="102213.702876412" calcext:value-type="float">
            <text:p>102213.702876412</text:p>
          </table:table-cell>
          <table:table-cell/>
          <table:table-cell office:value-type="float" office:value="1443136142.45821" calcext:value-type="float">
            <text:p>1443136142.45821</text:p>
          </table:table-cell>
          <table:table-cell table:formula="of:=[.G273]-[.$B$2]" office:value-type="float" office:value="62.4580252170563" calcext:value-type="float">
            <text:p>62.4580252171</text:p>
          </table:table-cell>
          <table:table-cell table:formula="of:=[.C273]/([.H273]-[.H272])" office:value-type="float" office:value="102140.155209172" calcext:value-type="float">
            <text:p>102140.155209172</text:p>
          </table:table-cell>
          <table:table-cell table:formula="of:=[.G273]-[.$B273]" office:value-type="float" office:value="0.274888515472412" calcext:value-type="float">
            <text:p>0.274888515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36142.26378" calcext:value-type="float">
            <text:p>1443136142.26378</text:p>
          </table:table-cell>
          <table:table-cell office:value-type="float" office:value="8224" calcext:value-type="float">
            <text:p>8224</text:p>
          </table:table-cell>
          <table:table-cell table:formula="of:=[.B274]-[.$B$2]" office:value-type="float" office:value="62.2635972499847" calcext:value-type="float">
            <text:p>62.26359725</text:p>
          </table:table-cell>
          <table:table-cell table:formula="of:=[.C274]/([.D274]-[.D273])" office:value-type="float" office:value="102211.582737735" calcext:value-type="float">
            <text:p>102211.582737735</text:p>
          </table:table-cell>
          <table:table-cell/>
          <table:table-cell office:value-type="float" office:value="1443136142.53867" calcext:value-type="float">
            <text:p>1443136142.53867</text:p>
          </table:table-cell>
          <table:table-cell table:formula="of:=[.G274]-[.$B$2]" office:value-type="float" office:value="62.5384864807129" calcext:value-type="float">
            <text:p>62.5384864807</text:p>
          </table:table-cell>
          <table:table-cell table:formula="of:=[.C274]/([.H274]-[.H273])" office:value-type="float" office:value="102210.674133798" calcext:value-type="float">
            <text:p>102210.674133798</text:p>
          </table:table-cell>
          <table:table-cell table:formula="of:=[.G274]-[.$B274]" office:value-type="float" office:value="0.274889230728149" calcext:value-type="float">
            <text:p>0.274889230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36142.34423" calcext:value-type="float">
            <text:p>1443136142.34423</text:p>
          </table:table-cell>
          <table:table-cell office:value-type="float" office:value="8224" calcext:value-type="float">
            <text:p>8224</text:p>
          </table:table-cell>
          <table:table-cell table:formula="of:=[.B275]-[.$B$2]" office:value-type="float" office:value="62.344046831131" calcext:value-type="float">
            <text:p>62.3440468311</text:p>
          </table:table-cell>
          <table:table-cell table:formula="of:=[.C275]/([.D275]-[.D274])" office:value-type="float" office:value="102225.516687906" calcext:value-type="float">
            <text:p>102225.516687906</text:p>
          </table:table-cell>
          <table:table-cell/>
          <table:table-cell office:value-type="float" office:value="1443136142.61903" calcext:value-type="float">
            <text:p>1443136142.61903</text:p>
          </table:table-cell>
          <table:table-cell table:formula="of:=[.G275]-[.$B$2]" office:value-type="float" office:value="62.6188457012177" calcext:value-type="float">
            <text:p>62.6188457012</text:p>
          </table:table-cell>
          <table:table-cell table:formula="of:=[.C275]/([.H275]-[.H274])" office:value-type="float" office:value="102340.465080952" calcext:value-type="float">
            <text:p>102340.465080952</text:p>
          </table:table-cell>
          <table:table-cell table:formula="of:=[.G275]-[.$B275]" office:value-type="float" office:value="0.27479887008667" calcext:value-type="float">
            <text:p>0.274798870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36142.42468" calcext:value-type="float">
            <text:p>1443136142.42468</text:p>
          </table:table-cell>
          <table:table-cell office:value-type="float" office:value="8224" calcext:value-type="float">
            <text:p>8224</text:p>
          </table:table-cell>
          <table:table-cell table:formula="of:=[.B276]-[.$B$2]" office:value-type="float" office:value="62.4245038032532" calcext:value-type="float">
            <text:p>62.4245038033</text:p>
          </table:table-cell>
          <table:table-cell table:formula="of:=[.C276]/([.D276]-[.D275])" office:value-type="float" office:value="102216.125999745" calcext:value-type="float">
            <text:p>102216.125999745</text:p>
          </table:table-cell>
          <table:table-cell/>
          <table:table-cell office:value-type="float" office:value="1443136142.77992" calcext:value-type="float">
            <text:p>1443136142.77992</text:p>
          </table:table-cell>
          <table:table-cell table:formula="of:=[.G276]-[.$B$2]" office:value-type="float" office:value="62.7797408103943" calcext:value-type="float">
            <text:p>62.7797408104</text:p>
          </table:table-cell>
          <table:table-cell table:formula="of:=[.C276]/([.H276]-[.H275])" office:value-type="float" office:value="51114.0459277195" calcext:value-type="float">
            <text:p>51114.0459277195</text:p>
          </table:table-cell>
          <table:table-cell table:formula="of:=[.G276]-[.$B276]" office:value-type="float" office:value="0.355237007141113" calcext:value-type="float">
            <text:p>0.355237007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36142.50511" calcext:value-type="float">
            <text:p>1443136142.50511</text:p>
          </table:table-cell>
          <table:table-cell office:value-type="float" office:value="8224" calcext:value-type="float">
            <text:p>8224</text:p>
          </table:table-cell>
          <table:table-cell table:formula="of:=[.B277]-[.$B$2]" office:value-type="float" office:value="62.5049278736114" calcext:value-type="float">
            <text:p>62.5049278736</text:p>
          </table:table-cell>
          <table:table-cell table:formula="of:=[.C277]/([.D277]-[.D276])" office:value-type="float" office:value="102257.942968609" calcext:value-type="float">
            <text:p>102257.942968609</text:p>
          </table:table-cell>
          <table:table-cell/>
          <table:table-cell office:value-type="float" office:value="1443136142.86045" calcext:value-type="float">
            <text:p>1443136142.86045</text:p>
          </table:table-cell>
          <table:table-cell table:formula="of:=[.G277]-[.$B$2]" office:value-type="float" office:value="62.8602700233459" calcext:value-type="float">
            <text:p>62.8602700233</text:p>
          </table:table-cell>
          <table:table-cell table:formula="of:=[.C277]/([.H277]-[.H276])" office:value-type="float" office:value="102124.430359659" calcext:value-type="float">
            <text:p>102124.430359659</text:p>
          </table:table-cell>
          <table:table-cell table:formula="of:=[.G277]-[.$B277]" office:value-type="float" office:value="0.355342149734497" calcext:value-type="float">
            <text:p>0.355342149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36142.58557" calcext:value-type="float">
            <text:p>1443136142.58557</text:p>
          </table:table-cell>
          <table:table-cell office:value-type="float" office:value="8224" calcext:value-type="float">
            <text:p>8224</text:p>
          </table:table-cell>
          <table:table-cell table:formula="of:=[.B278]-[.$B$2]" office:value-type="float" office:value="62.5853855609894" calcext:value-type="float">
            <text:p>62.585385561</text:p>
          </table:table-cell>
          <table:table-cell table:formula="of:=[.C278]/([.D278]-[.D277])" office:value-type="float" office:value="102215.217315032" calcext:value-type="float">
            <text:p>102215.217315032</text:p>
          </table:table-cell>
          <table:table-cell/>
          <table:table-cell office:value-type="float" office:value="1443136142.94094" calcext:value-type="float">
            <text:p>1443136142.94094</text:p>
          </table:table-cell>
          <table:table-cell table:formula="of:=[.G278]-[.$B$2]" office:value-type="float" office:value="62.9407563209534" calcext:value-type="float">
            <text:p>62.940756321</text:p>
          </table:table-cell>
          <table:table-cell table:formula="of:=[.C278]/([.H278]-[.H277])" office:value-type="float" office:value="102178.883169819" calcext:value-type="float">
            <text:p>102178.883169819</text:p>
          </table:table-cell>
          <table:table-cell table:formula="of:=[.G278]-[.$B278]" office:value-type="float" office:value="0.355370759963989" calcext:value-type="float">
            <text:p>0.3553707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36142.66599" calcext:value-type="float">
            <text:p>1443136142.66599</text:p>
          </table:table-cell>
          <table:table-cell office:value-type="float" office:value="8224" calcext:value-type="float">
            <text:p>8224</text:p>
          </table:table-cell>
          <table:table-cell table:formula="of:=[.B279]-[.$B$2]" office:value-type="float" office:value="62.6658117771149" calcext:value-type="float">
            <text:p>62.6658117771</text:p>
          </table:table-cell>
          <table:table-cell table:formula="of:=[.C279]/([.D279]-[.D278])" office:value-type="float" office:value="102255.214732074" calcext:value-type="float">
            <text:p>102255.214732074</text:p>
          </table:table-cell>
          <table:table-cell/>
          <table:table-cell office:value-type="float" office:value="1443136143.02144" calcext:value-type="float">
            <text:p>1443136143.02144</text:p>
          </table:table-cell>
          <table:table-cell table:formula="of:=[.G279]-[.$B$2]" office:value-type="float" office:value="63.0212557315826" calcext:value-type="float">
            <text:p>63.0212557316</text:p>
          </table:table-cell>
          <table:table-cell table:formula="of:=[.C279]/([.H279]-[.H278])" office:value-type="float" office:value="102162.238651341" calcext:value-type="float">
            <text:p>102162.238651341</text:p>
          </table:table-cell>
          <table:table-cell table:formula="of:=[.G279]-[.$B279]" office:value-type="float" office:value="0.355443954467773" calcext:value-type="float">
            <text:p>0.355443954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36142.74642" calcext:value-type="float">
            <text:p>1443136142.74642</text:p>
          </table:table-cell>
          <table:table-cell office:value-type="float" office:value="8224" calcext:value-type="float">
            <text:p>8224</text:p>
          </table:table-cell>
          <table:table-cell table:formula="of:=[.B280]-[.$B$2]" office:value-type="float" office:value="62.7462430000305" calcext:value-type="float">
            <text:p>62.746243</text:p>
          </table:table-cell>
          <table:table-cell table:formula="of:=[.C280]/([.D280]-[.D279])" office:value-type="float" office:value="102248.849412929" calcext:value-type="float">
            <text:p>102248.849412929</text:p>
          </table:table-cell>
          <table:table-cell/>
          <table:table-cell office:value-type="float" office:value="1443136143.10172" calcext:value-type="float">
            <text:p>1443136143.10172</text:p>
          </table:table-cell>
          <table:table-cell table:formula="of:=[.G280]-[.$B$2]" office:value-type="float" office:value="63.1015367507935" calcext:value-type="float">
            <text:p>63.1015367508</text:p>
          </table:table-cell>
          <table:table-cell table:formula="of:=[.C280]/([.H280]-[.H279])" office:value-type="float" office:value="102440.15435833" calcext:value-type="float">
            <text:p>102440.15435833</text:p>
          </table:table-cell>
          <table:table-cell table:formula="of:=[.G280]-[.$B280]" office:value-type="float" office:value="0.355293750762939" calcext:value-type="float">
            <text:p>0.355293750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36142.82688" calcext:value-type="float">
            <text:p>1443136142.82688</text:p>
          </table:table-cell>
          <table:table-cell office:value-type="float" office:value="8224" calcext:value-type="float">
            <text:p>8224</text:p>
          </table:table-cell>
          <table:table-cell table:formula="of:=[.B281]-[.$B$2]" office:value-type="float" office:value="62.8266966342926" calcext:value-type="float">
            <text:p>62.8266966343</text:p>
          </table:table-cell>
          <table:table-cell table:formula="of:=[.C281]/([.D281]-[.D280])" office:value-type="float" office:value="102220.366742037" calcext:value-type="float">
            <text:p>102220.366742037</text:p>
          </table:table-cell>
          <table:table-cell/>
          <table:table-cell office:value-type="float" office:value="1443136143.18233" calcext:value-type="float">
            <text:p>1443136143.18233</text:p>
          </table:table-cell>
          <table:table-cell table:formula="of:=[.G281]-[.$B$2]" office:value-type="float" office:value="63.1821520328522" calcext:value-type="float">
            <text:p>63.1821520329</text:p>
          </table:table-cell>
          <table:table-cell table:formula="of:=[.C281]/([.H281]-[.H280])" office:value-type="float" office:value="102015.396956747" calcext:value-type="float">
            <text:p>102015.396956747</text:p>
          </table:table-cell>
          <table:table-cell table:formula="of:=[.G281]-[.$B281]" office:value-type="float" office:value="0.35545539855957" calcext:value-type="float">
            <text:p>0.3554553986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36142.90731" calcext:value-type="float">
            <text:p>1443136142.90731</text:p>
          </table:table-cell>
          <table:table-cell office:value-type="float" office:value="8224" calcext:value-type="float">
            <text:p>8224</text:p>
          </table:table-cell>
          <table:table-cell table:formula="of:=[.B282]-[.$B$2]" office:value-type="float" office:value="62.9071271419525" calcext:value-type="float">
            <text:p>62.907127142</text:p>
          </table:table-cell>
          <table:table-cell table:formula="of:=[.C282]/([.D282]-[.D281])" office:value-type="float" office:value="102249.758695717" calcext:value-type="float">
            <text:p>102249.758695717</text:p>
          </table:table-cell>
          <table:table-cell/>
          <table:table-cell office:value-type="float" office:value="1443136143.26417" calcext:value-type="float">
            <text:p>1443136143.26417</text:p>
          </table:table-cell>
          <table:table-cell table:formula="of:=[.G282]-[.$B$2]" office:value-type="float" office:value="63.2639927864075" calcext:value-type="float">
            <text:p>63.2639927864</text:p>
          </table:table-cell>
          <table:table-cell table:formula="of:=[.C282]/([.H282]-[.H281])" office:value-type="float" office:value="100487.833294976" calcext:value-type="float">
            <text:p>100487.833294976</text:p>
          </table:table-cell>
          <table:table-cell table:formula="of:=[.G282]-[.$B282]" office:value-type="float" office:value="0.356865644454956" calcext:value-type="float">
            <text:p>0.3568656445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36142.98777" calcext:value-type="float">
            <text:p>1443136142.98777</text:p>
          </table:table-cell>
          <table:table-cell office:value-type="float" office:value="8224" calcext:value-type="float">
            <text:p>8224</text:p>
          </table:table-cell>
          <table:table-cell table:formula="of:=[.B283]-[.$B$2]" office:value-type="float" office:value="62.9875884056091" calcext:value-type="float">
            <text:p>62.9875884056</text:p>
          </table:table-cell>
          <table:table-cell table:formula="of:=[.C283]/([.D283]-[.D282])" office:value-type="float" office:value="102210.674133798" calcext:value-type="float">
            <text:p>102210.674133798</text:p>
          </table:table-cell>
          <table:table-cell/>
          <table:table-cell office:value-type="float" office:value="1443136143.34667" calcext:value-type="float">
            <text:p>1443136143.34667</text:p>
          </table:table-cell>
          <table:table-cell table:formula="of:=[.G283]-[.$B$2]" office:value-type="float" office:value="63.3464896678925" calcext:value-type="float">
            <text:p>63.3464896679</text:p>
          </table:table-cell>
          <table:table-cell table:formula="of:=[.C283]/([.H283]-[.H282])" office:value-type="float" office:value="99688.6167327039" calcext:value-type="float">
            <text:p>99688.6167327039</text:p>
          </table:table-cell>
          <table:table-cell table:formula="of:=[.G283]-[.$B283]" office:value-type="float" office:value="0.358901262283325" calcext:value-type="float">
            <text:p>0.3589012623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36143.06984" calcext:value-type="float">
            <text:p>1443136143.06984</text:p>
          </table:table-cell>
          <table:table-cell office:value-type="float" office:value="8224" calcext:value-type="float">
            <text:p>8224</text:p>
          </table:table-cell>
          <table:table-cell table:formula="of:=[.B284]-[.$B$2]" office:value-type="float" office:value="63.0696568489075" calcext:value-type="float">
            <text:p>63.0696568489</text:p>
          </table:table-cell>
          <table:table-cell table:formula="of:=[.C284]/([.D284]-[.D283])" office:value-type="float" office:value="100209.041008657" calcext:value-type="float">
            <text:p>100209.041008657</text:p>
          </table:table-cell>
          <table:table-cell/>
          <table:table-cell office:value-type="float" office:value="1443136143.42899" calcext:value-type="float">
            <text:p>1443136143.42899</text:p>
          </table:table-cell>
          <table:table-cell table:formula="of:=[.G284]-[.$B$2]" office:value-type="float" office:value="63.4288136959076" calcext:value-type="float">
            <text:p>63.4288136959</text:p>
          </table:table-cell>
          <table:table-cell table:formula="of:=[.C284]/([.H284]-[.H283])" office:value-type="float" office:value="99897.9301460793" calcext:value-type="float">
            <text:p>99897.9301460793</text:p>
          </table:table-cell>
          <table:table-cell table:formula="of:=[.G284]-[.$B284]" office:value-type="float" office:value="0.359156847000122" calcext:value-type="float">
            <text:p>0.359156847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36143.15221" calcext:value-type="float">
            <text:p>1443136143.15221</text:p>
          </table:table-cell>
          <table:table-cell office:value-type="float" office:value="8224" calcext:value-type="float">
            <text:p>8224</text:p>
          </table:table-cell>
          <table:table-cell table:formula="of:=[.B285]-[.$B$2]" office:value-type="float" office:value="63.1520299911499" calcext:value-type="float">
            <text:p>63.1520299911</text:p>
          </table:table-cell>
          <table:table-cell table:formula="of:=[.C285]/([.D285]-[.D284])" office:value-type="float" office:value="99838.3669254236" calcext:value-type="float">
            <text:p>99838.3669254236</text:p>
          </table:table-cell>
          <table:table-cell/>
          <table:table-cell office:value-type="float" office:value="1443136143.51147" calcext:value-type="float">
            <text:p>1443136143.51147</text:p>
          </table:table-cell>
          <table:table-cell table:formula="of:=[.G285]-[.$B$2]" office:value-type="float" office:value="63.5112931728363" calcext:value-type="float">
            <text:p>63.5112931728</text:p>
          </table:table-cell>
          <table:table-cell table:formula="of:=[.C285]/([.H285]-[.H284])" office:value-type="float" office:value="99709.6527067965" calcext:value-type="float">
            <text:p>99709.6527067965</text:p>
          </table:table-cell>
          <table:table-cell table:formula="of:=[.G285]-[.$B285]" office:value-type="float" office:value="0.359263181686401" calcext:value-type="float">
            <text:p>0.3592631817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36143.23459" calcext:value-type="float">
            <text:p>1443136143.23459</text:p>
          </table:table-cell>
          <table:table-cell office:value-type="float" office:value="8224" calcext:value-type="float">
            <text:p>8224</text:p>
          </table:table-cell>
          <table:table-cell table:formula="of:=[.B286]-[.$B$2]" office:value-type="float" office:value="63.2344048023224" calcext:value-type="float">
            <text:p>63.2344048023</text:p>
          </table:table-cell>
          <table:table-cell table:formula="of:=[.C286]/([.D286]-[.D285])" office:value-type="float" office:value="99836.3441802579" calcext:value-type="float">
            <text:p>99836.3441802579</text:p>
          </table:table-cell>
          <table:table-cell/>
          <table:table-cell office:value-type="float" office:value="1443136143.59388" calcext:value-type="float">
            <text:p>1443136143.59388</text:p>
          </table:table-cell>
          <table:table-cell table:formula="of:=[.G286]-[.$B$2]" office:value-type="float" office:value="63.5937035083771" calcext:value-type="float">
            <text:p>63.5937035084</text:p>
          </table:table-cell>
          <table:table-cell table:formula="of:=[.C286]/([.H286]-[.H285])" office:value-type="float" office:value="99793.3080363601" calcext:value-type="float">
            <text:p>99793.3080363601</text:p>
          </table:table-cell>
          <table:table-cell table:formula="of:=[.G286]-[.$B286]" office:value-type="float" office:value="0.359298706054687" calcext:value-type="float">
            <text:p>0.359298706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36143.31701" calcext:value-type="float">
            <text:p>1443136143.31701</text:p>
          </table:table-cell>
          <table:table-cell office:value-type="float" office:value="8224" calcext:value-type="float">
            <text:p>8224</text:p>
          </table:table-cell>
          <table:table-cell table:formula="of:=[.B287]-[.$B$2]" office:value-type="float" office:value="63.3168272972107" calcext:value-type="float">
            <text:p>63.3168272972</text:p>
          </table:table-cell>
          <table:table-cell table:formula="of:=[.C287]/([.D287]-[.D286])" office:value-type="float" office:value="99778.5860661547" calcext:value-type="float">
            <text:p>99778.5860661547</text:p>
          </table:table-cell>
          <table:table-cell/>
          <table:table-cell office:value-type="float" office:value="1443136143.67638" calcext:value-type="float">
            <text:p>1443136143.67638</text:p>
          </table:table-cell>
          <table:table-cell table:formula="of:=[.G287]-[.$B$2]" office:value-type="float" office:value="63.6761994361877" calcext:value-type="float">
            <text:p>63.6761994362</text:p>
          </table:table-cell>
          <table:table-cell table:formula="of:=[.C287]/([.H287]-[.H286])" office:value-type="float" office:value="99689.7691589622" calcext:value-type="float">
            <text:p>99689.7691589622</text:p>
          </table:table-cell>
          <table:table-cell table:formula="of:=[.G287]-[.$B287]" office:value-type="float" office:value="0.359372138977051" calcext:value-type="float">
            <text:p>0.359372139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36143.39939" calcext:value-type="float">
            <text:p>1443136143.39939</text:p>
          </table:table-cell>
          <table:table-cell office:value-type="float" office:value="8224" calcext:value-type="float">
            <text:p>8224</text:p>
          </table:table-cell>
          <table:table-cell table:formula="of:=[.B288]-[.$B$2]" office:value-type="float" office:value="63.3992123603821" calcext:value-type="float">
            <text:p>63.3992123604</text:p>
          </table:table-cell>
          <table:table-cell table:formula="of:=[.C288]/([.D288]-[.D287])" office:value-type="float" office:value="99823.9205436003" calcext:value-type="float">
            <text:p>99823.9205436003</text:p>
          </table:table-cell>
          <table:table-cell/>
          <table:table-cell office:value-type="float" office:value="1443136143.75868" calcext:value-type="float">
            <text:p>1443136143.75868</text:p>
          </table:table-cell>
          <table:table-cell table:formula="of:=[.G288]-[.$B$2]" office:value-type="float" office:value="63.758504152298" calcext:value-type="float">
            <text:p>63.7585041523</text:p>
          </table:table-cell>
          <table:table-cell table:formula="of:=[.C288]/([.H288]-[.H287])" office:value-type="float" office:value="99921.3701069781" calcext:value-type="float">
            <text:p>99921.3701069781</text:p>
          </table:table-cell>
          <table:table-cell table:formula="of:=[.G288]-[.$B288]" office:value-type="float" office:value="0.359291791915894" calcext:value-type="float">
            <text:p>0.3592917919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36143.48178" calcext:value-type="float">
            <text:p>1443136143.48178</text:p>
          </table:table-cell>
          <table:table-cell office:value-type="float" office:value="8224" calcext:value-type="float">
            <text:p>8224</text:p>
          </table:table-cell>
          <table:table-cell table:formula="of:=[.B289]-[.$B$2]" office:value-type="float" office:value="63.4815962314606" calcext:value-type="float">
            <text:p>63.4815962315</text:p>
          </table:table-cell>
          <table:table-cell table:formula="of:=[.C289]/([.D289]-[.D288])" office:value-type="float" office:value="99825.3649936477" calcext:value-type="float">
            <text:p>99825.3649936477</text:p>
          </table:table-cell>
          <table:table-cell/>
          <table:table-cell office:value-type="float" office:value="1443136143.84108" calcext:value-type="float">
            <text:p>1443136143.84108</text:p>
          </table:table-cell>
          <table:table-cell table:formula="of:=[.G289]-[.$B$2]" office:value-type="float" office:value="63.8409006595612" calcext:value-type="float">
            <text:p>63.8409006596</text:p>
          </table:table-cell>
          <table:table-cell table:formula="of:=[.C289]/([.H289]-[.H288])" office:value-type="float" office:value="99810.0559497216" calcext:value-type="float">
            <text:p>99810.0559497216</text:p>
          </table:table-cell>
          <table:table-cell table:formula="of:=[.G289]-[.$B289]" office:value-type="float" office:value="0.359304428100586" calcext:value-type="float">
            <text:p>0.359304428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36143.56415" calcext:value-type="float">
            <text:p>1443136143.56415</text:p>
          </table:table-cell>
          <table:table-cell office:value-type="float" office:value="8224" calcext:value-type="float">
            <text:p>8224</text:p>
          </table:table-cell>
          <table:table-cell table:formula="of:=[.B290]-[.$B$2]" office:value-type="float" office:value="63.5639698505402" calcext:value-type="float">
            <text:p>63.5639698505</text:p>
          </table:table-cell>
          <table:table-cell table:formula="of:=[.C290]/([.D290]-[.D289])" office:value-type="float" office:value="99837.7889898698" calcext:value-type="float">
            <text:p>99837.7889898698</text:p>
          </table:table-cell>
          <table:table-cell/>
          <table:table-cell office:value-type="float" office:value="1443136143.92347" calcext:value-type="float">
            <text:p>1443136143.92347</text:p>
          </table:table-cell>
          <table:table-cell table:formula="of:=[.G290]-[.$B$2]" office:value-type="float" office:value="63.9232921600342" calcext:value-type="float">
            <text:p>63.92329216</text:p>
          </table:table-cell>
          <table:table-cell table:formula="of:=[.C290]/([.H290]-[.H289])" office:value-type="float" office:value="99816.1212356218" calcext:value-type="float">
            <text:p>99816.1212356218</text:p>
          </table:table-cell>
          <table:table-cell table:formula="of:=[.G290]-[.$B290]" office:value-type="float" office:value="0.359322309494019" calcext:value-type="float">
            <text:p>0.3593223095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36143.64653" calcext:value-type="float">
            <text:p>1443136143.64653</text:p>
          </table:table-cell>
          <table:table-cell office:value-type="float" office:value="8224" calcext:value-type="float">
            <text:p>8224</text:p>
          </table:table-cell>
          <table:table-cell table:formula="of:=[.B291]-[.$B$2]" office:value-type="float" office:value="63.6463499069214" calcext:value-type="float">
            <text:p>63.6463499069</text:p>
          </table:table-cell>
          <table:table-cell table:formula="of:=[.C291]/([.D291]-[.D290])" office:value-type="float" office:value="99829.9875147239" calcext:value-type="float">
            <text:p>99829.9875147239</text:p>
          </table:table-cell>
          <table:table-cell/>
          <table:table-cell office:value-type="float" office:value="1443136144.00583" calcext:value-type="float">
            <text:p>1443136144.00583</text:p>
          </table:table-cell>
          <table:table-cell table:formula="of:=[.G291]-[.$B$2]" office:value-type="float" office:value="64.0056502819061" calcext:value-type="float">
            <text:p>64.0056502819</text:p>
          </table:table-cell>
          <table:table-cell table:formula="of:=[.C291]/([.H291]-[.H290])" office:value-type="float" office:value="99856.5753209721" calcext:value-type="float">
            <text:p>99856.5753209721</text:p>
          </table:table-cell>
          <table:table-cell table:formula="of:=[.G291]-[.$B291]" office:value-type="float" office:value="0.359300374984741" calcext:value-type="float">
            <text:p>0.359300375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36143.72889" calcext:value-type="float">
            <text:p>1443136143.72889</text:p>
          </table:table-cell>
          <table:table-cell office:value-type="float" office:value="8224" calcext:value-type="float">
            <text:p>8224</text:p>
          </table:table-cell>
          <table:table-cell table:formula="of:=[.B292]-[.$B$2]" office:value-type="float" office:value="63.7287120819092" calcext:value-type="float">
            <text:p>63.7287120819</text:p>
          </table:table-cell>
          <table:table-cell table:formula="of:=[.C292]/([.D292]-[.D291])" office:value-type="float" office:value="99851.6612901358" calcext:value-type="float">
            <text:p>99851.6612901358</text:p>
          </table:table-cell>
          <table:table-cell/>
          <table:table-cell office:value-type="float" office:value="1443136144.08834" calcext:value-type="float">
            <text:p>1443136144.08834</text:p>
          </table:table-cell>
          <table:table-cell table:formula="of:=[.G292]-[.$B$2]" office:value-type="float" office:value="64.0881593227387" calcext:value-type="float">
            <text:p>64.0881593227</text:p>
          </table:table-cell>
          <table:table-cell table:formula="of:=[.C292]/([.H292]-[.H291])" office:value-type="float" office:value="99673.9256331126" calcext:value-type="float">
            <text:p>99673.9256331126</text:p>
          </table:table-cell>
          <table:table-cell table:formula="of:=[.G292]-[.$B292]" office:value-type="float" office:value="0.359447240829468" calcext:value-type="float">
            <text:p>0.3594472408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36143.81127" calcext:value-type="float">
            <text:p>1443136143.81127</text:p>
          </table:table-cell>
          <table:table-cell office:value-type="float" office:value="8224" calcext:value-type="float">
            <text:p>8224</text:p>
          </table:table-cell>
          <table:table-cell table:formula="of:=[.B293]-[.$B$2]" office:value-type="float" office:value="63.8110861778259" calcext:value-type="float">
            <text:p>63.8110861778</text:p>
          </table:table-cell>
          <table:table-cell table:formula="of:=[.C293]/([.D293]-[.D292])" office:value-type="float" office:value="99837.2110610069" calcext:value-type="float">
            <text:p>99837.2110610069</text:p>
          </table:table-cell>
          <table:table-cell/>
          <table:table-cell office:value-type="float" office:value="1443136144.1705" calcext:value-type="float">
            <text:p>1443136144.1705</text:p>
          </table:table-cell>
          <table:table-cell table:formula="of:=[.G293]-[.$B$2]" office:value-type="float" office:value="64.1703224182129" calcext:value-type="float">
            <text:p>64.1703224182</text:p>
          </table:table-cell>
          <table:table-cell table:formula="of:=[.C293]/([.H293]-[.H292])" office:value-type="float" office:value="100093.599839822" calcext:value-type="float">
            <text:p>100093.599839822</text:p>
          </table:table-cell>
          <table:table-cell table:formula="of:=[.G293]-[.$B293]" office:value-type="float" office:value="0.359236240386963" calcext:value-type="float">
            <text:p>0.3592362404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36143.89365" calcext:value-type="float">
            <text:p>1443136143.89365</text:p>
          </table:table-cell>
          <table:table-cell office:value-type="float" office:value="8224" calcext:value-type="float">
            <text:p>8224</text:p>
          </table:table-cell>
          <table:table-cell table:formula="of:=[.B294]-[.$B$2]" office:value-type="float" office:value="63.8934738636017" calcext:value-type="float">
            <text:p>63.8934738636</text:p>
          </table:table-cell>
          <table:table-cell table:formula="of:=[.C294]/([.D294]-[.D293])" office:value-type="float" office:value="99820.7429006335" calcext:value-type="float">
            <text:p>99820.7429006335</text:p>
          </table:table-cell>
          <table:table-cell/>
          <table:table-cell office:value-type="float" office:value="1443136144.25266" calcext:value-type="float">
            <text:p>1443136144.25266</text:p>
          </table:table-cell>
          <table:table-cell table:formula="of:=[.G294]-[.$B$2]" office:value-type="float" office:value="64.2524816989899" calcext:value-type="float">
            <text:p>64.252481699</text:p>
          </table:table-cell>
          <table:table-cell table:formula="of:=[.C294]/([.H294]-[.H293])" office:value-type="float" office:value="100098.247236659" calcext:value-type="float">
            <text:p>100098.247236659</text:p>
          </table:table-cell>
          <table:table-cell table:formula="of:=[.G294]-[.$B294]" office:value-type="float" office:value="0.359007835388184" calcext:value-type="float">
            <text:p>0.3590078354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36143.97603" calcext:value-type="float">
            <text:p>1443136143.97603</text:p>
          </table:table-cell>
          <table:table-cell office:value-type="float" office:value="8224" calcext:value-type="float">
            <text:p>8224</text:p>
          </table:table-cell>
          <table:table-cell table:formula="of:=[.B295]-[.$B$2]" office:value-type="float" office:value="63.97585272789" calcext:value-type="float">
            <text:p>63.9758527279</text:p>
          </table:table-cell>
          <table:table-cell table:formula="of:=[.C295]/([.D295]-[.D294])" office:value-type="float" office:value="99831.4321403558" calcext:value-type="float">
            <text:p>99831.4321403558</text:p>
          </table:table-cell>
          <table:table-cell/>
          <table:table-cell office:value-type="float" office:value="1443136144.33458" calcext:value-type="float">
            <text:p>1443136144.33458</text:p>
          </table:table-cell>
          <table:table-cell table:formula="of:=[.G295]-[.$B$2]" office:value-type="float" office:value="64.3343987464905" calcext:value-type="float">
            <text:p>64.3343987465</text:p>
          </table:table-cell>
          <table:table-cell table:formula="of:=[.C295]/([.H295]-[.H294])" office:value-type="float" office:value="100394.243334255" calcext:value-type="float">
            <text:p>100394.243334255</text:p>
          </table:table-cell>
          <table:table-cell table:formula="of:=[.G295]-[.$B295]" office:value-type="float" office:value="0.358546018600464" calcext:value-type="float">
            <text:p>0.3585460186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36144.05813" calcext:value-type="float">
            <text:p>1443136144.05813</text:p>
          </table:table-cell>
          <table:table-cell office:value-type="float" office:value="8224" calcext:value-type="float">
            <text:p>8224</text:p>
          </table:table-cell>
          <table:table-cell table:formula="of:=[.B296]-[.$B$2]" office:value-type="float" office:value="64.0579469203949" calcext:value-type="float">
            <text:p>64.0579469204</text:p>
          </table:table-cell>
          <table:table-cell table:formula="of:=[.C296]/([.D296]-[.D295])" office:value-type="float" office:value="100177.609999768" calcext:value-type="float">
            <text:p>100177.609999768</text:p>
          </table:table-cell>
          <table:table-cell/>
          <table:table-cell office:value-type="float" office:value="1443136144.49851" calcext:value-type="float">
            <text:p>1443136144.49851</text:p>
          </table:table-cell>
          <table:table-cell table:formula="of:=[.G296]-[.$B$2]" office:value-type="float" office:value="64.4983277320862" calcext:value-type="float">
            <text:p>64.4983277321</text:p>
          </table:table-cell>
          <table:table-cell table:formula="of:=[.C296]/([.H296]-[.H295])" office:value-type="float" office:value="50168.0649710283" calcext:value-type="float">
            <text:p>50168.0649710283</text:p>
          </table:table-cell>
          <table:table-cell table:formula="of:=[.G296]-[.$B296]" office:value-type="float" office:value="0.440380811691284" calcext:value-type="float">
            <text:p>0.4403808117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36144.1401" calcext:value-type="float">
            <text:p>1443136144.1401</text:p>
          </table:table-cell>
          <table:table-cell office:value-type="float" office:value="8224" calcext:value-type="float">
            <text:p>8224</text:p>
          </table:table-cell>
          <table:table-cell table:formula="of:=[.B297]-[.$B$2]" office:value-type="float" office:value="64.1399235725403" calcext:value-type="float">
            <text:p>64.1399235725</text:p>
          </table:table-cell>
          <table:table-cell table:formula="of:=[.C297]/([.D297]-[.D296])" office:value-type="float" office:value="100321.247389009" calcext:value-type="float">
            <text:p>100321.247389009</text:p>
          </table:table-cell>
          <table:table-cell/>
          <table:table-cell office:value-type="float" office:value="1443136144.54648" calcext:value-type="float">
            <text:p>1443136144.54648</text:p>
          </table:table-cell>
          <table:table-cell table:formula="of:=[.G297]-[.$B$2]" office:value-type="float" office:value="64.5462946891785" calcext:value-type="float">
            <text:p>64.5462946892</text:p>
          </table:table-cell>
          <table:table-cell table:formula="of:=[.C297]/([.H297]-[.H296])" office:value-type="float" office:value="171451.359405134" calcext:value-type="float">
            <text:p>171451.359405134</text:p>
          </table:table-cell>
          <table:table-cell table:formula="of:=[.G297]-[.$B297]" office:value-type="float" office:value="0.406371116638184" calcext:value-type="float">
            <text:p>0.4063711166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36144.22207" calcext:value-type="float">
            <text:p>1443136144.22207</text:p>
          </table:table-cell>
          <table:table-cell office:value-type="float" office:value="8224" calcext:value-type="float">
            <text:p>8224</text:p>
          </table:table-cell>
          <table:table-cell table:formula="of:=[.B298]-[.$B$2]" office:value-type="float" office:value="64.2218942642212" calcext:value-type="float">
            <text:p>64.2218942642</text:p>
          </table:table-cell>
          <table:table-cell table:formula="of:=[.C298]/([.D298]-[.D297])" office:value-type="float" office:value="100328.542206451" calcext:value-type="float">
            <text:p>100328.542206451</text:p>
          </table:table-cell>
          <table:table-cell/>
          <table:table-cell office:value-type="float" office:value="1443136144.66241" calcext:value-type="float">
            <text:p>1443136144.66241</text:p>
          </table:table-cell>
          <table:table-cell table:formula="of:=[.G298]-[.$B$2]" office:value-type="float" office:value="64.6622316837311" calcext:value-type="float">
            <text:p>64.6622316837</text:p>
          </table:table-cell>
          <table:table-cell table:formula="of:=[.C298]/([.H298]-[.H297])" office:value-type="float" office:value="70935.080141895" calcext:value-type="float">
            <text:p>70935.080141895</text:p>
          </table:table-cell>
          <table:table-cell table:formula="of:=[.G298]-[.$B298]" office:value-type="float" office:value="0.440337419509888" calcext:value-type="float">
            <text:p>0.4403374195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36144.30404" calcext:value-type="float">
            <text:p>1443136144.30404</text:p>
          </table:table-cell>
          <table:table-cell office:value-type="float" office:value="8224" calcext:value-type="float">
            <text:p>8224</text:p>
          </table:table-cell>
          <table:table-cell table:formula="of:=[.B299]-[.$B$2]" office:value-type="float" office:value="64.3038618564606" calcext:value-type="float">
            <text:p>64.3038618565</text:p>
          </table:table-cell>
          <table:table-cell table:formula="of:=[.C299]/([.D299]-[.D298])" office:value-type="float" office:value="100332.335930796" calcext:value-type="float">
            <text:p>100332.335930796</text:p>
          </table:table-cell>
          <table:table-cell/>
          <table:table-cell office:value-type="float" office:value="1443136144.7444" calcext:value-type="float">
            <text:p>1443136144.7444</text:p>
          </table:table-cell>
          <table:table-cell table:formula="of:=[.G299]-[.$B$2]" office:value-type="float" office:value="64.7442181110382" calcext:value-type="float">
            <text:p>64.744218111</text:p>
          </table:table-cell>
          <table:table-cell table:formula="of:=[.C299]/([.H299]-[.H298])" office:value-type="float" office:value="100309.286184555" calcext:value-type="float">
            <text:p>100309.286184555</text:p>
          </table:table-cell>
          <table:table-cell table:formula="of:=[.G299]-[.$B299]" office:value-type="float" office:value="0.440356254577637" calcext:value-type="float">
            <text:p>0.4403562546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36144.38602" calcext:value-type="float">
            <text:p>1443136144.38602</text:p>
          </table:table-cell>
          <table:table-cell office:value-type="float" office:value="8224" calcext:value-type="float">
            <text:p>8224</text:p>
          </table:table-cell>
          <table:table-cell table:formula="of:=[.B300]-[.$B$2]" office:value-type="float" office:value="64.3858375549316" calcext:value-type="float">
            <text:p>64.3858375549</text:p>
          </table:table-cell>
          <table:table-cell table:formula="of:=[.C300]/([.D300]-[.D299])" office:value-type="float" office:value="100322.414488513" calcext:value-type="float">
            <text:p>100322.414488513</text:p>
          </table:table-cell>
          <table:table-cell/>
          <table:table-cell office:value-type="float" office:value="1443136144.82635" calcext:value-type="float">
            <text:p>1443136144.82635</text:p>
          </table:table-cell>
          <table:table-cell table:formula="of:=[.G300]-[.$B$2]" office:value-type="float" office:value="64.8261692523956" calcext:value-type="float">
            <text:p>64.8261692524</text:p>
          </table:table-cell>
          <table:table-cell table:formula="of:=[.C300]/([.H300]-[.H299])" office:value-type="float" office:value="100352.476655961" calcext:value-type="float">
            <text:p>100352.476655961</text:p>
          </table:table-cell>
          <table:table-cell table:formula="of:=[.G300]-[.$B300]" office:value-type="float" office:value="0.440331697463989" calcext:value-type="float">
            <text:p>0.440331697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36144.46798" calcext:value-type="float">
            <text:p>1443136144.46798</text:p>
          </table:table-cell>
          <table:table-cell office:value-type="float" office:value="8224" calcext:value-type="float">
            <text:p>8224</text:p>
          </table:table-cell>
          <table:table-cell table:formula="of:=[.B301]-[.$B$2]" office:value-type="float" office:value="64.4678039550781" calcext:value-type="float">
            <text:p>64.4678039551</text:p>
          </table:table-cell>
          <table:table-cell table:formula="of:=[.C301]/([.D301]-[.D300])" office:value-type="float" office:value="100333.79513194" calcext:value-type="float">
            <text:p>100333.79513194</text:p>
          </table:table-cell>
          <table:table-cell/>
          <table:table-cell office:value-type="float" office:value="1443136144.99036" calcext:value-type="float">
            <text:p>1443136144.99036</text:p>
          </table:table-cell>
          <table:table-cell table:formula="of:=[.G301]-[.$B$2]" office:value-type="float" office:value="64.9901797771454" calcext:value-type="float">
            <text:p>64.9901797771</text:p>
          </table:table-cell>
          <table:table-cell table:formula="of:=[.C301]/([.H301]-[.H300])" office:value-type="float" office:value="50143.1235132503" calcext:value-type="float">
            <text:p>50143.1235132503</text:p>
          </table:table-cell>
          <table:table-cell table:formula="of:=[.G301]-[.$B301]" office:value-type="float" office:value="0.522375822067261" calcext:value-type="float">
            <text:p>0.522375822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36144.54995" calcext:value-type="float">
            <text:p>1443136144.54995</text:p>
          </table:table-cell>
          <table:table-cell office:value-type="float" office:value="8224" calcext:value-type="float">
            <text:p>8224</text:p>
          </table:table-cell>
          <table:table-cell table:formula="of:=[.B302]-[.$B$2]" office:value-type="float" office:value="64.5497665405273" calcext:value-type="float">
            <text:p>64.5497665405</text:p>
          </table:table-cell>
          <table:table-cell table:formula="of:=[.C302]/([.D302]-[.D301])" office:value-type="float" office:value="100338.46486084" calcext:value-type="float">
            <text:p>100338.46486084</text:p>
          </table:table-cell>
          <table:table-cell/>
          <table:table-cell office:value-type="float" office:value="1443136145.03825" calcext:value-type="float">
            <text:p>1443136145.03825</text:p>
          </table:table-cell>
          <table:table-cell table:formula="of:=[.G302]-[.$B$2]" office:value-type="float" office:value="65.0380730628967" calcext:value-type="float">
            <text:p>65.0380730629</text:p>
          </table:table-cell>
          <table:table-cell table:formula="of:=[.C302]/([.H302]-[.H301])" office:value-type="float" office:value="171715.092647813" calcext:value-type="float">
            <text:p>171715.092647813</text:p>
          </table:table-cell>
          <table:table-cell table:formula="of:=[.G302]-[.$B302]" office:value-type="float" office:value="0.488306522369385" calcext:value-type="float">
            <text:p>0.4883065224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36144.63191" calcext:value-type="float">
            <text:p>1443136144.63191</text:p>
          </table:table-cell>
          <table:table-cell office:value-type="float" office:value="8224" calcext:value-type="float">
            <text:p>8224</text:p>
          </table:table-cell>
          <table:table-cell table:formula="of:=[.B303]-[.$B$2]" office:value-type="float" office:value="64.6317296028137" calcext:value-type="float">
            <text:p>64.6317296028</text:p>
          </table:table-cell>
          <table:table-cell table:formula="of:=[.C303]/([.D303]-[.D302])" office:value-type="float" office:value="100337.881120956" calcext:value-type="float">
            <text:p>100337.881120956</text:p>
          </table:table-cell>
          <table:table-cell/>
          <table:table-cell office:value-type="float" office:value="1443136145.15426" calcext:value-type="float">
            <text:p>1443136145.15426</text:p>
          </table:table-cell>
          <table:table-cell table:formula="of:=[.G303]-[.$B$2]" office:value-type="float" office:value="65.1540751457214" calcext:value-type="float">
            <text:p>65.1540751457</text:p>
          </table:table-cell>
          <table:table-cell table:formula="of:=[.C303]/([.H303]-[.H302])" office:value-type="float" office:value="70895.2787720842" calcext:value-type="float">
            <text:p>70895.2787720842</text:p>
          </table:table-cell>
          <table:table-cell table:formula="of:=[.G303]-[.$B303]" office:value-type="float" office:value="0.522345542907715" calcext:value-type="float">
            <text:p>0.5223455429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36144.71387" calcext:value-type="float">
            <text:p>1443136144.71387</text:p>
          </table:table-cell>
          <table:table-cell office:value-type="float" office:value="8224" calcext:value-type="float">
            <text:p>8224</text:p>
          </table:table-cell>
          <table:table-cell table:formula="of:=[.B304]-[.$B$2]" office:value-type="float" office:value="64.7136940956116" calcext:value-type="float">
            <text:p>64.7136940956</text:p>
          </table:table-cell>
          <table:table-cell table:formula="of:=[.C304]/([.D304]-[.D303])" office:value-type="float" office:value="100336.129942057" calcext:value-type="float">
            <text:p>100336.129942057</text:p>
          </table:table-cell>
          <table:table-cell/>
          <table:table-cell office:value-type="float" office:value="1443136145.23445" calcext:value-type="float">
            <text:p>1443136145.23445</text:p>
          </table:table-cell>
          <table:table-cell table:formula="of:=[.G304]-[.$B$2]" office:value-type="float" office:value="65.2342646121979" calcext:value-type="float">
            <text:p>65.2342646122</text:p>
          </table:table-cell>
          <table:table-cell table:formula="of:=[.C304]/([.H304]-[.H303])" office:value-type="float" office:value="102557.110819738" calcext:value-type="float">
            <text:p>102557.110819738</text:p>
          </table:table-cell>
          <table:table-cell table:formula="of:=[.G304]-[.$B304]" office:value-type="float" office:value="0.520570516586304" calcext:value-type="float">
            <text:p>0.520570516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36144.79584" calcext:value-type="float">
            <text:p>1443136144.79584</text:p>
          </table:table-cell>
          <table:table-cell office:value-type="float" office:value="8224" calcext:value-type="float">
            <text:p>8224</text:p>
          </table:table-cell>
          <table:table-cell table:formula="of:=[.B305]-[.$B$2]" office:value-type="float" office:value="64.7956590652466" calcext:value-type="float">
            <text:p>64.7956590652</text:p>
          </table:table-cell>
          <table:table-cell table:formula="of:=[.C305]/([.D305]-[.D304])" office:value-type="float" office:value="100335.54622934" calcext:value-type="float">
            <text:p>100335.54622934</text:p>
          </table:table-cell>
          <table:table-cell/>
          <table:table-cell office:value-type="float" office:value="1443136145.31287" calcext:value-type="float">
            <text:p>1443136145.31287</text:p>
          </table:table-cell>
          <table:table-cell table:formula="of:=[.G305]-[.$B$2]" office:value-type="float" office:value="65.3126900196075" calcext:value-type="float">
            <text:p>65.3126900196</text:p>
          </table:table-cell>
          <table:table-cell table:formula="of:=[.C305]/([.H305]-[.H304])" office:value-type="float" office:value="104863.975484891" calcext:value-type="float">
            <text:p>104863.975484891</text:p>
          </table:table-cell>
          <table:table-cell table:formula="of:=[.G305]-[.$B305]" office:value-type="float" office:value="0.517030954360962" calcext:value-type="float">
            <text:p>0.5170309544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36144.87781" calcext:value-type="float">
            <text:p>1443136144.87781</text:p>
          </table:table-cell>
          <table:table-cell office:value-type="float" office:value="8224" calcext:value-type="float">
            <text:p>8224</text:p>
          </table:table-cell>
          <table:table-cell table:formula="of:=[.B306]-[.$B$2]" office:value-type="float" office:value="64.8776261806488" calcext:value-type="float">
            <text:p>64.8776261806</text:p>
          </table:table-cell>
          <table:table-cell table:formula="of:=[.C306]/([.D306]-[.D305])" office:value-type="float" office:value="100332.919606161" calcext:value-type="float">
            <text:p>100332.919606161</text:p>
          </table:table-cell>
          <table:table-cell/>
          <table:table-cell office:value-type="float" office:value="1443136145.39145" calcext:value-type="float">
            <text:p>1443136145.39145</text:p>
          </table:table-cell>
          <table:table-cell table:formula="of:=[.G306]-[.$B$2]" office:value-type="float" office:value="65.3912682533264" calcext:value-type="float">
            <text:p>65.3912682533</text:p>
          </table:table-cell>
          <table:table-cell table:formula="of:=[.C306]/([.H306]-[.H305])" office:value-type="float" office:value="104660.026202967" calcext:value-type="float">
            <text:p>104660.026202967</text:p>
          </table:table-cell>
          <table:table-cell table:formula="of:=[.G306]-[.$B306]" office:value-type="float" office:value="0.513642072677612" calcext:value-type="float">
            <text:p>0.5136420727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36144.95979" calcext:value-type="float">
            <text:p>1443136144.95979</text:p>
          </table:table-cell>
          <table:table-cell office:value-type="float" office:value="8224" calcext:value-type="float">
            <text:p>8224</text:p>
          </table:table-cell>
          <table:table-cell table:formula="of:=[.B307]-[.$B$2]" office:value-type="float" office:value="64.9596054553986" calcext:value-type="float">
            <text:p>64.9596054554</text:p>
          </table:table-cell>
          <table:table-cell table:formula="of:=[.C307]/([.D307]-[.D306])" office:value-type="float" office:value="100318.038005386" calcext:value-type="float">
            <text:p>100318.038005386</text:p>
          </table:table-cell>
          <table:table-cell/>
          <table:table-cell office:value-type="float" office:value="1443136145.46987" calcext:value-type="float">
            <text:p>1443136145.46987</text:p>
          </table:table-cell>
          <table:table-cell table:formula="of:=[.G307]-[.$B$2]" office:value-type="float" office:value="65.4696912765503" calcext:value-type="float">
            <text:p>65.4696912766</text:p>
          </table:table-cell>
          <table:table-cell table:formula="of:=[.C307]/([.H307]-[.H306])" office:value-type="float" office:value="104867.163518074" calcext:value-type="float">
            <text:p>104867.163518074</text:p>
          </table:table-cell>
          <table:table-cell table:formula="of:=[.G307]-[.$B307]" office:value-type="float" office:value="0.510085821151733" calcext:value-type="float">
            <text:p>0.5100858212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36145.03998" calcext:value-type="float">
            <text:p>1443136145.03998</text:p>
          </table:table-cell>
          <table:table-cell office:value-type="float" office:value="8224" calcext:value-type="float">
            <text:p>8224</text:p>
          </table:table-cell>
          <table:table-cell table:formula="of:=[.B308]-[.$B$2]" office:value-type="float" office:value="65.0397980213165" calcext:value-type="float">
            <text:p>65.0397980213</text:p>
          </table:table-cell>
          <table:table-cell table:formula="of:=[.C308]/([.D308]-[.D307])" office:value-type="float" office:value="102553.146988869" calcext:value-type="float">
            <text:p>102553.146988869</text:p>
          </table:table-cell>
          <table:table-cell/>
          <table:table-cell office:value-type="float" office:value="1443136145.54831" calcext:value-type="float">
            <text:p>1443136145.54831</text:p>
          </table:table-cell>
          <table:table-cell table:formula="of:=[.G308]-[.$B$2]" office:value-type="float" office:value="65.5481269359589" calcext:value-type="float">
            <text:p>65.548126936</text:p>
          </table:table-cell>
          <table:table-cell table:formula="of:=[.C308]/([.H308]-[.H307])" office:value-type="float" office:value="104850.269150686" calcext:value-type="float">
            <text:p>104850.269150686</text:p>
          </table:table-cell>
          <table:table-cell table:formula="of:=[.G308]-[.$B308]" office:value-type="float" office:value="0.508328914642334" calcext:value-type="float">
            <text:p>0.5083289146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36145.11844" calcext:value-type="float">
            <text:p>1443136145.11844</text:p>
          </table:table-cell>
          <table:table-cell office:value-type="float" office:value="8224" calcext:value-type="float">
            <text:p>8224</text:p>
          </table:table-cell>
          <table:table-cell table:formula="of:=[.B309]-[.$B$2]" office:value-type="float" office:value="65.1182596683502" calcext:value-type="float">
            <text:p>65.1182596684</text:p>
          </table:table-cell>
          <table:table-cell table:formula="of:=[.C309]/([.D309]-[.D308])" office:value-type="float" office:value="104815.54123467" calcext:value-type="float">
            <text:p>104815.54123467</text:p>
          </table:table-cell>
          <table:table-cell/>
          <table:table-cell office:value-type="float" office:value="1443136145.62678" calcext:value-type="float">
            <text:p>1443136145.62678</text:p>
          </table:table-cell>
          <table:table-cell table:formula="of:=[.G309]-[.$B$2]" office:value-type="float" office:value="65.6266028881073" calcext:value-type="float">
            <text:p>65.6266028881</text:p>
          </table:table-cell>
          <table:table-cell table:formula="of:=[.C309]/([.H309]-[.H308])" office:value-type="float" office:value="104796.434765701" calcext:value-type="float">
            <text:p>104796.434765701</text:p>
          </table:table-cell>
          <table:table-cell table:formula="of:=[.G309]-[.$B309]" office:value-type="float" office:value="0.50834321975708" calcext:value-type="float">
            <text:p>0.5083432198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36145.1969" calcext:value-type="float">
            <text:p>1443136145.1969</text:p>
          </table:table-cell>
          <table:table-cell office:value-type="float" office:value="8224" calcext:value-type="float">
            <text:p>8224</text:p>
          </table:table-cell>
          <table:table-cell table:formula="of:=[.B310]-[.$B$2]" office:value-type="float" office:value="65.1967172622681" calcext:value-type="float">
            <text:p>65.1967172623</text:p>
          </table:table-cell>
          <table:table-cell table:formula="of:=[.C310]/([.D310]-[.D309])" office:value-type="float" office:value="104820.956000912" calcext:value-type="float">
            <text:p>104820.956000912</text:p>
          </table:table-cell>
          <table:table-cell/>
          <table:table-cell office:value-type="float" office:value="1443136145.70523" calcext:value-type="float">
            <text:p>1443136145.70523</text:p>
          </table:table-cell>
          <table:table-cell table:formula="of:=[.G310]-[.$B$2]" office:value-type="float" office:value="65.7050497531891" calcext:value-type="float">
            <text:p>65.7050497532</text:p>
          </table:table-cell>
          <table:table-cell table:formula="of:=[.C310]/([.H310]-[.H309])" office:value-type="float" office:value="104835.291906513" calcext:value-type="float">
            <text:p>104835.291906513</text:p>
          </table:table-cell>
          <table:table-cell table:formula="of:=[.G310]-[.$B310]" office:value-type="float" office:value="0.508332490921021" calcext:value-type="float">
            <text:p>0.5083324909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36145.27536" calcext:value-type="float">
            <text:p>1443136145.27536</text:p>
          </table:table-cell>
          <table:table-cell office:value-type="float" office:value="8224" calcext:value-type="float">
            <text:p>8224</text:p>
          </table:table-cell>
          <table:table-cell table:formula="of:=[.B311]-[.$B$2]" office:value-type="float" office:value="65.2751753330231" calcext:value-type="float">
            <text:p>65.275175333</text:p>
          </table:table-cell>
          <table:table-cell table:formula="of:=[.C311]/([.D311]-[.D310])" office:value-type="float" office:value="104820.318940552" calcext:value-type="float">
            <text:p>104820.318940552</text:p>
          </table:table-cell>
          <table:table-cell/>
          <table:table-cell office:value-type="float" office:value="1443136145.78367" calcext:value-type="float">
            <text:p>1443136145.78367</text:p>
          </table:table-cell>
          <table:table-cell table:formula="of:=[.G311]-[.$B$2]" office:value-type="float" office:value="65.7834854125977" calcext:value-type="float">
            <text:p>65.7834854126</text:p>
          </table:table-cell>
          <table:table-cell table:formula="of:=[.C311]/([.H311]-[.H310])" office:value-type="float" office:value="104850.269150686" calcext:value-type="float">
            <text:p>104850.269150686</text:p>
          </table:table-cell>
          <table:table-cell table:formula="of:=[.G311]-[.$B311]" office:value-type="float" office:value="0.508310079574585" calcext:value-type="float">
            <text:p>0.5083100796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36145.35386" calcext:value-type="float">
            <text:p>1443136145.35386</text:p>
          </table:table-cell>
          <table:table-cell office:value-type="float" office:value="8224" calcext:value-type="float">
            <text:p>8224</text:p>
          </table:table-cell>
          <table:table-cell table:formula="of:=[.B312]-[.$B$2]" office:value-type="float" office:value="65.3536784648895" calcext:value-type="float">
            <text:p>65.3536784649</text:p>
          </table:table-cell>
          <table:table-cell table:formula="of:=[.C312]/([.D312]-[.D311])" office:value-type="float" office:value="104760.151658537" calcext:value-type="float">
            <text:p>104760.151658537</text:p>
          </table:table-cell>
          <table:table-cell/>
          <table:table-cell office:value-type="float" office:value="1443136145.86214" calcext:value-type="float">
            <text:p>1443136145.86214</text:p>
          </table:table-cell>
          <table:table-cell table:formula="of:=[.G312]-[.$B$2]" office:value-type="float" office:value="65.8619637489319" calcext:value-type="float">
            <text:p>65.8619637489</text:p>
          </table:table-cell>
          <table:table-cell table:formula="of:=[.C312]/([.H312]-[.H311])" office:value-type="float" office:value="104793.251031407" calcext:value-type="float">
            <text:p>104793.251031407</text:p>
          </table:table-cell>
          <table:table-cell table:formula="of:=[.G312]-[.$B312]" office:value-type="float" office:value="0.508285284042358" calcext:value-type="float">
            <text:p>0.508285284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36145.4323" calcext:value-type="float">
            <text:p>1443136145.4323</text:p>
          </table:table-cell>
          <table:table-cell office:value-type="float" office:value="8224" calcext:value-type="float">
            <text:p>8224</text:p>
          </table:table-cell>
          <table:table-cell table:formula="of:=[.B313]-[.$B$2]" office:value-type="float" office:value="65.4321162700653" calcext:value-type="float">
            <text:p>65.4321162701</text:p>
          </table:table-cell>
          <table:table-cell table:formula="of:=[.C313]/([.D313]-[.D312])" office:value-type="float" office:value="104847.400836495" calcext:value-type="float">
            <text:p>104847.400836495</text:p>
          </table:table-cell>
          <table:table-cell/>
          <table:table-cell office:value-type="float" office:value="1443136145.94062" calcext:value-type="float">
            <text:p>1443136145.94062</text:p>
          </table:table-cell>
          <table:table-cell table:formula="of:=[.G313]-[.$B$2]" office:value-type="float" office:value="65.9404344558716" calcext:value-type="float">
            <text:p>65.9404344559</text:p>
          </table:table-cell>
          <table:table-cell table:formula="of:=[.C313]/([.H313]-[.H312])" office:value-type="float" office:value="104803.43966214" calcext:value-type="float">
            <text:p>104803.43966214</text:p>
          </table:table-cell>
          <table:table-cell table:formula="of:=[.G313]-[.$B313]" office:value-type="float" office:value="0.508318185806274" calcext:value-type="float">
            <text:p>0.5083181858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36145.51076" calcext:value-type="float">
            <text:p>1443136145.51076</text:p>
          </table:table-cell>
          <table:table-cell office:value-type="float" office:value="8224" calcext:value-type="float">
            <text:p>8224</text:p>
          </table:table-cell>
          <table:table-cell table:formula="of:=[.B314]-[.$B$2]" office:value-type="float" office:value="65.5105750560761" calcext:value-type="float">
            <text:p>65.5105750561</text:p>
          </table:table-cell>
          <table:table-cell table:formula="of:=[.C314]/([.D314]-[.D313])" office:value-type="float" office:value="104819.363364531" calcext:value-type="float">
            <text:p>104819.363364531</text:p>
          </table:table-cell>
          <table:table-cell/>
          <table:table-cell office:value-type="float" office:value="1443136146.01907" calcext:value-type="float">
            <text:p>1443136146.01907</text:p>
          </table:table-cell>
          <table:table-cell table:formula="of:=[.G314]-[.$B$2]" office:value-type="float" office:value="66.0188910961151" calcext:value-type="float">
            <text:p>66.0188910961</text:p>
          </table:table-cell>
          <table:table-cell table:formula="of:=[.C314]/([.H314]-[.H313])" office:value-type="float" office:value="104822.230144862" calcext:value-type="float">
            <text:p>104822.230144862</text:p>
          </table:table-cell>
          <table:table-cell table:formula="of:=[.G314]-[.$B314]" office:value-type="float" office:value="0.508316040039063" calcext:value-type="float">
            <text:p>0.50831604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36145.58923" calcext:value-type="float">
            <text:p>1443136145.58923</text:p>
          </table:table-cell>
          <table:table-cell office:value-type="float" office:value="8224" calcext:value-type="float">
            <text:p>8224</text:p>
          </table:table-cell>
          <table:table-cell table:formula="of:=[.B315]-[.$B$2]" office:value-type="float" office:value="65.5890486240387" calcext:value-type="float">
            <text:p>65.589048624</text:p>
          </table:table-cell>
          <table:table-cell table:formula="of:=[.C315]/([.D315]-[.D314])" office:value-type="float" office:value="104799.618693451" calcext:value-type="float">
            <text:p>104799.618693451</text:p>
          </table:table-cell>
          <table:table-cell/>
          <table:table-cell office:value-type="float" office:value="1443136146.09764" calcext:value-type="float">
            <text:p>1443136146.09764</text:p>
          </table:table-cell>
          <table:table-cell table:formula="of:=[.G315]-[.$B$2]" office:value-type="float" office:value="66.097457408905" calcext:value-type="float">
            <text:p>66.0974574089</text:p>
          </table:table-cell>
          <table:table-cell table:formula="of:=[.C315]/([.H315]-[.H314])" office:value-type="float" office:value="104675.906351754" calcext:value-type="float">
            <text:p>104675.906351754</text:p>
          </table:table-cell>
          <table:table-cell table:formula="of:=[.G315]-[.$B315]" office:value-type="float" office:value="0.508408784866333" calcext:value-type="float">
            <text:p>0.5084087849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36145.66769" calcext:value-type="float">
            <text:p>1443136145.66769</text:p>
          </table:table-cell>
          <table:table-cell office:value-type="float" office:value="8224" calcext:value-type="float">
            <text:p>8224</text:p>
          </table:table-cell>
          <table:table-cell table:formula="of:=[.B316]-[.$B$2]" office:value-type="float" office:value="65.6675081253052" calcext:value-type="float">
            <text:p>65.6675081253</text:p>
          </table:table-cell>
          <table:table-cell table:formula="of:=[.C316]/([.D316]-[.D315])" office:value-type="float" office:value="104818.407805933" calcext:value-type="float">
            <text:p>104818.407805933</text:p>
          </table:table-cell>
          <table:table-cell/>
          <table:table-cell office:value-type="float" office:value="1443136146.17608" calcext:value-type="float">
            <text:p>1443136146.17608</text:p>
          </table:table-cell>
          <table:table-cell table:formula="of:=[.G316]-[.$B$2]" office:value-type="float" office:value="66.1759035587311" calcext:value-type="float">
            <text:p>66.1759035587</text:p>
          </table:table-cell>
          <table:table-cell table:formula="of:=[.C316]/([.H316]-[.H315])" office:value-type="float" office:value="104836.247772979" calcext:value-type="float">
            <text:p>104836.247772979</text:p>
          </table:table-cell>
          <table:table-cell table:formula="of:=[.G316]-[.$B316]" office:value-type="float" office:value="0.508395433425903" calcext:value-type="float">
            <text:p>0.5083954334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36145.74613" calcext:value-type="float">
            <text:p>1443136145.74613</text:p>
          </table:table-cell>
          <table:table-cell office:value-type="float" office:value="8224" calcext:value-type="float">
            <text:p>8224</text:p>
          </table:table-cell>
          <table:table-cell table:formula="of:=[.B317]-[.$B$2]" office:value-type="float" office:value="65.7459487915039" calcext:value-type="float">
            <text:p>65.7459487915</text:p>
          </table:table-cell>
          <table:table-cell table:formula="of:=[.C317]/([.D317]-[.D316])" office:value-type="float" office:value="104843.576661682" calcext:value-type="float">
            <text:p>104843.576661682</text:p>
          </table:table-cell>
          <table:table-cell/>
          <table:table-cell office:value-type="float" office:value="1443136146.25185" calcext:value-type="float">
            <text:p>1443136146.25185</text:p>
          </table:table-cell>
          <table:table-cell table:formula="of:=[.G317]-[.$B$2]" office:value-type="float" office:value="66.2516660690308" calcext:value-type="float">
            <text:p>66.251666069</text:p>
          </table:table-cell>
          <table:table-cell table:formula="of:=[.C317]/([.H317]-[.H316])" office:value-type="float" office:value="108549.729509615" calcext:value-type="float">
            <text:p>108549.729509615</text:p>
          </table:table-cell>
          <table:table-cell table:formula="of:=[.G317]-[.$B317]" office:value-type="float" office:value="0.505717277526856" calcext:value-type="float">
            <text:p>0.5057172775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36145.82463" calcext:value-type="float">
            <text:p>1443136145.82463</text:p>
          </table:table-cell>
          <table:table-cell office:value-type="float" office:value="8224" calcext:value-type="float">
            <text:p>8224</text:p>
          </table:table-cell>
          <table:table-cell table:formula="of:=[.B318]-[.$B$2]" office:value-type="float" office:value="65.824453830719" calcext:value-type="float">
            <text:p>65.8244538307</text:p>
          </table:table-cell>
          <table:table-cell table:formula="of:=[.C318]/([.D318]-[.D317])" office:value-type="float" office:value="104757.60641897" calcext:value-type="float">
            <text:p>104757.60641897</text:p>
          </table:table-cell>
          <table:table-cell/>
          <table:table-cell office:value-type="float" office:value="1443136146.32663" calcext:value-type="float">
            <text:p>1443136146.32663</text:p>
          </table:table-cell>
          <table:table-cell table:formula="of:=[.G318]-[.$B$2]" office:value-type="float" office:value="66.3264520168304" calcext:value-type="float">
            <text:p>66.3264520168</text:p>
          </table:table-cell>
          <table:table-cell table:formula="of:=[.C318]/([.H318]-[.H317])" office:value-type="float" office:value="109967.182899498" calcext:value-type="float">
            <text:p>109967.182899498</text:p>
          </table:table-cell>
          <table:table-cell table:formula="of:=[.G318]-[.$B318]" office:value-type="float" office:value="0.50199818611145" calcext:value-type="float">
            <text:p>0.501998186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36145.9031" calcext:value-type="float">
            <text:p>1443136145.9031</text:p>
          </table:table-cell>
          <table:table-cell office:value-type="float" office:value="8224" calcext:value-type="float">
            <text:p>8224</text:p>
          </table:table-cell>
          <table:table-cell table:formula="of:=[.B319]-[.$B$2]" office:value-type="float" office:value="65.9029195308685" calcext:value-type="float">
            <text:p>65.9029195309</text:p>
          </table:table-cell>
          <table:table-cell table:formula="of:=[.C319]/([.D319]-[.D318])" office:value-type="float" office:value="104810.127027824" calcext:value-type="float">
            <text:p>104810.127027824</text:p>
          </table:table-cell>
          <table:table-cell/>
          <table:table-cell office:value-type="float" office:value="1443136146.40152" calcext:value-type="float">
            <text:p>1443136146.40152</text:p>
          </table:table-cell>
          <table:table-cell table:formula="of:=[.G319]-[.$B$2]" office:value-type="float" office:value="66.4013352394104" calcext:value-type="float">
            <text:p>66.4013352394</text:p>
          </table:table-cell>
          <table:table-cell table:formula="of:=[.C319]/([.H319]-[.H318])" office:value-type="float" office:value="109824.333364111" calcext:value-type="float">
            <text:p>109824.333364111</text:p>
          </table:table-cell>
          <table:table-cell table:formula="of:=[.G319]-[.$B319]" office:value-type="float" office:value="0.49841570854187" calcext:value-type="float">
            <text:p>0.4984157085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36145.98156" calcext:value-type="float">
            <text:p>1443136145.98156</text:p>
          </table:table-cell>
          <table:table-cell office:value-type="float" office:value="8224" calcext:value-type="float">
            <text:p>8224</text:p>
          </table:table-cell>
          <table:table-cell table:formula="of:=[.B320]-[.$B$2]" office:value-type="float" office:value="65.9813785552979" calcext:value-type="float">
            <text:p>65.9813785553</text:p>
          </table:table-cell>
          <table:table-cell table:formula="of:=[.C320]/([.D320]-[.D319])" office:value-type="float" office:value="104819.044843063" calcext:value-type="float">
            <text:p>104819.044843063</text:p>
          </table:table-cell>
          <table:table-cell/>
          <table:table-cell office:value-type="float" office:value="1443136146.47651" calcext:value-type="float">
            <text:p>1443136146.47651</text:p>
          </table:table-cell>
          <table:table-cell table:formula="of:=[.G320]-[.$B$2]" office:value-type="float" office:value="66.4763324260712" calcext:value-type="float">
            <text:p>66.4763324261</text:p>
          </table:table-cell>
          <table:table-cell table:formula="of:=[.C320]/([.H320]-[.H319])" office:value-type="float" office:value="109657.446714628" calcext:value-type="float">
            <text:p>109657.446714628</text:p>
          </table:table-cell>
          <table:table-cell table:formula="of:=[.G320]-[.$B320]" office:value-type="float" office:value="0.494953870773315" calcext:value-type="float">
            <text:p>0.4949538708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36146.0573" calcext:value-type="float">
            <text:p>1443136146.0573</text:p>
          </table:table-cell>
          <table:table-cell office:value-type="float" office:value="8224" calcext:value-type="float">
            <text:p>8224</text:p>
          </table:table-cell>
          <table:table-cell table:formula="of:=[.B321]-[.$B$2]" office:value-type="float" office:value="66.0571231842041" calcext:value-type="float">
            <text:p>66.0571231842</text:p>
          </table:table-cell>
          <table:table-cell table:formula="of:=[.C321]/([.D321]-[.D320])" office:value-type="float" office:value="108575.355358582" calcext:value-type="float">
            <text:p>108575.355358582</text:p>
          </table:table-cell>
          <table:table-cell/>
          <table:table-cell office:value-type="float" office:value="1443136146.55133" calcext:value-type="float">
            <text:p>1443136146.55133</text:p>
          </table:table-cell>
          <table:table-cell table:formula="of:=[.G321]-[.$B$2]" office:value-type="float" office:value="66.5511527061462" calcext:value-type="float">
            <text:p>66.5511527061</text:p>
          </table:table-cell>
          <table:table-cell table:formula="of:=[.C321]/([.H321]-[.H320])" office:value-type="float" office:value="109916.72300275" calcext:value-type="float">
            <text:p>109916.72300275</text:p>
          </table:table-cell>
          <table:table-cell table:formula="of:=[.G321]-[.$B321]" office:value-type="float" office:value="0.494029521942139" calcext:value-type="float">
            <text:p>0.494029521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36146.1322" calcext:value-type="float">
            <text:p>1443136146.1322</text:p>
          </table:table-cell>
          <table:table-cell office:value-type="float" office:value="8224" calcext:value-type="float">
            <text:p>8224</text:p>
          </table:table-cell>
          <table:table-cell table:formula="of:=[.B322]-[.$B$2]" office:value-type="float" office:value="66.1320209503174" calcext:value-type="float">
            <text:p>66.1320209503</text:p>
          </table:table-cell>
          <table:table-cell table:formula="of:=[.C322]/([.D322]-[.D321])" office:value-type="float" office:value="109803.007843537" calcext:value-type="float">
            <text:p>109803.007843537</text:p>
          </table:table-cell>
          <table:table-cell/>
          <table:table-cell office:value-type="float" office:value="1443136146.62632" calcext:value-type="float">
            <text:p>1443136146.62632</text:p>
          </table:table-cell>
          <table:table-cell table:formula="of:=[.G322]-[.$B$2]" office:value-type="float" office:value="66.6261353492737" calcext:value-type="float">
            <text:p>66.6261353493</text:p>
          </table:table-cell>
          <table:table-cell table:formula="of:=[.C322]/([.H322]-[.H321])" office:value-type="float" office:value="109678.71572655" calcext:value-type="float">
            <text:p>109678.71572655</text:p>
          </table:table-cell>
          <table:table-cell table:formula="of:=[.G322]-[.$B322]" office:value-type="float" office:value="0.494114398956299" calcext:value-type="float">
            <text:p>0.494114399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36146.2071" calcext:value-type="float">
            <text:p>1443136146.2071</text:p>
          </table:table-cell>
          <table:table-cell office:value-type="float" office:value="8224" calcext:value-type="float">
            <text:p>8224</text:p>
          </table:table-cell>
          <table:table-cell table:formula="of:=[.B323]-[.$B$2]" office:value-type="float" office:value="66.2069215774536" calcext:value-type="float">
            <text:p>66.2069215775</text:p>
          </table:table-cell>
          <table:table-cell table:formula="of:=[.C323]/([.D323]-[.D322])" office:value-type="float" office:value="109798.813633991" calcext:value-type="float">
            <text:p>109798.813633991</text:p>
          </table:table-cell>
          <table:table-cell/>
          <table:table-cell office:value-type="float" office:value="1443136146.70121" calcext:value-type="float">
            <text:p>1443136146.70121</text:p>
          </table:table-cell>
          <table:table-cell table:formula="of:=[.G323]-[.$B$2]" office:value-type="float" office:value="66.7010316848755" calcext:value-type="float">
            <text:p>66.7010316849</text:p>
          </table:table-cell>
          <table:table-cell table:formula="of:=[.C323]/([.H323]-[.H322])" office:value-type="float" office:value="109805.105068473" calcext:value-type="float">
            <text:p>109805.105068473</text:p>
          </table:table-cell>
          <table:table-cell table:formula="of:=[.G323]-[.$B323]" office:value-type="float" office:value="0.494110107421875" calcext:value-type="float">
            <text:p>0.4941101074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36146.282" calcext:value-type="float">
            <text:p>1443136146.282</text:p>
          </table:table-cell>
          <table:table-cell office:value-type="float" office:value="8224" calcext:value-type="float">
            <text:p>8224</text:p>
          </table:table-cell>
          <table:table-cell table:formula="of:=[.B324]-[.$B$2]" office:value-type="float" office:value="66.2818179130554" calcext:value-type="float">
            <text:p>66.2818179131</text:p>
          </table:table-cell>
          <table:table-cell table:formula="of:=[.C324]/([.D324]-[.D323])" office:value-type="float" office:value="109805.105068473" calcext:value-type="float">
            <text:p>109805.105068473</text:p>
          </table:table-cell>
          <table:table-cell/>
          <table:table-cell office:value-type="float" office:value="1443136146.77606" calcext:value-type="float">
            <text:p>1443136146.77606</text:p>
          </table:table-cell>
          <table:table-cell table:formula="of:=[.G324]-[.$B$2]" office:value-type="float" office:value="66.7758784294128" calcext:value-type="float">
            <text:p>66.7758784294</text:p>
          </table:table-cell>
          <table:table-cell table:formula="of:=[.C324]/([.H324]-[.H323])" office:value-type="float" office:value="109877.858427038" calcext:value-type="float">
            <text:p>109877.858427038</text:p>
          </table:table-cell>
          <table:table-cell table:formula="of:=[.G324]-[.$B324]" office:value-type="float" office:value="0.494060516357422" calcext:value-type="float">
            <text:p>0.4940605164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36146.3569" calcext:value-type="float">
            <text:p>1443136146.3569</text:p>
          </table:table-cell>
          <table:table-cell office:value-type="float" office:value="8224" calcext:value-type="float">
            <text:p>8224</text:p>
          </table:table-cell>
          <table:table-cell table:formula="of:=[.B325]-[.$B$2]" office:value-type="float" office:value="66.3567204475403" calcext:value-type="float">
            <text:p>66.3567204475</text:p>
          </table:table-cell>
          <table:table-cell table:formula="of:=[.C325]/([.D325]-[.D324])" office:value-type="float" office:value="109796.017672299" calcext:value-type="float">
            <text:p>109796.017672299</text:p>
          </table:table-cell>
          <table:table-cell/>
          <table:table-cell office:value-type="float" office:value="1443136146.85095" calcext:value-type="float">
            <text:p>1443136146.85095</text:p>
          </table:table-cell>
          <table:table-cell table:formula="of:=[.G325]-[.$B$2]" office:value-type="float" office:value="66.8507676124573" calcext:value-type="float">
            <text:p>66.8507676125</text:p>
          </table:table-cell>
          <table:table-cell table:formula="of:=[.C325]/([.H325]-[.H324])" office:value-type="float" office:value="109815.592394972" calcext:value-type="float">
            <text:p>109815.592394972</text:p>
          </table:table-cell>
          <table:table-cell table:formula="of:=[.G325]-[.$B325]" office:value-type="float" office:value="0.494047164916992" calcext:value-type="float">
            <text:p>0.4940471649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36146.4318" calcext:value-type="float">
            <text:p>1443136146.4318</text:p>
          </table:table-cell>
          <table:table-cell office:value-type="float" office:value="8224" calcext:value-type="float">
            <text:p>8224</text:p>
          </table:table-cell>
          <table:table-cell table:formula="of:=[.B326]-[.$B$2]" office:value-type="float" office:value="66.4316201210022" calcext:value-type="float">
            <text:p>66.431620121</text:p>
          </table:table-cell>
          <table:table-cell table:formula="of:=[.C326]/([.D326]-[.D325])" office:value-type="float" office:value="109800.211668237" calcext:value-type="float">
            <text:p>109800.211668237</text:p>
          </table:table-cell>
          <table:table-cell/>
          <table:table-cell office:value-type="float" office:value="1443136146.92588" calcext:value-type="float">
            <text:p>1443136146.92588</text:p>
          </table:table-cell>
          <table:table-cell table:formula="of:=[.G326]-[.$B$2]" office:value-type="float" office:value="66.9257018566132" calcext:value-type="float">
            <text:p>66.9257018566</text:p>
          </table:table-cell>
          <table:table-cell table:formula="of:=[.C326]/([.H326]-[.H325])" office:value-type="float" office:value="109749.555662319" calcext:value-type="float">
            <text:p>109749.555662319</text:p>
          </table:table-cell>
          <table:table-cell table:formula="of:=[.G326]-[.$B326]" office:value-type="float" office:value="0.494081735610962" calcext:value-type="float">
            <text:p>0.4940817356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36146.50669" calcext:value-type="float">
            <text:p>1443136146.50669</text:p>
          </table:table-cell>
          <table:table-cell office:value-type="float" office:value="8224" calcext:value-type="float">
            <text:p>8224</text:p>
          </table:table-cell>
          <table:table-cell table:formula="of:=[.B327]-[.$B$2]" office:value-type="float" office:value="66.5065126419067" calcext:value-type="float">
            <text:p>66.5065126419</text:p>
          </table:table-cell>
          <table:table-cell table:formula="of:=[.C327]/([.D327]-[.D326])" office:value-type="float" office:value="109810.698059989" calcext:value-type="float">
            <text:p>109810.698059989</text:p>
          </table:table-cell>
          <table:table-cell/>
          <table:table-cell office:value-type="float" office:value="1443136147.00087" calcext:value-type="float">
            <text:p>1443136147.00087</text:p>
          </table:table-cell>
          <table:table-cell table:formula="of:=[.G327]-[.$B$2]" office:value-type="float" office:value="67.0006911754608" calcext:value-type="float">
            <text:p>67.0006911755</text:p>
          </table:table-cell>
          <table:table-cell table:formula="of:=[.C327]/([.H327]-[.H326])" office:value-type="float" office:value="109668.951877098" calcext:value-type="float">
            <text:p>109668.951877098</text:p>
          </table:table-cell>
          <table:table-cell table:formula="of:=[.G327]-[.$B327]" office:value-type="float" office:value="0.494178533554077" calcext:value-type="float">
            <text:p>0.4941785336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36146.5816" calcext:value-type="float">
            <text:p>1443136146.5816</text:p>
          </table:table-cell>
          <table:table-cell office:value-type="float" office:value="8224" calcext:value-type="float">
            <text:p>8224</text:p>
          </table:table-cell>
          <table:table-cell table:formula="of:=[.B328]-[.$B$2]" office:value-type="float" office:value="66.5814151763916" calcext:value-type="float">
            <text:p>66.5814151764</text:p>
          </table:table-cell>
          <table:table-cell table:formula="of:=[.C328]/([.D328]-[.D327])" office:value-type="float" office:value="109796.017672299" calcext:value-type="float">
            <text:p>109796.017672299</text:p>
          </table:table-cell>
          <table:table-cell/>
          <table:table-cell office:value-type="float" office:value="1443136150.99479" calcext:value-type="float">
            <text:p>1443136150.99479</text:p>
          </table:table-cell>
          <table:table-cell table:formula="of:=[.G328]-[.$B$2]" office:value-type="float" office:value="70.9946136474609" calcext:value-type="float">
            <text:p>70.9946136475</text:p>
          </table:table-cell>
          <table:table-cell table:formula="of:=[.C328]/([.H328]-[.H327])" office:value-type="float" office:value="2059.12860293492" calcext:value-type="float">
            <text:p>2059.1286029349</text:p>
          </table:table-cell>
          <table:table-cell table:formula="of:=[.G328]-[.$B328]" office:value-type="float" office:value="4.41319847106934" calcext:value-type="float">
            <text:p>4.413198471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36146.6565" calcext:value-type="float">
            <text:p>1443136146.6565</text:p>
          </table:table-cell>
          <table:table-cell office:value-type="float" office:value="8224" calcext:value-type="float">
            <text:p>8224</text:p>
          </table:table-cell>
          <table:table-cell table:formula="of:=[.B329]-[.$B$2]" office:value-type="float" office:value="66.6563172340393" calcext:value-type="float">
            <text:p>66.656317234</text:p>
          </table:table-cell>
          <table:table-cell table:formula="of:=[.C329]/([.D329]-[.D328])" office:value-type="float" office:value="109796.716649372" calcext:value-type="float">
            <text:p>109796.716649372</text:p>
          </table:table-cell>
          <table:table-cell/>
          <table:table-cell office:value-type="float" office:value="1443136151.09487" calcext:value-type="float">
            <text:p>1443136151.09487</text:p>
          </table:table-cell>
          <table:table-cell table:formula="of:=[.G329]-[.$B$2]" office:value-type="float" office:value="71.0946877002716" calcext:value-type="float">
            <text:p>71.0946877003</text:p>
          </table:table-cell>
          <table:table-cell table:formula="of:=[.C329]/([.H329]-[.H328])" office:value-type="float" office:value="82179.1440340591" calcext:value-type="float">
            <text:p>82179.1440340591</text:p>
          </table:table-cell>
          <table:table-cell table:formula="of:=[.G329]-[.$B329]" office:value-type="float" office:value="4.4383704662323" calcext:value-type="float">
            <text:p>4.4383704662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36146.7314" calcext:value-type="float">
            <text:p>1443136146.7314</text:p>
          </table:table-cell>
          <table:table-cell office:value-type="float" office:value="8224" calcext:value-type="float">
            <text:p>8224</text:p>
          </table:table-cell>
          <table:table-cell table:formula="of:=[.B330]-[.$B$2]" office:value-type="float" office:value="66.7312150001526" calcext:value-type="float">
            <text:p>66.7312150002</text:p>
          </table:table-cell>
          <table:table-cell table:formula="of:=[.C330]/([.D330]-[.D329])" office:value-type="float" office:value="109803.007843537" calcext:value-type="float">
            <text:p>109803.007843537</text:p>
          </table:table-cell>
          <table:table-cell/>
          <table:table-cell office:value-type="float" office:value="1443136151.19236" calcext:value-type="float">
            <text:p>1443136151.19236</text:p>
          </table:table-cell>
          <table:table-cell table:formula="of:=[.G330]-[.$B$2]" office:value-type="float" office:value="71.1921753883362" calcext:value-type="float">
            <text:p>71.1921753883</text:p>
          </table:table-cell>
          <table:table-cell table:formula="of:=[.C330]/([.H330]-[.H329])" office:value-type="float" office:value="84359.3705345897" calcext:value-type="float">
            <text:p>84359.3705345897</text:p>
          </table:table-cell>
          <table:table-cell table:formula="of:=[.G330]-[.$B330]" office:value-type="float" office:value="4.46096038818359" calcext:value-type="float">
            <text:p>4.460960388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36146.8063" calcext:value-type="float">
            <text:p>1443136146.8063</text:p>
          </table:table-cell>
          <table:table-cell office:value-type="float" office:value="8224" calcext:value-type="float">
            <text:p>8224</text:p>
          </table:table-cell>
          <table:table-cell table:formula="of:=[.B331]-[.$B$2]" office:value-type="float" office:value="66.806117773056" calcext:value-type="float">
            <text:p>66.8061177731</text:p>
          </table:table-cell>
          <table:table-cell table:formula="of:=[.C331]/([.D331]-[.D330])" office:value-type="float" office:value="109795.668187099" calcext:value-type="float">
            <text:p>109795.668187099</text:p>
          </table:table-cell>
          <table:table-cell/>
          <table:table-cell office:value-type="float" office:value="1443136151.24189" calcext:value-type="float">
            <text:p>1443136151.24189</text:p>
          </table:table-cell>
          <table:table-cell table:formula="of:=[.G331]-[.$B$2]" office:value-type="float" office:value="71.2417063713074" calcext:value-type="float">
            <text:p>71.2417063713</text:p>
          </table:table-cell>
          <table:table-cell table:formula="of:=[.C331]/([.H331]-[.H330])" office:value-type="float" office:value="166037.488187612" calcext:value-type="float">
            <text:p>166037.488187612</text:p>
          </table:table-cell>
          <table:table-cell table:formula="of:=[.G331]-[.$B331]" office:value-type="float" office:value="4.43558859825134" calcext:value-type="float">
            <text:p>4.4355885983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36146.88119" calcext:value-type="float">
            <text:p>1443136146.88119</text:p>
          </table:table-cell>
          <table:table-cell office:value-type="float" office:value="8224" calcext:value-type="float">
            <text:p>8224</text:p>
          </table:table-cell>
          <table:table-cell table:formula="of:=[.B332]-[.$B$2]" office:value-type="float" office:value="66.8810133934021" calcext:value-type="float">
            <text:p>66.8810133934</text:p>
          </table:table-cell>
          <table:table-cell table:formula="of:=[.C332]/([.D332]-[.D331])" office:value-type="float" office:value="109806.153710984" calcext:value-type="float">
            <text:p>109806.153710984</text:p>
          </table:table-cell>
          <table:table-cell/>
          <table:table-cell office:value-type="float" office:value="1443136151.33678" calcext:value-type="float">
            <text:p>1443136151.33678</text:p>
          </table:table-cell>
          <table:table-cell table:formula="of:=[.G332]-[.$B$2]" office:value-type="float" office:value="71.3366022109985" calcext:value-type="float">
            <text:p>71.336602211</text:p>
          </table:table-cell>
          <table:table-cell table:formula="of:=[.C332]/([.H332]-[.H331])" office:value-type="float" office:value="86663.4409555251" calcext:value-type="float">
            <text:p>86663.4409555251</text:p>
          </table:table-cell>
          <table:table-cell table:formula="of:=[.G332]-[.$B332]" office:value-type="float" office:value="4.45558881759644" calcext:value-type="float">
            <text:p>4.4555888176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36146.95609" calcext:value-type="float">
            <text:p>1443136146.95609</text:p>
          </table:table-cell>
          <table:table-cell office:value-type="float" office:value="8224" calcext:value-type="float">
            <text:p>8224</text:p>
          </table:table-cell>
          <table:table-cell table:formula="of:=[.B333]-[.$B$2]" office:value-type="float" office:value="66.9559142589569" calcext:value-type="float">
            <text:p>66.955914259</text:p>
          </table:table-cell>
          <table:table-cell table:formula="of:=[.C333]/([.D333]-[.D332])" office:value-type="float" office:value="109798.464130992" calcext:value-type="float">
            <text:p>109798.464130992</text:p>
          </table:table-cell>
          <table:table-cell/>
          <table:table-cell office:value-type="float" office:value="1443136151.43167" calcext:value-type="float">
            <text:p>1443136151.43167</text:p>
          </table:table-cell>
          <table:table-cell table:formula="of:=[.G333]-[.$B$2]" office:value-type="float" office:value="71.4314913749695" calcext:value-type="float">
            <text:p>71.431491375</text:p>
          </table:table-cell>
          <table:table-cell table:formula="of:=[.C333]/([.H333]-[.H332])" office:value-type="float" office:value="86669.5379729343" calcext:value-type="float">
            <text:p>86669.5379729343</text:p>
          </table:table-cell>
          <table:table-cell table:formula="of:=[.G333]-[.$B333]" office:value-type="float" office:value="4.47557711601257" calcext:value-type="float">
            <text:p>4.475577116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36160.04258" calcext:value-type="float">
            <text:p>1443136160.04258</text:p>
          </table:table-cell>
          <table:table-cell office:value-type="float" office:value="8000" calcext:value-type="float">
            <text:p>8000</text:p>
          </table:table-cell>
          <table:table-cell table:formula="of:=[.B334]-[.$B$2]" office:value-type="float" office:value="80.0424025058746" calcext:value-type="float">
            <text:p>80.0424025059</text:p>
          </table:table-cell>
          <table:table-cell table:formula="of:=[.C334]/([.D334]-[.D333])" office:value-type="float" office:value="611.317555103773" calcext:value-type="float">
            <text:p>611.3175551038</text:p>
          </table:table-cell>
          <table:table-cell/>
          <table:table-cell office:value-type="float" office:value="1443136160.28489" calcext:value-type="float">
            <text:p>1443136160.28489</text:p>
          </table:table-cell>
          <table:table-cell table:formula="of:=[.G334]-[.$B$2]" office:value-type="float" office:value="80.28471326828" calcext:value-type="float">
            <text:p>80.2847132683</text:p>
          </table:table-cell>
          <table:table-cell table:formula="of:=[.C334]/([.H334]-[.H333])" office:value-type="float" office:value="903.625832087724" calcext:value-type="float">
            <text:p>903.6258320877</text:p>
          </table:table-cell>
          <table:table-cell table:formula="of:=[.G334]-[.$B334]" office:value-type="float" office:value="0.242310762405395" calcext:value-type="float">
            <text:p>0.24231076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18:13:46.720562617</dc:date>
    <meta:editing-duration>PT51S</meta:editing-duration>
    <meta:editing-cycles>1</meta:editing-cycles>
    <meta:document-statistic meta:table-count="1" meta:cell-count="3008" meta:object-count="2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1.D1:source_1.E334" chart:data-source-has-labels="row" svg:x="0.32cm" svg:y="0.18cm" svg:width="12.825cm" svg:height="8.64cm">
          <chartooo:coordinate-region svg:x="1.497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1.E2:source_1.E334" chart:label-cell-address="source_1.E1:source_1.E1" chart:class="chart:scatter">
            <chart:domain table:cell-range-address="source_1.D2:source_1.D334"/>
            <chart:data-point chart:repeated="3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nt bw</text:p>
                <draw:g>
                  <svg:desc>source_1.E1:source_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1.D2:source_1.D334</svg:desc>
                </draw:g>
              </table:table-cell>
              <table:table-cell office:value-type="float" office:value="0">
                <text:p>0</text:p>
                <draw:g>
                  <svg:desc>source_1.E2:source_1.E3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2957963943481">
                <text:p>0.102957963943481</text:p>
              </table:table-cell>
              <table:table-cell office:value-type="float" office:value="79877.2594659559">
                <text:p>79877.2594659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5914735794067">
                <text:p>0.205914735794067</text:p>
              </table:table-cell>
              <table:table-cell office:value-type="float" office:value="79878.1843309435">
                <text:p>79878.1843309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8844327926636">
                <text:p>0.308844327926636</text:p>
              </table:table-cell>
              <table:table-cell office:value-type="float" office:value="79899.2770651212">
                <text:p>79899.2770651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1789417266846">
                <text:p>0.411789417266846</text:p>
              </table:table-cell>
              <table:table-cell office:value-type="float" office:value="79887.2491413511">
                <text:p>79887.24914135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4733076095581">
                <text:p>0.514733076095581</text:p>
              </table:table-cell>
              <table:table-cell office:value-type="float" office:value="79888.3592595252">
                <text:p>79888.3592595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7668151855469">
                <text:p>0.617668151855469</text:p>
              </table:table-cell>
              <table:table-cell office:value-type="float" office:value="79895.020616527">
                <text:p>79895.020616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20605134963989">
                <text:p>0.720605134963989</text:p>
              </table:table-cell>
              <table:table-cell office:value-type="float" office:value="79893.5402189698">
                <text:p>79893.5402189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3549270629883">
                <text:p>0.823549270629883</text:p>
              </table:table-cell>
              <table:table-cell office:value-type="float" office:value="79887.9892167058">
                <text:p>79887.9892167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6505088806152">
                <text:p>0.926505088806152</text:p>
              </table:table-cell>
              <table:table-cell office:value-type="float" office:value="79878.9242383542">
                <text:p>79878.9242383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770113945007">
                <text:p>1.02770113945007</text:p>
              </table:table-cell>
              <table:table-cell office:value-type="float" office:value="81267.9936387818">
                <text:p>81267.9936387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2460017204285">
                <text:p>1.12460017204285</text:p>
              </table:table-cell>
              <table:table-cell office:value-type="float" office:value="84871.8483554121">
                <text:p>84871.8483554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2148990631104">
                <text:p>1.22148990631104</text:p>
              </table:table-cell>
              <table:table-cell office:value-type="float" office:value="84879.9933462111">
                <text:p>84879.9933462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1837701797485">
                <text:p>1.31837701797485</text:p>
              </table:table-cell>
              <table:table-cell office:value-type="float" office:value="84882.2909339672">
                <text:p>84882.29093396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1527247428894">
                <text:p>1.41527247428894</text:p>
              </table:table-cell>
              <table:table-cell office:value-type="float" office:value="84874.9808591837">
                <text:p>84874.98085918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1216173171997">
                <text:p>1.51216173171997</text:p>
              </table:table-cell>
              <table:table-cell office:value-type="float" office:value="84880.4110801879">
                <text:p>84880.41108018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090567111969">
                <text:p>1.6090567111969</text:p>
              </table:table-cell>
              <table:table-cell office:value-type="float" office:value="84875.3985438243">
                <text:p>84875.39854382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0594334602356">
                <text:p>1.70594334602356</text:p>
              </table:table-cell>
              <table:table-cell office:value-type="float" office:value="84882.7086905594">
                <text:p>84882.70869055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028290271759">
                <text:p>1.8028290271759</text:p>
              </table:table-cell>
              <table:table-cell office:value-type="float" office:value="84883.54421608">
                <text:p>84883.544216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9974045753479">
                <text:p>1.89974045753479</text:p>
              </table:table-cell>
              <table:table-cell office:value-type="float" office:value="84860.9907989648">
                <text:p>84860.99079896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9663996696472">
                <text:p>1.99663996696472</text:p>
              </table:table-cell>
              <table:table-cell office:value-type="float" office:value="84871.4307057127">
                <text:p>84871.43070571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7764005661011">
                <text:p>2.07764005661011</text:p>
              </table:table-cell>
              <table:table-cell office:value-type="float" office:value="101530.751830081">
                <text:p>101530.7518300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5809035301208">
                <text:p>2.15809035301208</text:p>
              </table:table-cell>
              <table:table-cell office:value-type="float" office:value="102224.607836222">
                <text:p>102224.6078362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3853850364685">
                <text:p>2.23853850364685</text:p>
              </table:table-cell>
              <table:table-cell office:value-type="float" office:value="102227.334439755">
                <text:p>102227.3344397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1898427009583">
                <text:p>2.31898427009583</text:p>
              </table:table-cell>
              <table:table-cell office:value-type="float" office:value="102230.364169833">
                <text:p>102230.3641698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9943313598633">
                <text:p>2.39943313598633</text:p>
              </table:table-cell>
              <table:table-cell office:value-type="float" office:value="102226.42555575">
                <text:p>102226.425555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47988176345825">
                <text:p>2.47988176345825</text:p>
              </table:table-cell>
              <table:table-cell office:value-type="float" office:value="102226.728515289">
                <text:p>102226.7285152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6032752990723">
                <text:p>2.56032752990723</text:p>
              </table:table-cell>
              <table:table-cell office:value-type="float" office:value="102230.364169833">
                <text:p>102230.3641698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4078855514526">
                <text:p>2.64078855514526</text:p>
              </table:table-cell>
              <table:table-cell office:value-type="float" office:value="102210.976999982">
                <text:p>102210.9769999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2123789787292">
                <text:p>2.72123789787292</text:p>
              </table:table-cell>
              <table:table-cell office:value-type="float" office:value="102225.819642058">
                <text:p>102225.8196420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0168318748474">
                <text:p>2.80168318748474</text:p>
              </table:table-cell>
              <table:table-cell office:value-type="float" office:value="102230.970137399">
                <text:p>102230.9701373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8209891319275">
                <text:p>2.88209891319275</text:p>
              </table:table-cell>
              <table:table-cell office:value-type="float" office:value="102268.554161429">
                <text:p>102268.5541614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6257090568542">
                <text:p>2.96257090568542</text:p>
              </table:table-cell>
              <table:table-cell office:value-type="float" office:value="102197.047012953">
                <text:p>102197.0470129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4406690597534">
                <text:p>3.04406690597534</text:p>
              </table:table-cell>
              <table:table-cell office:value-type="float" office:value="100912.927882885">
                <text:p>100912.9278828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2644481658936">
                <text:p>3.12644481658936</text:p>
              </table:table-cell>
              <table:table-cell office:value-type="float" office:value="99832.5878709647">
                <text:p>99832.58787096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20882177352905">
                <text:p>3.20882177352905</text:p>
              </table:table-cell>
              <table:table-cell office:value-type="float" office:value="99833.7436283334">
                <text:p>99833.74362833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9119539260864">
                <text:p>3.29119539260864</text:p>
              </table:table-cell>
              <table:table-cell office:value-type="float" office:value="99837.7889898698">
                <text:p>99837.78898986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37355852127075">
                <text:p>3.37355852127075</text:p>
              </table:table-cell>
              <table:table-cell office:value-type="float" office:value="99850.5051178732">
                <text:p>99850.50511787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45593595504761">
                <text:p>3.45593595504761</text:p>
              </table:table-cell>
              <table:table-cell office:value-type="float" office:value="99833.1657463041">
                <text:p>99833.16574630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53831553459167">
                <text:p>3.53831553459167</text:p>
              </table:table-cell>
              <table:table-cell office:value-type="float" office:value="99830.5653599595">
                <text:p>99830.56535995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2068486213684">
                <text:p>3.62068486213684</text:p>
              </table:table-cell>
              <table:table-cell office:value-type="float" office:value="99842.990650743">
                <text:p>99842.9906507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70305943489075">
                <text:p>3.70305943489075</text:p>
              </table:table-cell>
              <table:table-cell office:value-type="float" office:value="99836.6331388349">
                <text:p>99836.63313883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78544068336487">
                <text:p>3.78544068336487</text:p>
              </table:table-cell>
              <table:table-cell office:value-type="float" office:value="99828.5429309008">
                <text:p>99828.54293090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86781668663025">
                <text:p>3.86781668663025</text:p>
              </table:table-cell>
              <table:table-cell office:value-type="float" office:value="99834.8994124627">
                <text:p>99834.89941246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950199842453">
                <text:p>3.950199842453</text:p>
              </table:table-cell>
              <table:table-cell office:value-type="float" office:value="99826.2316837414">
                <text:p>99826.23168374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03241944313049">
                <text:p>4.03241944313049</text:p>
              </table:table-cell>
              <table:table-cell office:value-type="float" office:value="100024.810777894">
                <text:p>100024.8107778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11438941955566">
                <text:p>4.11438941955566</text:p>
              </table:table-cell>
              <table:table-cell office:value-type="float" office:value="100329.417655836">
                <text:p>100329.4176558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19637084007263">
                <text:p>4.19637084007263</text:p>
              </table:table-cell>
              <table:table-cell office:value-type="float" office:value="100315.412298789">
                <text:p>100315.4122987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27833795547485">
                <text:p>4.27833795547485</text:p>
              </table:table-cell>
              <table:table-cell office:value-type="float" office:value="100332.919606161">
                <text:p>100332.9196061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36030769348145">
                <text:p>4.36030769348145</text:p>
              </table:table-cell>
              <table:table-cell office:value-type="float" office:value="100329.709475693">
                <text:p>100329.7094756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44228315353394">
                <text:p>4.44228315353394</text:p>
              </table:table-cell>
              <table:table-cell office:value-type="float" office:value="100322.706267632">
                <text:p>100322.7062676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52432203292847">
                <text:p>4.52432203292847</text:p>
              </table:table-cell>
              <table:table-cell office:value-type="float" office:value="100245.152794569">
                <text:p>100245.1527945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60628318786621">
                <text:p>4.60628318786621</text:p>
              </table:table-cell>
              <table:table-cell office:value-type="float" office:value="100340.216121244">
                <text:p>100340.2161212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68826198577881">
                <text:p>4.68826198577881</text:p>
              </table:table-cell>
              <table:table-cell office:value-type="float" office:value="100318.621514408">
                <text:p>100318.6215144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77022933959961">
                <text:p>4.77022933959961</text:p>
              </table:table-cell>
              <table:table-cell office:value-type="float" office:value="100332.62776763">
                <text:p>100332.627767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85219979286194">
                <text:p>4.85219979286194</text:p>
              </table:table-cell>
              <table:table-cell office:value-type="float" office:value="100328.834021215">
                <text:p>100328.8340212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93418288230896">
                <text:p>4.93418288230896</text:p>
              </table:table-cell>
              <table:table-cell office:value-type="float" office:value="100313.370177571">
                <text:p>100313.3701775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01543807983398">
                <text:p>5.01543807983398</text:p>
              </table:table-cell>
              <table:table-cell office:value-type="float" office:value="101211.987054332">
                <text:p>101211.987054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09390449523926">
                <text:p>5.09390449523926</text:p>
              </table:table-cell>
              <table:table-cell office:value-type="float" office:value="104809.171637619">
                <text:p>104809.1716376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17236661911011">
                <text:p>5.17236661911011</text:p>
              </table:table-cell>
              <table:table-cell office:value-type="float" office:value="104814.904240126">
                <text:p>104814.9042401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25082516670227">
                <text:p>5.25082516670227</text:p>
              </table:table-cell>
              <table:table-cell office:value-type="float" office:value="104819.681887936">
                <text:p>104819.6818879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32929563522339">
                <text:p>5.32929563522339</text:p>
              </table:table-cell>
              <table:table-cell office:value-type="float" office:value="104803.758088774">
                <text:p>104803.7580887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40775489807129">
                <text:p>5.40775489807129</text:p>
              </table:table-cell>
              <table:table-cell office:value-type="float" office:value="104818.72632353">
                <text:p>104818.726323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48621392250061">
                <text:p>5.48621392250061</text:p>
              </table:table-cell>
              <table:table-cell office:value-type="float" office:value="104819.044843063">
                <text:p>104819.0448430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56467652320862">
                <text:p>5.56467652320862</text:p>
              </table:table-cell>
              <table:table-cell office:value-type="float" office:value="104814.267253324">
                <text:p>104814.2672533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64315366744995">
                <text:p>5.64315366744995</text:p>
              </table:table-cell>
              <table:table-cell office:value-type="float" office:value="104794.842874373">
                <text:p>104794.8428743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72166538238525">
                <text:p>5.72166538238525</text:p>
              </table:table-cell>
              <table:table-cell office:value-type="float" office:value="104748.699054363">
                <text:p>104748.6990543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800124168396">
                <text:p>5.800124168396</text:p>
              </table:table-cell>
              <table:table-cell office:value-type="float" office:value="104819.363364531">
                <text:p>104819.3633645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87857222557068">
                <text:p>5.87857222557068</text:p>
              </table:table-cell>
              <table:table-cell office:value-type="float" office:value="104833.698834471">
                <text:p>104833.6988344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95705032348633">
                <text:p>5.95705032348633</text:p>
              </table:table-cell>
              <table:table-cell office:value-type="float" office:value="104793.569396131">
                <text:p>104793.5693961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03390717506409">
                <text:p>6.03390717506409</text:p>
              </table:table-cell>
              <table:table-cell office:value-type="float" office:value="107004.123004954">
                <text:p>107004.1230049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10880708694458">
                <text:p>6.10880708694458</text:p>
              </table:table-cell>
              <table:table-cell office:value-type="float" office:value="109799.862156338">
                <text:p>109799.8621563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18371033668518">
                <text:p>6.18371033668518</text:p>
              </table:table-cell>
              <table:table-cell office:value-type="float" office:value="109794.969223375">
                <text:p>109794.9692233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25861477851868">
                <text:p>6.25861477851868</text:p>
              </table:table-cell>
              <table:table-cell office:value-type="float" office:value="109793.221852998">
                <text:p>109793.2218529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33355236053467">
                <text:p>6.33355236053467</text:p>
              </table:table-cell>
              <table:table-cell office:value-type="float" office:value="109744.667211774">
                <text:p>109744.6672117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40846300125122">
                <text:p>6.40846300125122</text:p>
              </table:table-cell>
              <table:table-cell office:value-type="float" office:value="109784.136423529">
                <text:p>109784.1364235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48338580131531">
                <text:p>6.48338580131531</text:p>
              </table:table-cell>
              <table:table-cell office:value-type="float" office:value="109766.319370945">
                <text:p>109766.3193709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5582811832428">
                <text:p>6.5582811832428</text:p>
              </table:table-cell>
              <table:table-cell office:value-type="float" office:value="109806.503262939">
                <text:p>109806.5032629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63319158554077">
                <text:p>6.63319158554077</text:p>
              </table:table-cell>
              <table:table-cell office:value-type="float" office:value="109784.48583532">
                <text:p>109784.485835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70809745788574">
                <text:p>6.70809745788574</text:p>
              </table:table-cell>
              <table:table-cell office:value-type="float" office:value="109791.12508196">
                <text:p>109791.125081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78300404548645">
                <text:p>6.78300404548645</text:p>
              </table:table-cell>
              <table:table-cell office:value-type="float" office:value="109790.076726473">
                <text:p>109790.0767264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85791707038879">
                <text:p>6.85791707038879</text:p>
              </table:table-cell>
              <table:table-cell office:value-type="float" office:value="109780.642427946">
                <text:p>109780.6424279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93282771110535">
                <text:p>6.93282771110535</text:p>
              </table:table-cell>
              <table:table-cell office:value-type="float" office:value="109784.136423529">
                <text:p>109784.1364235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010630607605">
                <text:p>20.010630607605</text:p>
              </table:table-cell>
              <table:table-cell office:value-type="float" office:value="628.851808295812">
                <text:p>628.8518082958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113575220108">
                <text:p>20.113575220108</text:p>
              </table:table-cell>
              <table:table-cell office:value-type="float" office:value="79887.6191773144">
                <text:p>79887.61917731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216498374939">
                <text:p>20.216498374939</text:p>
              </table:table-cell>
              <table:table-cell office:value-type="float" office:value="79904.2743443806">
                <text:p>79904.27434438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.3194382190704">
                <text:p>20.3194382190704</text:p>
              </table:table-cell>
              <table:table-cell office:value-type="float" office:value="79891.3197254963">
                <text:p>79891.31972549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4223790168762">
                <text:p>20.4223790168762</text:p>
              </table:table-cell>
              <table:table-cell office:value-type="float" office:value="79890.5795884335">
                <text:p>79890.57958843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5253000259399">
                <text:p>20.5253000259399</text:p>
              </table:table-cell>
              <table:table-cell office:value-type="float" office:value="79905.9402430493">
                <text:p>79905.94024304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6282384395599">
                <text:p>20.6282384395599</text:p>
              </table:table-cell>
              <table:table-cell office:value-type="float" office:value="79892.4299568042">
                <text:p>79892.42995680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7311789989471">
                <text:p>20.7311789989471</text:p>
              </table:table-cell>
              <table:table-cell office:value-type="float" office:value="79890.7646214135">
                <text:p>79890.76462141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8341279029846">
                <text:p>20.8341279029846</text:p>
              </table:table-cell>
              <table:table-cell office:value-type="float" office:value="79884.2889770472">
                <text:p>79884.28897704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9370729923248">
                <text:p>20.9370729923248</text:p>
              </table:table-cell>
              <table:table-cell office:value-type="float" office:value="79887.2491413511">
                <text:p>79887.24914135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.0376360416412">
                <text:p>21.0376360416412</text:p>
              </table:table-cell>
              <table:table-cell office:value-type="float" office:value="81779.5408542599">
                <text:p>81779.54085425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.1345326900482">
                <text:p>21.1345326900482</text:p>
              </table:table-cell>
              <table:table-cell office:value-type="float" office:value="84873.9366655676">
                <text:p>84873.93666556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.2314221858978">
                <text:p>21.2314221858978</text:p>
              </table:table-cell>
              <table:table-cell office:value-type="float" office:value="84880.2022126855">
                <text:p>84880.20221268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.3283100128174">
                <text:p>21.3283100128174</text:p>
              </table:table-cell>
              <table:table-cell office:value-type="float" office:value="84881.664306789">
                <text:p>84881.6643067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4252045154572">
                <text:p>21.4252045154572</text:p>
              </table:table-cell>
              <table:table-cell office:value-type="float" office:value="84875.8162325759">
                <text:p>84875.81623257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5221183300018">
                <text:p>21.5221183300018</text:p>
              </table:table-cell>
              <table:table-cell office:value-type="float" office:value="84858.9031258149">
                <text:p>84858.90312581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6190268993378">
                <text:p>21.6190268993378</text:p>
              </table:table-cell>
              <table:table-cell office:value-type="float" office:value="84863.4961423398">
                <text:p>84863.4961423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.7159180641174">
                <text:p>21.7159180641174</text:p>
              </table:table-cell>
              <table:table-cell office:value-type="float" office:value="84878.7401689506">
                <text:p>84878.74016895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8128054141998">
                <text:p>21.8128054141998</text:p>
              </table:table-cell>
              <table:table-cell office:value-type="float" office:value="84882.0820572132">
                <text:p>84882.08205721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9097013473511">
                <text:p>21.9097013473511</text:p>
              </table:table-cell>
              <table:table-cell office:value-type="float" office:value="84874.5631786541">
                <text:p>84874.56317865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.0054588317871">
                <text:p>22.0054588317871</text:p>
              </table:table-cell>
              <table:table-cell office:value-type="float" office:value="85883.626208806">
                <text:p>85883.6262088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.0859637260437">
                <text:p>22.0859637260437</text:p>
              </table:table-cell>
              <table:table-cell office:value-type="float" office:value="102155.279824203">
                <text:p>102155.2798242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.16641497612">
                <text:p>22.16641497612</text:p>
              </table:table-cell>
              <table:table-cell office:value-type="float" office:value="102223.396059116">
                <text:p>102223.3960591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.2468628883362">
                <text:p>22.2468628883362</text:p>
              </table:table-cell>
              <table:table-cell office:value-type="float" office:value="102227.637404682">
                <text:p>102227.6374046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.3273117542267">
                <text:p>22.3273117542267</text:p>
              </table:table-cell>
              <table:table-cell office:value-type="float" office:value="102226.42555575">
                <text:p>102226.425555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.4078898429871">
                <text:p>22.4078898429871</text:p>
              </table:table-cell>
              <table:table-cell office:value-type="float" office:value="102062.485304865">
                <text:p>102062.4853048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4883468151093">
                <text:p>22.4883468151093</text:p>
              </table:table-cell>
              <table:table-cell office:value-type="float" office:value="102216.125999745">
                <text:p>102216.1259997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5687959194183">
                <text:p>22.5687959194183</text:p>
              </table:table-cell>
              <table:table-cell office:value-type="float" office:value="102226.122598006">
                <text:p>102226.1225980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6492455005646">
                <text:p>22.6492455005646</text:p>
              </table:table-cell>
              <table:table-cell office:value-type="float" office:value="102225.516687906">
                <text:p>102225.5166879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7296860218048">
                <text:p>22.7296860218048</text:p>
              </table:table-cell>
              <table:table-cell office:value-type="float" office:value="102237.030208185">
                <text:p>102237.030208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810131072998">
                <text:p>22.810131072998</text:p>
              </table:table-cell>
              <table:table-cell office:value-type="float" office:value="102231.273123876">
                <text:p>102231.2731238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8905563354492">
                <text:p>22.8905563354492</text:p>
              </table:table-cell>
              <table:table-cell office:value-type="float" office:value="102256.427263672">
                <text:p>102256.4272636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9712812900543">
                <text:p>22.9712812900543</text:p>
              </table:table-cell>
              <table:table-cell office:value-type="float" office:value="101876.799314795">
                <text:p>101876.7993147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0529947280884">
                <text:p>23.0529947280884</text:p>
              </table:table-cell>
              <table:table-cell office:value-type="float" office:value="100644.400699091">
                <text:p>100644.4006990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1353707313538">
                <text:p>23.1353707313538</text:p>
              </table:table-cell>
              <table:table-cell office:value-type="float" office:value="99834.8994124627">
                <text:p>99834.89941246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2177448272705">
                <text:p>23.2177448272705</text:p>
              </table:table-cell>
              <table:table-cell office:value-type="float" office:value="99837.2110610069">
                <text:p>99837.21106100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3001215457916">
                <text:p>23.3001215457916</text:p>
              </table:table-cell>
              <table:table-cell office:value-type="float" office:value="99834.0325718569">
                <text:p>99834.03257185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.3824954032898">
                <text:p>23.3824954032898</text:p>
              </table:table-cell>
              <table:table-cell office:value-type="float" office:value="99837.5000246019">
                <text:p>99837.50002460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4648718833923">
                <text:p>23.4648718833923</text:p>
              </table:table-cell>
              <table:table-cell office:value-type="float" office:value="99834.321517053">
                <text:p>99834.3215170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5472600460052">
                <text:p>23.5472600460052</text:p>
              </table:table-cell>
              <table:table-cell office:value-type="float" office:value="99820.1651691018">
                <text:p>99820.16516910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6296339035034">
                <text:p>23.6296339035034</text:p>
              </table:table-cell>
              <table:table-cell office:value-type="float" office:value="99837.5000246019">
                <text:p>99837.50002460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7120099067688">
                <text:p>23.7120099067688</text:p>
              </table:table-cell>
              <table:table-cell office:value-type="float" office:value="99834.8994124627">
                <text:p>99834.89941246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794383764267">
                <text:p>23.794383764267</text:p>
              </table:table-cell>
              <table:table-cell office:value-type="float" office:value="99837.5000246019">
                <text:p>99837.50002460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.876757144928">
                <text:p>23.876757144928</text:p>
              </table:table-cell>
              <table:table-cell office:value-type="float" office:value="99838.0779568103">
                <text:p>99838.07795681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959203004837">
                <text:p>23.959203004837</text:p>
              </table:table-cell>
              <table:table-cell office:value-type="float" office:value="99750.30897939">
                <text:p>99750.308979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.041383266449">
                <text:p>24.041383266449</text:p>
              </table:table-cell>
              <table:table-cell office:value-type="float" office:value="100072.691893272">
                <text:p>100072.6918932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.1233556270599">
                <text:p>24.1233556270599</text:p>
              </table:table-cell>
              <table:table-cell office:value-type="float" office:value="100326.499550633">
                <text:p>100326.4995506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.2053234577179">
                <text:p>24.2053234577179</text:p>
              </table:table-cell>
              <table:table-cell office:value-type="float" office:value="100332.044095661">
                <text:p>100332.0440956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.2872934341431">
                <text:p>24.2872934341431</text:p>
              </table:table-cell>
              <table:table-cell office:value-type="float" office:value="100329.417655836">
                <text:p>100329.4176558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.369261264801">
                <text:p>24.369261264801</text:p>
              </table:table-cell>
              <table:table-cell office:value-type="float" office:value="100332.044095661">
                <text:p>100332.0440956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.4512248039246">
                <text:p>24.4512248039246</text:p>
              </table:table-cell>
              <table:table-cell office:value-type="float" office:value="100337.297387864">
                <text:p>100337.2973878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.5331709384918">
                <text:p>24.5331709384918</text:p>
              </table:table-cell>
              <table:table-cell office:value-type="float" office:value="100358.60804697">
                <text:p>100358.608046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6151440143585">
                <text:p>24.6151440143585</text:p>
              </table:table-cell>
              <table:table-cell office:value-type="float" office:value="100325.624152173">
                <text:p>100325.6241521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.6971147060394">
                <text:p>24.6971147060394</text:p>
              </table:table-cell>
              <table:table-cell office:value-type="float" office:value="100328.542206451">
                <text:p>100328.5422064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.7790720462799">
                <text:p>24.7790720462799</text:p>
              </table:table-cell>
              <table:table-cell office:value-type="float" office:value="100344.886447867">
                <text:p>100344.8864478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.8610301017761">
                <text:p>24.8610301017761</text:p>
              </table:table-cell>
              <table:table-cell office:value-type="float" office:value="100344.010728509">
                <text:p>100344.0107285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9430341720581">
                <text:p>24.9430341720581</text:p>
              </table:table-cell>
              <table:table-cell office:value-type="float" office:value="100287.704887338">
                <text:p>100287.7048873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.0239326953888">
                <text:p>25.0239326953888</text:p>
              </table:table-cell>
              <table:table-cell office:value-type="float" office:value="101658.221453348">
                <text:p>101658.2214533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1023786067963">
                <text:p>25.1023786067963</text:p>
              </table:table-cell>
              <table:table-cell office:value-type="float" office:value="104836.566399008">
                <text:p>104836.5663990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.1808340549469">
                <text:p>25.1808340549469</text:p>
              </table:table-cell>
              <table:table-cell office:value-type="float" office:value="104823.822868361">
                <text:p>104823.8228683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2593004703522">
                <text:p>25.2593004703522</text:p>
              </table:table-cell>
              <table:table-cell office:value-type="float" office:value="104809.171637619">
                <text:p>104809.1716376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.3377637863159">
                <text:p>25.3377637863159</text:p>
              </table:table-cell>
              <table:table-cell office:value-type="float" office:value="104813.311787638">
                <text:p>104813.3117876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416223526001">
                <text:p>25.416223526001</text:p>
              </table:table-cell>
              <table:table-cell office:value-type="float" office:value="104818.089290272">
                <text:p>104818.0892902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4946811199188">
                <text:p>25.4946811199188</text:p>
              </table:table-cell>
              <table:table-cell office:value-type="float" office:value="104820.956000912">
                <text:p>104820.9560009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.5731823444366">
                <text:p>25.5731823444366</text:p>
              </table:table-cell>
              <table:table-cell office:value-type="float" office:value="104762.697021788">
                <text:p>104762.6970217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651643037796">
                <text:p>25.651643037796</text:p>
              </table:table-cell>
              <table:table-cell office:value-type="float" office:value="104816.815246986">
                <text:p>104816.8152469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.7301347255707">
                <text:p>25.7301347255707</text:p>
              </table:table-cell>
              <table:table-cell office:value-type="float" office:value="104775.425693613">
                <text:p>104775.4256936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8085947036743">
                <text:p>25.8085947036743</text:p>
              </table:table-cell>
              <table:table-cell office:value-type="float" office:value="104817.770776547">
                <text:p>104817.7707765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8870742321014">
                <text:p>25.8870742321014</text:p>
              </table:table-cell>
              <table:table-cell office:value-type="float" office:value="104791.659236801">
                <text:p>104791.6592368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.9655373096466">
                <text:p>25.9655373096466</text:p>
              </table:table-cell>
              <table:table-cell office:value-type="float" office:value="104813.630274265">
                <text:p>104813.6302742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.0419862270355">
                <text:p>26.0419862270355</text:p>
              </table:table-cell>
              <table:table-cell office:value-type="float" office:value="107575.100876345">
                <text:p>107575.1008763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1168916225433">
                <text:p>26.1168916225433</text:p>
              </table:table-cell>
              <table:table-cell office:value-type="float" office:value="109791.823996741">
                <text:p>109791.8239967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.1918218135834">
                <text:p>26.1918218135834</text:p>
              </table:table-cell>
              <table:table-cell office:value-type="float" office:value="109755.492223495">
                <text:p>109755.4922234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.2666993141174">
                <text:p>26.2666993141174</text:p>
              </table:table-cell>
              <table:table-cell office:value-type="float" office:value="109832.726003713">
                <text:p>109832.7260037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.3416361808777">
                <text:p>26.3416361808777</text:p>
              </table:table-cell>
              <table:table-cell office:value-type="float" office:value="109745.71470023">
                <text:p>109745.714700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.4165132045746">
                <text:p>26.4165132045746</text:p>
              </table:table-cell>
              <table:table-cell office:value-type="float" office:value="109833.425448247">
                <text:p>109833.4254482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4914133548737">
                <text:p>26.4914133548737</text:p>
              </table:table-cell>
              <table:table-cell office:value-type="float" office:value="109799.512646664">
                <text:p>109799.5126466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5663111209869">
                <text:p>26.5663111209869</text:p>
              </table:table-cell>
              <table:table-cell office:value-type="float" office:value="109803.007843537">
                <text:p>109803.0078435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6412341594696">
                <text:p>26.6412341594696</text:p>
              </table:table-cell>
              <table:table-cell office:value-type="float" office:value="109765.970074781">
                <text:p>109765.9700747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716139793396">
                <text:p>26.716139793396</text:p>
              </table:table-cell>
              <table:table-cell office:value-type="float" office:value="109791.474538238">
                <text:p>109791.4745382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7910749912262">
                <text:p>26.7910749912262</text:p>
              </table:table-cell>
              <table:table-cell office:value-type="float" office:value="109748.158917725">
                <text:p>109748.1589177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865971326828">
                <text:p>26.865971326828</text:p>
              </table:table-cell>
              <table:table-cell office:value-type="float" office:value="109805.105068473">
                <text:p>109805.1050684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940892457962">
                <text:p>26.940892457962</text:p>
              </table:table-cell>
              <table:table-cell office:value-type="float" office:value="109768.764506336">
                <text:p>109768.7645063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.0217444896698">
                <text:p>40.0217444896698</text:p>
              </table:table-cell>
              <table:table-cell office:value-type="float" office:value="628.705223487366">
                <text:p>628.7052234873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.1246836185455">
                <text:p>40.1246836185455</text:p>
              </table:table-cell>
              <table:table-cell office:value-type="float" office:value="79891.8748372931">
                <text:p>79891.87483729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.2276184558868">
                <text:p>40.2276184558868</text:p>
              </table:table-cell>
              <table:table-cell office:value-type="float" office:value="79895.2056700792">
                <text:p>79895.20567007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.3305547237396">
                <text:p>40.3305547237396</text:p>
              </table:table-cell>
              <table:table-cell office:value-type="float" office:value="79894.0953616247">
                <text:p>79894.09536162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.4334900379181">
                <text:p>40.4334900379181</text:p>
              </table:table-cell>
              <table:table-cell office:value-type="float" office:value="79894.8355638321">
                <text:p>79894.83556383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.5364220142365">
                <text:p>40.5364220142365</text:p>
              </table:table-cell>
              <table:table-cell office:value-type="float" office:value="79897.4263795723">
                <text:p>79897.42637957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.6393613815308">
                <text:p>40.6393613815308</text:p>
              </table:table-cell>
              <table:table-cell office:value-type="float" office:value="79891.6897991704">
                <text:p>79891.68979917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.7422938346863">
                <text:p>40.7422938346863</text:p>
              </table:table-cell>
              <table:table-cell office:value-type="float" office:value="79897.0562527506">
                <text:p>79897.05625275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.845228433609">
                <text:p>40.845228433609</text:p>
              </table:table-cell>
              <table:table-cell office:value-type="float" office:value="79895.3907244886">
                <text:p>79895.39072448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.9481663703919">
                <text:p>40.9481663703919</text:p>
              </table:table-cell>
              <table:table-cell office:value-type="float" office:value="79892.8000407641">
                <text:p>79892.80004076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.0480935573578">
                <text:p>41.0480935573578</text:p>
              </table:table-cell>
              <table:table-cell office:value-type="float" office:value="82299.9250724724">
                <text:p>82299.92507247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.1449875831604">
                <text:p>41.1449875831604</text:p>
              </table:table-cell>
              <table:table-cell office:value-type="float" office:value="84876.2339254385">
                <text:p>84876.23392543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.2418761253357">
                <text:p>41.2418761253357</text:p>
              </table:table-cell>
              <table:table-cell office:value-type="float" office:value="84881.0376888626">
                <text:p>84881.03768886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.338769197464">
                <text:p>41.338769197464</text:p>
              </table:table-cell>
              <table:table-cell office:value-type="float" office:value="84877.0693234973">
                <text:p>84877.06932349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.4356606006622">
                <text:p>41.4356606006622</text:p>
              </table:table-cell>
              <table:table-cell office:value-type="float" office:value="84878.5313096715">
                <text:p>84878.53130967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.5325450897217">
                <text:p>41.5325450897217</text:p>
              </table:table-cell>
              <table:table-cell office:value-type="float" office:value="84884.588646112">
                <text:p>84884.5886461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.6294438838959">
                <text:p>41.6294438838959</text:p>
              </table:table-cell>
              <table:table-cell office:value-type="float" office:value="84872.0571818032">
                <text:p>84872.05718180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.7263288497925">
                <text:p>41.7263288497925</text:p>
              </table:table-cell>
              <table:table-cell office:value-type="float" office:value="84884.170871015">
                <text:p>84884.1708710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1.8232016563416">
                <text:p>41.8232016563416</text:p>
              </table:table-cell>
              <table:table-cell office:value-type="float" office:value="84894.8254207337">
                <text:p>84894.82542073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1.9200942516327">
                <text:p>41.9200942516327</text:p>
              </table:table-cell>
              <table:table-cell office:value-type="float" office:value="84877.4870286936">
                <text:p>84877.48702869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.0141251087189">
                <text:p>42.0141251087189</text:p>
              </table:table-cell>
              <table:table-cell office:value-type="float" office:value="87460.6512675142">
                <text:p>87460.65126751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.0945761203766">
                <text:p>42.0945761203766</text:p>
              </table:table-cell>
              <table:table-cell office:value-type="float" office:value="102223.699000699">
                <text:p>102223.6990006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.1750302314758">
                <text:p>42.1750302314758</text:p>
              </table:table-cell>
              <table:table-cell office:value-type="float" office:value="102219.760900166">
                <text:p>102219.7609001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.2555329799652">
                <text:p>42.2555329799652</text:p>
              </table:table-cell>
              <table:table-cell office:value-type="float" office:value="102158.002730614">
                <text:p>102158.0027306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.3359763622284">
                <text:p>42.3359763622284</text:p>
              </table:table-cell>
              <table:table-cell office:value-type="float" office:value="102233.394079501">
                <text:p>102233.3940795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.4164133071899">
                <text:p>42.4164133071899</text:p>
              </table:table-cell>
              <table:table-cell office:value-type="float" office:value="102241.575732786">
                <text:p>102241.5757327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.4968614578247">
                <text:p>42.4968614578247</text:p>
              </table:table-cell>
              <table:table-cell office:value-type="float" office:value="102227.334439755">
                <text:p>102227.3344397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.5772874355316">
                <text:p>42.5772874355316</text:p>
              </table:table-cell>
              <table:table-cell office:value-type="float" office:value="102255.517862278">
                <text:p>102255.5178622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.6577115058899">
                <text:p>42.6577115058899</text:p>
              </table:table-cell>
              <table:table-cell office:value-type="float" office:value="102257.942968609">
                <text:p>102257.9429686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.738157749176">
                <text:p>42.738157749176</text:p>
              </table:table-cell>
              <table:table-cell office:value-type="float" office:value="102229.758209451">
                <text:p>102229.7582094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.818601846695">
                <text:p>42.818601846695</text:p>
              </table:table-cell>
              <table:table-cell office:value-type="float" office:value="102232.485087743">
                <text:p>102232.4850877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.8990247249603">
                <text:p>42.8990247249603</text:p>
              </table:table-cell>
              <table:table-cell office:value-type="float" office:value="102259.458718479">
                <text:p>102259.4587184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.9794793128967">
                <text:p>42.9794793128967</text:p>
              </table:table-cell>
              <table:table-cell office:value-type="float" office:value="102219.155065476">
                <text:p>102219.1550654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3.0613830089569">
                <text:p>43.0613830089569</text:p>
              </table:table-cell>
              <table:table-cell office:value-type="float" office:value="100410.608990798">
                <text:p>100410.6089907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3.1437604427338">
                <text:p>43.1437604427338</text:p>
              </table:table-cell>
              <table:table-cell office:value-type="float" office:value="99833.1657463041">
                <text:p>99833.16574630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3.2261393070221">
                <text:p>43.2261393070221</text:p>
              </table:table-cell>
              <table:table-cell office:value-type="float" office:value="99831.4321403558">
                <text:p>99831.43214035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3.308516740799">
                <text:p>43.308516740799</text:p>
              </table:table-cell>
              <table:table-cell office:value-type="float" office:value="99833.1657463041">
                <text:p>99833.16574630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3.3909335136414">
                <text:p>43.3909335136414</text:p>
              </table:table-cell>
              <table:table-cell office:value-type="float" office:value="99785.5135110116">
                <text:p>99785.51351101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3.4732925891876">
                <text:p>43.4732925891876</text:p>
              </table:table-cell>
              <table:table-cell office:value-type="float" office:value="99855.4190349092">
                <text:p>99855.41903490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3.5556635856628">
                <text:p>43.5556635856628</text:p>
              </table:table-cell>
              <table:table-cell office:value-type="float" office:value="99840.9677182197">
                <text:p>99840.96771821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3.6380372047424">
                <text:p>43.6380372047424</text:p>
              </table:table-cell>
              <table:table-cell office:value-type="float" office:value="99837.7889898698">
                <text:p>99837.78898986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3.7204117774963">
                <text:p>43.7204117774963</text:p>
              </table:table-cell>
              <table:table-cell office:value-type="float" office:value="99836.6331388349">
                <text:p>99836.63313883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3.802784204483">
                <text:p>43.802784204483</text:p>
              </table:table-cell>
              <table:table-cell office:value-type="float" office:value="99839.2338413002">
                <text:p>99839.23384130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3.8851993083954">
                <text:p>43.8851993083954</text:p>
              </table:table-cell>
              <table:table-cell office:value-type="float" office:value="99787.5341969601">
                <text:p>99787.53419696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3.9675788879395">
                <text:p>43.9675788879395</text:p>
              </table:table-cell>
              <table:table-cell office:value-type="float" office:value="99830.5653599595">
                <text:p>99830.56535995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.0496871471405">
                <text:p>44.0496871471405</text:p>
              </table:table-cell>
              <table:table-cell office:value-type="float" office:value="100160.447682404">
                <text:p>100160.4476824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4.1316361427307">
                <text:p>44.1316361427307</text:p>
              </table:table-cell>
              <table:table-cell office:value-type="float" office:value="100355.104303224">
                <text:p>100355.1043032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.2135951519012">
                <text:p>44.2135951519012</text:p>
              </table:table-cell>
              <table:table-cell office:value-type="float" office:value="100342.843126475">
                <text:p>100342.8431264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.2955720424652">
                <text:p>44.2955720424652</text:p>
              </table:table-cell>
              <table:table-cell office:value-type="float" office:value="100320.955618376">
                <text:p>100320.9556183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.3775465488434">
                <text:p>44.3775465488434</text:p>
              </table:table-cell>
              <table:table-cell office:value-type="float" office:value="100323.873401081">
                <text:p>100323.8734010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.4595108032227">
                <text:p>44.4595108032227</text:p>
              </table:table-cell>
              <table:table-cell office:value-type="float" office:value="100336.421800962">
                <text:p>100336.4218009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.5414733886719">
                <text:p>44.5414733886719</text:p>
              </table:table-cell>
              <table:table-cell office:value-type="float" office:value="100338.46486084">
                <text:p>100338.464860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.6234290599823">
                <text:p>44.6234290599823</text:p>
              </table:table-cell>
              <table:table-cell office:value-type="float" office:value="100346.929852479">
                <text:p>100346.9298524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.7054173946381">
                <text:p>44.7054173946381</text:p>
              </table:table-cell>
              <table:table-cell office:value-type="float" office:value="100306.952623559">
                <text:p>100306.9526235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.7873871326447">
                <text:p>44.7873871326447</text:p>
              </table:table-cell>
              <table:table-cell office:value-type="float" office:value="100329.709475693">
                <text:p>100329.7094756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.8693549633026">
                <text:p>44.8693549633026</text:p>
              </table:table-cell>
              <table:table-cell office:value-type="float" office:value="100332.044095661">
                <text:p>100332.0440956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.9513363838196">
                <text:p>44.9513363838196</text:p>
              </table:table-cell>
              <table:table-cell office:value-type="float" office:value="100315.412298789">
                <text:p>100315.4122987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.0319476127625">
                <text:p>45.0319476127625</text:p>
              </table:table-cell>
              <table:table-cell office:value-type="float" office:value="102020.526269713">
                <text:p>102020.5262697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.1104123592377">
                <text:p>45.1104123592377</text:p>
              </table:table-cell>
              <table:table-cell office:value-type="float" office:value="104811.400908525">
                <text:p>104811.4009085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.188889503479">
                <text:p>45.188889503479</text:p>
              </table:table-cell>
              <table:table-cell office:value-type="float" office:value="104794.842874373">
                <text:p>104794.84287437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.2673501968384">
                <text:p>45.2673501968384</text:p>
              </table:table-cell>
              <table:table-cell office:value-type="float" office:value="104816.815246986">
                <text:p>104816.8152469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.3458161354065">
                <text:p>45.3458161354065</text:p>
              </table:table-cell>
              <table:table-cell office:value-type="float" office:value="104809.808562487">
                <text:p>104809.8085624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.4242763519287">
                <text:p>45.4242763519287</text:p>
              </table:table-cell>
              <table:table-cell office:value-type="float" office:value="104817.452264758">
                <text:p>104817.4522647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.5027396678925">
                <text:p>45.5027396678925</text:p>
              </table:table-cell>
              <table:table-cell office:value-type="float" office:value="104813.311787638">
                <text:p>104813.3117876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5.5812172889709">
                <text:p>45.5812172889709</text:p>
              </table:table-cell>
              <table:table-cell office:value-type="float" office:value="104794.206131383">
                <text:p>104794.2061313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5.6596705913544">
                <text:p>45.6596705913544</text:p>
              </table:table-cell>
              <table:table-cell office:value-type="float" office:value="104826.689892633">
                <text:p>104826.6898926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5.7381048202515">
                <text:p>45.7381048202515</text:p>
              </table:table-cell>
              <table:table-cell office:value-type="float" office:value="104852.181447335">
                <text:p>104852.1814473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5.8165397644043">
                <text:p>45.8165397644043</text:p>
              </table:table-cell>
              <table:table-cell office:value-type="float" office:value="104851.225290291">
                <text:p>104851.2252902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5.8950498104096">
                <text:p>45.8950498104096</text:p>
              </table:table-cell>
              <table:table-cell office:value-type="float" office:value="104750.925753504">
                <text:p>104750.9257535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5.9735357761383">
                <text:p>45.9735357761383</text:p>
              </table:table-cell>
              <table:table-cell office:value-type="float" office:value="104783.064381489">
                <text:p>104783.0643814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6.0496301651001">
                <text:p>46.0496301651001</text:p>
              </table:table-cell>
              <table:table-cell office:value-type="float" office:value="108076.299871852">
                <text:p>108076.2998718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6.124519109726">
                <text:p>46.124519109726</text:p>
              </table:table-cell>
              <table:table-cell office:value-type="float" office:value="109815.942007023">
                <text:p>109815.9420070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6.1993975639343">
                <text:p>46.1993975639343</text:p>
              </table:table-cell>
              <table:table-cell office:value-type="float" office:value="109831.32714137">
                <text:p>109831.327141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6.2743380069733">
                <text:p>46.2743380069733</text:p>
              </table:table-cell>
              <table:table-cell office:value-type="float" office:value="109740.477457902">
                <text:p>109740.4774579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6.3492162227631">
                <text:p>46.3492162227631</text:p>
              </table:table-cell>
              <table:table-cell office:value-type="float" office:value="109831.676853615">
                <text:p>109831.6768536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6.4241464138031">
                <text:p>46.4241464138031</text:p>
              </table:table-cell>
              <table:table-cell office:value-type="float" office:value="109755.492223495">
                <text:p>109755.4922234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6.499077796936">
                <text:p>46.499077796936</text:p>
              </table:table-cell>
              <table:table-cell office:value-type="float" office:value="109753.746109423">
                <text:p>109753.7461094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6.5739526748657">
                <text:p>46.5739526748657</text:p>
              </table:table-cell>
              <table:table-cell office:value-type="float" office:value="109836.573058895">
                <text:p>109836.5730588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6.6488246917725">
                <text:p>46.6488246917725</text:p>
              </table:table-cell>
              <table:table-cell office:value-type="float" office:value="109840.77015374">
                <text:p>109840.7701537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6.7236964702606">
                <text:p>46.7236964702606</text:p>
              </table:table-cell>
              <table:table-cell office:value-type="float" office:value="109841.119926123">
                <text:p>109841.1199261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6.7985706329346">
                <text:p>46.7985706329346</text:p>
              </table:table-cell>
              <table:table-cell office:value-type="float" office:value="109837.622302536">
                <text:p>109837.6223025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6.8734738826752">
                <text:p>46.8734738826752</text:p>
              </table:table-cell>
              <table:table-cell office:value-type="float" office:value="109794.969223375">
                <text:p>109794.9692233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6.9483823776245">
                <text:p>46.9483823776245</text:p>
              </table:table-cell>
              <table:table-cell office:value-type="float" office:value="109787.281209718">
                <text:p>109787.2812097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.0320293903351">
                <text:p>60.0320293903351</text:p>
              </table:table-cell>
              <table:table-cell office:value-type="float" office:value="628.570916963023">
                <text:p>628.5709169630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.1350257396698">
                <text:p>60.1350257396698</text:p>
              </table:table-cell>
              <table:table-cell office:value-type="float" office:value="79847.4902568993">
                <text:p>79847.49025689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.2379460334778">
                <text:p>60.2379460334778</text:p>
              </table:table-cell>
              <table:table-cell office:value-type="float" office:value="79906.495558042">
                <text:p>79906.4955580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.3408687114716">
                <text:p>60.3408687114716</text:p>
              </table:table-cell>
              <table:table-cell office:value-type="float" office:value="79904.6445380818">
                <text:p>79904.64453808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.4437973499298">
                <text:p>60.4437973499298</text:p>
              </table:table-cell>
              <table:table-cell office:value-type="float" office:value="79900.017363347">
                <text:p>79900.0173633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.5467345714569">
                <text:p>60.5467345714569</text:p>
              </table:table-cell>
              <table:table-cell office:value-type="float" office:value="79893.3551731326">
                <text:p>79893.35517313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.6496694087982">
                <text:p>60.6496694087982</text:p>
              </table:table-cell>
              <table:table-cell office:value-type="float" office:value="79895.2056700792">
                <text:p>79895.205670079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.7526211738586">
                <text:p>60.7526211738586</text:p>
              </table:table-cell>
              <table:table-cell office:value-type="float" office:value="79882.0689977791">
                <text:p>79882.06899777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0.8555512428284">
                <text:p>60.8555512428284</text:p>
              </table:table-cell>
              <table:table-cell office:value-type="float" office:value="79898.9069211526">
                <text:p>79898.90692115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.9584984779358">
                <text:p>60.9584984779358</text:p>
              </table:table-cell>
              <table:table-cell office:value-type="float" office:value="79885.5840219365">
                <text:p>79885.58402193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1.0578334331512">
                <text:p>61.0578334331512</text:p>
              </table:table-cell>
              <table:table-cell office:value-type="float" office:value="82790.5945310231">
                <text:p>82790.594531023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1.1547276973724">
                <text:p>61.1547276973724</text:p>
              </table:table-cell>
              <table:table-cell office:value-type="float" office:value="84876.0250784933">
                <text:p>84876.02507849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1.2516262531281">
                <text:p>61.2516262531281</text:p>
              </table:table-cell>
              <table:table-cell office:value-type="float" office:value="84872.266009222">
                <text:p>84872.2660092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1.3485577106476">
                <text:p>61.3485577106476</text:p>
              </table:table-cell>
              <table:table-cell office:value-type="float" office:value="84843.457536403">
                <text:p>84843.4575364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1.4454534053803">
                <text:p>61.4454534053803</text:p>
              </table:table-cell>
              <table:table-cell office:value-type="float" office:value="84874.7720184051">
                <text:p>84874.772018405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1.5423259735107">
                <text:p>61.5423259735107</text:p>
              </table:table-cell>
              <table:table-cell office:value-type="float" office:value="84895.03436021">
                <text:p>84895.034360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1.6392598152161">
                <text:p>61.6392598152161</text:p>
              </table:table-cell>
              <table:table-cell office:value-type="float" office:value="84841.3707258283">
                <text:p>84841.37072582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1.7361423969269">
                <text:p>61.7361423969269</text:p>
              </table:table-cell>
              <table:table-cell office:value-type="float" office:value="84886.2597876241">
                <text:p>84886.25978762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1.8330342769623">
                <text:p>61.8330342769623</text:p>
              </table:table-cell>
              <table:table-cell office:value-type="float" office:value="84878.1135941968">
                <text:p>84878.11359419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1.9299228191376">
                <text:p>61.9299228191376</text:p>
              </table:table-cell>
              <table:table-cell office:value-type="float" office:value="84881.0376888626">
                <text:p>84881.03768886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2.0222215652466">
                <text:p>62.0222215652466</text:p>
              </table:table-cell>
              <table:table-cell office:value-type="float" office:value="89101.9688424272">
                <text:p>89101.96884242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2.102677822113">
                <text:p>62.102677822113</text:p>
              </table:table-cell>
              <table:table-cell office:value-type="float" office:value="102217.034700615">
                <text:p>102217.0347006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2.1831367015839">
                <text:p>62.1831367015839</text:p>
              </table:table-cell>
              <table:table-cell office:value-type="float" office:value="102213.702876412">
                <text:p>102213.7028764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2.2635972499847">
                <text:p>62.2635972499847</text:p>
              </table:table-cell>
              <table:table-cell office:value-type="float" office:value="102211.582737735">
                <text:p>102211.5827377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2.344046831131">
                <text:p>62.344046831131</text:p>
              </table:table-cell>
              <table:table-cell office:value-type="float" office:value="102225.516687906">
                <text:p>102225.5166879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2.4245038032532">
                <text:p>62.4245038032532</text:p>
              </table:table-cell>
              <table:table-cell office:value-type="float" office:value="102216.125999745">
                <text:p>102216.1259997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2.5049278736114">
                <text:p>62.5049278736114</text:p>
              </table:table-cell>
              <table:table-cell office:value-type="float" office:value="102257.942968609">
                <text:p>102257.94296860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2.5853855609894">
                <text:p>62.5853855609894</text:p>
              </table:table-cell>
              <table:table-cell office:value-type="float" office:value="102215.217315032">
                <text:p>102215.2173150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2.6658117771149">
                <text:p>62.6658117771149</text:p>
              </table:table-cell>
              <table:table-cell office:value-type="float" office:value="102255.214732074">
                <text:p>102255.21473207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2.7462430000305">
                <text:p>62.7462430000305</text:p>
              </table:table-cell>
              <table:table-cell office:value-type="float" office:value="102248.849412929">
                <text:p>102248.8494129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2.8266966342926">
                <text:p>62.8266966342926</text:p>
              </table:table-cell>
              <table:table-cell office:value-type="float" office:value="102220.366742037">
                <text:p>102220.36674203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2.9071271419525">
                <text:p>62.9071271419525</text:p>
              </table:table-cell>
              <table:table-cell office:value-type="float" office:value="102249.758695717">
                <text:p>102249.7586957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2.9875884056091">
                <text:p>62.9875884056091</text:p>
              </table:table-cell>
              <table:table-cell office:value-type="float" office:value="102210.674133798">
                <text:p>102210.6741337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3.0696568489075">
                <text:p>63.0696568489075</text:p>
              </table:table-cell>
              <table:table-cell office:value-type="float" office:value="100209.041008657">
                <text:p>100209.0410086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3.1520299911499">
                <text:p>63.1520299911499</text:p>
              </table:table-cell>
              <table:table-cell office:value-type="float" office:value="99838.3669254236">
                <text:p>99838.36692542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3.2344048023224">
                <text:p>63.2344048023224</text:p>
              </table:table-cell>
              <table:table-cell office:value-type="float" office:value="99836.3441802579">
                <text:p>99836.34418025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3.3168272972107">
                <text:p>63.3168272972107</text:p>
              </table:table-cell>
              <table:table-cell office:value-type="float" office:value="99778.5860661547">
                <text:p>99778.58606615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3.3992123603821">
                <text:p>63.3992123603821</text:p>
              </table:table-cell>
              <table:table-cell office:value-type="float" office:value="99823.9205436003">
                <text:p>99823.92054360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3.4815962314606">
                <text:p>63.4815962314606</text:p>
              </table:table-cell>
              <table:table-cell office:value-type="float" office:value="99825.3649936477">
                <text:p>99825.36499364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3.5639698505402">
                <text:p>63.5639698505402</text:p>
              </table:table-cell>
              <table:table-cell office:value-type="float" office:value="99837.7889898698">
                <text:p>99837.78898986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3.6463499069214">
                <text:p>63.6463499069214</text:p>
              </table:table-cell>
              <table:table-cell office:value-type="float" office:value="99829.9875147239">
                <text:p>99829.98751472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3.7287120819092">
                <text:p>63.7287120819092</text:p>
              </table:table-cell>
              <table:table-cell office:value-type="float" office:value="99851.6612901358">
                <text:p>99851.66129013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3.8110861778259">
                <text:p>63.8110861778259</text:p>
              </table:table-cell>
              <table:table-cell office:value-type="float" office:value="99837.2110610069">
                <text:p>99837.21106100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3.8934738636017">
                <text:p>63.8934738636017</text:p>
              </table:table-cell>
              <table:table-cell office:value-type="float" office:value="99820.7429006335">
                <text:p>99820.742900633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3.97585272789">
                <text:p>63.97585272789</text:p>
              </table:table-cell>
              <table:table-cell office:value-type="float" office:value="99831.4321403558">
                <text:p>99831.43214035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4.0579469203949">
                <text:p>64.0579469203949</text:p>
              </table:table-cell>
              <table:table-cell office:value-type="float" office:value="100177.609999768">
                <text:p>100177.6099997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4.1399235725403">
                <text:p>64.1399235725403</text:p>
              </table:table-cell>
              <table:table-cell office:value-type="float" office:value="100321.247389009">
                <text:p>100321.2473890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4.2218942642212">
                <text:p>64.2218942642212</text:p>
              </table:table-cell>
              <table:table-cell office:value-type="float" office:value="100328.542206451">
                <text:p>100328.5422064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4.3038618564606">
                <text:p>64.3038618564606</text:p>
              </table:table-cell>
              <table:table-cell office:value-type="float" office:value="100332.335930796">
                <text:p>100332.3359307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4.3858375549316">
                <text:p>64.3858375549316</text:p>
              </table:table-cell>
              <table:table-cell office:value-type="float" office:value="100322.414488513">
                <text:p>100322.41448851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4.4678039550781">
                <text:p>64.4678039550781</text:p>
              </table:table-cell>
              <table:table-cell office:value-type="float" office:value="100333.79513194">
                <text:p>100333.795131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4.5497665405273">
                <text:p>64.5497665405273</text:p>
              </table:table-cell>
              <table:table-cell office:value-type="float" office:value="100338.46486084">
                <text:p>100338.464860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4.6317296028137">
                <text:p>64.6317296028137</text:p>
              </table:table-cell>
              <table:table-cell office:value-type="float" office:value="100337.881120956">
                <text:p>100337.8811209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4.7136940956116">
                <text:p>64.7136940956116</text:p>
              </table:table-cell>
              <table:table-cell office:value-type="float" office:value="100336.129942057">
                <text:p>100336.1299420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4.7956590652466">
                <text:p>64.7956590652466</text:p>
              </table:table-cell>
              <table:table-cell office:value-type="float" office:value="100335.54622934">
                <text:p>100335.5462293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4.8776261806488">
                <text:p>64.8776261806488</text:p>
              </table:table-cell>
              <table:table-cell office:value-type="float" office:value="100332.919606161">
                <text:p>100332.91960616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4.9596054553986">
                <text:p>64.9596054553986</text:p>
              </table:table-cell>
              <table:table-cell office:value-type="float" office:value="100318.038005386">
                <text:p>100318.0380053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5.0397980213165">
                <text:p>65.0397980213165</text:p>
              </table:table-cell>
              <table:table-cell office:value-type="float" office:value="102553.146988869">
                <text:p>102553.1469888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5.1182596683502">
                <text:p>65.1182596683502</text:p>
              </table:table-cell>
              <table:table-cell office:value-type="float" office:value="104815.54123467">
                <text:p>104815.541234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5.1967172622681">
                <text:p>65.1967172622681</text:p>
              </table:table-cell>
              <table:table-cell office:value-type="float" office:value="104820.956000912">
                <text:p>104820.9560009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5.2751753330231">
                <text:p>65.2751753330231</text:p>
              </table:table-cell>
              <table:table-cell office:value-type="float" office:value="104820.318940552">
                <text:p>104820.31894055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5.3536784648895">
                <text:p>65.3536784648895</text:p>
              </table:table-cell>
              <table:table-cell office:value-type="float" office:value="104760.151658537">
                <text:p>104760.1516585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5.4321162700653">
                <text:p>65.4321162700653</text:p>
              </table:table-cell>
              <table:table-cell office:value-type="float" office:value="104847.400836495">
                <text:p>104847.4008364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5.5105750560761">
                <text:p>65.5105750560761</text:p>
              </table:table-cell>
              <table:table-cell office:value-type="float" office:value="104819.363364531">
                <text:p>104819.3633645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5.5890486240387">
                <text:p>65.5890486240387</text:p>
              </table:table-cell>
              <table:table-cell office:value-type="float" office:value="104799.618693451">
                <text:p>104799.61869345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5.6675081253052">
                <text:p>65.6675081253052</text:p>
              </table:table-cell>
              <table:table-cell office:value-type="float" office:value="104818.407805933">
                <text:p>104818.4078059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5.7459487915039">
                <text:p>65.7459487915039</text:p>
              </table:table-cell>
              <table:table-cell office:value-type="float" office:value="104843.576661682">
                <text:p>104843.57666168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5.824453830719">
                <text:p>65.824453830719</text:p>
              </table:table-cell>
              <table:table-cell office:value-type="float" office:value="104757.60641897">
                <text:p>104757.6064189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5.9029195308685">
                <text:p>65.9029195308685</text:p>
              </table:table-cell>
              <table:table-cell office:value-type="float" office:value="104810.127027824">
                <text:p>104810.1270278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5.9813785552979">
                <text:p>65.9813785552979</text:p>
              </table:table-cell>
              <table:table-cell office:value-type="float" office:value="104819.044843063">
                <text:p>104819.04484306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6.0571231842041">
                <text:p>66.0571231842041</text:p>
              </table:table-cell>
              <table:table-cell office:value-type="float" office:value="108575.355358582">
                <text:p>108575.35535858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6.1320209503174">
                <text:p>66.1320209503174</text:p>
              </table:table-cell>
              <table:table-cell office:value-type="float" office:value="109803.007843537">
                <text:p>109803.0078435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6.2069215774536">
                <text:p>66.2069215774536</text:p>
              </table:table-cell>
              <table:table-cell office:value-type="float" office:value="109798.813633991">
                <text:p>109798.8136339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6.2818179130554">
                <text:p>66.2818179130554</text:p>
              </table:table-cell>
              <table:table-cell office:value-type="float" office:value="109805.105068473">
                <text:p>109805.10506847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6.3567204475403">
                <text:p>66.3567204475403</text:p>
              </table:table-cell>
              <table:table-cell office:value-type="float" office:value="109796.017672299">
                <text:p>109796.0176722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6.4316201210022">
                <text:p>66.4316201210022</text:p>
              </table:table-cell>
              <table:table-cell office:value-type="float" office:value="109800.211668237">
                <text:p>109800.21166823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6.5065126419067">
                <text:p>66.5065126419067</text:p>
              </table:table-cell>
              <table:table-cell office:value-type="float" office:value="109810.698059989">
                <text:p>109810.69805998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6.5814151763916">
                <text:p>66.5814151763916</text:p>
              </table:table-cell>
              <table:table-cell office:value-type="float" office:value="109796.017672299">
                <text:p>109796.01767229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6.6563172340393">
                <text:p>66.6563172340393</text:p>
              </table:table-cell>
              <table:table-cell office:value-type="float" office:value="109796.716649372">
                <text:p>109796.71664937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6.7312150001526">
                <text:p>66.7312150001526</text:p>
              </table:table-cell>
              <table:table-cell office:value-type="float" office:value="109803.007843537">
                <text:p>109803.0078435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.806117773056">
                <text:p>66.806117773056</text:p>
              </table:table-cell>
              <table:table-cell office:value-type="float" office:value="109795.668187099">
                <text:p>109795.6681870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.8810133934021">
                <text:p>66.8810133934021</text:p>
              </table:table-cell>
              <table:table-cell office:value-type="float" office:value="109806.153710984">
                <text:p>109806.15371098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.9559142589569">
                <text:p>66.9559142589569</text:p>
              </table:table-cell>
              <table:table-cell office:value-type="float" office:value="109798.464130992">
                <text:p>109798.4641309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0.0424025058746">
                <text:p>80.0424025058746</text:p>
              </table:table-cell>
              <table:table-cell office:value-type="float" office:value="611.317555103773">
                <text:p>611.3175551037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1.H1:source_1.I334" chart:data-source-has-labels="row" svg:x="0.32cm" svg:y="0.18cm" svg:width="12.825cm" svg:height="8.64cm">
          <chartooo:coordinate-region svg:x="1.497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1.I2:source_1.I334" chart:label-cell-address="source_1.I1:source_1.I1" chart:class="chart:scatter">
            <chart:domain table:cell-range-address="source_1.H2:source_1.H334"/>
            <chart:data-point chart:repeated="3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ecv bw</text:p>
                <draw:g>
                  <svg:desc>source_1.I1:source_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4616079330444">
                <text:p>0.194616079330444</text:p>
                <draw:g>
                  <svg:desc>source_1.H2:source_1.H334</svg:desc>
                </draw:g>
              </table:table-cell>
              <table:table-cell office:value-type="float" office:value="0">
                <text:p>0</text:p>
                <draw:g>
                  <svg:desc>source_1.I2:source_1.I3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973952293396">
                <text:p>0.2973952293396</text:p>
              </table:table-cell>
              <table:table-cell office:value-type="float" office:value="80016.2289653829">
                <text:p>80016.22896538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0352001190186">
                <text:p>0.400352001190186</text:p>
              </table:table-cell>
              <table:table-cell office:value-type="float" office:value="79878.1843309435">
                <text:p>79878.1843309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3206253051758">
                <text:p>0.503206253051758</text:p>
              </table:table-cell>
              <table:table-cell office:value-type="float" office:value="79957.8029216369">
                <text:p>79957.80292163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6196403503418">
                <text:p>0.606196403503418</text:p>
              </table:table-cell>
              <table:table-cell office:value-type="float" office:value="79852.2962043836">
                <text:p>79852.2962043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9142684936523">
                <text:p>0.709142684936523</text:p>
              </table:table-cell>
              <table:table-cell office:value-type="float" office:value="79886.32406644">
                <text:p>79886.324066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2060594558716">
                <text:p>0.812060594558716</text:p>
              </table:table-cell>
              <table:table-cell office:value-type="float" office:value="79908.3466637632">
                <text:p>79908.3466637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15075063705444">
                <text:p>0.915075063705444</text:p>
              </table:table-cell>
              <table:table-cell office:value-type="float" office:value="79833.4454190717">
                <text:p>79833.44541907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797986030579">
                <text:p>1.01797986030579</text:p>
              </table:table-cell>
              <table:table-cell office:value-type="float" office:value="79918.5292784757">
                <text:p>79918.5292784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095165252686">
                <text:p>1.12095165252686</text:p>
              </table:table-cell>
              <table:table-cell office:value-type="float" office:value="79866.5325970433">
                <text:p>79866.53259704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2211408615112">
                <text:p>1.22211408615112</text:p>
              </table:table-cell>
              <table:table-cell office:value-type="float" office:value="81294.9995899186">
                <text:p>81294.99958991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1904768943787">
                <text:p>1.31904768943787</text:p>
              </table:table-cell>
              <table:table-cell office:value-type="float" office:value="84841.5794022663">
                <text:p>84841.57940226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1591358184814">
                <text:p>1.41591358184814</text:p>
              </table:table-cell>
              <table:table-cell office:value-type="float" office:value="84900.8850831313">
                <text:p>84900.88508313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1272225379944">
                <text:p>1.51272225379944</text:p>
              </table:table-cell>
              <table:table-cell office:value-type="float" office:value="84951.06723639">
                <text:p>84951.067236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0964822769165">
                <text:p>1.60964822769165</text:p>
              </table:table-cell>
              <table:table-cell office:value-type="float" office:value="84848.25759033">
                <text:p>84848.25759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0667099952698">
                <text:p>1.70667099952698</text:p>
              </table:table-cell>
              <table:table-cell office:value-type="float" office:value="84763.6059497276">
                <text:p>84763.60594972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0343365669251">
                <text:p>1.80343365669251</text:p>
              </table:table-cell>
              <table:table-cell office:value-type="float" office:value="84991.4651055065">
                <text:p>84991.46510550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0030241012573">
                <text:p>1.90030241012573</text:p>
              </table:table-cell>
              <table:table-cell office:value-type="float" office:value="84898.3775317071">
                <text:p>84898.37753170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9722075462341">
                <text:p>1.99722075462341</text:p>
              </table:table-cell>
              <table:table-cell office:value-type="float" office:value="84854.9368298053">
                <text:p>84854.9368298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9413123130798">
                <text:p>2.09413123130798</text:p>
              </table:table-cell>
              <table:table-cell office:value-type="float" office:value="84861.8258969868">
                <text:p>84861.82589698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9098091125488">
                <text:p>2.19098091125488</text:p>
              </table:table-cell>
              <table:table-cell office:value-type="float" office:value="84915.0973395993">
                <text:p>84915.09733959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7203416824341">
                <text:p>2.27203416824341</text:p>
              </table:table-cell>
              <table:table-cell office:value-type="float" office:value="101464.152158182">
                <text:p>101464.152158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5252380371094">
                <text:p>2.35252380371094</text:p>
              </table:table-cell>
              <table:table-cell office:value-type="float" office:value="102174.645868755">
                <text:p>102174.6458687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329731464386">
                <text:p>2.4329731464386</text:p>
              </table:table-cell>
              <table:table-cell office:value-type="float" office:value="102225.819642058">
                <text:p>102225.8196420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1340341567993">
                <text:p>2.51340341567993</text:p>
              </table:table-cell>
              <table:table-cell office:value-type="float" office:value="102250.061793573">
                <text:p>102250.0617935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9386968612671">
                <text:p>2.59386968612671</text:p>
              </table:table-cell>
              <table:table-cell office:value-type="float" office:value="102204.314358519">
                <text:p>102204.3143585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5475883483887">
                <text:p>2.75475883483887</text:p>
              </table:table-cell>
              <table:table-cell office:value-type="float" office:value="51115.9395511086">
                <text:p>51115.93955110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352165222168">
                <text:p>2.8352165222168</text:p>
              </table:table-cell>
              <table:table-cell office:value-type="float" office:value="102215.217315032">
                <text:p>102215.2173150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1558980941772">
                <text:p>2.91558980941772</text:p>
              </table:table-cell>
              <table:table-cell office:value-type="float" office:value="102322.553753968">
                <text:p>102322.5537539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9612879753113">
                <text:p>2.99612879753113</text:p>
              </table:table-cell>
              <table:table-cell office:value-type="float" office:value="102112.035333994">
                <text:p>102112.0353339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7641792297363">
                <text:p>3.07641792297363</text:p>
              </table:table-cell>
              <table:table-cell office:value-type="float" office:value="102429.81169211">
                <text:p>102429.811692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5704917907715">
                <text:p>3.15704917907715</text:p>
              </table:table-cell>
              <table:table-cell office:value-type="float" office:value="101995.1864503">
                <text:p>101995.18645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3853921890259">
                <text:p>3.23853921890259</text:p>
              </table:table-cell>
              <table:table-cell office:value-type="float" office:value="100920.309004839">
                <text:p>100920.3090048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2085251808166">
                <text:p>3.32085251808166</text:p>
              </table:table-cell>
              <table:table-cell office:value-type="float" office:value="99910.9509887124">
                <text:p>99910.95098871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0322923660278">
                <text:p>3.40322923660278</text:p>
              </table:table-cell>
              <table:table-cell office:value-type="float" office:value="99834.0325718569">
                <text:p>99834.03257185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4856379032135">
                <text:p>3.4856379032135</text:p>
              </table:table-cell>
              <table:table-cell office:value-type="float" office:value="99795.329038007">
                <text:p>99795.3290380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6789588928223">
                <text:p>3.56789588928223</text:p>
              </table:table-cell>
              <table:table-cell office:value-type="float" office:value="99978.1345622654">
                <text:p>99978.13456226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65045595169067">
                <text:p>3.65045595169067</text:p>
              </table:table-cell>
              <table:table-cell office:value-type="float" office:value="99612.3278021959">
                <text:p>99612.32780219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73277997970581">
                <text:p>3.73277997970581</text:p>
              </table:table-cell>
              <table:table-cell office:value-type="float" office:value="99897.9301460793">
                <text:p>99897.93014607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1518030166626">
                <text:p>3.81518030166626</text:p>
              </table:table-cell>
              <table:table-cell office:value-type="float" office:value="99805.4352742382">
                <text:p>99805.43527423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89747500419617">
                <text:p>3.89747500419617</text:p>
              </table:table-cell>
              <table:table-cell office:value-type="float" office:value="99933.5284918402">
                <text:p>99933.52849184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97989702224731">
                <text:p>3.97989702224731</text:p>
              </table:table-cell>
              <table:table-cell office:value-type="float" office:value="99779.1633164884">
                <text:p>99779.16331648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06227874755859">
                <text:p>4.06227874755859</text:p>
              </table:table-cell>
              <table:table-cell office:value-type="float" office:value="99827.9651090775">
                <text:p>99827.96510907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14480018615723">
                <text:p>4.14480018615723</text:p>
              </table:table-cell>
              <table:table-cell office:value-type="float" office:value="99658.9509303132">
                <text:p>99658.95093031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22677946090698">
                <text:p>4.22677946090698</text:p>
              </table:table-cell>
              <table:table-cell office:value-type="float" office:value="100318.038005386">
                <text:p>100318.0380053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30881571769714">
                <text:p>4.30881571769714</text:p>
              </table:table-cell>
              <table:table-cell office:value-type="float" office:value="100248.357516311">
                <text:p>100248.3575163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39078426361084">
                <text:p>4.39078426361084</text:p>
              </table:table-cell>
              <table:table-cell office:value-type="float" office:value="100331.16860044">
                <text:p>100331.168600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47706961631775">
                <text:p>4.47706961631775</text:p>
              </table:table-cell>
              <table:table-cell office:value-type="float" office:value="95311.6576800117">
                <text:p>95311.65768001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63675141334534">
                <text:p>4.63675141334534</text:p>
              </table:table-cell>
              <table:table-cell office:value-type="float" office:value="51502.4264073078">
                <text:p>51502.42640730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7186930179596">
                <text:p>4.7186930179596</text:p>
              </table:table-cell>
              <table:table-cell office:value-type="float" office:value="100364.156141617">
                <text:p>100364.1561416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8006329536438">
                <text:p>4.8006329536438</text:p>
              </table:table-cell>
              <table:table-cell office:value-type="float" office:value="100366.200331121">
                <text:p>100366.2003311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88265895843506">
                <text:p>4.88265895843506</text:p>
              </table:table-cell>
              <table:table-cell office:value-type="float" office:value="100260.887031235">
                <text:p>100260.8870312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96461892127991">
                <text:p>4.96461892127991</text:p>
              </table:table-cell>
              <table:table-cell office:value-type="float" office:value="100341.675551612">
                <text:p>100341.6755516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12865018844605">
                <text:p>5.12865018844605</text:p>
              </table:table-cell>
              <table:table-cell office:value-type="float" office:value="50136.7827127153">
                <text:p>50136.78271271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20990109443665">
                <text:p>5.20990109443665</text:p>
              </table:table-cell>
              <table:table-cell office:value-type="float" office:value="101217.33289905">
                <text:p>101217.332899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28834581375122">
                <text:p>5.28834581375122</text:p>
              </table:table-cell>
              <table:table-cell office:value-type="float" office:value="104838.159558205">
                <text:p>104838.1595582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36678743362427">
                <text:p>5.36678743362427</text:p>
              </table:table-cell>
              <table:table-cell office:value-type="float" office:value="104842.301998736">
                <text:p>104842.3019987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44533061981201">
                <text:p>5.44533061981201</text:p>
              </table:table-cell>
              <table:table-cell office:value-type="float" office:value="104706.727587316">
                <text:p>104706.7275873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52386856079102">
                <text:p>5.52386856079102</text:p>
              </table:table-cell>
              <table:table-cell office:value-type="float" office:value="104713.720495914">
                <text:p>104713.7204959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60226583480835">
                <text:p>5.60226583480835</text:p>
              </table:table-cell>
              <table:table-cell office:value-type="float" office:value="104901.60663216">
                <text:p>104901.606632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68064975738525">
                <text:p>5.68064975738525</text:p>
              </table:table-cell>
              <table:table-cell office:value-type="float" office:value="104919.474933539">
                <text:p>104919.4749335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75911140441895">
                <text:p>5.75911140441895</text:p>
              </table:table-cell>
              <table:table-cell office:value-type="float" office:value="104815.54123467">
                <text:p>104815.541234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83760857582092">
                <text:p>5.83760857582092</text:p>
              </table:table-cell>
              <table:table-cell office:value-type="float" office:value="104768.106329406">
                <text:p>104768.1063294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91607475280762">
                <text:p>5.91607475280762</text:p>
              </table:table-cell>
              <table:table-cell office:value-type="float" office:value="104809.490099085">
                <text:p>104809.4900990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99478960037231">
                <text:p>5.99478960037231</text:p>
              </table:table-cell>
              <table:table-cell office:value-type="float" office:value="104478.383106066">
                <text:p>104478.3831060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0730082988739">
                <text:p>6.0730082988739</text:p>
              </table:table-cell>
              <table:table-cell office:value-type="float" office:value="105141.099986893">
                <text:p>105141.0999868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15139985084534">
                <text:p>6.15139985084534</text:p>
              </table:table-cell>
              <table:table-cell office:value-type="float" office:value="104909.263730315">
                <text:p>104909.2637303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22834157943726">
                <text:p>6.22834157943726</text:p>
              </table:table-cell>
              <table:table-cell office:value-type="float" office:value="106886.083150252">
                <text:p>106886.0831502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30330228805542">
                <text:p>6.30330228805542</text:p>
              </table:table-cell>
              <table:table-cell office:value-type="float" office:value="109710.809190606">
                <text:p>109710.8091906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37818479537964">
                <text:p>6.37818479537964</text:p>
              </table:table-cell>
              <table:table-cell office:value-type="float" office:value="109825.382373917">
                <text:p>109825.3823739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4530713558197">
                <text:p>6.4530713558197</text:p>
              </table:table-cell>
              <table:table-cell office:value-type="float" office:value="109819.438249967">
                <text:p>109819.4382499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52789568901062">
                <text:p>6.52789568901062</text:p>
              </table:table-cell>
              <table:table-cell office:value-type="float" office:value="109910.768987624">
                <text:p>109910.7689876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60280728340149">
                <text:p>6.60280728340149</text:p>
              </table:table-cell>
              <table:table-cell office:value-type="float" office:value="109782.738798607">
                <text:p>109782.7387986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67783308029175">
                <text:p>6.67783308029175</text:p>
              </table:table-cell>
              <table:table-cell office:value-type="float" office:value="109615.630101595">
                <text:p>109615.6301015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75272822380066">
                <text:p>6.75272822380066</text:p>
              </table:table-cell>
              <table:table-cell office:value-type="float" office:value="109806.852817119">
                <text:p>109806.8528171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8275797367096">
                <text:p>6.8275797367096</text:p>
              </table:table-cell>
              <table:table-cell office:value-type="float" office:value="109870.858722727">
                <text:p>109870.8587227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9025936126709">
                <text:p>6.9025936126709</text:p>
              </table:table-cell>
              <table:table-cell office:value-type="float" office:value="109633.049813909">
                <text:p>109633.0498139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97755146026611">
                <text:p>6.97755146026611</text:p>
              </table:table-cell>
              <table:table-cell office:value-type="float" office:value="109714.996679347">
                <text:p>109714.9966793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0008554458618">
                <text:p>10.0008554458618</text:p>
              </table:table-cell>
              <table:table-cell office:value-type="float" office:value="2720.20281095868">
                <text:p>2720.202810958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9944467544556">
                <text:p>10.9944467544556</text:p>
              </table:table-cell>
              <table:table-cell office:value-type="float" office:value="8277.04502733583">
                <text:p>8277.045027335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.0945224761963">
                <text:p>11.0945224761963</text:p>
              </table:table-cell>
              <table:table-cell office:value-type="float" office:value="82177.7735593737">
                <text:p>82177.77355937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1920058727264">
                <text:p>11.1920058727264</text:p>
              </table:table-cell>
              <table:table-cell office:value-type="float" office:value="84363.0843069398">
                <text:p>84363.08430693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2415845394135">
                <text:p>11.2415845394135</text:p>
              </table:table-cell>
              <table:table-cell office:value-type="float" office:value="165877.796833824">
                <text:p>165877.7968338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2053790092468">
                <text:p>20.2053790092468</text:p>
              </table:table-cell>
              <table:table-cell office:value-type="float" office:value="917.468604135998">
                <text:p>917.4686041359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3081231117249">
                <text:p>20.3081231117249</text:p>
              </table:table-cell>
              <table:table-cell office:value-type="float" office:value="80043.5236831113">
                <text:p>80043.52368311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411052942276">
                <text:p>20.411052942276</text:p>
              </table:table-cell>
              <table:table-cell office:value-type="float" office:value="79899.0919927082">
                <text:p>79899.09199270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.5139853954315">
                <text:p>20.5139853954315</text:p>
              </table:table-cell>
              <table:table-cell office:value-type="float" office:value="79897.0562527506">
                <text:p>79897.05625275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6168887615204">
                <text:p>20.6168887615204</text:p>
              </table:table-cell>
              <table:table-cell office:value-type="float" office:value="79919.6402661675">
                <text:p>79919.64026616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7197625637054">
                <text:p>20.7197625637054</text:p>
              </table:table-cell>
              <table:table-cell office:value-type="float" office:value="79942.6075961102">
                <text:p>79942.60759611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8227462768555">
                <text:p>20.8227462768555</text:p>
              </table:table-cell>
              <table:table-cell office:value-type="float" office:value="79857.2876083761">
                <text:p>79857.28760837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9257388114929">
                <text:p>20.9257388114929</text:p>
              </table:table-cell>
              <table:table-cell office:value-type="float" office:value="79850.4476945799">
                <text:p>79850.44769457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.028669834137">
                <text:p>21.028669834137</text:p>
              </table:table-cell>
              <table:table-cell office:value-type="float" office:value="79898.1666435037">
                <text:p>79898.16664350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.1316483020782">
                <text:p>21.1316483020782</text:p>
              </table:table-cell>
              <table:table-cell office:value-type="float" office:value="79861.3551396892">
                <text:p>79861.35513968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.2322080135345">
                <text:p>21.2322080135345</text:p>
              </table:table-cell>
              <table:table-cell office:value-type="float" office:value="81782.2553475999">
                <text:p>81782.2553475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.3290770053864">
                <text:p>21.3290770053864</text:p>
              </table:table-cell>
              <table:table-cell office:value-type="float" office:value="84898.1685757744">
                <text:p>84898.16857577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.425922870636">
                <text:p>21.425922870636</text:p>
              </table:table-cell>
              <table:table-cell office:value-type="float" office:value="84918.4420914769">
                <text:p>84918.44209147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.5227873325348">
                <text:p>21.5227873325348</text:p>
              </table:table-cell>
              <table:table-cell office:value-type="float" office:value="84902.1389143914">
                <text:p>84902.13891439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619788646698">
                <text:p>21.619788646698</text:p>
              </table:table-cell>
              <table:table-cell office:value-type="float" office:value="84782.356516973">
                <text:p>84782.3565169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7166483402252">
                <text:p>21.7166483402252</text:p>
              </table:table-cell>
              <table:table-cell office:value-type="float" office:value="84906.3186194029">
                <text:p>84906.31861940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8135688304901">
                <text:p>21.8135688304901</text:p>
              </table:table-cell>
              <table:table-cell office:value-type="float" office:value="84853.0581874179">
                <text:p>84853.05818741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.9106035232544">
                <text:p>21.9106035232544</text:p>
              </table:table-cell>
              <table:table-cell office:value-type="float" office:value="84753.1925512232">
                <text:p>84753.19255122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.0074174404144">
                <text:p>22.0074174404144</text:p>
              </table:table-cell>
              <table:table-cell office:value-type="float" office:value="84946.464736115">
                <text:p>84946.4647361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.1041491031647">
                <text:p>22.1041491031647</text:p>
              </table:table-cell>
              <table:table-cell office:value-type="float" office:value="85018.6977684227">
                <text:p>85018.69776842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.1999218463898">
                <text:p>22.1999218463898</text:p>
              </table:table-cell>
              <table:table-cell office:value-type="float" office:value="85869.9429823251">
                <text:p>85869.94298232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.2804937362671">
                <text:p>22.2804937362671</text:p>
              </table:table-cell>
              <table:table-cell office:value-type="float" office:value="102070.337589475">
                <text:p>102070.3375894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.3609721660614">
                <text:p>22.3609721660614</text:p>
              </table:table-cell>
              <table:table-cell office:value-type="float" office:value="102188.872484454">
                <text:p>102188.8724844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.4413936138153">
                <text:p>22.4413936138153</text:p>
              </table:table-cell>
              <table:table-cell office:value-type="float" office:value="102261.27767764">
                <text:p>102261.277677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.5218260288239">
                <text:p>22.5218260288239</text:p>
              </table:table-cell>
              <table:table-cell office:value-type="float" office:value="102247.333977555">
                <text:p>102247.3339775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.6023128032684">
                <text:p>22.6023128032684</text:p>
              </table:table-cell>
              <table:table-cell office:value-type="float" office:value="102178.277819578">
                <text:p>102178.2778195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7633526325226">
                <text:p>22.7633526325226</text:p>
              </table:table-cell>
              <table:table-cell office:value-type="float" office:value="51068.1117714116">
                <text:p>51068.11177141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8437371253967">
                <text:p>22.8437371253967</text:p>
              </table:table-cell>
              <table:table-cell office:value-type="float" office:value="102308.289894619">
                <text:p>102308.2898946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9242384433746">
                <text:p>22.9242384433746</text:p>
              </table:table-cell>
              <table:table-cell office:value-type="float" office:value="102159.818082198">
                <text:p>102159.8180821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.004674911499">
                <text:p>23.004674911499</text:p>
              </table:table-cell>
              <table:table-cell office:value-type="float" office:value="102242.181833272">
                <text:p>102242.1818332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.0850086212158">
                <text:p>23.0850086212158</text:p>
              </table:table-cell>
              <table:table-cell office:value-type="float" office:value="102372.964338288">
                <text:p>102372.9643382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.2473199367523">
                <text:p>23.2473199367523</text:p>
              </table:table-cell>
              <table:table-cell office:value-type="float" office:value="50668.0632389469">
                <text:p>50668.06323894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3296644687653">
                <text:p>23.3296644687653</text:p>
              </table:table-cell>
              <table:table-cell office:value-type="float" office:value="99873.0553075181">
                <text:p>99873.05530751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4120197296143">
                <text:p>23.4120197296143</text:p>
              </table:table-cell>
              <table:table-cell office:value-type="float" office:value="99860.0443398384">
                <text:p>99860.04433983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4944841861725">
                <text:p>23.4944841861725</text:p>
              </table:table-cell>
              <table:table-cell office:value-type="float" office:value="99727.814178865">
                <text:p>99727.8141788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5768983364105">
                <text:p>23.5768983364105</text:p>
              </table:table-cell>
              <table:table-cell office:value-type="float" office:value="99788.6889113895">
                <text:p>99788.68891138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6591491699219">
                <text:p>23.6591491699219</text:p>
              </table:table-cell>
              <table:table-cell office:value-type="float" office:value="99986.8286911025">
                <text:p>99986.82869110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.7414906024933">
                <text:p>23.7414906024933</text:p>
              </table:table-cell>
              <table:table-cell office:value-type="float" office:value="99876.8146627481">
                <text:p>99876.81466274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8239736557007">
                <text:p>23.8239736557007</text:p>
              </table:table-cell>
              <table:table-cell office:value-type="float" office:value="99705.3295217063">
                <text:p>99705.32952170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9062883853912">
                <text:p>23.9062883853912</text:p>
              </table:table-cell>
              <table:table-cell office:value-type="float" office:value="99909.214680249">
                <text:p>99909.2146802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9886827468872">
                <text:p>23.9886827468872</text:p>
              </table:table-cell>
              <table:table-cell office:value-type="float" office:value="99812.6552677039">
                <text:p>99812.65526770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.0710868835449">
                <text:p>24.0710868835449</text:p>
              </table:table-cell>
              <table:table-cell office:value-type="float" office:value="99800.8150265603">
                <text:p>99800.81502656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.1535654067993">
                <text:p>24.1535654067993</text:p>
              </table:table-cell>
              <table:table-cell office:value-type="float" office:value="99710.8056194716">
                <text:p>99710.80561947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.2356903553009">
                <text:p>24.2356903553009</text:p>
              </table:table-cell>
              <table:table-cell office:value-type="float" office:value="100140.093236601">
                <text:p>100140.0932366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.3176641464233">
                <text:p>24.3176641464233</text:p>
              </table:table-cell>
              <table:table-cell office:value-type="float" office:value="100324.748768989">
                <text:p>100324.7487689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.3995978832245">
                <text:p>24.3995978832245</text:p>
              </table:table-cell>
              <table:table-cell office:value-type="float" office:value="100373.793764095">
                <text:p>100373.7937640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.4858527183533">
                <text:p>24.4858527183533</text:p>
              </table:table-cell>
              <table:table-cell office:value-type="float" office:value="95345.3796267887">
                <text:p>95345.37962678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.6455919742584">
                <text:p>24.6455919742584</text:p>
              </table:table-cell>
              <table:table-cell office:value-type="float" office:value="51483.9007694087">
                <text:p>51483.90076940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.7275431156158">
                <text:p>24.7275431156158</text:p>
              </table:table-cell>
              <table:table-cell office:value-type="float" office:value="100352.476655961">
                <text:p>100352.4766559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.809490442276">
                <text:p>24.809490442276</text:p>
              </table:table-cell>
              <table:table-cell office:value-type="float" office:value="100357.148124011">
                <text:p>100357.1481240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.8914461135864">
                <text:p>24.8914461135864</text:p>
              </table:table-cell>
              <table:table-cell office:value-type="float" office:value="100346.929852479">
                <text:p>100346.9298524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.9734263420105">
                <text:p>24.9734263420105</text:p>
              </table:table-cell>
              <table:table-cell office:value-type="float" office:value="100316.871007707">
                <text:p>100316.8710077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5.0372960567474">
                <text:p>25.0372960567474</text:p>
              </table:table-cell>
              <table:table-cell office:value-type="float" office:value="128762.121983359">
                <text:p>128762.1219833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5.2183303833008">
                <text:p>25.2183303833008</text:p>
              </table:table-cell>
              <table:table-cell office:value-type="float" office:value="45427.8487211466">
                <text:p>45427.84872114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.2967505455017">
                <text:p>25.2967505455017</text:p>
              </table:table-cell>
              <table:table-cell office:value-type="float" office:value="104870.989413775">
                <text:p>104870.9894137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.3752210140228">
                <text:p>25.3752210140228</text:p>
              </table:table-cell>
              <table:table-cell office:value-type="float" office:value="104803.758088774">
                <text:p>104803.7580887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.4537370204926">
                <text:p>25.4537370204926</text:p>
              </table:table-cell>
              <table:table-cell office:value-type="float" office:value="104742.973691243">
                <text:p>104742.9736912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.5322017669678">
                <text:p>25.5322017669678</text:p>
              </table:table-cell>
              <table:table-cell office:value-type="float" office:value="104811.400908525">
                <text:p>104811.4009085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6106519699097">
                <text:p>25.6106519699097</text:p>
              </table:table-cell>
              <table:table-cell office:value-type="float" office:value="104830.8314268">
                <text:p>104830.83142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.6891238689423">
                <text:p>25.6891238689423</text:p>
              </table:table-cell>
              <table:table-cell office:value-type="float" office:value="104801.847557993">
                <text:p>104801.8475579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7676858901978">
                <text:p>25.7676858901978</text:p>
              </table:table-cell>
              <table:table-cell office:value-type="float" office:value="104681.624385077">
                <text:p>104681.6243850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.8460721969604">
                <text:p>25.8460721969604</text:p>
              </table:table-cell>
              <table:table-cell office:value-type="float" office:value="104916.283719006">
                <text:p>104916.2837190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9245965480804">
                <text:p>25.9245965480804</text:p>
              </table:table-cell>
              <table:table-cell office:value-type="float" office:value="104731.842832202">
                <text:p>104731.8428322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.0030703544617">
                <text:p>26.0030703544617</text:p>
              </table:table-cell>
              <table:table-cell office:value-type="float" office:value="104799.30029197">
                <text:p>104799.300291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.081554889679">
                <text:p>26.081554889679</text:p>
              </table:table-cell>
              <table:table-cell office:value-type="float" office:value="104784.974227493">
                <text:p>104784.9742274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.1598966121674">
                <text:p>26.1598966121674</text:p>
              </table:table-cell>
              <table:table-cell office:value-type="float" office:value="104975.991576103">
                <text:p>104975.9915761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.2364501953125">
                <text:p>26.2364501953125</text:p>
              </table:table-cell>
              <table:table-cell office:value-type="float" office:value="107428.021813267">
                <text:p>107428.0218132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.3113231658936">
                <text:p>26.3113231658936</text:p>
              </table:table-cell>
              <table:table-cell office:value-type="float" office:value="109839.371086486">
                <text:p>109839.3710864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.3861339092255">
                <text:p>26.3861339092255</text:p>
              </table:table-cell>
              <table:table-cell office:value-type="float" office:value="109930.734995012">
                <text:p>109930.7349950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.4611222743988">
                <text:p>26.4611222743988</text:p>
              </table:table-cell>
              <table:table-cell office:value-type="float" office:value="109670.3466063">
                <text:p>109670.34660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.53590965271">
                <text:p>26.53590965271</text:p>
              </table:table-cell>
              <table:table-cell office:value-type="float" office:value="109965.079478834">
                <text:p>109965.0794788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6108536720276">
                <text:p>26.6108536720276</text:p>
              </table:table-cell>
              <table:table-cell office:value-type="float" office:value="109735.240715408">
                <text:p>109735.2407154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.6857843399048">
                <text:p>26.6857843399048</text:p>
              </table:table-cell>
              <table:table-cell office:value-type="float" office:value="109754.793771199">
                <text:p>109754.7937711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.7606992721558">
                <text:p>26.7606992721558</text:p>
              </table:table-cell>
              <table:table-cell office:value-type="float" office:value="109777.847391603">
                <text:p>109777.8473916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.835599899292">
                <text:p>26.835599899292</text:p>
              </table:table-cell>
              <table:table-cell office:value-type="float" office:value="109798.813633991">
                <text:p>109798.8136339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.9104106426239">
                <text:p>26.9104106426239</text:p>
              </table:table-cell>
              <table:table-cell office:value-type="float" office:value="109930.734995012">
                <text:p>109930.7349950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9854099750519">
                <text:p>26.9854099750519</text:p>
              </table:table-cell>
              <table:table-cell office:value-type="float" office:value="109654.309361986">
                <text:p>109654.3093619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0.0126326084137">
                <text:p>30.0126326084137</text:p>
              </table:table-cell>
              <table:table-cell office:value-type="float" office:value="2716.68159102887">
                <text:p>2716.681591028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.9945061206818">
                <text:p>30.9945061206818</text:p>
              </table:table-cell>
              <table:table-cell office:value-type="float" office:value="8375.82427598345">
                <text:p>8375.824275983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1.0946164131165">
                <text:p>31.0946164131165</text:p>
              </table:table-cell>
              <table:table-cell office:value-type="float" office:value="82149.3954316933">
                <text:p>82149.39543169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.1920294761658">
                <text:p>31.1920294761658</text:p>
              </table:table-cell>
              <table:table-cell office:value-type="float" office:value="84423.995535758">
                <text:p>84423.9955357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.2416424751282">
                <text:p>31.2416424751282</text:p>
              </table:table-cell>
              <table:table-cell office:value-type="float" office:value="165763.009130577">
                <text:p>165763.0091305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.3366684913635">
                <text:p>31.3366684913635</text:p>
              </table:table-cell>
              <table:table-cell office:value-type="float" office:value="86544.720338813">
                <text:p>86544.7203388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.318779706955">
                <text:p>40.318779706955</text:p>
              </table:table-cell>
              <table:table-cell office:value-type="float" office:value="915.597658791457">
                <text:p>915.5976587914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.4217035770416">
                <text:p>40.4217035770416</text:p>
              </table:table-cell>
              <table:table-cell office:value-type="float" office:value="79903.7190602603">
                <text:p>79903.71906026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.5246269702911">
                <text:p>40.5246269702911</text:p>
              </table:table-cell>
              <table:table-cell office:value-type="float" office:value="79904.0892488163">
                <text:p>79904.08924881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.6275589466095">
                <text:p>40.6275589466095</text:p>
              </table:table-cell>
              <table:table-cell office:value-type="float" office:value="79897.4263795723">
                <text:p>79897.42637957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.730471611023">
                <text:p>40.730471611023</text:p>
              </table:table-cell>
              <table:table-cell office:value-type="float" office:value="79912.4193982583">
                <text:p>79912.41939825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.8334431648254">
                <text:p>40.8334431648254</text:p>
              </table:table-cell>
              <table:table-cell office:value-type="float" office:value="79866.7175186504">
                <text:p>79866.71751865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.9364688396454">
                <text:p>40.9364688396454</text:p>
              </table:table-cell>
              <table:table-cell office:value-type="float" office:value="79824.7622679759">
                <text:p>79824.76226797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1.0393362045288">
                <text:p>41.0393362045288</text:p>
              </table:table-cell>
              <table:table-cell office:value-type="float" office:value="79947.6102972023">
                <text:p>79947.61029720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1.1421258449554">
                <text:p>41.1421258449554</text:p>
              </table:table-cell>
              <table:table-cell office:value-type="float" office:value="80008.0627373119">
                <text:p>80008.06273731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.2422103881836">
                <text:p>41.2422103881836</text:p>
              </table:table-cell>
              <table:table-cell office:value-type="float" office:value="82170.5303810284">
                <text:p>82170.53038102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.3391110897064">
                <text:p>41.3391110897064</text:p>
              </table:table-cell>
              <table:table-cell office:value-type="float" office:value="84870.3865994474">
                <text:p>84870.38659944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.4360258579254">
                <text:p>41.4360258579254</text:p>
              </table:table-cell>
              <table:table-cell office:value-type="float" office:value="84858.0680853158">
                <text:p>84858.06808531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.5329134464264">
                <text:p>41.5329134464264</text:p>
              </table:table-cell>
              <table:table-cell office:value-type="float" office:value="84881.8731814871">
                <text:p>84881.87318148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.6297631263733">
                <text:p>41.6297631263733</text:p>
              </table:table-cell>
              <table:table-cell office:value-type="float" office:value="84915.0973395993">
                <text:p>84915.09733959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.7267174720764">
                <text:p>41.7267174720764</text:p>
              </table:table-cell>
              <table:table-cell office:value-type="float" office:value="84823.4283915644">
                <text:p>84823.42839156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.8236138820648">
                <text:p>41.8236138820648</text:p>
              </table:table-cell>
              <table:table-cell office:value-type="float" office:value="84874.1455022354">
                <text:p>84874.14550223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.9204943180084">
                <text:p>41.9204943180084</text:p>
              </table:table-cell>
              <table:table-cell office:value-type="float" office:value="84888.1399004789">
                <text:p>84888.13990047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.0174224376679">
                <text:p>42.0174224376679</text:p>
              </table:table-cell>
              <table:table-cell office:value-type="float" office:value="84846.3792436772">
                <text:p>84846.37924367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.1142728328705">
                <text:p>42.1142728328705</text:p>
              </table:table-cell>
              <table:table-cell office:value-type="float" office:value="84914.4702279553">
                <text:p>84914.47022795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.2083594799042">
                <text:p>42.2083594799042</text:p>
              </table:table-cell>
              <table:table-cell office:value-type="float" office:value="87408.7902936436">
                <text:p>87408.79029364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.288875579834">
                <text:p>42.288875579834</text:p>
              </table:table-cell>
              <table:table-cell office:value-type="float" office:value="102141.062559778">
                <text:p>102141.0625597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.3692402839661">
                <text:p>42.3692402839661</text:p>
              </table:table-cell>
              <table:table-cell office:value-type="float" office:value="102333.481953518">
                <text:p>102333.4819535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.4496991634369">
                <text:p>42.4496991634369</text:p>
              </table:table-cell>
              <table:table-cell office:value-type="float" office:value="102213.702876412">
                <text:p>102213.7028764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.5301971435547">
                <text:p>42.5301971435547</text:p>
              </table:table-cell>
              <table:table-cell office:value-type="float" office:value="102164.054153474">
                <text:p>102164.0541534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.6106584072113">
                <text:p>42.6106584072113</text:p>
              </table:table-cell>
              <table:table-cell office:value-type="float" office:value="102210.674133798">
                <text:p>102210.6741337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.771550655365">
                <text:p>42.771550655365</text:p>
              </table:table-cell>
              <table:table-cell office:value-type="float" office:value="51114.9548494364">
                <text:p>51114.95484943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.8519997596741">
                <text:p>42.8519997596741</text:p>
              </table:table-cell>
              <table:table-cell office:value-type="float" office:value="102226.122598006">
                <text:p>102226.1225980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.9325377941132">
                <text:p>42.9325377941132</text:p>
              </table:table-cell>
              <table:table-cell office:value-type="float" office:value="102113.244472337">
                <text:p>102113.2444723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3.0130138397217">
                <text:p>43.0130138397217</text:p>
              </table:table-cell>
              <table:table-cell office:value-type="float" office:value="102191.899935119">
                <text:p>102191.8999351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3.0934300422669">
                <text:p>43.0934300422669</text:p>
              </table:table-cell>
              <table:table-cell office:value-type="float" office:value="102267.947748229">
                <text:p>102267.9477482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3.1738314628601">
                <text:p>43.1738314628601</text:p>
              </table:table-cell>
              <table:table-cell office:value-type="float" office:value="102286.749902143">
                <text:p>102286.7499021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3.2557611465454">
                <text:p>43.2557611465454</text:p>
              </table:table-cell>
              <table:table-cell office:value-type="float" office:value="100378.75932231">
                <text:p>100378.759322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3.3381042480469">
                <text:p>43.3381042480469</text:p>
              </table:table-cell>
              <table:table-cell office:value-type="float" office:value="99874.7903593806">
                <text:p>99874.79035938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3.4204757213593">
                <text:p>43.4204757213593</text:p>
              </table:table-cell>
              <table:table-cell office:value-type="float" office:value="99840.3897525551">
                <text:p>99840.38975255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3.5028929710388">
                <text:p>43.5028929710388</text:p>
              </table:table-cell>
              <table:table-cell office:value-type="float" office:value="99784.9361872004">
                <text:p>99784.93618720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3.5853786468506">
                <text:p>43.5853786468506</text:p>
              </table:table-cell>
              <table:table-cell office:value-type="float" office:value="99702.1594242275">
                <text:p>99702.15942422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3.6675951480865">
                <text:p>43.6675951480865</text:p>
              </table:table-cell>
              <table:table-cell office:value-type="float" office:value="100028.581566577">
                <text:p>100028.5815665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3.7500412464142">
                <text:p>43.7500412464142</text:p>
              </table:table-cell>
              <table:table-cell office:value-type="float" office:value="99750.0205202947">
                <text:p>99750.02052029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3.8324279785156">
                <text:p>43.8324279785156</text:p>
              </table:table-cell>
              <table:table-cell office:value-type="float" office:value="99821.8983837595">
                <text:p>99821.89838375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3.91481590271">
                <text:p>43.91481590271</text:p>
              </table:table-cell>
              <table:table-cell office:value-type="float" office:value="99820.4540340317">
                <text:p>99820.45403403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3.9971508979797">
                <text:p>43.9971508979797</text:p>
              </table:table-cell>
              <table:table-cell office:value-type="float" office:value="99884.6234587564">
                <text:p>99884.62345875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4.0795917510986">
                <text:p>44.0795917510986</text:p>
              </table:table-cell>
              <table:table-cell office:value-type="float" office:value="99756.3670058013">
                <text:p>99756.36700580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4.1620161533356">
                <text:p>44.1620161533356</text:p>
              </table:table-cell>
              <table:table-cell office:value-type="float" office:value="99776.2771316092">
                <text:p>99776.27713160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4.244003534317">
                <text:p>44.244003534317</text:p>
              </table:table-cell>
              <table:table-cell office:value-type="float" office:value="100308.119390485">
                <text:p>100308.1193904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4.3260333538055">
                <text:p>44.3260333538055</text:p>
              </table:table-cell>
              <table:table-cell office:value-type="float" office:value="100256.224520284">
                <text:p>100256.2245202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.4079549312592">
                <text:p>44.4079549312592</text:p>
              </table:table-cell>
              <table:table-cell office:value-type="float" office:value="100388.691912783">
                <text:p>100388.6919127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4.4943540096283">
                <text:p>44.4943540096283</text:p>
              </table:table-cell>
              <table:table-cell office:value-type="float" office:value="95186.2005386551">
                <text:p>95186.20053865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.6538739204407">
                <text:p>44.6538739204407</text:p>
              </table:table-cell>
              <table:table-cell office:value-type="float" office:value="51554.6928162015">
                <text:p>51554.69281620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.7358765602112">
                <text:p>44.7358765602112</text:p>
              </table:table-cell>
              <table:table-cell office:value-type="float" office:value="100289.454376294">
                <text:p>100289.4543762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.8178293704987">
                <text:p>44.8178293704987</text:p>
              </table:table-cell>
              <table:table-cell office:value-type="float" office:value="100350.433025441">
                <text:p>100350.4330254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.8998799324036">
                <text:p>44.8998799324036</text:p>
              </table:table-cell>
              <table:table-cell office:value-type="float" office:value="100230.879704776">
                <text:p>100230.8797047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.9818403720856">
                <text:p>44.9818403720856</text:p>
              </table:table-cell>
              <table:table-cell office:value-type="float" office:value="100341.09177437">
                <text:p>100341.091774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5.0270912647247">
                <text:p>45.0270912647247</text:p>
              </table:table-cell>
              <table:table-cell office:value-type="float" office:value="181742.271154292">
                <text:p>181742.2711542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5.2263333797455">
                <text:p>45.2263333797455</text:p>
              </table:table-cell>
              <table:table-cell office:value-type="float" office:value="41276.4138703478">
                <text:p>41276.41387034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5.3048281669617">
                <text:p>45.3048281669617</text:p>
              </table:table-cell>
              <table:table-cell office:value-type="float" office:value="104771.288536013">
                <text:p>104771.2885360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5.3832812309265">
                <text:p>45.3832812309265</text:p>
              </table:table-cell>
              <table:table-cell office:value-type="float" office:value="104827.008460566">
                <text:p>104827.0084605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.4616923332214">
                <text:p>45.4616923332214</text:p>
              </table:table-cell>
              <table:table-cell office:value-type="float" office:value="104883.10659207">
                <text:p>104883.106592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.5402381420136">
                <text:p>45.5402381420136</text:p>
              </table:table-cell>
              <table:table-cell office:value-type="float" office:value="104703.231483252">
                <text:p>104703.2314832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.6186473369598">
                <text:p>45.6186473369598</text:p>
              </table:table-cell>
              <table:table-cell office:value-type="float" office:value="104885.657933786">
                <text:p>104885.6579337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.6973607540131">
                <text:p>45.6973607540131</text:p>
              </table:table-cell>
              <table:table-cell office:value-type="float" office:value="104480.281861468">
                <text:p>104480.2818614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.7755427360535">
                <text:p>45.7755427360535</text:p>
              </table:table-cell>
              <table:table-cell office:value-type="float" office:value="105190.477209311">
                <text:p>105190.4772093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.8539297580719">
                <text:p>45.8539297580719</text:p>
              </table:table-cell>
              <table:table-cell office:value-type="float" office:value="104915.326392501">
                <text:p>104915.3263925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.93248462677">
                <text:p>45.93248462677</text:p>
              </table:table-cell>
              <table:table-cell office:value-type="float" office:value="104691.155828981">
                <text:p>104691.1558289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.0109045505524">
                <text:p>46.0109045505524</text:p>
              </table:table-cell>
              <table:table-cell office:value-type="float" office:value="104871.308251018">
                <text:p>104871.3082510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.0895221233368">
                <text:p>46.0895221233368</text:p>
              </table:table-cell>
              <table:table-cell office:value-type="float" office:value="104607.655880587">
                <text:p>104607.6558805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.1678836345673">
                <text:p>46.1678836345673</text:p>
              </table:table-cell>
              <table:table-cell office:value-type="float" office:value="104949.48184208">
                <text:p>104949.481842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.243949174881">
                <text:p>46.243949174881</text:p>
              </table:table-cell>
              <table:table-cell office:value-type="float" office:value="108117.288933745">
                <text:p>108117.2889337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.3189783096314">
                <text:p>46.3189783096314</text:p>
              </table:table-cell>
              <table:table-cell office:value-type="float" office:value="109610.753574096">
                <text:p>109610.7535740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.3937790393829">
                <text:p>46.3937790393829</text:p>
              </table:table-cell>
              <table:table-cell office:value-type="float" office:value="109945.451432251">
                <text:p>109945.4514322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6.4686231613159">
                <text:p>46.4686231613159</text:p>
              </table:table-cell>
              <table:table-cell office:value-type="float" office:value="109881.708644587">
                <text:p>109881.70864458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6.5435681343079">
                <text:p>46.5435681343079</text:p>
              </table:table-cell>
              <table:table-cell office:value-type="float" office:value="109733.844335151">
                <text:p>109733.8443351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6.6184153556824">
                <text:p>46.6184153556824</text:p>
              </table:table-cell>
              <table:table-cell office:value-type="float" office:value="109877.158416472">
                <text:p>109877.1584164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6.6933629512787">
                <text:p>46.6933629512787</text:p>
              </table:table-cell>
              <table:table-cell office:value-type="float" office:value="109730.004472679">
                <text:p>109730.00447267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6.7681951522827">
                <text:p>46.7681951522827</text:p>
              </table:table-cell>
              <table:table-cell office:value-type="float" office:value="109899.213034737">
                <text:p>109899.2130347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6.8430676460266">
                <text:p>46.8430676460266</text:p>
              </table:table-cell>
              <table:table-cell office:value-type="float" office:value="109840.070615658">
                <text:p>109840.0706156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6.918128490448">
                <text:p>46.918128490448</text:p>
              </table:table-cell>
              <table:table-cell office:value-type="float" office:value="109564.448193934">
                <text:p>109564.4481939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6.9929966926575">
                <text:p>46.9929966926575</text:p>
              </table:table-cell>
              <table:table-cell office:value-type="float" office:value="109846.366779186">
                <text:p>109846.36677918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0.0240118503571">
                <text:p>50.0240118503571</text:p>
              </table:table-cell>
              <table:table-cell office:value-type="float" office:value="2713.28237310488">
                <text:p>2713.282373104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0.9946291446686">
                <text:p>50.9946291446686</text:p>
              </table:table-cell>
              <table:table-cell office:value-type="float" office:value="8472.95844427894">
                <text:p>8472.958444278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1.0946917533875">
                <text:p>51.0946917533875</text:p>
              </table:table-cell>
              <table:table-cell office:value-type="float" office:value="82188.5428062894">
                <text:p>82188.54280628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1.1921770572662">
                <text:p>51.1921770572662</text:p>
              </table:table-cell>
              <table:table-cell office:value-type="float" office:value="84361.4337010832">
                <text:p>84361.43370108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1.2417411804199">
                <text:p>51.2417411804199</text:p>
              </table:table-cell>
              <table:table-cell office:value-type="float" office:value="165926.470130407">
                <text:p>165926.4701304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1.3366045951843">
                <text:p>51.3366045951843</text:p>
              </table:table-cell>
              <table:table-cell office:value-type="float" office:value="86693.0630783692">
                <text:p>86693.06307836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.3291194438934">
                <text:p>60.3291194438934</text:p>
              </table:table-cell>
              <table:table-cell office:value-type="float" office:value="914.538384240819">
                <text:p>914.5383842408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.4321594238281">
                <text:p>60.4321594238281</text:p>
              </table:table-cell>
              <table:table-cell office:value-type="float" office:value="79813.6801386456">
                <text:p>79813.68013864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.5349907875061">
                <text:p>60.5349907875061</text:p>
              </table:table-cell>
              <table:table-cell office:value-type="float" office:value="79975.5999128229">
                <text:p>79975.59991282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.6380071640015">
                <text:p>60.6380071640015</text:p>
              </table:table-cell>
              <table:table-cell office:value-type="float" office:value="79831.9673025028">
                <text:p>79831.96730250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.7409632205963">
                <text:p>60.7409632205963</text:p>
              </table:table-cell>
              <table:table-cell office:value-type="float" office:value="79878.7392602164">
                <text:p>79878.73926021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.8438816070557">
                <text:p>60.8438816070557</text:p>
              </table:table-cell>
              <table:table-cell office:value-type="float" office:value="79907.9764357578">
                <text:p>79907.97643575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.9468724727631">
                <text:p>60.9468724727631</text:p>
              </table:table-cell>
              <table:table-cell office:value-type="float" office:value="79851.7416424562">
                <text:p>79851.74164245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1.0498921871185">
                <text:p>61.0498921871185</text:p>
              </table:table-cell>
              <table:table-cell office:value-type="float" office:value="79829.3807302081">
                <text:p>79829.380730208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1.1527948379517">
                <text:p>61.1527948379517</text:p>
              </table:table-cell>
              <table:table-cell office:value-type="float" office:value="79920.1957715967">
                <text:p>79920.19577159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1.2520759105682">
                <text:p>61.2520759105682</text:p>
              </table:table-cell>
              <table:table-cell office:value-type="float" office:value="82835.5272888825">
                <text:p>82835.52728888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1.3489561080933">
                <text:p>61.3489561080933</text:p>
              </table:table-cell>
              <table:table-cell office:value-type="float" office:value="84888.3488070482">
                <text:p>84888.34880704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1.4458565711975">
                <text:p>61.4458565711975</text:p>
              </table:table-cell>
              <table:table-cell office:value-type="float" office:value="84870.5954186453">
                <text:p>84870.595418645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1.5427477359772">
                <text:p>61.5427477359772</text:p>
              </table:table-cell>
              <table:table-cell office:value-type="float" office:value="84878.7401689506">
                <text:p>84878.74016895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1.6396400928497">
                <text:p>61.6396400928497</text:p>
              </table:table-cell>
              <table:table-cell office:value-type="float" office:value="84877.6958828335">
                <text:p>84877.69588283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1.7365303039551">
                <text:p>61.7365303039551</text:p>
              </table:table-cell>
              <table:table-cell office:value-type="float" office:value="84879.575616346">
                <text:p>84879.57561634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1.833473443985">
                <text:p>61.833473443985</text:p>
              </table:table-cell>
              <table:table-cell office:value-type="float" office:value="84833.2331453559">
                <text:p>84833.233145355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1.9303443431854">
                <text:p>61.9303443431854</text:p>
              </table:table-cell>
              <table:table-cell office:value-type="float" office:value="84896.4969653414">
                <text:p>84896.49696534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2.0272052288055">
                <text:p>62.0272052288055</text:p>
              </table:table-cell>
              <table:table-cell office:value-type="float" office:value="84905.2736545695">
                <text:p>84905.273654569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2.1241204738617">
                <text:p>62.1241204738617</text:p>
              </table:table-cell>
              <table:table-cell office:value-type="float" office:value="84857.650571229">
                <text:p>84857.6505712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2.216649055481">
                <text:p>62.216649055481</text:p>
              </table:table-cell>
              <table:table-cell office:value-type="float" office:value="88880.6448351297">
                <text:p>88880.64483512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2.2970299720764">
                <text:p>62.2970299720764</text:p>
              </table:table-cell>
              <table:table-cell office:value-type="float" office:value="102312.841758072">
                <text:p>102312.8417580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2.3775084018707">
                <text:p>62.3775084018707</text:p>
              </table:table-cell>
              <table:table-cell office:value-type="float" office:value="102188.872484454">
                <text:p>102188.87248445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2.4580252170563">
                <text:p>62.4580252170563</text:p>
              </table:table-cell>
              <table:table-cell office:value-type="float" office:value="102140.155209172">
                <text:p>102140.1552091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2.5384864807129">
                <text:p>62.5384864807129</text:p>
              </table:table-cell>
              <table:table-cell office:value-type="float" office:value="102210.674133798">
                <text:p>102210.6741337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2.6188457012177">
                <text:p>62.6188457012177</text:p>
              </table:table-cell>
              <table:table-cell office:value-type="float" office:value="102340.465080952">
                <text:p>102340.4650809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2.7797408103943">
                <text:p>62.7797408103943</text:p>
              </table:table-cell>
              <table:table-cell office:value-type="float" office:value="51114.0459277195">
                <text:p>51114.045927719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2.8602700233459">
                <text:p>62.8602700233459</text:p>
              </table:table-cell>
              <table:table-cell office:value-type="float" office:value="102124.430359659">
                <text:p>102124.43035965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2.9407563209534">
                <text:p>62.9407563209534</text:p>
              </table:table-cell>
              <table:table-cell office:value-type="float" office:value="102178.883169819">
                <text:p>102178.8831698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3.0212557315826">
                <text:p>63.0212557315826</text:p>
              </table:table-cell>
              <table:table-cell office:value-type="float" office:value="102162.238651341">
                <text:p>102162.2386513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3.1015367507935">
                <text:p>63.1015367507935</text:p>
              </table:table-cell>
              <table:table-cell office:value-type="float" office:value="102440.15435833">
                <text:p>102440.154358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3.1821520328522">
                <text:p>63.1821520328522</text:p>
              </table:table-cell>
              <table:table-cell office:value-type="float" office:value="102015.396956747">
                <text:p>102015.3969567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3.2639927864075">
                <text:p>63.2639927864075</text:p>
              </table:table-cell>
              <table:table-cell office:value-type="float" office:value="100487.833294976">
                <text:p>100487.8332949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3.3464896678925">
                <text:p>63.3464896678925</text:p>
              </table:table-cell>
              <table:table-cell office:value-type="float" office:value="99688.6167327039">
                <text:p>99688.616732703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3.4288136959076">
                <text:p>63.4288136959076</text:p>
              </table:table-cell>
              <table:table-cell office:value-type="float" office:value="99897.9301460793">
                <text:p>99897.93014607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3.5112931728363">
                <text:p>63.5112931728363</text:p>
              </table:table-cell>
              <table:table-cell office:value-type="float" office:value="99709.6527067965">
                <text:p>99709.65270679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3.5937035083771">
                <text:p>63.5937035083771</text:p>
              </table:table-cell>
              <table:table-cell office:value-type="float" office:value="99793.3080363601">
                <text:p>99793.30803636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3.6761994361877">
                <text:p>63.6761994361877</text:p>
              </table:table-cell>
              <table:table-cell office:value-type="float" office:value="99689.7691589622">
                <text:p>99689.76915896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3.758504152298">
                <text:p>63.758504152298</text:p>
              </table:table-cell>
              <table:table-cell office:value-type="float" office:value="99921.3701069781">
                <text:p>99921.37010697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3.8409006595612">
                <text:p>63.8409006595612</text:p>
              </table:table-cell>
              <table:table-cell office:value-type="float" office:value="99810.0559497216">
                <text:p>99810.05594972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3.9232921600342">
                <text:p>63.9232921600342</text:p>
              </table:table-cell>
              <table:table-cell office:value-type="float" office:value="99816.1212356218">
                <text:p>99816.12123562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4.0056502819061">
                <text:p>64.0056502819061</text:p>
              </table:table-cell>
              <table:table-cell office:value-type="float" office:value="99856.5753209721">
                <text:p>99856.57532097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4.0881593227387">
                <text:p>64.0881593227387</text:p>
              </table:table-cell>
              <table:table-cell office:value-type="float" office:value="99673.9256331126">
                <text:p>99673.92563311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4.1703224182129">
                <text:p>64.1703224182129</text:p>
              </table:table-cell>
              <table:table-cell office:value-type="float" office:value="100093.599839822">
                <text:p>100093.5998398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4.2524816989899">
                <text:p>64.2524816989899</text:p>
              </table:table-cell>
              <table:table-cell office:value-type="float" office:value="100098.247236659">
                <text:p>100098.24723665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4.3343987464905">
                <text:p>64.3343987464905</text:p>
              </table:table-cell>
              <table:table-cell office:value-type="float" office:value="100394.243334255">
                <text:p>100394.2433342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4.4983277320862">
                <text:p>64.4983277320862</text:p>
              </table:table-cell>
              <table:table-cell office:value-type="float" office:value="50168.0649710283">
                <text:p>50168.06497102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4.5462946891785">
                <text:p>64.5462946891785</text:p>
              </table:table-cell>
              <table:table-cell office:value-type="float" office:value="171451.359405134">
                <text:p>171451.3594051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4.6622316837311">
                <text:p>64.6622316837311</text:p>
              </table:table-cell>
              <table:table-cell office:value-type="float" office:value="70935.080141895">
                <text:p>70935.0801418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4.7442181110382">
                <text:p>64.7442181110382</text:p>
              </table:table-cell>
              <table:table-cell office:value-type="float" office:value="100309.286184555">
                <text:p>100309.2861845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4.8261692523956">
                <text:p>64.8261692523956</text:p>
              </table:table-cell>
              <table:table-cell office:value-type="float" office:value="100352.476655961">
                <text:p>100352.47665596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4.9901797771454">
                <text:p>64.9901797771454</text:p>
              </table:table-cell>
              <table:table-cell office:value-type="float" office:value="50143.1235132503">
                <text:p>50143.123513250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5.0380730628967">
                <text:p>65.0380730628967</text:p>
              </table:table-cell>
              <table:table-cell office:value-type="float" office:value="171715.092647813">
                <text:p>171715.0926478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5.1540751457214">
                <text:p>65.1540751457214</text:p>
              </table:table-cell>
              <table:table-cell office:value-type="float" office:value="70895.2787720842">
                <text:p>70895.27877208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5.2342646121979">
                <text:p>65.2342646121979</text:p>
              </table:table-cell>
              <table:table-cell office:value-type="float" office:value="102557.110819738">
                <text:p>102557.11081973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5.3126900196075">
                <text:p>65.3126900196075</text:p>
              </table:table-cell>
              <table:table-cell office:value-type="float" office:value="104863.975484891">
                <text:p>104863.9754848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5.3912682533264">
                <text:p>65.3912682533264</text:p>
              </table:table-cell>
              <table:table-cell office:value-type="float" office:value="104660.026202967">
                <text:p>104660.0262029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5.4696912765503">
                <text:p>65.4696912765503</text:p>
              </table:table-cell>
              <table:table-cell office:value-type="float" office:value="104867.163518074">
                <text:p>104867.16351807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5.5481269359589">
                <text:p>65.5481269359589</text:p>
              </table:table-cell>
              <table:table-cell office:value-type="float" office:value="104850.269150686">
                <text:p>104850.26915068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5.6266028881073">
                <text:p>65.6266028881073</text:p>
              </table:table-cell>
              <table:table-cell office:value-type="float" office:value="104796.434765701">
                <text:p>104796.4347657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5.7050497531891">
                <text:p>65.7050497531891</text:p>
              </table:table-cell>
              <table:table-cell office:value-type="float" office:value="104835.291906513">
                <text:p>104835.2919065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5.7834854125977">
                <text:p>65.7834854125977</text:p>
              </table:table-cell>
              <table:table-cell office:value-type="float" office:value="104850.269150686">
                <text:p>104850.2691506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5.8619637489319">
                <text:p>65.8619637489319</text:p>
              </table:table-cell>
              <table:table-cell office:value-type="float" office:value="104793.251031407">
                <text:p>104793.2510314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5.9404344558716">
                <text:p>65.9404344558716</text:p>
              </table:table-cell>
              <table:table-cell office:value-type="float" office:value="104803.43966214">
                <text:p>104803.439662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6.0188910961151">
                <text:p>66.0188910961151</text:p>
              </table:table-cell>
              <table:table-cell office:value-type="float" office:value="104822.230144862">
                <text:p>104822.23014486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6.097457408905">
                <text:p>66.097457408905</text:p>
              </table:table-cell>
              <table:table-cell office:value-type="float" office:value="104675.906351754">
                <text:p>104675.90635175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6.1759035587311">
                <text:p>66.1759035587311</text:p>
              </table:table-cell>
              <table:table-cell office:value-type="float" office:value="104836.247772979">
                <text:p>104836.24777297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6.2516660690308">
                <text:p>66.2516660690308</text:p>
              </table:table-cell>
              <table:table-cell office:value-type="float" office:value="108549.729509615">
                <text:p>108549.7295096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6.3264520168304">
                <text:p>66.3264520168304</text:p>
              </table:table-cell>
              <table:table-cell office:value-type="float" office:value="109967.182899498">
                <text:p>109967.1828994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6.4013352394104">
                <text:p>66.4013352394104</text:p>
              </table:table-cell>
              <table:table-cell office:value-type="float" office:value="109824.333364111">
                <text:p>109824.3333641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6.4763324260712">
                <text:p>66.4763324260712</text:p>
              </table:table-cell>
              <table:table-cell office:value-type="float" office:value="109657.446714628">
                <text:p>109657.44671462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6.5511527061462">
                <text:p>66.5511527061462</text:p>
              </table:table-cell>
              <table:table-cell office:value-type="float" office:value="109916.72300275">
                <text:p>109916.723002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6.6261353492737">
                <text:p>66.6261353492737</text:p>
              </table:table-cell>
              <table:table-cell office:value-type="float" office:value="109678.71572655">
                <text:p>109678.715726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6.7010316848755">
                <text:p>66.7010316848755</text:p>
              </table:table-cell>
              <table:table-cell office:value-type="float" office:value="109805.105068473">
                <text:p>109805.1050684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6.7758784294128">
                <text:p>66.7758784294128</text:p>
              </table:table-cell>
              <table:table-cell office:value-type="float" office:value="109877.858427038">
                <text:p>109877.8584270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6.8507676124573">
                <text:p>66.8507676124573</text:p>
              </table:table-cell>
              <table:table-cell office:value-type="float" office:value="109815.592394972">
                <text:p>109815.59239497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6.9257018566132">
                <text:p>66.9257018566132</text:p>
              </table:table-cell>
              <table:table-cell office:value-type="float" office:value="109749.555662319">
                <text:p>109749.5556623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7.0006911754608">
                <text:p>67.0006911754608</text:p>
              </table:table-cell>
              <table:table-cell office:value-type="float" office:value="109668.951877098">
                <text:p>109668.9518770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0.9946136474609">
                <text:p>70.9946136474609</text:p>
              </table:table-cell>
              <table:table-cell office:value-type="float" office:value="2059.12860293492">
                <text:p>2059.1286029349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1.0946877002716">
                <text:p>71.0946877002716</text:p>
              </table:table-cell>
              <table:table-cell office:value-type="float" office:value="82179.1440340591">
                <text:p>82179.14403405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1.1921753883362">
                <text:p>71.1921753883362</text:p>
              </table:table-cell>
              <table:table-cell office:value-type="float" office:value="84359.3705345897">
                <text:p>84359.37053458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1.2417063713074">
                <text:p>71.2417063713074</text:p>
              </table:table-cell>
              <table:table-cell office:value-type="float" office:value="166037.488187612">
                <text:p>166037.4881876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1.3366022109985">
                <text:p>71.3366022109985</text:p>
              </table:table-cell>
              <table:table-cell office:value-type="float" office:value="86663.4409555251">
                <text:p>86663.440955525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1.4314913749695">
                <text:p>71.4314913749695</text:p>
              </table:table-cell>
              <table:table-cell office:value-type="float" office:value="86669.5379729343">
                <text:p>86669.53797293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0.28471326828">
                <text:p>80.28471326828</text:p>
              </table:table-cell>
              <table:table-cell office:value-type="float" office:value="903.625832087724">
                <text:p>903.6258320877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